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19B0000245600001E482CEC63E0B2AE1B17.svm" manifest:media-type="image/x-svm"/>
  <manifest:file-entry manifest:full-path="Pictures/100002000000016000000125DA457F27C94C5B49.png" manifest:media-type="image/png"/>
  <manifest:file-entry manifest:full-path="Pictures/1000020000000180000000D296C999E85B9917E1.png" manifest:media-type="image/png"/>
  <manifest:file-entry manifest:full-path="Pictures/2000027C000027AA000015AA5FCF5CB1AA27E122.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Adventor" svg:font-family="TeXGyreAdventor" style:font-pitch="variable"/>
    <style:font-face style:name="Liberation Sans2" svg:font-family="'Liberation Sans'" style:font-family-generic="modern" style:font-pitch="variable"/>
    <style:font-face style:name="TeXGyreAdventor1" svg:font-family="TeXGyreAdventor" style:font-family-generic="modern" style:font-pitch="variable"/>
    <style:font-face style:name="TeXGyreAdventor2" svg:font-family="TeXGyreAdventor" style:font-adornments="Fett"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1" svg:stroke-width="0cm" draw:stroke-linejoin="none" svg:stroke-linecap="butt" draw:fill="solid" draw:fill-color="#012269" draw:textarea-horizontal-align="center" draw:textarea-vertical-align="middle"/>
    </style:style>
    <style:style style:name="gr2" style:family="graphic" style:parent-style-name="standard">
      <style:graphic-properties draw:stroke="solid" draw:stroke-dash="Dashed_20__28_var_29__20_1" svg:stroke-width="0.155cm" svg:stroke-color="#012269" draw:stroke-linejoin="round" svg:stroke-linecap="butt" draw:fill="solid" draw:fill-color="#012269" draw:textarea-horizontal-align="center" draw:textarea-vertical-align="middle" fo:padding-top="0.077cm" fo:padding-bottom="0.077cm" fo:padding-left="0.077cm" fo:padding-right="0.077cm"/>
    </style:style>
    <style:style style:name="gr3" style:family="graphic" style:parent-style-name="standard">
      <style:graphic-properties draw:stroke="none"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4" style:family="graphic" style:parent-style-name="standard">
      <style:graphic-properties draw:stroke="none" draw:fill="solid" draw:fill-color="#012269" draw:textarea-horizontal-align="justify" draw:textarea-vertical-align="middle" draw:auto-grow-height="false" fo:min-height="1.85cm" fo:min-width="5.6cm"/>
    </style:style>
    <style:style style:name="gr5" style:family="graphic" style:parent-style-name="standard">
      <style:graphic-properties draw:stroke="none" draw:fill="solid" draw:fill-color="#ffffff" draw:textarea-vertical-align="middle"/>
    </style:style>
    <style:style style:name="gr6"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svg:stroke-width="0.1cm" svg:stroke-color="#ffffff" draw:fill="none" draw:textarea-vertical-align="middle" fo:padding-top="0.175cm" fo:padding-bottom="0.175cm" fo:padding-left="0.3cm" fo:padding-right="0.3cm"/>
    </style:style>
    <style:style style:name="gr8"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9" style:family="graphic" style:parent-style-name="objectwithoutfill">
      <style:graphic-properties svg:stroke-width="0.1cm" svg:stroke-color="#012269" draw:fill="none" draw:textarea-vertical-align="middle" fo:padding-top="0.175cm" fo:padding-bottom="0.175cm" fo:padding-left="0.3cm" fo:padding-right="0.3cm"/>
    </style:style>
    <style:style style:name="gr10" style:family="graphic" style:parent-style-name="standard">
      <style:graphic-properties draw:stroke="none" svg:stroke-width="0.1cm" svg:stroke-color="#ffffff" draw:fill="solid" draw:fill-color="#012269" draw:textarea-horizontal-align="justify" draw:textarea-vertical-align="middle" draw:auto-grow-height="false" fo:min-height="4.25cm" fo:min-width="1.3cm"/>
    </style:style>
    <style:style style:name="gr11" style:family="graphic" style:parent-style-name="objectwithoutfill">
      <style:graphic-properties draw:stroke="solid" svg:stroke-width="0.2cm" svg:stroke-color="#99a6c3" draw:marker-start-width="0.35cm" draw:marker-end-width="0.35cm" draw:fill="none" draw:textarea-vertical-align="middle" fo:padding-top="0.225cm" fo:padding-bottom="0.225cm" fo:padding-left="0.35cm" fo:padding-right="0.35cm"/>
    </style:style>
    <style:style style:name="gr12" style:family="graphic" style:parent-style-name="objectwithoutfill">
      <style:graphic-properties draw:stroke="solid" svg:stroke-width="0.2cm" svg:stroke-color="#ffffff" draw:marker-start-width="0.35cm" draw:marker-end-width="0.35cm" draw:fill="none" draw:textarea-vertical-align="middle" fo:padding-top="0.225cm" fo:padding-bottom="0.225cm" fo:padding-left="0.35cm" fo:padding-right="0.35cm"/>
    </style:style>
    <style:style style:name="gr13" style:family="graphic" style:parent-style-name="objectwithoutfill">
      <style:graphic-properties draw:stroke="solid" svg:stroke-width="0.2cm" svg:stroke-color="#ff950e" draw:marker-start-width="0.35cm" draw:marker-end-width="0.35cm" draw:fill="none" draw:textarea-vertical-align="middle" fo:padding-top="0.225cm" fo:padding-bottom="0.225cm" fo:padding-left="0.35cm" fo:padding-right="0.35cm"/>
    </style:style>
    <style:style style:name="gr14" style:family="graphic" style:parent-style-name="objectwithoutfill">
      <style:graphic-properties draw:stroke="solid" svg:stroke-width="0.2cm" svg:stroke-color="#999999" draw:marker-start-width="0.35cm" draw:marker-end-width="0.35cm" draw:fill="none" draw:textarea-vertical-align="middle" fo:padding-top="0.225cm" fo:padding-bottom="0.225cm" fo:padding-left="0.35cm" fo:padding-right="0.35cm"/>
    </style:style>
    <style:style style:name="gr15"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6"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415cm" fo:min-width="0cm" fo:padding-top="0cm" fo:padding-bottom="0cm" fo:padding-left="0.2cm" fo:padding-right="0.2cm" draw:shadow="hidden" draw:shadow-offset-x="0.2cm" draw:shadow-offset-y="0.2cm" draw:shadow-color="#808080"/>
    </style:style>
    <style:style style:name="gr17" style:family="graphic" style:parent-style-name="standard">
      <style:graphic-properties draw:stroke="none" svg:stroke-width="0.1cm" svg:stroke-color="#ffffff" draw:fill="solid" draw:fill-color="#012269" draw:textarea-horizontal-align="justify" draw:textarea-vertical-align="middle" draw:auto-grow-height="false" fo:min-height="4.25cm" fo:min-width="7.7cm"/>
    </style:style>
    <style:style style:name="gr18" style:family="graphic" style:parent-style-name="objectwithoutfill">
      <style:graphic-properties draw:stroke="solid" svg:stroke-width="0.2cm" svg:stroke-color="#ffffff" draw:marker-start-width="0.35cm" draw:marker-end-width="0.35cm" draw:fill="none" draw:fill-color="#ffffff" draw:textarea-vertical-align="middle" fo:padding-top="0.225cm" fo:padding-bottom="0.225cm" fo:padding-left="0.35cm" fo:padding-right="0.35cm"/>
    </style:style>
    <style:style style:name="gr19"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20" style:family="graphic" style:parent-style-name="objectwithoutfill">
      <style:graphic-properties draw:stroke="solid" svg:stroke-width="0.2cm" svg:stroke-color="#ff950e" draw:marker-start-width="0.35cm" draw:marker-end-width="0.35cm" draw:fill="none" draw:fill-color="#ffffff" draw:textarea-vertical-align="middle" fo:padding-top="0.225cm" fo:padding-bottom="0.225cm" fo:padding-left="0.35cm" fo:padding-right="0.35cm"/>
    </style:style>
    <style:style style:name="gr21" style:family="graphic" style:parent-style-name="objectwithoutfill">
      <style:graphic-properties draw:stroke="solid" svg:stroke-width="0.2cm" svg:stroke-color="#999999" draw:marker-start-width="0.35cm" draw:marker-end-width="0.35cm" draw:fill="none" draw:fill-color="#ffffff" draw:textarea-vertical-align="middle" fo:padding-top="0.225cm" fo:padding-bottom="0.225cm" fo:padding-left="0.35cm" fo:padding-right="0.35cm"/>
    </style:style>
    <style:style style:name="gr22"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false" draw:auto-grow-width="false" fo:min-height="1.415cm" fo:min-width="0cm" fo:padding-top="0cm" fo:padding-bottom="0cm" fo:padding-left="0.2cm" fo:padding-right="0.2cm" draw:shadow="hidden" draw:shadow-offset-x="0.2cm" draw:shadow-offset-y="0.2cm" draw:shadow-color="#808080"/>
    </style:style>
    <style:style style:name="gr23" style:family="graphic" style:parent-style-name="objectwithoutfill">
      <style:graphic-properties svg:stroke-width="0.212cm" svg:stroke-color="#ff950e" draw:marker-start="Arrow_20_concave" draw:marker-start-width="0.617cm" draw:marker-end="Arrow_20_concave" draw:marker-end-width="0.617cm" draw:fill="none" draw:fill-color="#012269" draw:textarea-vertical-align="middle" fo:padding-top="0.23cm" fo:padding-bottom="0.23cm" fo:padding-left="0.355cm" fo:padding-right="0.355cm"/>
    </style:style>
    <style:style style:name="gr24" style:family="graphic" style:parent-style-name="objectwithoutfill">
      <style:graphic-properties svg:stroke-width="0.212cm" svg:stroke-color="#ff950e" draw:marker-start="Arrow_20_concave" draw:marker-start-width="0.617cm" draw:marker-end="" draw:marker-end-width="0.617cm" draw:fill="none" draw:fill-color="#012269" draw:textarea-vertical-align="middle" fo:padding-top="0.23cm" fo:padding-bottom="0.23cm" fo:padding-left="0.355cm" fo:padding-right="0.355cm"/>
    </style:style>
    <style:style style:name="gr25" style:family="graphic" style:parent-style-name="objectwithoutfill">
      <style:graphic-properties draw:stroke="solid" svg:stroke-width="0.353cm" svg:stroke-color="#ff950e" draw:marker-start-width="0.58cm" draw:marker-end-width="0.58cm" draw:fill="none" draw:textarea-vertical-align="middle" fo:padding-top="0.302cm" fo:padding-bottom="0.302cm" fo:padding-left="0.427cm" fo:padding-right="0.427cm"/>
    </style:style>
    <style:style style:name="gr26" style:family="graphic" style:parent-style-name="objectwithoutfill">
      <style:graphic-properties draw:stroke="solid" svg:stroke-width="0.353cm" svg:stroke-color="#999999" draw:marker-start-width="0.58cm" draw:marker-end-width="0.58cm" draw:fill="none" draw:textarea-vertical-align="middle" fo:padding-top="0.302cm" fo:padding-bottom="0.302cm" fo:padding-left="0.427cm" fo:padding-right="0.427cm"/>
    </style:style>
    <style:style style:name="gr27" style:family="graphic" style:parent-style-name="standard">
      <style:graphic-properties draw:fill-color="#ffffff" draw:textarea-horizontal-align="justify" draw:textarea-vertical-align="middle" draw:auto-grow-height="false" fo:min-height="3.65cm" fo:min-width="4.5cm"/>
    </style:style>
    <style:style style:name="gr28" style:family="graphic" style:parent-style-name="objectwithoutfill">
      <style:graphic-properties svg:stroke-width="0.106cm" svg:stroke-color="#ff950e" draw:marker-start-width="0.358cm" draw:marker-end-width="0.358cm" draw:fill="none" draw:fill-color="#012269" draw:textarea-vertical-align="middle" fo:padding-top="0.177cm" fo:padding-bottom="0.177cm" fo:padding-left="0.302cm" fo:padding-right="0.302cm"/>
    </style:style>
    <style:style style:name="gr29" style:family="graphic" style:parent-style-name="objectwithoutfill">
      <style:graphic-properties svg:stroke-width="0.106cm" svg:stroke-color="#999999" draw:marker-start-width="0.358cm" draw:marker-end-width="0.358cm" draw:fill="none" draw:fill-color="#012269" draw:textarea-vertical-align="middle" fo:padding-top="0.177cm" fo:padding-bottom="0.177cm" fo:padding-left="0.302cm" fo:padding-right="0.302cm"/>
    </style:style>
    <style:style style:name="gr30" style:family="graphic" style:parent-style-name="objectwithoutfill">
      <style:graphic-properties svg:stroke-width="0.106cm" svg:stroke-color="#012269" draw:marker-start-width="0.358cm" draw:marker-end-width="0.358cm" draw:fill="none" draw:fill-color="#012269" draw:textarea-vertical-align="middle" fo:padding-top="0.177cm" fo:padding-bottom="0.177cm" fo:padding-left="0.302cm" fo:padding-right="0.302cm"/>
    </style:style>
    <style:style style:name="gr31" style:family="graphic" style:parent-style-name="objectwithoutfill">
      <style:graphic-properties svg:stroke-width="0.106cm" svg:stroke-color="#99a6c3" draw:marker-start-width="0.358cm" draw:marker-end-width="0.358cm" draw:fill="none" draw:fill-color="#012269" draw:textarea-vertical-align="middle" fo:padding-top="0.177cm" fo:padding-bottom="0.177cm" fo:padding-left="0.302cm" fo:padding-right="0.302cm"/>
    </style:style>
    <style:style style:name="gr32" style:family="graphic" style:parent-style-name="objectwithoutfill">
      <style:graphic-properties svg:stroke-width="0.106cm" draw:marker-start-width="0.358cm" draw:marker-end-width="0.358cm" draw:fill="none" draw:fill-color="#012269" draw:textarea-vertical-align="middle" fo:padding-top="0.177cm" fo:padding-bottom="0.177cm" fo:padding-left="0.302cm" fo:padding-right="0.302cm"/>
    </style:style>
    <style:style style:name="gr33" style:family="graphic" style:parent-style-name="objectwithoutfill">
      <style:graphic-properties draw:stroke="solid" svg:stroke-width="0.353cm" svg:stroke-color="#ffffff" draw:marker-start-width="0.58cm" draw:marker-end-width="0.58cm" draw:fill="none" draw:textarea-vertical-align="middle" fo:padding-top="0.302cm" fo:padding-bottom="0.302cm" fo:padding-left="0.427cm" fo:padding-right="0.427cm"/>
    </style:style>
    <style:style style:name="gr34"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415cm" fo:min-width="0cm" fo:padding-top="0cm" fo:padding-bottom="0cm" fo:padding-left="0.2cm" fo:padding-right="0.2cm" draw:shadow="hidden" draw:shadow-offset-x="0.2cm" draw:shadow-offset-y="0.2cm" draw:shadow-color="#808080"/>
    </style:style>
    <style:style style:name="gr35" style:family="graphic" style:parent-style-name="standard">
      <style:graphic-properties draw:stroke="none" svg:stroke-color="#000000" draw:fill="none" draw:fill-color="#ffffff" draw:textarea-vertical-align="top" draw:auto-grow-height="false" fo:min-height="5.45cm"/>
    </style:style>
    <style:style style:name="gr36" style:family="graphic" style:parent-style-name="standard">
      <style:graphic-properties draw:stroke="none" svg:stroke-color="#000000" draw:fill="none" draw:fill-color="#ffffff" draw:textarea-vertical-align="bottom" draw:auto-grow-height="false" fo:min-height="5.45cm"/>
    </style:style>
    <style:style style:name="gr37" style:family="graphic" style:parent-style-name="objectwithoutfill">
      <style:graphic-properties svg:stroke-width="0.212cm" svg:stroke-color="#ff950e" draw:marker-start="" draw:marker-start-width="0.617cm" draw:marker-end="" draw:marker-end-width="0.617cm" draw:fill="none" draw:fill-color="#012269" draw:textarea-vertical-align="middle" fo:padding-top="0.23cm" fo:padding-bottom="0.23cm" fo:padding-left="0.355cm" fo:padding-right="0.355cm"/>
    </style:style>
    <style:style style:name="gr38" style:family="graphic" style:parent-style-name="objectwithoutfill">
      <style:graphic-properties draw:stroke="solid" draw:stroke-dash="Line_20_with_20_Fine_20_Dots" svg:stroke-width="0.212cm" svg:stroke-color="#ff950e" draw:marker-start="Arrow_20_concave" draw:marker-start-width="0.617cm" draw:marker-end="" draw:marker-end-width="0.617cm" draw:fill="none" draw:fill-color="#012269" draw:textarea-vertical-align="middle" fo:padding-top="0.23cm" fo:padding-bottom="0.23cm" fo:padding-left="0.355cm" fo:padding-right="0.355cm"/>
    </style:style>
    <style:style style:name="gr39"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415cm" fo:min-width="0cm" fo:padding-top="0cm" fo:padding-bottom="0cm" fo:padding-left="0.2cm" fo:padding-right="0.2cm" draw:shadow="hidden" draw:shadow-offset-x="0.2cm" draw:shadow-offset-y="0.2cm" draw:shadow-color="#808080"/>
    </style:style>
    <style:style style:name="gr40" style:family="graphic" style:parent-style-name="objectwithoutfill">
      <style:graphic-properties draw:marker-end="Arrow" draw:marker-end-width="0.3cm" draw:fill="none" draw:textarea-vertical-align="middle"/>
    </style:style>
    <style:style style:name="gr41" style:family="graphic" style:parent-style-name="standard">
      <style:graphic-properties svg:stroke-color="#012269" draw:fill-color="#012269" draw:textarea-horizontal-align="justify" draw:textarea-vertical-align="middle" draw:auto-grow-height="false" fo:min-height="5.794cm" fo:min-width="13.889cm"/>
    </style:style>
    <style:style style:name="gr42"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1cm" fo:min-width="0cm" fo:padding-top="0cm" fo:padding-bottom="0cm" fo:padding-left="0.2cm" fo:padding-right="0.2cm" draw:shadow="hidden" draw:shadow-offset-x="0.2cm" draw:shadow-offset-y="0.2cm" draw:shadow-color="#808080"/>
    </style:style>
    <style:style style:name="gr43"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false" draw:auto-grow-width="false" fo:min-height="1.415cm" fo:min-width="0cm" fo:padding-top="0cm" fo:padding-bottom="0cm" fo:padding-left="0.2cm" fo:padding-right="0.2cm" draw:shadow="hidden" draw:shadow-offset-x="0.2cm" draw:shadow-offset-y="0.2cm" draw:shadow-color="#808080"/>
    </style:style>
    <style:style style:name="gr44" style:family="graphic" style:parent-style-name="standard">
      <style:graphic-properties draw:stroke="none" svg:stroke-color="#000000" draw:fill="none" draw:fill-color="#ffffff" draw:textarea-vertical-align="middle" draw:auto-grow-height="false" fo:min-height="5.45cm"/>
    </style:style>
    <style:style style:name="gr45" style:family="graphic" style:parent-style-name="objectwithoutfill">
      <style:graphic-properties svg:stroke-width="0.212cm" svg:stroke-color="#ff950e" draw:marker-start="" draw:marker-start-width="0.518cm" draw:marker-end-width="0.518cm" draw:fill="none" draw:textarea-vertical-align="middle" fo:padding-top="0.231cm" fo:padding-bottom="0.231cm" fo:padding-left="0.356cm" fo:padding-right="0.356cm"/>
    </style:style>
    <style:style style:name="gr46" style:family="graphic" style:parent-style-name="objectwithoutfill">
      <style:graphic-properties draw:fill="none" draw:textarea-vertical-align="middle"/>
    </style:style>
    <style:style style:name="gr47"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415cm" fo:min-width="0cm" fo:padding-top="0cm" fo:padding-bottom="0cm" fo:padding-left="0.2cm" fo:padding-right="0.2cm" draw:shadow="hidden" draw:shadow-offset-x="0.2cm" draw:shadow-offset-y="0.2cm" draw:shadow-color="#808080"/>
    </style:style>
    <style:style style:name="gr48" style:family="graphic" style:parent-style-name="objectwithoutfill">
      <style:graphic-properties draw:stroke="solid" svg:stroke-width="0.2cm" svg:stroke-color="#334e88" draw:marker-start-width="0.35cm" draw:marker-end-width="0.35cm" draw:fill="none" draw:textarea-vertical-align="middle" fo:padding-top="0.225cm" fo:padding-bottom="0.225cm" fo:padding-left="0.35cm" fo:padding-right="0.35cm"/>
    </style:style>
    <style:style style:name="gr49"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415cm" fo:min-width="0cm" fo:padding-top="0cm" fo:padding-bottom="0cm" fo:padding-left="0.2cm" fo:padding-right="0.2cm" draw:shadow="hidden" draw:shadow-offset-x="0.2cm" draw:shadow-offset-y="0.2cm" draw:shadow-color="#808080"/>
    </style:style>
    <style:style style:name="gr50" style:family="graphic" style:parent-style-name="objectwithoutfill">
      <style:graphic-properties draw:marker-end="Arrow_20_concave" draw:fill="none" draw:textarea-vertical-align="middle"/>
    </style:style>
    <style:style style:name="gr51" style:family="graphic" style:parent-style-name="standard">
      <style:graphic-properties draw:fill="solid" draw:fill-color="#012269" draw:textarea-horizontal-align="justify" draw:textarea-vertical-align="middle" draw:auto-grow-height="false" fo:min-height="8.65cm" fo:min-width="17.7cm"/>
    </style:style>
    <style:style style:name="gr52"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415cm" fo:min-width="0cm" fo:padding-top="0cm" fo:padding-bottom="0cm" fo:padding-left="0.2cm" fo:padding-right="0.2cm" draw:shadow="hidden" draw:shadow-offset-x="0.2cm" draw:shadow-offset-y="0.2cm" draw:shadow-color="#808080"/>
    </style:style>
    <style:style style:name="gr53"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false" draw:auto-grow-width="false" fo:min-height="1.415cm" fo:min-width="0cm" fo:padding-top="0cm" fo:padding-bottom="0cm" fo:padding-left="0.2cm" fo:padding-right="0.2cm" draw:shadow="hidden" draw:shadow-offset-x="0.2cm" draw:shadow-offset-y="0.2cm" draw:shadow-color="#808080"/>
    </style:style>
    <style:style style:name="gr54"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415cm" fo:min-width="0cm" fo:padding-top="0cm" fo:padding-bottom="0cm" fo:padding-left="0.2cm" fo:padding-right="0.2cm" draw:shadow="hidden" draw:shadow-offset-x="0.2cm" draw:shadow-offset-y="0.2cm" draw:shadow-color="#808080"/>
    </style:style>
    <style:style style:name="gr55"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false" draw:auto-grow-width="false" fo:min-height="1.415cm" fo:min-width="0cm" fo:padding-top="0cm" fo:padding-bottom="0cm" fo:padding-left="0.2cm" fo:padding-right="0.2cm" draw:shadow="hidden" draw:shadow-offset-x="0.2cm" draw:shadow-offset-y="0.2cm" draw:shadow-color="#808080"/>
    </style:style>
    <style:style style:name="gr56"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true" draw:auto-grow-width="false" fo:min-height="1.415cm" fo:min-width="0cm" fo:padding-top="0cm" fo:padding-bottom="0cm" fo:padding-left="0.2cm" fo:padding-right="0.2cm" draw:shadow="hidden" draw:shadow-offset-x="0.2cm" draw:shadow-offset-y="0.2cm" draw:shadow-color="#808080"/>
    </style:style>
    <style:style style:name="gr57"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950e" draw:textarea-horizontal-align="center" draw:textarea-vertical-align="top" draw:auto-grow-height="false" draw:auto-grow-width="false" fo:min-height="1.415cm" fo:min-width="0cm" fo:padding-top="0cm" fo:padding-bottom="0cm" fo:padding-left="0.2cm" fo:padding-right="0.2cm" draw:shadow="hidden" draw:shadow-offset-x="0.2cm" draw:shadow-offset-y="0.2cm" draw:shadow-color="#808080"/>
    </style:style>
    <style:style style:name="gr58" style:family="graphic" style:parent-style-name="standard">
      <style:graphic-properties draw:fill="solid" draw:fill-color="#334e87" draw:textarea-horizontal-align="justify" draw:textarea-vertical-align="middle" draw:auto-grow-height="false" fo:min-height="9.45cm" fo:min-width="15.8cm"/>
    </style:style>
    <style:style style:name="gr59" style:family="graphic" style:parent-style-name="standard">
      <style:graphic-properties draw:fill-color="#012269" draw:textarea-horizontal-align="justify" draw:textarea-vertical-align="middle" draw:auto-grow-height="false" fo:min-height="0cm" fo:min-width="1.174cm"/>
    </style:style>
    <style:style style:name="gr60" style:family="graphic" style:parent-style-name="objectwithoutfill">
      <style:graphic-properties draw:marker-start="Arrow_20_concave" draw:marker-end="Arrow" draw:marker-end-width="0.25cm" draw:fill="none" draw:textarea-vertical-align="middle"/>
    </style:style>
    <style:style style:name="gr61" style:family="graphic" style:parent-style-name="objectwithoutfill">
      <style:graphic-properties svg:stroke-width="0.212cm" svg:stroke-color="#ff950e" draw:marker-start="Arrow" draw:marker-start-width="0.617cm" draw:marker-end="Arrow" draw:marker-end-width="0.617cm" draw:fill="none" draw:fill-color="#012269" draw:textarea-vertical-align="middle" fo:padding-top="0.23cm" fo:padding-bottom="0.23cm" fo:padding-left="0.355cm" fo:padding-right="0.355cm"/>
    </style:style>
    <style:style style:name="gr62" style:family="graphic" style:parent-style-name="standard">
      <style:graphic-properties draw:stroke="none" svg:stroke-color="#000000" draw:fill="none" draw:fill-color="#ffffff" fo:min-height="3.35cm"/>
    </style:style>
    <style:style style:name="gr63"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false" fo:min-height="1.093cm" fo:min-width="0cm" fo:padding-top="0cm" fo:padding-bottom="0cm" fo:padding-left="0.2cm" fo:padding-right="0.2cm" draw:shadow="hidden" draw:shadow-offset-x="0.2cm" draw:shadow-offset-y="0.2cm" draw:shadow-color="#808080"/>
    </style:style>
    <style:style style:name="gr64" style:family="graphic" style:parent-style-name="standard">
      <style:graphic-properties draw:stroke="none" draw:fill="none" draw:textarea-vertical-align="middle" draw:color-mode="standard" draw:luminance="0%" draw:contrast="0%" draw:gamma="100%" draw:red="0%" draw:green="0%" draw:blue="0%" fo:clip="rect(0.387cm, 0.487cm, 2.132cm, 0.478cm)" draw:image-opacity="100%" style:mirror="none"/>
    </style:style>
    <style:style style:name="gr65"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false" fo:min-height="1.093cm" fo:min-width="0cm" fo:padding-top="0cm" fo:padding-bottom="0cm" fo:padding-left="0.2cm" fo:padding-right="0.2cm" draw:shadow="hidden" draw:shadow-offset-x="0.2cm" draw:shadow-offset-y="0.2cm" draw:shadow-color="#808080"/>
    </style:style>
    <style:style style:name="gr66"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draw:stroke-dash="Dashed_20__28_var_29__20_1" svg:stroke-width="0cm" draw:stroke-linejoin="none" svg:stroke-linecap="butt" draw:fill="solid" draw:fill-color="#ffffff" draw:textarea-horizontal-align="center" draw:textarea-vertical-align="middle"/>
    </style:style>
    <style:style style:name="gr68" style:family="graphic" style:parent-style-name="standard">
      <style:graphic-properties draw:stroke="solid" draw:stroke-dash="Dashed_20__28_var_29__20_1" svg:stroke-width="0.155cm" svg:stroke-color="#012269" draw:stroke-linejoin="round" svg:stroke-linecap="butt" draw:fill="none" draw:fill-color="#ffffff" draw:textarea-horizontal-align="center" draw:textarea-vertical-align="middle" fo:padding-top="0.077cm" fo:padding-bottom="0.077cm" fo:padding-left="0.077cm" fo:padding-right="0.077cm"/>
    </style:style>
    <style:style style:name="gr69" style:family="graphic" style:parent-style-name="standard">
      <style:graphic-properties draw:stroke="none" draw:stroke-dash="Dashed_20__28_var_29__20_1" svg:stroke-width="0cm" svg:stroke-color="#012269" draw:stroke-linejoin="none" svg:stroke-linecap="butt" draw:fill="solid" draw:fill-color="#ffffff" draw:textarea-horizontal-align="center" draw:textarea-vertical-align="middle"/>
    </style:style>
    <style:style style:name="gr70" style:family="graphic" style:parent-style-name="standard">
      <style:graphic-properties draw:stroke="solid" draw:stroke-dash="Dashed_20__28_var_29__20_1" svg:stroke-width="0.026cm" svg:stroke-color="#ffffff" draw:stroke-linejoin="round" svg:stroke-linecap="butt" draw:textarea-horizontal-align="center" draw:textarea-vertical-align="middle" fo:padding-top="0.013cm" fo:padding-bottom="0.013cm" fo:padding-left="0.013cm" fo:padding-right="0.013cm"/>
    </style:style>
    <style:style style:name="gr71" style:family="graphic" style:parent-style-name="standard">
      <style:graphic-properties draw:stroke="solid" draw:stroke-dash="Dashed_20__28_var_29__20_1" svg:stroke-width="0.052cm" svg:stroke-color="#ffffff" draw:stroke-linejoin="round" svg:stroke-linecap="butt" draw:textarea-horizontal-align="center" draw:textarea-vertical-align="middle" fo:padding-top="0.026cm" fo:padding-bottom="0.026cm" fo:padding-left="0.026cm" fo:padding-right="0.026cm"/>
    </style:style>
    <style:style style:name="gr72" style:family="graphic" style:parent-style-name="standard">
      <style:graphic-properties draw:stroke="none" draw:stroke-dash="Dashed_20__28_var_29__20_1" svg:stroke-width="0cm" svg:stroke-color="#ffffff" draw:stroke-linejoin="none" svg:stroke-linecap="butt" draw:fill="solid" draw:fill-color="#ffffff" draw:textarea-horizontal-align="center" draw:textarea-vertical-align="middle"/>
    </style:style>
    <style:style style:name="gr73" style:family="graphic" style:parent-style-name="standard">
      <style:graphic-properties draw:stroke="solid" draw:stroke-dash="Dashed_20__28_var_29__20_1" svg:stroke-width="0.052cm" svg:stroke-color="#ffffff" draw:stroke-linejoin="round" svg:stroke-linecap="butt" draw:fill="none" draw:fill-color="#ffffff" draw:textarea-horizontal-align="center" draw:textarea-vertical-align="middle" fo:padding-top="0.026cm" fo:padding-bottom="0.026cm" fo:padding-left="0.026cm" fo:padding-right="0.026cm"/>
    </style:style>
    <style:style style:name="gr74"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false" fo:min-height="1.093cm" fo:min-width="0cm" fo:padding-top="0cm" fo:padding-bottom="0cm" fo:padding-left="0.2cm" fo:padding-right="0.2cm" draw:shadow="hidden" draw:shadow-offset-x="0.2cm" draw:shadow-offset-y="0.2cm" draw:shadow-color="#808080"/>
    </style:style>
    <style:style style:name="gr75" style:family="graphic" style:parent-style-name="standard">
      <style:graphic-properties draw:stroke="none" draw:fill="none" draw:textarea-vertical-align="middle" draw:color-mode="standard" draw:luminance="0%" draw:contrast="0%" draw:gamma="100%" draw:red="0%" draw:green="0%" draw:blue="0%" fo:clip="rect(0.386cm, 0.483cm, 2.132cm, 0.484cm)" draw:image-opacity="100%" style:mirror="none"/>
    </style:style>
    <style:style style:name="gr76" style:family="graphic" style:parent-style-name="objectwithoutfill">
      <style:graphic-properties draw:marker-end="Arrow" draw:marker-end-width="0.25cm" draw:fill="none" draw:textarea-vertical-align="middle"/>
    </style:style>
    <style:style style:name="gr77" style:family="graphic" style:parent-style-name="standard" style:list-style-name="L1">
      <style:graphic-properties draw:stroke="none" svg:stroke-width="0.01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false" fo:min-height="1.643cm" fo:min-width="0cm" fo:padding-top="0cm" fo:padding-bottom="0cm" fo:padding-left="0.2cm" fo:padding-right="0.2cm" draw:shadow="hidden" draw:shadow-offset-x="0.2cm" draw:shadow-offset-y="0.2cm" draw:shadow-color="#808080"/>
    </style:style>
    <style:style style:name="P1" style:family="paragraph">
      <loext:graphic-properties draw:fill="solid" draw:fill-color="#012269"/>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950e"/>
      <style:paragraph-properties fo:margin-left="0cm" fo:margin-right="0cm" fo:margin-top="0cm" fo:margin-bottom="0cm" fo:line-height="100%" fo:text-align="center" fo:text-indent="0cm"/>
      <style:text-properties fo:font-variant="normal" fo:text-transform="none" fo:color="#ff950e" style:text-outline="false" style:text-line-through-style="none" style:text-line-through-type="none" style:font-name="TeXGyreAdventor" fo:font-size="26pt" fo:font-style="normal" fo:text-shadow="none" style:text-underline-style="none" fo:font-weight="bold" style:letter-kerning="true" fo:background-color="transparent" style:font-name-asian="WenQuanYi Zen Hei"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6" style:family="paragraph">
      <loext:graphic-properties draw:fill="none" draw:fill-color="#ffffff"/>
      <style:paragraph-properties fo:text-align="center"/>
    </style:style>
    <style:style style:name="P7" style:family="paragraph">
      <loext:graphic-properties draw:fill="none" draw:fill-color="#ff950e"/>
      <style:paragraph-properties fo:margin-left="0cm" fo:margin-right="0cm" fo:margin-top="0cm" fo:margin-bottom="0cm" fo:line-height="100%" fo:text-align="center" fo:text-indent="0cm"/>
      <style:text-properties fo:font-variant="normal" fo:text-transform="none" fo:color="#ff950e" style:text-outline="false" style:text-line-through-style="none" style:text-line-through-type="none" style:font-name="TeXGyreAdventor" fo:font-size="26pt" fo:font-style="normal" fo:text-shadow="none" style:text-underline-style="none" fo:font-weight="bold" style:letter-kerning="true" style:font-name-asian="WenQuanYi Zen Hei"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8" style:family="paragraph">
      <loext:graphic-properties draw:fill="none" draw:fill-color="#012269"/>
      <style:paragraph-properties fo:text-align="center"/>
    </style:style>
    <style:style style:name="P9" style:family="paragraph">
      <loext:graphic-properties draw:fill-color="#ffffff"/>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text-properties fo:color="#ff950e" style:font-name="TeXGyreAdventor2" fo:font-size="26pt" fo:font-weight="bold" style:font-size-asian="18pt" style:font-size-complex="18pt"/>
    </style:style>
    <style:style style:name="P12" style:family="paragraph">
      <loext:graphic-properties draw:fill="none" draw:fill-color="#012269"/>
      <style:paragraph-properties fo:text-align="justify"/>
    </style:style>
    <style:style style:name="P13" style:family="paragraph">
      <loext:graphic-properties draw:fill-color="#012269"/>
      <style:paragraph-properties fo:text-align="center"/>
    </style:style>
    <style:style style:name="P14" style:family="paragraph">
      <style:paragraph-properties fo:text-align="end"/>
      <style:text-properties fo:color="#012269"/>
    </style:style>
    <style:style style:name="P15" style:family="paragraph">
      <loext:graphic-properties draw:fill="none" draw:fill-color="#ffffff"/>
      <style:paragraph-properties fo:text-align="end"/>
      <style:text-properties fo:color="#012269" style:font-name="TeXGyreAdventor2" fo:font-size="26pt" fo:font-weight="bold" style:font-size-asian="18pt" style:font-size-complex="18pt"/>
    </style:style>
    <style:style style:name="P16" style:family="paragraph">
      <loext:graphic-properties draw:fill="solid" draw:fill-color="#334e87"/>
      <style:paragraph-properties fo:text-align="center"/>
    </style:style>
    <style:style style:name="P17" style:family="paragraph">
      <loext:graphic-properties draw:fill="none" draw:fill-color="#ffffff"/>
    </style:style>
    <style:style style:name="P1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12269" style:text-outline="false" style:text-line-through-style="none" style:text-line-through-type="none" style:font-name="TeXGyreAdventor" fo:font-size="20pt" fo:font-style="normal" fo:text-shadow="none" style:text-underline-style="none" fo:font-weight="bold" style:letter-kerning="true" style:font-name-asian="WenQuanYi Zen Hei"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19" style:family="paragraph">
      <style:paragraph-properties fo:text-align="center"/>
    </style:style>
    <style:style style:name="T1" style:family="text">
      <style:text-properties fo:font-variant="normal" fo:text-transform="none" fo:color="#ff950e" style:text-outline="false" style:text-line-through-style="none" style:text-line-through-type="none" style:font-name="TeXGyreAdventor" fo:font-size="26pt" fo:font-style="normal" fo:text-shadow="none" style:text-underline-style="none" fo:font-weight="bold" style:letter-kerning="true" style:font-name-asian="WenQuanYi Zen Hei"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 style:family="text">
      <style:text-properties fo:font-variant="normal" fo:text-transform="none" fo:color="#ffffff" style:text-outline="false" style:text-line-through-style="none" style:text-line-through-type="none" style:font-name="TeXGyreAdventor" fo:font-size="16pt" fo:font-style="normal" fo:text-shadow="none" style:text-underline-style="none" fo:font-weight="normal" style:letter-kerning="true" fo:background-color="transparent" style:font-name-asian="WenQuanYi Zen Hei"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 style:family="text">
      <style:text-properties fo:color="#ff950e" style:font-name="TeXGyreAdventor2" fo:font-size="26pt" fo:font-weight="bold" style:font-size-asian="18pt" style:font-size-complex="18pt"/>
    </style:style>
    <style:style style:name="T4" style:family="text">
      <style:text-properties fo:color="#ffffff" style:font-name="TeXGyreAdventor2" fo:font-size="16pt" fo:font-weight="normal" style:font-size-asian="18pt" style:font-size-complex="18pt"/>
    </style:style>
    <style:style style:name="T5" style:family="text">
      <style:text-properties style:font-name="TeXGyreAdventor2" fo:font-size="16pt" fo:font-weight="normal" style:font-size-asian="18pt" style:font-size-complex="18pt"/>
    </style:style>
    <style:style style:name="T6" style:family="text">
      <style:text-properties fo:font-variant="normal" fo:text-transform="none" fo:color="#ff950e" style:text-outline="false" style:text-line-through-style="none" style:text-line-through-type="none" style:font-name="TeXGyreAdventor" fo:font-size="16pt" fo:font-style="normal" fo:text-shadow="none" style:text-underline-style="none" fo:font-weight="normal" style:letter-kerning="true" fo:background-color="transparent" style:font-name-asian="WenQuanYi Zen Hei"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7" style:family="text">
      <style:text-properties fo:font-variant="normal" fo:text-transform="none" fo:color="#012269" style:text-outline="false" style:text-line-through-style="none" style:text-line-through-type="none" style:font-name="TeXGyreAdventor" fo:font-size="20pt" fo:font-style="normal" fo:text-shadow="none" style:text-underline-style="none" fo:font-weight="bold" style:letter-kerning="true" style:font-name-asian="WenQuanYi Zen Hei"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path draw:style-name="gr1" draw:text-style-name="P1" draw:layer="layout" svg:width="3.999cm" svg:height="2.379cm" svg:x="10.501cm" svg:y="11.428cm" svg:viewBox="0 0 4000 2380" svg:d="M4000 2380h-4000l606-2377h2789zM4000 2380zM0 0z">
            <text:p/>
          </draw:path>
          <draw:path draw:style-name="gr1" draw:text-style-name="P1" draw:layer="layout" svg:width="15.712cm" svg:height="0.851cm" svg:x="4.751cm" svg:y="13.034cm" svg:viewBox="0 0 15713 852" svg:d="M15713 852h-15713l2440-852h10833zM15713 852zM0 0z">
            <text:p/>
          </draw:path>
          <draw:path draw:style-name="gr2" draw:text-style-name="P1" draw:layer="layout" svg:width="20.799cm" svg:height="9.844cm" svg:x="2.1cm" svg:y="1.986cm" svg:viewBox="0 0 20800 9845" svg:d="M1222 0c-609 0-1222 450-1222 898v8050c0 450 613 897 1222 897h18356c609 0 1222-447 1222-897v-8050c0-448-613-898-1222-898z">
            <text:p/>
          </draw:path>
          <draw:g>
            <draw:g>
              <draw:custom-shape draw:style-name="gr3" draw:text-style-name="P2" draw:layer="layout" svg:width="9cm" svg:height="5.8cm" svg:x="2.95cm" svg:y="5.188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5.45cm" svg:y="6.088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7.1cm" svg:y="6.738cm" svg:viewBox="0 0 700 1000" draw:points="0,0 700,0 700,200 600,200 600,300 700,300 700,1000 0,1000 0,300 100,300 100,200 0,200">
                    <text:p/>
                  </draw:polygon>
                  <draw:polygon draw:style-name="gr5" draw:text-style-name="P2" draw:layer="layout" svg:width="0.699cm" svg:height="0.999cm" svg:x="5.9cm" svg:y="6.738cm" svg:viewBox="0 0 700 1000" draw:points="0,0 700,0 700,200 600,200 600,300 700,300 700,1000 0,1000 0,300 100,300 100,200 0,200">
                    <text:p/>
                  </draw:polygon>
                  <draw:polygon draw:style-name="gr5" draw:text-style-name="P2" draw:layer="layout" svg:width="0.699cm" svg:height="0.999cm" svg:x="8.2cm" svg:y="6.538cm" svg:viewBox="0 0 700 1000" draw:points="0,0 700,0 700,200 600,200 600,300 700,300 700,1000 0,1000 0,300 100,300 100,200 0,200">
                    <text:p/>
                  </draw:polygon>
                  <draw:polygon draw:style-name="gr5" draw:text-style-name="P2" draw:layer="layout" svg:width="0.699cm" svg:height="0.999cm" svg:x="10.4cm" svg:y="6.738cm" svg:viewBox="0 0 700 1000" draw:points="0,0 700,0 700,200 600,200 600,300 700,300 700,1000 0,1000 0,300 100,300 100,200 0,200">
                    <text:p/>
                  </draw:polygon>
                  <draw:polygon draw:style-name="gr5" draw:text-style-name="P2" draw:layer="layout" svg:width="0.699cm" svg:height="0.999cm" svg:x="9.3cm" svg:y="6.738cm" svg:viewBox="0 0 700 1000" draw:points="0,0 700,0 700,200 600,200 600,300 700,300 700,1000 0,1000 0,300 100,300 100,200 0,200">
                    <text:p/>
                  </draw:polygon>
                  <draw:polyline draw:style-name="gr6" draw:text-style-name="P3" draw:layer="layout" svg:width="1.699cm" svg:height="0.199cm" svg:x="6.5cm" svg:y="6.638cm" svg:viewBox="0 0 1700 200" draw:points="0,200 400,200 400,0 1700,0">
                    <text:p/>
                  </draw:polyline>
                  <draw:polyline draw:style-name="gr6" draw:text-style-name="P3" draw:layer="layout" svg:width="0.499cm" svg:height="0.199cm" svg:x="8.8cm" svg:y="6.638cm" svg:viewBox="0 0 500 200" draw:points="0,0 300,0 300,200 500,200">
                    <text:p/>
                  </draw:polyline>
                  <draw:polyline draw:style-name="gr6" draw:text-style-name="P3" draw:layer="layout" svg:width="0.499cm" svg:height="0.199cm" svg:x="8.8cm" svg:y="7.038cm" svg:viewBox="0 0 500 200" draw:points="0,0 300,0 300,200 500,200">
                    <text:p/>
                  </draw:polyline>
                  <draw:polyline draw:style-name="gr6" draw:text-style-name="P3" draw:layer="layout" svg:width="0.599cm" svg:height="0.199cm" svg:x="8.7cm" svg:y="7.238cm" svg:viewBox="0 0 600 200" draw:points="0,0 300,0 300,200 600,200">
                    <text:p/>
                  </draw:polyline>
                  <draw:line draw:style-name="gr6" draw:text-style-name="P3" draw:layer="layout" svg:x1="6.3cm" svg:y1="7.438cm" svg:x2="7.1cm" svg:y2="7.438cm">
                    <text:p/>
                  </draw:line>
                  <draw:polyline draw:style-name="gr6" draw:text-style-name="P3" draw:layer="layout" svg:width="0.499cm" svg:height="0.199cm" svg:x="7.7cm" svg:y="7.038cm" svg:viewBox="0 0 500 200" draw:points="0,200 200,200 200,0 500,0">
                    <text:p/>
                  </draw:polyline>
                  <draw:line draw:style-name="gr6" draw:text-style-name="P3" draw:layer="layout" svg:x1="6.3cm" svg:y1="7.638cm" svg:x2="7.1cm" svg:y2="7.638cm">
                    <text:p/>
                  </draw:line>
                  <draw:line draw:style-name="gr6" draw:text-style-name="P3" draw:layer="layout" svg:x1="6.3cm" svg:y1="7.238cm" svg:x2="7.1cm" svg:y2="7.238cm">
                    <text:p/>
                  </draw:line>
                  <draw:line draw:style-name="gr6" draw:text-style-name="P3" draw:layer="layout" svg:x1="6.4cm" svg:y1="6.838cm" svg:x2="7.2cm" svg:y2="6.838cm">
                    <text:p/>
                  </draw:line>
                  <draw:polyline draw:style-name="gr6" draw:text-style-name="P3" draw:layer="layout" svg:width="0.499cm" svg:height="0.199cm" svg:x="7.7cm" svg:y="7.238cm" svg:viewBox="0 0 500 200" draw:points="0,200 300,200 300,0 500,0">
                    <text:p/>
                  </draw:polyline>
                  <draw:line draw:style-name="gr6" draw:text-style-name="P3" draw:layer="layout" svg:x1="7.7cm" svg:y1="7.638cm" svg:x2="9.4cm" svg:y2="7.638cm">
                    <text:p/>
                  </draw:line>
                  <draw:line draw:style-name="gr6" draw:text-style-name="P3" draw:layer="layout" svg:x1="9.7cm" svg:y1="7.438cm" svg:x2="10.5cm" svg:y2="7.438cm">
                    <text:p/>
                  </draw:line>
                  <draw:line draw:style-name="gr6" draw:text-style-name="P3" draw:layer="layout" svg:x1="9.7cm" svg:y1="7.638cm" svg:x2="10.5cm" svg:y2="7.638cm">
                    <text:p/>
                  </draw:line>
                  <draw:line draw:style-name="gr6" draw:text-style-name="P3" draw:layer="layout" svg:x1="9.7cm" svg:y1="7.238cm" svg:x2="10.5cm" svg:y2="7.238cm">
                    <text:p/>
                  </draw:line>
                  <draw:line draw:style-name="gr6" draw:text-style-name="P3" draw:layer="layout" svg:x1="9.8cm" svg:y1="6.838cm" svg:x2="10.6cm" svg:y2="6.838cm">
                    <text:p/>
                  </draw:line>
                </draw:g>
              </draw:g>
              <draw:g>
                <draw:custom-shape draw:style-name="gr4" draw:text-style-name="P1" draw:layer="layout" svg:width="6.1cm" svg:height="2.1cm" svg:x="5.45cm" svg:y="8.488cm">
                  <text:p/>
                  <draw:enhanced-geometry svg:viewBox="0 0 21600 21600" draw:mirror-horizontal="false" draw:mirror-vertical="false" draw:type="rectangle" draw:enhanced-path="M 0 0 L 21600 0 21600 21600 0 21600 0 0 Z N"/>
                </draw:custom-shape>
                <draw:g>
                  <draw:line draw:style-name="gr7" draw:text-style-name="P3" draw:layer="layout" svg:x1="5.85cm" svg:y1="9.538cm" svg:x2="11.15cm" svg:y2="9.538cm">
                    <text:p/>
                  </draw:line>
                  <draw:custom-shape draw:style-name="gr8" draw:text-style-name="P2" draw:layer="layout" svg:width="1.1cm" svg:height="0.4cm" svg:x="7.25cm" svg:y="9.8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8.65cm" svg:y="9.8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5.85cm" svg:y="9.8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6.4cm" svg:y1="10.038cm" svg:x2="6.4cm" svg:y2="9.538cm">
                      <text:p/>
                    </draw:line>
                  </draw:g>
                  <draw:line draw:style-name="gr7" draw:text-style-name="P3" draw:layer="layout" svg:x1="7.8cm" svg:y1="10.038cm" svg:x2="7.8cm" svg:y2="9.538cm">
                    <text:p/>
                  </draw:line>
                  <draw:line draw:style-name="gr7" draw:text-style-name="P3" draw:layer="layout" svg:x1="9.2cm" svg:y1="10.038cm" svg:x2="9.2cm" svg:y2="9.538cm">
                    <text:p/>
                  </draw:line>
                  <draw:g>
                    <draw:custom-shape draw:style-name="gr8" draw:text-style-name="P2" draw:layer="layout" svg:width="1.1cm" svg:height="0.4cm" svg:x="10.05cm" svg:y="9.8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0.6cm" svg:y1="10.038cm" svg:x2="10.6cm" svg:y2="9.538cm">
                      <text:p/>
                    </draw:line>
                  </draw:g>
                  <draw:g>
                    <draw:custom-shape draw:style-name="gr8" draw:text-style-name="P2" draw:layer="layout" svg:width="1.1cm" svg:height="0.4cm" svg:x="7.95cm" svg:y="8.8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8.5cm" svg:y1="9.538cm" svg:x2="8.5cm" svg:y2="8.838cm">
                      <text:p/>
                    </draw:line>
                  </draw:g>
                  <draw:g>
                    <draw:custom-shape draw:style-name="gr8" draw:text-style-name="P2" draw:layer="layout" svg:width="1.1cm" svg:height="0.4cm" svg:x="6.55cm" svg:y="8.8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7.1cm" svg:y1="9.538cm" svg:x2="7.1cm" svg:y2="8.838cm">
                      <text:p/>
                    </draw:line>
                  </draw:g>
                  <draw:g>
                    <draw:custom-shape draw:style-name="gr8" draw:text-style-name="P2" draw:layer="layout" svg:width="1.1cm" svg:height="0.4cm" svg:x="9.35cm" svg:y="8.8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9.9cm" svg:y1="9.538cm" svg:x2="9.9cm" svg:y2="8.838cm">
                      <text:p/>
                    </draw:line>
                  </draw:g>
                </draw:g>
              </draw:g>
              <draw:g>
                <draw:line draw:style-name="gr9" draw:text-style-name="P3" draw:layer="layout" svg:x1="11.093cm" svg:y1="5.95cm" svg:x2="11.493cm" svg:y2="5.55cm">
                  <text:p/>
                </draw:line>
                <draw:line draw:style-name="gr9" draw:text-style-name="P3" draw:layer="layout" svg:x1="11.093cm" svg:y1="5.55cm" svg:x2="11.493cm" svg:y2="5.95cm">
                  <text:p/>
                </draw:line>
              </draw:g>
              <draw:g>
                <draw:custom-shape draw:style-name="gr10" draw:text-style-name="P1" draw:layer="layout" svg:width="1.8cm" svg:height="4.5cm" svg:x="3.35cm" svg:y="6.088cm">
                  <text:p/>
                  <draw:enhanced-geometry svg:viewBox="0 0 21600 21600" draw:mirror-horizontal="false" draw:mirror-vertical="false" draw:type="rectangle" draw:enhanced-path="M 0 0 L 21600 0 21600 21600 0 21600 0 0 Z N"/>
                </draw:custom-shape>
                <draw:line draw:style-name="gr11" draw:text-style-name="P3" draw:layer="layout" svg:x1="3.55cm" svg:y1="6.488cm" svg:x2="4.95cm" svg:y2="6.488cm">
                  <text:p/>
                </draw:line>
                <draw:line draw:style-name="gr12" draw:text-style-name="P3" draw:layer="layout" svg:x1="3.85cm" svg:y1="6.788cm" svg:x2="4.95cm" svg:y2="6.788cm">
                  <text:p/>
                </draw:line>
                <draw:line draw:style-name="gr13" draw:text-style-name="P3" draw:layer="layout" svg:x1="3.85cm" svg:y1="7.088cm" svg:x2="4.95cm" svg:y2="7.088cm">
                  <text:p/>
                </draw:line>
                <draw:line draw:style-name="gr13" draw:text-style-name="P3" draw:layer="layout" svg:x1="3.85cm" svg:y1="9.788cm" svg:x2="4.95cm" svg:y2="9.788cm">
                  <text:p/>
                </draw:line>
                <draw:line draw:style-name="gr14" draw:text-style-name="P3" draw:layer="layout" svg:x1="4.25cm" svg:y1="9.488cm" svg:x2="4.95cm" svg:y2="9.488cm">
                  <text:p/>
                </draw:line>
                <draw:line draw:style-name="gr11" draw:text-style-name="P3" draw:layer="layout" svg:x1="4.25cm" svg:y1="8.888cm" svg:x2="4.95cm" svg:y2="8.888cm">
                  <text:p/>
                </draw:line>
                <draw:line draw:style-name="gr13" draw:text-style-name="P3" draw:layer="layout" svg:x1="3.85cm" svg:y1="8.288cm" svg:x2="4.95cm" svg:y2="8.288cm">
                  <text:p/>
                </draw:line>
                <draw:line draw:style-name="gr12" draw:text-style-name="P3" draw:layer="layout" svg:x1="3.85cm" svg:y1="7.688cm" svg:x2="4.95cm" svg:y2="7.688cm">
                  <text:p/>
                </draw:line>
                <draw:line draw:style-name="gr12" draw:text-style-name="P3" draw:layer="layout" svg:x1="4.25cm" svg:y1="8.588cm" svg:x2="4.95cm" svg:y2="8.588cm">
                  <text:p/>
                </draw:line>
                <draw:line draw:style-name="gr12" draw:text-style-name="P3" draw:layer="layout" svg:x1="3.85cm" svg:y1="9.188cm" svg:x2="4.95cm" svg:y2="9.188cm">
                  <text:p/>
                </draw:line>
                <draw:line draw:style-name="gr11" draw:text-style-name="P3" draw:layer="layout" svg:x1="3.55cm" svg:y1="7.988cm" svg:x2="4.95cm" svg:y2="7.988cm">
                  <text:p/>
                </draw:line>
                <draw:line draw:style-name="gr14" draw:text-style-name="P3" draw:layer="layout" svg:x1="4.25cm" svg:y1="7.388cm" svg:x2="4.95cm" svg:y2="7.388cm">
                  <text:p/>
                </draw:line>
              </draw:g>
              <draw:line draw:style-name="gr15" draw:text-style-name="P3" draw:layer="layout" svg:x1="5.55cm" svg:y1="5.688cm" svg:x2="8.95cm" svg:y2="5.688cm">
                <text:p/>
              </draw:line>
            </draw:g>
            <draw:frame draw:style-name="gr16" draw:text-style-name="P5" draw:layer="layout" svg:width="9cm" svg:height="1.415cm" svg:x="2.95cm" svg:y="2.527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g>
              <draw:custom-shape draw:style-name="gr3" draw:text-style-name="P2" draw:layer="layout" svg:width="9cm" svg:height="5.8cm" svg:x="13.051cm" svg:y="5.189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1.194cm" svg:y1="5.951cm" svg:x2="21.594cm" svg:y2="5.551cm">
                <text:p/>
              </draw:line>
              <draw:line draw:style-name="gr9" draw:text-style-name="P3" draw:layer="layout" svg:x1="21.194cm" svg:y1="5.551cm" svg:x2="21.594cm" svg:y2="5.951cm">
                <text:p/>
              </draw:line>
              <draw:custom-shape draw:style-name="gr17" draw:text-style-name="P1" draw:layer="layout" svg:width="8.2cm" svg:height="4.5cm" svg:x="13.451cm" svg:y="6.089cm">
                <text:p/>
                <draw:enhanced-geometry svg:viewBox="0 0 21600 21600" draw:mirror-horizontal="false" draw:mirror-vertical="false" draw:type="rectangle" draw:enhanced-path="M 0 0 L 21600 0 21600 21600 0 21600 0 0 Z N"/>
              </draw:custom-shape>
              <draw:line draw:style-name="gr18" draw:text-style-name="P6" draw:layer="layout" svg:x1="13.651cm" svg:y1="6.489cm" svg:x2="15.051cm" svg:y2="6.489cm">
                <text:p/>
              </draw:line>
              <draw:line draw:style-name="gr18" draw:text-style-name="P6" draw:layer="layout" svg:x1="13.651cm" svg:y1="6.789cm" svg:x2="14.751cm" svg:y2="6.789cm">
                <text:p/>
              </draw:line>
              <draw:line draw:style-name="gr12" draw:text-style-name="P3" draw:layer="layout" svg:x1="13.651cm" svg:y1="7.089cm" svg:x2="14.651cm" svg:y2="7.089cm">
                <text:p/>
              </draw:line>
              <draw:line draw:style-name="gr12" draw:text-style-name="P3" draw:layer="layout" svg:x1="13.651cm" svg:y1="9.789cm" svg:x2="14.751cm" svg:y2="9.789cm">
                <text:p/>
              </draw:line>
              <draw:line draw:style-name="gr18" draw:text-style-name="P6" draw:layer="layout" svg:x1="13.651cm" svg:y1="9.489cm" svg:x2="14.351cm" svg:y2="9.489cm">
                <text:p/>
              </draw:line>
              <draw:line draw:style-name="gr19" draw:text-style-name="P3" draw:layer="layout" svg:x1="13.651cm" svg:y1="8.889cm" svg:x2="14.451cm" svg:y2="8.889cm">
                <text:p/>
              </draw:line>
              <draw:line draw:style-name="gr18" draw:text-style-name="P6" draw:layer="layout" svg:x1="13.651cm" svg:y1="8.289cm" svg:x2="14.551cm" svg:y2="8.289cm">
                <text:p/>
              </draw:line>
              <draw:line draw:style-name="gr18" draw:text-style-name="P6" draw:layer="layout" svg:x1="13.651cm" svg:y1="7.689cm" svg:x2="14.751cm" svg:y2="7.689cm">
                <text:p/>
              </draw:line>
              <draw:line draw:style-name="gr20" draw:text-style-name="P6" draw:layer="layout" svg:x1="13.651cm" svg:y1="8.589cm" svg:x2="14.351cm" svg:y2="8.589cm">
                <text:p/>
              </draw:line>
              <draw:line draw:style-name="gr21" draw:text-style-name="P6" draw:layer="layout" svg:x1="13.651cm" svg:y1="9.189cm" svg:x2="14.751cm" svg:y2="9.189cm">
                <text:p/>
              </draw:line>
              <draw:line draw:style-name="gr12" draw:text-style-name="P3" draw:layer="layout" svg:x1="13.651cm" svg:y1="7.989cm" svg:x2="15.051cm" svg:y2="7.989cm">
                <text:p/>
              </draw:line>
              <draw:line draw:style-name="gr13" draw:text-style-name="P3" draw:layer="layout" svg:x1="13.651cm" svg:y1="7.389cm" svg:x2="14.351cm" svg:y2="7.389cm">
                <text:p/>
              </draw:line>
              <draw:line draw:style-name="gr15" draw:text-style-name="P3" draw:layer="layout" svg:x1="15.651cm" svg:y1="5.689cm" svg:x2="19.051cm" svg:y2="5.689cm">
                <text:p/>
              </draw:line>
              <draw:line draw:style-name="gr18" draw:text-style-name="P6" draw:layer="layout" svg:x1="15.151cm" svg:y1="6.489cm" svg:x2="15.851cm" svg:y2="6.489cm">
                <text:p/>
              </draw:line>
              <draw:line draw:style-name="gr18" draw:text-style-name="P6" draw:layer="layout" svg:x1="14.851cm" svg:y1="6.789cm" svg:x2="15.151cm" svg:y2="6.789cm">
                <text:p/>
              </draw:line>
              <draw:line draw:style-name="gr12" draw:text-style-name="P3" draw:layer="layout" svg:x1="14.751cm" svg:y1="7.089cm" svg:x2="15.551cm" svg:y2="7.089cm">
                <text:p/>
              </draw:line>
              <draw:line draw:style-name="gr12" draw:text-style-name="P3" draw:layer="layout" svg:x1="14.851cm" svg:y1="9.789cm" svg:x2="15.151cm" svg:y2="9.789cm">
                <text:p/>
              </draw:line>
              <draw:line draw:style-name="gr18" draw:text-style-name="P6" draw:layer="layout" svg:x1="14.451cm" svg:y1="9.489cm" svg:x2="15.551cm" svg:y2="9.489cm">
                <text:p/>
              </draw:line>
              <draw:line draw:style-name="gr19" draw:text-style-name="P3" draw:layer="layout" svg:x1="15.551cm" svg:y1="8.889cm" svg:x2="15.851cm" svg:y2="8.889cm">
                <text:p/>
              </draw:line>
              <draw:line draw:style-name="gr18" draw:text-style-name="P6" draw:layer="layout" svg:x1="14.451cm" svg:y1="8.589cm" svg:x2="15.351cm" svg:y2="8.589cm">
                <text:p/>
              </draw:line>
              <draw:line draw:style-name="gr14" draw:text-style-name="P3" draw:layer="layout" svg:x1="14.451cm" svg:y1="7.389cm" svg:x2="14.951cm" svg:y2="7.389cm">
                <text:p/>
              </draw:line>
              <draw:line draw:style-name="gr18" draw:text-style-name="P6" draw:layer="layout" svg:x1="15.951cm" svg:y1="6.489cm" svg:x2="18.151cm" svg:y2="6.489cm">
                <text:p/>
              </draw:line>
              <draw:line draw:style-name="gr18" draw:text-style-name="P6" draw:layer="layout" svg:x1="15.251cm" svg:y1="6.789cm" svg:x2="15.651cm" svg:y2="6.789cm">
                <text:p/>
              </draw:line>
              <draw:line draw:style-name="gr12" draw:text-style-name="P3" draw:layer="layout" svg:x1="15.651cm" svg:y1="7.089cm" svg:x2="16.051cm" svg:y2="7.089cm">
                <text:p/>
              </draw:line>
              <draw:line draw:style-name="gr12" draw:text-style-name="P3" draw:layer="layout" svg:x1="15.251cm" svg:y1="9.789cm" svg:x2="16.151cm" svg:y2="9.789cm">
                <text:p/>
              </draw:line>
              <draw:line draw:style-name="gr18" draw:text-style-name="P6" draw:layer="layout" svg:x1="16.451cm" svg:y1="9.489cm" svg:x2="17.151cm" svg:y2="9.489cm">
                <text:p/>
              </draw:line>
              <draw:line draw:style-name="gr19" draw:text-style-name="P3" draw:layer="layout" svg:x1="15.951cm" svg:y1="8.889cm" svg:x2="16.651cm" svg:y2="8.889cm">
                <text:p/>
              </draw:line>
              <draw:line draw:style-name="gr18" draw:text-style-name="P6" draw:layer="layout" svg:x1="15.451cm" svg:y1="8.589cm" svg:x2="16.151cm" svg:y2="8.589cm">
                <text:p/>
              </draw:line>
              <draw:line draw:style-name="gr14" draw:text-style-name="P3" draw:layer="layout" svg:x1="15.051cm" svg:y1="7.389cm" svg:x2="16.051cm" svg:y2="7.389cm">
                <text:p/>
              </draw:line>
              <draw:line draw:style-name="gr18" draw:text-style-name="P6" draw:layer="layout" svg:x1="15.751cm" svg:y1="6.789cm" svg:x2="16.451cm" svg:y2="6.789cm">
                <text:p/>
              </draw:line>
              <draw:line draw:style-name="gr14" draw:text-style-name="P3" draw:layer="layout" svg:x1="16.151cm" svg:y1="7.389cm" svg:x2="16.851cm" svg:y2="7.389cm">
                <text:p/>
              </draw:line>
              <draw:line draw:style-name="gr12" draw:text-style-name="P3" draw:layer="layout" svg:x1="16.251cm" svg:y1="8.589cm" svg:x2="17.351cm" svg:y2="8.589cm">
                <text:p/>
              </draw:line>
              <draw:line draw:style-name="gr14" draw:text-style-name="P3" draw:layer="layout" svg:x1="15.051cm" svg:y1="7.389cm" svg:x2="16.051cm" svg:y2="7.389cm">
                <text:p/>
              </draw:line>
              <draw:line draw:style-name="gr14" draw:text-style-name="P3" draw:layer="layout" svg:x1="18.351cm" svg:y1="7.389cm" svg:x2="18.651cm" svg:y2="7.389cm">
                <text:p/>
              </draw:line>
              <draw:line draw:style-name="gr14" draw:text-style-name="P3" draw:layer="layout" svg:x1="16.951cm" svg:y1="7.389cm" svg:x2="18.251cm" svg:y2="7.389cm">
                <text:p/>
              </draw:line>
              <draw:line draw:style-name="gr12" draw:text-style-name="P3" draw:layer="layout" svg:x1="16.151cm" svg:y1="7.089cm" svg:x2="16.551cm" svg:y2="7.089cm">
                <text:p/>
              </draw:line>
              <draw:line draw:style-name="gr12" draw:text-style-name="P3" draw:layer="layout" svg:x1="16.651cm" svg:y1="7.089cm" svg:x2="17.151cm" svg:y2="7.089cm">
                <text:p/>
              </draw:line>
              <draw:line draw:style-name="gr12" draw:text-style-name="P3" draw:layer="layout" svg:x1="17.251cm" svg:y1="7.089cm" svg:x2="17.651cm" svg:y2="7.089cm">
                <text:p/>
              </draw:line>
              <draw:line draw:style-name="gr12" draw:text-style-name="P3" draw:layer="layout" svg:x1="17.451cm" svg:y1="8.589cm" svg:x2="17.651cm" svg:y2="8.589cm">
                <text:p/>
              </draw:line>
              <draw:line draw:style-name="gr12" draw:text-style-name="P3" draw:layer="layout" svg:x1="17.751cm" svg:y1="8.589cm" svg:x2="18.151cm" svg:y2="8.589cm">
                <text:p/>
              </draw:line>
              <draw:line draw:style-name="gr12" draw:text-style-name="P3" draw:layer="layout" svg:x1="18.251cm" svg:y1="8.589cm" svg:x2="19.751cm" svg:y2="8.589cm">
                <text:p/>
              </draw:line>
              <draw:line draw:style-name="gr12" draw:text-style-name="P3" draw:layer="layout" svg:x1="19.851cm" svg:y1="8.589cm" svg:x2="20.251cm" svg:y2="8.589cm">
                <text:p/>
              </draw:line>
              <draw:line draw:style-name="gr12" draw:text-style-name="P3" draw:layer="layout" svg:x1="20.351cm" svg:y1="8.589cm" svg:x2="20.751cm" svg:y2="8.589cm">
                <text:p/>
              </draw:line>
              <draw:line draw:style-name="gr18" draw:text-style-name="P6" draw:layer="layout" svg:x1="15.051cm" svg:y1="8.889cm" svg:x2="15.451cm" svg:y2="8.889cm">
                <text:p/>
              </draw:line>
              <draw:line draw:style-name="gr18" draw:text-style-name="P6" draw:layer="layout" svg:x1="14.551cm" svg:y1="8.889cm" svg:x2="14.951cm" svg:y2="8.889cm">
                <text:p/>
              </draw:line>
              <draw:line draw:style-name="gr18" draw:text-style-name="P6" draw:layer="layout" svg:x1="14.851cm" svg:y1="7.689cm" svg:x2="15.151cm" svg:y2="7.689cm">
                <text:p/>
              </draw:line>
              <draw:line draw:style-name="gr12" draw:text-style-name="P3" draw:layer="layout" svg:x1="15.651cm" svg:y1="9.489cm" svg:x2="15.851cm" svg:y2="9.489cm">
                <text:p/>
              </draw:line>
              <draw:line draw:style-name="gr12" draw:text-style-name="P3" draw:layer="layout" svg:x1="15.951cm" svg:y1="9.489cm" svg:x2="16.351cm" svg:y2="9.489cm">
                <text:p/>
              </draw:line>
              <draw:line draw:style-name="gr12" draw:text-style-name="P3" draw:layer="layout" svg:x1="16.251cm" svg:y1="9.789cm" svg:x2="17.351cm" svg:y2="9.789cm">
                <text:p/>
              </draw:line>
              <draw:line draw:style-name="gr13" draw:text-style-name="P3" draw:layer="layout" svg:x1="13.651cm" svg:y1="10.089cm" svg:x2="14.351cm" svg:y2="10.089cm">
                <text:p/>
              </draw:line>
              <draw:line draw:style-name="gr14" draw:text-style-name="P3" draw:layer="layout" svg:x1="14.451cm" svg:y1="10.089cm" svg:x2="14.951cm" svg:y2="10.089cm">
                <text:p/>
              </draw:line>
              <draw:line draw:style-name="gr14" draw:text-style-name="P3" draw:layer="layout" svg:x1="16.151cm" svg:y1="10.089cm" svg:x2="16.851cm" svg:y2="10.089cm">
                <text:p/>
              </draw:line>
              <draw:line draw:style-name="gr14" draw:text-style-name="P3" draw:layer="layout" svg:x1="15.051cm" svg:y1="10.089cm" svg:x2="16.051cm" svg:y2="10.089cm">
                <text:p/>
              </draw:line>
              <draw:line draw:style-name="gr14" draw:text-style-name="P3" draw:layer="layout" svg:x1="16.951cm" svg:y1="10.089cm" svg:x2="18.251cm" svg:y2="10.089cm">
                <text:p/>
              </draw:line>
            </draw:g>
            <draw:frame draw:style-name="gr22" draw:text-style-name="P7" draw:layer="layout" svg:width="9cm" svg:height="2.258cm" svg:x="13.05cm" svg:y="2.528cm">
              <draw:text-box>
                <text:p text:style-name="P4"><text:span text:style-name="T1">4</text:span><text:span text:style-name="T1">d</text:span><text:span text:style-name="T1">i</text:span><text:span text:style-name="T1">a</text:span><text:span text:style-name="T1">c</text:span><text:span text:style-name="T1"> </text:span><text:span text:style-name="T1">F</text:span><text:span text:style-name="T1">O</text:span><text:span text:style-name="T1">R</text:span><text:span text:style-name="T1">T</text:span><text:span text:style-name="T1">E</text:span></text:p>
                <text:p text:style-name="P4"><text:span text:style-name="T2">l</text:span><text:span text:style-name="T2">o</text:span><text:span text:style-name="T2">c</text:span><text:span text:style-name="T2">a</text:span><text:span text:style-name="T2">l</text:span><text:span text:style-name="T2">h</text:span><text:span text:style-name="T2">o</text:span><text:span text:style-name="T2">s</text:span><text:span text:style-name="T2">t</text:span><text:span text:style-name="T2">:</text:span><text:span text:style-name="T2">6</text:span><text:span text:style-name="T2">1</text:span><text:span text:style-name="T2">4</text:span><text:span text:style-name="T2">9</text:span><text:span text:style-name="T2">9</text:span></text:p>
              </draw:text-box>
            </draw:frame>
            <draw:line draw:style-name="gr23" draw:text-style-name="P8" draw:layer="layout" svg:x1="11.093cm" svg:y1="3.328cm" svg:x2="13.905cm" svg:y2="3.328cm">
              <text:p/>
            </draw:line>
          </draw:g>
        </draw:g>
      </draw:page>
      <draw:page draw:name="page2" draw:style-name="dp1" draw:master-page-name="Standard">
        <draw:line draw:style-name="gr23" draw:text-style-name="P8" draw:layer="layout" svg:x1="10.888cm" svg:y1="1cm" svg:x2="13.7cm" svg:y2="1cm">
          <text:p/>
        </draw:line>
        <draw:g>
          <draw:line draw:style-name="gr24" draw:text-style-name="P8" draw:layer="layout" svg:x1="15.1cm" svg:y1="0.815cm" svg:x2="17.912cm" svg:y2="0.815cm">
            <text:p/>
          </draw:line>
          <draw:line draw:style-name="gr24" draw:text-style-name="P8" draw:layer="layout" svg:x1="19.875cm" svg:y1="-1.1cm" svg:x2="17.887cm" svg:y2="0.888cm">
            <text:p/>
          </draw:line>
          <draw:line draw:style-name="gr24" draw:text-style-name="P8" draw:layer="layout" svg:x1="19.881cm" svg:y1="2.734cm" svg:x2="17.893cm" svg:y2="0.746cm">
            <text:p/>
          </draw:line>
        </draw:g>
        <draw:g>
          <draw:path draw:style-name="gr2" draw:text-style-name="P1" draw:layer="layout" svg:width="24.599cm" svg:height="14.068cm" svg:x="3.1cm" svg:y="3.4cm" svg:viewBox="0 0 24600 14069" svg:d="M1445 0c-720 0-1445 643-1445 1283v11504c0 643 725 1282 1445 1282h21710c720 0 1445-639 1445-1282v-11504c0-640-725-1283-1445-1283z">
            <text:p/>
          </draw:path>
          <draw:g>
            <draw:custom-shape draw:style-name="gr3" draw:text-style-name="P2" draw:layer="layout" svg:width="9cm" svg:height="5.8cm" svg:x="4.001cm" svg:y="8.356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6.501cm" svg:y="9.256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8.151cm" svg:y="9.906cm" svg:viewBox="0 0 700 1000" draw:points="0,0 700,0 700,200 600,200 600,300 700,300 700,1000 0,1000 0,300 100,300 100,200 0,200">
                  <text:p/>
                </draw:polygon>
                <draw:polygon draw:style-name="gr5" draw:text-style-name="P2" draw:layer="layout" svg:width="0.699cm" svg:height="0.999cm" svg:x="6.951cm" svg:y="9.906cm" svg:viewBox="0 0 700 1000" draw:points="0,0 700,0 700,200 600,200 600,300 700,300 700,1000 0,1000 0,300 100,300 100,200 0,200">
                  <text:p/>
                </draw:polygon>
                <draw:polygon draw:style-name="gr5" draw:text-style-name="P2" draw:layer="layout" svg:width="0.699cm" svg:height="0.999cm" svg:x="9.251cm" svg:y="9.706cm" svg:viewBox="0 0 700 1000" draw:points="0,0 700,0 700,200 600,200 600,300 700,300 700,1000 0,1000 0,300 100,300 100,200 0,200">
                  <text:p/>
                </draw:polygon>
                <draw:polygon draw:style-name="gr5" draw:text-style-name="P2" draw:layer="layout" svg:width="0.699cm" svg:height="0.999cm" svg:x="11.451cm" svg:y="9.906cm" svg:viewBox="0 0 700 1000" draw:points="0,0 700,0 700,200 600,200 600,300 700,300 700,1000 0,1000 0,300 100,300 100,200 0,200">
                  <text:p/>
                </draw:polygon>
                <draw:polygon draw:style-name="gr5" draw:text-style-name="P2" draw:layer="layout" svg:width="0.699cm" svg:height="0.999cm" svg:x="10.351cm" svg:y="9.906cm" svg:viewBox="0 0 700 1000" draw:points="0,0 700,0 700,200 600,200 600,300 700,300 700,1000 0,1000 0,300 100,300 100,200 0,200">
                  <text:p/>
                </draw:polygon>
                <draw:polyline draw:style-name="gr6" draw:text-style-name="P3" draw:layer="layout" svg:width="1.699cm" svg:height="0.199cm" svg:x="7.551cm" svg:y="9.806cm" svg:viewBox="0 0 1700 200" draw:points="0,200 400,200 400,0 1700,0">
                  <text:p/>
                </draw:polyline>
                <draw:polyline draw:style-name="gr6" draw:text-style-name="P3" draw:layer="layout" svg:width="0.499cm" svg:height="0.199cm" svg:x="9.851cm" svg:y="9.806cm" svg:viewBox="0 0 500 200" draw:points="0,0 300,0 300,200 500,200">
                  <text:p/>
                </draw:polyline>
                <draw:polyline draw:style-name="gr6" draw:text-style-name="P3" draw:layer="layout" svg:width="0.499cm" svg:height="0.199cm" svg:x="9.851cm" svg:y="10.206cm" svg:viewBox="0 0 500 200" draw:points="0,0 300,0 300,200 500,200">
                  <text:p/>
                </draw:polyline>
                <draw:polyline draw:style-name="gr6" draw:text-style-name="P3" draw:layer="layout" svg:width="0.599cm" svg:height="0.199cm" svg:x="9.751cm" svg:y="10.406cm" svg:viewBox="0 0 600 200" draw:points="0,0 300,0 300,200 600,200">
                  <text:p/>
                </draw:polyline>
                <draw:line draw:style-name="gr6" draw:text-style-name="P3" draw:layer="layout" svg:x1="7.351cm" svg:y1="10.606cm" svg:x2="8.151cm" svg:y2="10.606cm">
                  <text:p/>
                </draw:line>
                <draw:polyline draw:style-name="gr6" draw:text-style-name="P3" draw:layer="layout" svg:width="0.499cm" svg:height="0.199cm" svg:x="8.751cm" svg:y="10.206cm" svg:viewBox="0 0 500 200" draw:points="0,200 200,200 200,0 500,0">
                  <text:p/>
                </draw:polyline>
                <draw:line draw:style-name="gr6" draw:text-style-name="P3" draw:layer="layout" svg:x1="7.351cm" svg:y1="10.806cm" svg:x2="8.151cm" svg:y2="10.806cm">
                  <text:p/>
                </draw:line>
                <draw:line draw:style-name="gr6" draw:text-style-name="P3" draw:layer="layout" svg:x1="7.351cm" svg:y1="10.406cm" svg:x2="8.151cm" svg:y2="10.406cm">
                  <text:p/>
                </draw:line>
                <draw:line draw:style-name="gr6" draw:text-style-name="P3" draw:layer="layout" svg:x1="7.451cm" svg:y1="10.006cm" svg:x2="8.251cm" svg:y2="10.006cm">
                  <text:p/>
                </draw:line>
                <draw:polyline draw:style-name="gr6" draw:text-style-name="P3" draw:layer="layout" svg:width="0.499cm" svg:height="0.199cm" svg:x="8.751cm" svg:y="10.406cm" svg:viewBox="0 0 500 200" draw:points="0,200 300,200 300,0 500,0">
                  <text:p/>
                </draw:polyline>
                <draw:line draw:style-name="gr6" draw:text-style-name="P3" draw:layer="layout" svg:x1="8.751cm" svg:y1="10.806cm" svg:x2="10.451cm" svg:y2="10.806cm">
                  <text:p/>
                </draw:line>
                <draw:line draw:style-name="gr6" draw:text-style-name="P3" draw:layer="layout" svg:x1="10.751cm" svg:y1="10.606cm" svg:x2="11.551cm" svg:y2="10.606cm">
                  <text:p/>
                </draw:line>
                <draw:line draw:style-name="gr6" draw:text-style-name="P3" draw:layer="layout" svg:x1="10.751cm" svg:y1="10.806cm" svg:x2="11.551cm" svg:y2="10.806cm">
                  <text:p/>
                </draw:line>
                <draw:line draw:style-name="gr6" draw:text-style-name="P3" draw:layer="layout" svg:x1="10.751cm" svg:y1="10.406cm" svg:x2="11.551cm" svg:y2="10.406cm">
                  <text:p/>
                </draw:line>
                <draw:line draw:style-name="gr6" draw:text-style-name="P3" draw:layer="layout" svg:x1="10.851cm" svg:y1="10.006cm" svg:x2="11.651cm" svg:y2="10.006cm">
                  <text:p/>
                </draw:line>
              </draw:g>
            </draw:g>
            <draw:g>
              <draw:custom-shape draw:style-name="gr4" draw:text-style-name="P1" draw:layer="layout" svg:width="6.1cm" svg:height="2.1cm" svg:x="6.501cm" svg:y="11.656cm">
                <text:p/>
                <draw:enhanced-geometry svg:viewBox="0 0 21600 21600" draw:mirror-horizontal="false" draw:mirror-vertical="false" draw:type="rectangle" draw:enhanced-path="M 0 0 L 21600 0 21600 21600 0 21600 0 0 Z N"/>
              </draw:custom-shape>
              <draw:g>
                <draw:line draw:style-name="gr7" draw:text-style-name="P3" draw:layer="layout" svg:x1="6.901cm" svg:y1="12.706cm" svg:x2="12.201cm" svg:y2="12.706cm">
                  <text:p/>
                </draw:line>
                <draw:custom-shape draw:style-name="gr8" draw:text-style-name="P2" draw:layer="layout" svg:width="1.1cm" svg:height="0.4cm" svg:x="8.301cm" svg:y="13.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9.701cm" svg:y="13.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6.901cm" svg:y="13.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7.451cm" svg:y1="13.206cm" svg:x2="7.451cm" svg:y2="12.706cm">
                    <text:p/>
                  </draw:line>
                </draw:g>
                <draw:line draw:style-name="gr7" draw:text-style-name="P3" draw:layer="layout" svg:x1="8.851cm" svg:y1="13.206cm" svg:x2="8.851cm" svg:y2="12.706cm">
                  <text:p/>
                </draw:line>
                <draw:line draw:style-name="gr7" draw:text-style-name="P3" draw:layer="layout" svg:x1="10.251cm" svg:y1="13.206cm" svg:x2="10.251cm" svg:y2="12.706cm">
                  <text:p/>
                </draw:line>
                <draw:g>
                  <draw:custom-shape draw:style-name="gr8" draw:text-style-name="P2" draw:layer="layout" svg:width="1.1cm" svg:height="0.4cm" svg:x="11.101cm" svg:y="13.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1.651cm" svg:y1="13.206cm" svg:x2="11.651cm" svg:y2="12.706cm">
                    <text:p/>
                  </draw:line>
                </draw:g>
                <draw:g>
                  <draw:custom-shape draw:style-name="gr8" draw:text-style-name="P2" draw:layer="layout" svg:width="1.1cm" svg:height="0.4cm" svg:x="9.001cm" svg:y="12.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9.551cm" svg:y1="12.706cm" svg:x2="9.551cm" svg:y2="12.006cm">
                    <text:p/>
                  </draw:line>
                </draw:g>
                <draw:g>
                  <draw:custom-shape draw:style-name="gr8" draw:text-style-name="P2" draw:layer="layout" svg:width="1.1cm" svg:height="0.4cm" svg:x="7.601cm" svg:y="12.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8.151cm" svg:y1="12.706cm" svg:x2="8.151cm" svg:y2="12.006cm">
                    <text:p/>
                  </draw:line>
                </draw:g>
                <draw:g>
                  <draw:custom-shape draw:style-name="gr8" draw:text-style-name="P2" draw:layer="layout" svg:width="1.1cm" svg:height="0.4cm" svg:x="10.401cm" svg:y="12.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0.951cm" svg:y1="12.706cm" svg:x2="10.951cm" svg:y2="12.006cm">
                    <text:p/>
                  </draw:line>
                </draw:g>
              </draw:g>
            </draw:g>
            <draw:g>
              <draw:line draw:style-name="gr9" draw:text-style-name="P3" draw:layer="layout" svg:x1="12.144cm" svg:y1="9.118cm" svg:x2="12.544cm" svg:y2="8.718cm">
                <text:p/>
              </draw:line>
              <draw:line draw:style-name="gr9" draw:text-style-name="P3" draw:layer="layout" svg:x1="12.144cm" svg:y1="8.718cm" svg:x2="12.544cm" svg:y2="9.118cm">
                <text:p/>
              </draw:line>
            </draw:g>
            <draw:g>
              <draw:custom-shape draw:style-name="gr10" draw:text-style-name="P1" draw:layer="layout" svg:width="1.8cm" svg:height="4.5cm" svg:x="4.401cm" svg:y="9.256cm">
                <text:p/>
                <draw:enhanced-geometry svg:viewBox="0 0 21600 21600" draw:mirror-horizontal="false" draw:mirror-vertical="false" draw:type="rectangle" draw:enhanced-path="M 0 0 L 21600 0 21600 21600 0 21600 0 0 Z N"/>
              </draw:custom-shape>
              <draw:line draw:style-name="gr11" draw:text-style-name="P3" draw:layer="layout" svg:x1="4.601cm" svg:y1="9.656cm" svg:x2="6.001cm" svg:y2="9.656cm">
                <text:p/>
              </draw:line>
              <draw:line draw:style-name="gr12" draw:text-style-name="P3" draw:layer="layout" svg:x1="4.901cm" svg:y1="9.956cm" svg:x2="6.001cm" svg:y2="9.956cm">
                <text:p/>
              </draw:line>
              <draw:line draw:style-name="gr13" draw:text-style-name="P3" draw:layer="layout" svg:x1="4.901cm" svg:y1="10.256cm" svg:x2="6.001cm" svg:y2="10.256cm">
                <text:p/>
              </draw:line>
              <draw:line draw:style-name="gr13" draw:text-style-name="P3" draw:layer="layout" svg:x1="4.901cm" svg:y1="12.956cm" svg:x2="6.001cm" svg:y2="12.956cm">
                <text:p/>
              </draw:line>
              <draw:line draw:style-name="gr14" draw:text-style-name="P3" draw:layer="layout" svg:x1="5.301cm" svg:y1="12.656cm" svg:x2="6.001cm" svg:y2="12.656cm">
                <text:p/>
              </draw:line>
              <draw:line draw:style-name="gr11" draw:text-style-name="P3" draw:layer="layout" svg:x1="5.301cm" svg:y1="12.056cm" svg:x2="6.001cm" svg:y2="12.056cm">
                <text:p/>
              </draw:line>
              <draw:line draw:style-name="gr13" draw:text-style-name="P3" draw:layer="layout" svg:x1="4.901cm" svg:y1="11.456cm" svg:x2="6.001cm" svg:y2="11.456cm">
                <text:p/>
              </draw:line>
              <draw:line draw:style-name="gr12" draw:text-style-name="P3" draw:layer="layout" svg:x1="4.901cm" svg:y1="10.856cm" svg:x2="6.001cm" svg:y2="10.856cm">
                <text:p/>
              </draw:line>
              <draw:line draw:style-name="gr12" draw:text-style-name="P3" draw:layer="layout" svg:x1="5.301cm" svg:y1="11.756cm" svg:x2="6.001cm" svg:y2="11.756cm">
                <text:p/>
              </draw:line>
              <draw:line draw:style-name="gr12" draw:text-style-name="P3" draw:layer="layout" svg:x1="4.901cm" svg:y1="12.356cm" svg:x2="6.001cm" svg:y2="12.356cm">
                <text:p/>
              </draw:line>
              <draw:line draw:style-name="gr11" draw:text-style-name="P3" draw:layer="layout" svg:x1="4.601cm" svg:y1="11.156cm" svg:x2="6.001cm" svg:y2="11.156cm">
                <text:p/>
              </draw:line>
              <draw:line draw:style-name="gr14" draw:text-style-name="P3" draw:layer="layout" svg:x1="5.301cm" svg:y1="10.556cm" svg:x2="6.001cm" svg:y2="10.556cm">
                <text:p/>
              </draw:line>
            </draw:g>
            <draw:line draw:style-name="gr15" draw:text-style-name="P3" draw:layer="layout" svg:x1="6.601cm" svg:y1="8.856cm" svg:x2="10.001cm" svg:y2="8.856cm">
              <text:p/>
            </draw:line>
          </draw:g>
          <draw:g>
            <draw:custom-shape draw:style-name="gr3" draw:text-style-name="P2" draw:layer="layout" svg:width="9cm" svg:height="5.8cm" svg:x="17.862cm" svg:y="10.8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6.005cm" svg:y1="11.562cm" svg:x2="26.405cm" svg:y2="11.162cm">
              <text:p/>
            </draw:line>
            <draw:line draw:style-name="gr9" draw:text-style-name="P3" draw:layer="layout" svg:x1="26.005cm" svg:y1="11.162cm" svg:x2="26.405cm" svg:y2="11.562cm">
              <text:p/>
            </draw:line>
            <draw:custom-shape draw:style-name="gr17" draw:text-style-name="P1" draw:layer="layout" svg:width="8.2cm" svg:height="4.5cm" svg:x="18.262cm" svg:y="11.7cm">
              <text:p/>
              <draw:enhanced-geometry svg:viewBox="0 0 21600 21600" draw:mirror-horizontal="false" draw:mirror-vertical="false" draw:type="rectangle" draw:enhanced-path="M 0 0 L 21600 0 21600 21600 0 21600 0 0 Z N"/>
            </draw:custom-shape>
            <draw:line draw:style-name="gr15" draw:text-style-name="P3" draw:layer="layout" svg:x1="20.462cm" svg:y1="11.3cm" svg:x2="23.862cm" svg:y2="11.3cm">
              <text:p/>
            </draw:line>
            <draw:line draw:style-name="gr25" draw:text-style-name="P3" draw:layer="layout" svg:x1="18.562cm" svg:y1="12.2cm" svg:x2="19.562cm" svg:y2="12.2cm">
              <text:p/>
            </draw:line>
            <draw:line draw:style-name="gr26" draw:text-style-name="P3" draw:layer="layout" svg:x1="19.762cm" svg:y1="12.2cm" svg:x2="20.862cm" svg:y2="12.2cm">
              <text:p/>
            </draw:line>
            <draw:custom-shape draw:style-name="gr27" draw:text-style-name="P9" draw:layer="layout" svg:width="5cm" svg:height="3.9cm" svg:x="21.162cm" svg:y="12cm">
              <text:p/>
              <draw:enhanced-geometry svg:viewBox="0 0 21600 21600" draw:type="rectangle" draw:enhanced-path="M 0 0 L 21600 0 21600 21600 0 21600 0 0 Z N"/>
            </draw:custom-shape>
            <draw:path draw:style-name="gr28" draw:text-style-name="P8" draw:layer="layout" svg:width="5.587cm" svg:height="1.22cm" draw:transform="rotate (0.844215759189657) translate (21.380804615538cm 15.6570487899003cm)" svg:viewBox="0 0 5588 1221" svg:d="M0 3c79-2 159-2 240-3 78-1 151 14 223 34 68 20 135 42 205 59 69 18 135 39 201 64 67 26 137 37 200 79 55 37 114 74 178 92 70 20 120 71 190 88 70 16 121 69 181 104 57 33 129 41 178 92 45 47 114 59 164 103 57 51 137 64 209 89 70 24 129 67 198 88 69 20 132 60 195 93 64 33 135 55 204 75 77 23 159 40 235 65 84 26 170 44 256 62 81 17 168 8 250 19 83 11 168 13 251 11 81-3 163 10 243 1 81-9 165-8 247-11 76-3 152-18 228-25 76-6 154-15 231-20 76-5 151-5 227-17 72-12 149-11 219-33 65-21 133-31 198-48 74-19 155 0 229 21l8 9">
              <text:p/>
            </draw:path>
            <draw:path draw:style-name="gr29" draw:text-style-name="P8" draw:layer="layout" svg:width="4.626cm" svg:height="0.21cm" draw:transform="rotate (0.141895268187139) translate (21.3598792241377cm 13.7771519678389cm)" svg:viewBox="0 0 4627 211" svg:d="M0 206c61-18 120 14 183 2 65-13 129-35 195-51 67-16 133-28 199-39 73-13 148-20 222-17 63 2 128 2 192 15 60 13 124 15 186 15 71 0 142 11 212 6 73-6 148-8 221-17 68-9 138-23 209-19 62 4 126 4 189 3 78-2 159-13 236-3 73 10 140-10 213 0 61 9 125-4 189-3 65 1 134-9 200-2 76 9 144-8 219 1 66 8 134-5 201-7 64-3 131-10 193-28 66-19 138-16 205-32 67-15 135-17 203-19 67-3 134-7 201-2 60 5 122 10 181 2 67-9 134 9 202-2l61-9 61 3 54 1">
              <text:p/>
            </draw:path>
            <draw:path draw:style-name="gr30" draw:text-style-name="P8" draw:layer="layout" svg:width="3.495cm" svg:height="3.351cm" draw:transform="rotate (1.11526539202438) translate (21.3805506728934cm 15.4168000870318cm)" svg:viewBox="0 0 3496 3352" svg:d="M0 3c84-13 163 24 242 42 96 22 182 75 276 99 96 25 178 86 272 116 96 30 177 87 261 139 92 56 181 122 270 182 87 60 173 120 257 182 87 64 176 125 257 196 90 79 198 142 280 231 44 48 107 75 145 130 45 65 117 105 160 176 41 68 97 128 146 189 48 60 93 125 138 188 62 85 105 184 156 277 34 62 68 123 99 187 43 90 102 171 148 262 29 57 73 106 101 165 30 63 63 129 95 194 30 61 60 122 90 184 28 57 56 115 85 173l18 37">
              <text:p/>
            </draw:path>
            <draw:path draw:style-name="gr31" draw:text-style-name="P8" draw:layer="layout" svg:width="4.629cm" svg:height="2.322cm" draw:transform="skewX (-0.000349065850398912) rotate (0.950331777710912) translate (21.3625865244865cm 14.9182779937558cm)" svg:viewBox="0 0 4630 2323" svg:d="M0 12c85 11 168-21 251-9 112 15 226 2 336 25 119 25 241 39 360 60 120 21 242 43 363 64 123 22 241 71 362 104 71 19 139 55 210 77 106 34 214 66 318 106 108 41 222 72 322 130 92 53 194 81 288 134 79 45 167 79 252 116 68 30 138 68 194 118 53 47 120 78 164 135 41 53 105 85 154 133 55 52 117 100 182 141 64 41 126 91 178 147 41 44 85 85 124 132 44 52 100 96 148 146 48 49 89 109 137 160 40 43 74 95 109 143s70 96 105 146l38 54 35 49">
              <text:p/>
            </draw:path>
            <draw:line draw:style-name="gr32" draw:text-style-name="P8" draw:layer="layout" svg:x1="21.362cm" svg:y1="12.2cm" svg:x2="21.362cm" svg:y2="15.73cm">
              <text:p/>
            </draw:line>
            <draw:line draw:style-name="gr32" draw:text-style-name="P8" draw:layer="layout" svg:x1="21.353cm" svg:y1="15.677cm" svg:x2="25.962cm" svg:y2="15.677cm">
              <text:p/>
            </draw:line>
            <draw:line draw:style-name="gr33" draw:text-style-name="P3" draw:layer="layout" svg:x1="18.562cm" svg:y1="12.7cm" svg:x2="19.262cm" svg:y2="12.7cm">
              <text:p/>
            </draw:line>
            <draw:line draw:style-name="gr33" draw:text-style-name="P3" draw:layer="layout" svg:x1="19.462cm" svg:y1="12.7cm" svg:x2="20.462cm" svg:y2="12.7cm">
              <text:p/>
            </draw:line>
            <draw:line draw:style-name="gr33" draw:text-style-name="P3" draw:layer="layout" svg:x1="18.562cm" svg:y1="13.2cm" svg:x2="19.262cm" svg:y2="13.2cm">
              <text:p/>
            </draw:line>
            <draw:line draw:style-name="gr33" draw:text-style-name="P3" draw:layer="layout" svg:x1="19.462cm" svg:y1="13.2cm" svg:x2="20.462cm" svg:y2="13.2cm">
              <text:p/>
            </draw:line>
            <draw:line draw:style-name="gr33" draw:text-style-name="P3" draw:layer="layout" svg:x1="18.562cm" svg:y1="13.7cm" svg:x2="19.262cm" svg:y2="13.7cm">
              <text:p/>
            </draw:line>
            <draw:line draw:style-name="gr33" draw:text-style-name="P3" draw:layer="layout" svg:x1="19.462cm" svg:y1="13.7cm" svg:x2="20.462cm" svg:y2="13.7cm">
              <text:p/>
            </draw:line>
            <draw:line draw:style-name="gr33" draw:text-style-name="P3" draw:layer="layout" svg:x1="18.562cm" svg:y1="14.2cm" svg:x2="19.262cm" svg:y2="14.2cm">
              <text:p/>
            </draw:line>
            <draw:line draw:style-name="gr33" draw:text-style-name="P3" draw:layer="layout" svg:x1="19.462cm" svg:y1="14.2cm" svg:x2="20.462cm" svg:y2="14.2cm">
              <text:p/>
            </draw:line>
          </draw:g>
          <draw:g>
            <draw:custom-shape draw:style-name="gr3" draw:text-style-name="P2" draw:layer="layout" svg:width="9cm" svg:height="5.8cm" svg:x="17.852cm" svg:y="4.228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5.995cm" svg:y1="4.99cm" svg:x2="26.395cm" svg:y2="4.59cm">
              <text:p/>
            </draw:line>
            <draw:line draw:style-name="gr9" draw:text-style-name="P3" draw:layer="layout" svg:x1="25.995cm" svg:y1="4.59cm" svg:x2="26.395cm" svg:y2="4.99cm">
              <text:p/>
            </draw:line>
            <draw:custom-shape draw:style-name="gr17" draw:text-style-name="P1" draw:layer="layout" svg:width="8.2cm" svg:height="4.5cm" svg:x="18.252cm" svg:y="5.128cm">
              <text:p/>
              <draw:enhanced-geometry svg:viewBox="0 0 21600 21600" draw:mirror-horizontal="false" draw:mirror-vertical="false" draw:type="rectangle" draw:enhanced-path="M 0 0 L 21600 0 21600 21600 0 21600 0 0 Z N"/>
            </draw:custom-shape>
            <draw:line draw:style-name="gr18" draw:text-style-name="P6" draw:layer="layout" svg:x1="18.452cm" svg:y1="5.528cm" svg:x2="19.852cm" svg:y2="5.528cm">
              <text:p/>
            </draw:line>
            <draw:line draw:style-name="gr18" draw:text-style-name="P6" draw:layer="layout" svg:x1="18.452cm" svg:y1="5.828cm" svg:x2="19.552cm" svg:y2="5.828cm">
              <text:p/>
            </draw:line>
            <draw:line draw:style-name="gr12" draw:text-style-name="P3" draw:layer="layout" svg:x1="18.452cm" svg:y1="6.128cm" svg:x2="19.452cm" svg:y2="6.128cm">
              <text:p/>
            </draw:line>
            <draw:line draw:style-name="gr12" draw:text-style-name="P3" draw:layer="layout" svg:x1="18.452cm" svg:y1="8.828cm" svg:x2="19.552cm" svg:y2="8.828cm">
              <text:p/>
            </draw:line>
            <draw:line draw:style-name="gr18" draw:text-style-name="P6" draw:layer="layout" svg:x1="18.452cm" svg:y1="8.528cm" svg:x2="19.152cm" svg:y2="8.528cm">
              <text:p/>
            </draw:line>
            <draw:line draw:style-name="gr19" draw:text-style-name="P3" draw:layer="layout" svg:x1="18.452cm" svg:y1="7.928cm" svg:x2="19.252cm" svg:y2="7.928cm">
              <text:p/>
            </draw:line>
            <draw:line draw:style-name="gr18" draw:text-style-name="P6" draw:layer="layout" svg:x1="18.452cm" svg:y1="7.328cm" svg:x2="19.352cm" svg:y2="7.328cm">
              <text:p/>
            </draw:line>
            <draw:line draw:style-name="gr18" draw:text-style-name="P6" draw:layer="layout" svg:x1="18.452cm" svg:y1="6.728cm" svg:x2="19.552cm" svg:y2="6.728cm">
              <text:p/>
            </draw:line>
            <draw:line draw:style-name="gr20" draw:text-style-name="P6" draw:layer="layout" svg:x1="18.452cm" svg:y1="7.628cm" svg:x2="19.152cm" svg:y2="7.628cm">
              <text:p/>
            </draw:line>
            <draw:line draw:style-name="gr21" draw:text-style-name="P6" draw:layer="layout" svg:x1="18.452cm" svg:y1="8.228cm" svg:x2="19.552cm" svg:y2="8.228cm">
              <text:p/>
            </draw:line>
            <draw:line draw:style-name="gr12" draw:text-style-name="P3" draw:layer="layout" svg:x1="18.452cm" svg:y1="7.028cm" svg:x2="19.852cm" svg:y2="7.028cm">
              <text:p/>
            </draw:line>
            <draw:line draw:style-name="gr13" draw:text-style-name="P3" draw:layer="layout" svg:x1="18.452cm" svg:y1="6.428cm" svg:x2="19.152cm" svg:y2="6.428cm">
              <text:p/>
            </draw:line>
            <draw:line draw:style-name="gr15" draw:text-style-name="P3" draw:layer="layout" svg:x1="20.452cm" svg:y1="4.728cm" svg:x2="23.852cm" svg:y2="4.728cm">
              <text:p/>
            </draw:line>
            <draw:line draw:style-name="gr18" draw:text-style-name="P6" draw:layer="layout" svg:x1="19.952cm" svg:y1="5.528cm" svg:x2="20.652cm" svg:y2="5.528cm">
              <text:p/>
            </draw:line>
            <draw:line draw:style-name="gr18" draw:text-style-name="P6" draw:layer="layout" svg:x1="19.652cm" svg:y1="5.828cm" svg:x2="19.952cm" svg:y2="5.828cm">
              <text:p/>
            </draw:line>
            <draw:line draw:style-name="gr12" draw:text-style-name="P3" draw:layer="layout" svg:x1="19.552cm" svg:y1="6.128cm" svg:x2="20.352cm" svg:y2="6.128cm">
              <text:p/>
            </draw:line>
            <draw:line draw:style-name="gr12" draw:text-style-name="P3" draw:layer="layout" svg:x1="19.652cm" svg:y1="8.828cm" svg:x2="19.952cm" svg:y2="8.828cm">
              <text:p/>
            </draw:line>
            <draw:line draw:style-name="gr18" draw:text-style-name="P6" draw:layer="layout" svg:x1="19.252cm" svg:y1="8.528cm" svg:x2="20.352cm" svg:y2="8.528cm">
              <text:p/>
            </draw:line>
            <draw:line draw:style-name="gr19" draw:text-style-name="P3" draw:layer="layout" svg:x1="20.352cm" svg:y1="7.928cm" svg:x2="20.652cm" svg:y2="7.928cm">
              <text:p/>
            </draw:line>
            <draw:line draw:style-name="gr18" draw:text-style-name="P6" draw:layer="layout" svg:x1="19.252cm" svg:y1="7.628cm" svg:x2="20.152cm" svg:y2="7.628cm">
              <text:p/>
            </draw:line>
            <draw:line draw:style-name="gr14" draw:text-style-name="P3" draw:layer="layout" svg:x1="19.252cm" svg:y1="6.428cm" svg:x2="19.752cm" svg:y2="6.428cm">
              <text:p/>
            </draw:line>
            <draw:line draw:style-name="gr18" draw:text-style-name="P6" draw:layer="layout" svg:x1="20.752cm" svg:y1="5.528cm" svg:x2="22.952cm" svg:y2="5.528cm">
              <text:p/>
            </draw:line>
            <draw:line draw:style-name="gr18" draw:text-style-name="P6" draw:layer="layout" svg:x1="20.052cm" svg:y1="5.828cm" svg:x2="20.452cm" svg:y2="5.828cm">
              <text:p/>
            </draw:line>
            <draw:line draw:style-name="gr12" draw:text-style-name="P3" draw:layer="layout" svg:x1="20.452cm" svg:y1="6.128cm" svg:x2="20.852cm" svg:y2="6.128cm">
              <text:p/>
            </draw:line>
            <draw:line draw:style-name="gr12" draw:text-style-name="P3" draw:layer="layout" svg:x1="20.052cm" svg:y1="8.828cm" svg:x2="20.952cm" svg:y2="8.828cm">
              <text:p/>
            </draw:line>
            <draw:line draw:style-name="gr18" draw:text-style-name="P6" draw:layer="layout" svg:x1="21.252cm" svg:y1="8.528cm" svg:x2="21.952cm" svg:y2="8.528cm">
              <text:p/>
            </draw:line>
            <draw:line draw:style-name="gr19" draw:text-style-name="P3" draw:layer="layout" svg:x1="20.752cm" svg:y1="7.928cm" svg:x2="21.452cm" svg:y2="7.928cm">
              <text:p/>
            </draw:line>
            <draw:line draw:style-name="gr18" draw:text-style-name="P6" draw:layer="layout" svg:x1="20.252cm" svg:y1="7.628cm" svg:x2="20.952cm" svg:y2="7.628cm">
              <text:p/>
            </draw:line>
            <draw:line draw:style-name="gr14" draw:text-style-name="P3" draw:layer="layout" svg:x1="19.852cm" svg:y1="6.428cm" svg:x2="20.852cm" svg:y2="6.428cm">
              <text:p/>
            </draw:line>
            <draw:line draw:style-name="gr18" draw:text-style-name="P6" draw:layer="layout" svg:x1="20.552cm" svg:y1="5.828cm" svg:x2="21.252cm" svg:y2="5.828cm">
              <text:p/>
            </draw:line>
            <draw:line draw:style-name="gr14" draw:text-style-name="P3" draw:layer="layout" svg:x1="20.952cm" svg:y1="6.428cm" svg:x2="21.652cm" svg:y2="6.428cm">
              <text:p/>
            </draw:line>
            <draw:line draw:style-name="gr12" draw:text-style-name="P3" draw:layer="layout" svg:x1="21.052cm" svg:y1="7.628cm" svg:x2="22.152cm" svg:y2="7.628cm">
              <text:p/>
            </draw:line>
            <draw:line draw:style-name="gr14" draw:text-style-name="P3" draw:layer="layout" svg:x1="19.852cm" svg:y1="6.428cm" svg:x2="20.852cm" svg:y2="6.428cm">
              <text:p/>
            </draw:line>
            <draw:line draw:style-name="gr14" draw:text-style-name="P3" draw:layer="layout" svg:x1="23.152cm" svg:y1="6.428cm" svg:x2="23.452cm" svg:y2="6.428cm">
              <text:p/>
            </draw:line>
            <draw:line draw:style-name="gr14" draw:text-style-name="P3" draw:layer="layout" svg:x1="21.752cm" svg:y1="6.428cm" svg:x2="23.052cm" svg:y2="6.428cm">
              <text:p/>
            </draw:line>
            <draw:line draw:style-name="gr12" draw:text-style-name="P3" draw:layer="layout" svg:x1="20.952cm" svg:y1="6.128cm" svg:x2="21.352cm" svg:y2="6.128cm">
              <text:p/>
            </draw:line>
            <draw:line draw:style-name="gr12" draw:text-style-name="P3" draw:layer="layout" svg:x1="21.452cm" svg:y1="6.128cm" svg:x2="21.952cm" svg:y2="6.128cm">
              <text:p/>
            </draw:line>
            <draw:line draw:style-name="gr12" draw:text-style-name="P3" draw:layer="layout" svg:x1="22.052cm" svg:y1="6.128cm" svg:x2="22.452cm" svg:y2="6.128cm">
              <text:p/>
            </draw:line>
            <draw:line draw:style-name="gr12" draw:text-style-name="P3" draw:layer="layout" svg:x1="22.252cm" svg:y1="7.628cm" svg:x2="22.452cm" svg:y2="7.628cm">
              <text:p/>
            </draw:line>
            <draw:line draw:style-name="gr12" draw:text-style-name="P3" draw:layer="layout" svg:x1="22.552cm" svg:y1="7.628cm" svg:x2="22.952cm" svg:y2="7.628cm">
              <text:p/>
            </draw:line>
            <draw:line draw:style-name="gr12" draw:text-style-name="P3" draw:layer="layout" svg:x1="23.052cm" svg:y1="7.628cm" svg:x2="24.552cm" svg:y2="7.628cm">
              <text:p/>
            </draw:line>
            <draw:line draw:style-name="gr12" draw:text-style-name="P3" draw:layer="layout" svg:x1="24.652cm" svg:y1="7.628cm" svg:x2="25.052cm" svg:y2="7.628cm">
              <text:p/>
            </draw:line>
            <draw:line draw:style-name="gr12" draw:text-style-name="P3" draw:layer="layout" svg:x1="25.152cm" svg:y1="7.628cm" svg:x2="25.552cm" svg:y2="7.628cm">
              <text:p/>
            </draw:line>
            <draw:line draw:style-name="gr18" draw:text-style-name="P6" draw:layer="layout" svg:x1="19.852cm" svg:y1="7.928cm" svg:x2="20.252cm" svg:y2="7.928cm">
              <text:p/>
            </draw:line>
            <draw:line draw:style-name="gr18" draw:text-style-name="P6" draw:layer="layout" svg:x1="19.352cm" svg:y1="7.928cm" svg:x2="19.752cm" svg:y2="7.928cm">
              <text:p/>
            </draw:line>
            <draw:line draw:style-name="gr18" draw:text-style-name="P6" draw:layer="layout" svg:x1="19.652cm" svg:y1="6.728cm" svg:x2="19.952cm" svg:y2="6.728cm">
              <text:p/>
            </draw:line>
            <draw:line draw:style-name="gr12" draw:text-style-name="P3" draw:layer="layout" svg:x1="20.452cm" svg:y1="8.528cm" svg:x2="20.652cm" svg:y2="8.528cm">
              <text:p/>
            </draw:line>
            <draw:line draw:style-name="gr12" draw:text-style-name="P3" draw:layer="layout" svg:x1="20.752cm" svg:y1="8.528cm" svg:x2="21.152cm" svg:y2="8.528cm">
              <text:p/>
            </draw:line>
            <draw:line draw:style-name="gr12" draw:text-style-name="P3" draw:layer="layout" svg:x1="21.052cm" svg:y1="8.828cm" svg:x2="22.152cm" svg:y2="8.828cm">
              <text:p/>
            </draw:line>
            <draw:line draw:style-name="gr13" draw:text-style-name="P3" draw:layer="layout" svg:x1="18.452cm" svg:y1="9.128cm" svg:x2="19.152cm" svg:y2="9.128cm">
              <text:p/>
            </draw:line>
            <draw:line draw:style-name="gr14" draw:text-style-name="P3" draw:layer="layout" svg:x1="19.252cm" svg:y1="9.128cm" svg:x2="19.752cm" svg:y2="9.128cm">
              <text:p/>
            </draw:line>
            <draw:line draw:style-name="gr14" draw:text-style-name="P3" draw:layer="layout" svg:x1="20.952cm" svg:y1="9.128cm" svg:x2="21.652cm" svg:y2="9.128cm">
              <text:p/>
            </draw:line>
            <draw:line draw:style-name="gr14" draw:text-style-name="P3" draw:layer="layout" svg:x1="19.852cm" svg:y1="9.128cm" svg:x2="20.852cm" svg:y2="9.128cm">
              <text:p/>
            </draw:line>
            <draw:line draw:style-name="gr14" draw:text-style-name="P3" draw:layer="layout" svg:x1="21.752cm" svg:y1="9.128cm" svg:x2="23.052cm" svg:y2="9.128cm">
              <text:p/>
            </draw:line>
          </draw:g>
          <draw:frame draw:style-name="gr34" draw:text-style-name="P5" draw:layer="layout" svg:width="9cm" svg:height="1.415cm" svg:x="4cm" svg:y="6.63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frame draw:style-name="gr35" draw:text-style-name="P11" draw:layer="layout" svg:width="8.262cm" svg:height="5.7cm" svg:x="9.355cm" svg:y="4.3cm">
            <draw:text-box>
              <text:p text:style-name="P10"><text:span text:style-name="T3">4</text:span><text:span text:style-name="T3">d</text:span><text:span text:style-name="T3">i</text:span><text:span text:style-name="T3">a</text:span><text:span text:style-name="T3">c</text:span><text:span text:style-name="T3"> </text:span><text:span text:style-name="T3">F</text:span><text:span text:style-name="T3">O</text:span><text:span text:style-name="T3">R</text:span><text:span text:style-name="T3">T</text:span><text:span text:style-name="T3">E</text:span></text:p>
              <text:p text:style-name="P10"><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text:span><text:span text:style-name="T4">6</text:span><text:span text:style-name="T4">1</text:span><text:span text:style-name="T4">4</text:span><text:span text:style-name="T4">9</text:span><text:span text:style-name="T4">9</text:span></text:p>
            </draw:text-box>
          </draw:frame>
          <draw:frame draw:style-name="gr36" draw:text-style-name="P11" draw:layer="layout" svg:width="7.1cm" svg:height="5.7cm" svg:x="10.555cm" svg:y="10.9cm">
            <draw:text-box>
              <text:p text:style-name="P10"><text:span text:style-name="T3">F</text:span><text:span text:style-name="T3">B</text:span><text:span text:style-name="T3">R</text:span><text:span text:style-name="T3">T</text:span></text:p>
              <text:p text:style-name="P10"><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text:span><text:span text:style-name="T4">6</text:span><text:span text:style-name="T4">1</text:span><text:span text:style-name="T4">5</text:span><text:span text:style-name="T4">0</text:span><text:span text:style-name="T4">5</text:span></text:p>
            </draw:text-box>
          </draw:frame>
          <draw:g>
            <draw:line draw:style-name="gr24" draw:text-style-name="P8" draw:layer="layout" svg:x1="13.786cm" svg:y1="10.402cm" svg:x2="15.733cm" svg:y2="10.402cm">
              <text:p/>
            </draw:line>
            <draw:line draw:style-name="gr24" draw:text-style-name="P12" draw:layer="layout" svg:x1="16.9cm" svg:y1="9.1cm" svg:x2="15.523cm" svg:y2="10.477cm">
              <text:p/>
            </draw:line>
            <draw:line draw:style-name="gr24" draw:text-style-name="P12" draw:layer="layout" svg:x1="16.9cm" svg:y1="11.709cm" svg:x2="15.523cm" svg:y2="10.332cm">
              <text:p/>
            </draw:line>
          </draw:g>
          <draw:path draw:style-name="gr1" draw:text-style-name="P1" draw:layer="layout" svg:width="3.999cm" svg:height="2.379cm" svg:x="13.413cm" svg:y="17.442cm" svg:viewBox="0 0 4000 2380" svg:d="M4000 2380h-4000l606-2377h2789zM4000 2380zM0 0z">
            <text:p/>
          </draw:path>
          <draw:path draw:style-name="gr1" draw:text-style-name="P1" draw:layer="layout" svg:width="15.712cm" svg:height="0.851cm" svg:x="7.491cm" svg:y="19.048cm" svg:viewBox="0 0 15713 852" svg:d="M15713 852h-15713l2440-852h10833zM15713 852zM0 0z">
            <text:p/>
          </draw:path>
        </draw:g>
      </draw:page>
      <draw:page draw:name="page3" draw:style-name="dp1" draw:master-page-name="Standard">
        <draw:line draw:style-name="gr23" draw:text-style-name="P8" draw:layer="layout" svg:x1="21.294cm" svg:y1="-1.094cm" svg:x2="21.294cm" svg:y2="-3.906cm">
          <text:p/>
        </draw:line>
        <draw:line draw:style-name="gr23" draw:text-style-name="P8" draw:layer="layout" svg:x1="23.1cm" svg:y1="-2.3cm" svg:x2="25.912cm" svg:y2="-2.3cm">
          <text:p/>
        </draw:line>
        <draw:g>
          <draw:line draw:style-name="gr24" draw:text-style-name="P8" draw:layer="layout" svg:x1="1.3cm" svg:y1="-2.407cm" svg:x2="3.247cm" svg:y2="-2.407cm">
            <text:p/>
          </draw:line>
          <draw:line draw:style-name="gr24" draw:text-style-name="P12" draw:layer="layout" svg:x1="4.414cm" svg:y1="-3.709cm" svg:x2="3.037cm" svg:y2="-2.332cm">
            <text:p/>
          </draw:line>
          <draw:line draw:style-name="gr24" draw:text-style-name="P12" draw:layer="layout" svg:x1="4.414cm" svg:y1="-1.1cm" svg:x2="3.037cm" svg:y2="-2.477cm">
            <text:p/>
          </draw:line>
        </draw:g>
        <draw:g>
          <draw:line draw:style-name="gr24" draw:text-style-name="P12" draw:layer="layout" svg:x1="6.13cm" svg:y1="-3.7cm" svg:x2="7.5cm" svg:y2="-2.329cm">
            <text:p/>
          </draw:line>
          <draw:line draw:style-name="gr37" draw:text-style-name="P12" draw:layer="layout" svg:x1="6.727cm" svg:y1="-1.7cm" svg:x2="7.5cm" svg:y2="-2.474cm">
            <text:p/>
          </draw:line>
        </draw:g>
        <draw:line draw:style-name="gr38" draw:text-style-name="P8" draw:layer="layout" svg:x1="13.496cm" svg:y1="-2.282cm" svg:x2="14.3cm" svg:y2="-2.3cm">
          <text:p/>
        </draw:line>
        <draw:g>
          <draw:path draw:style-name="gr2" draw:text-style-name="P1" draw:layer="layout" svg:width="26.299cm" svg:height="14.068cm" svg:x="1.5cm" svg:y="3.4cm" svg:viewBox="0 0 26300 14069" svg:d="M1545 0c-770 0-1545 643-1545 1283v11504c0 643 775 1282 1545 1282h23210c770 0 1545-639 1545-1282v-11504c0-640-775-1283-1545-1283z">
            <text:p/>
          </draw:path>
          <draw:g>
            <draw:custom-shape draw:style-name="gr3" draw:text-style-name="P2" draw:layer="layout" svg:width="9cm" svg:height="5.8cm" svg:x="2.401cm" svg:y="7.856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4.901cm" svg:y="8.756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6.551cm" svg:y="9.406cm" svg:viewBox="0 0 700 1000" draw:points="0,0 700,0 700,200 600,200 600,300 700,300 700,1000 0,1000 0,300 100,300 100,200 0,200">
                  <text:p/>
                </draw:polygon>
                <draw:polygon draw:style-name="gr5" draw:text-style-name="P2" draw:layer="layout" svg:width="0.699cm" svg:height="0.999cm" svg:x="5.351cm" svg:y="9.406cm" svg:viewBox="0 0 700 1000" draw:points="0,0 700,0 700,200 600,200 600,300 700,300 700,1000 0,1000 0,300 100,300 100,200 0,200">
                  <text:p/>
                </draw:polygon>
                <draw:polygon draw:style-name="gr5" draw:text-style-name="P2" draw:layer="layout" svg:width="0.699cm" svg:height="0.999cm" svg:x="7.651cm" svg:y="9.206cm" svg:viewBox="0 0 700 1000" draw:points="0,0 700,0 700,200 600,200 600,300 700,300 700,1000 0,1000 0,300 100,300 100,200 0,200">
                  <text:p/>
                </draw:polygon>
                <draw:polygon draw:style-name="gr5" draw:text-style-name="P2" draw:layer="layout" svg:width="0.699cm" svg:height="0.999cm" svg:x="9.851cm" svg:y="9.406cm" svg:viewBox="0 0 700 1000" draw:points="0,0 700,0 700,200 600,200 600,300 700,300 700,1000 0,1000 0,300 100,300 100,200 0,200">
                  <text:p/>
                </draw:polygon>
                <draw:polygon draw:style-name="gr5" draw:text-style-name="P2" draw:layer="layout" svg:width="0.699cm" svg:height="0.999cm" svg:x="8.751cm" svg:y="9.406cm" svg:viewBox="0 0 700 1000" draw:points="0,0 700,0 700,200 600,200 600,300 700,300 700,1000 0,1000 0,300 100,300 100,200 0,200">
                  <text:p/>
                </draw:polygon>
                <draw:polyline draw:style-name="gr6" draw:text-style-name="P3" draw:layer="layout" svg:width="1.699cm" svg:height="0.199cm" svg:x="5.951cm" svg:y="9.306cm" svg:viewBox="0 0 1700 200" draw:points="0,200 400,200 400,0 1700,0">
                  <text:p/>
                </draw:polyline>
                <draw:polyline draw:style-name="gr6" draw:text-style-name="P3" draw:layer="layout" svg:width="0.499cm" svg:height="0.199cm" svg:x="8.251cm" svg:y="9.306cm" svg:viewBox="0 0 500 200" draw:points="0,0 300,0 300,200 500,200">
                  <text:p/>
                </draw:polyline>
                <draw:polyline draw:style-name="gr6" draw:text-style-name="P3" draw:layer="layout" svg:width="0.499cm" svg:height="0.199cm" svg:x="8.251cm" svg:y="9.706cm" svg:viewBox="0 0 500 200" draw:points="0,0 300,0 300,200 500,200">
                  <text:p/>
                </draw:polyline>
                <draw:polyline draw:style-name="gr6" draw:text-style-name="P3" draw:layer="layout" svg:width="0.599cm" svg:height="0.199cm" svg:x="8.151cm" svg:y="9.906cm" svg:viewBox="0 0 600 200" draw:points="0,0 300,0 300,200 600,200">
                  <text:p/>
                </draw:polyline>
                <draw:line draw:style-name="gr6" draw:text-style-name="P3" draw:layer="layout" svg:x1="5.751cm" svg:y1="10.106cm" svg:x2="6.551cm" svg:y2="10.106cm">
                  <text:p/>
                </draw:line>
                <draw:polyline draw:style-name="gr6" draw:text-style-name="P3" draw:layer="layout" svg:width="0.499cm" svg:height="0.199cm" svg:x="7.151cm" svg:y="9.706cm" svg:viewBox="0 0 500 200" draw:points="0,200 200,200 200,0 500,0">
                  <text:p/>
                </draw:polyline>
                <draw:line draw:style-name="gr6" draw:text-style-name="P3" draw:layer="layout" svg:x1="5.751cm" svg:y1="10.306cm" svg:x2="6.551cm" svg:y2="10.306cm">
                  <text:p/>
                </draw:line>
                <draw:line draw:style-name="gr6" draw:text-style-name="P3" draw:layer="layout" svg:x1="5.751cm" svg:y1="9.906cm" svg:x2="6.551cm" svg:y2="9.906cm">
                  <text:p/>
                </draw:line>
                <draw:line draw:style-name="gr6" draw:text-style-name="P3" draw:layer="layout" svg:x1="5.851cm" svg:y1="9.506cm" svg:x2="6.651cm" svg:y2="9.506cm">
                  <text:p/>
                </draw:line>
                <draw:polyline draw:style-name="gr6" draw:text-style-name="P3" draw:layer="layout" svg:width="0.499cm" svg:height="0.199cm" svg:x="7.151cm" svg:y="9.906cm" svg:viewBox="0 0 500 200" draw:points="0,200 300,200 300,0 500,0">
                  <text:p/>
                </draw:polyline>
                <draw:line draw:style-name="gr6" draw:text-style-name="P3" draw:layer="layout" svg:x1="7.151cm" svg:y1="10.306cm" svg:x2="8.851cm" svg:y2="10.306cm">
                  <text:p/>
                </draw:line>
                <draw:line draw:style-name="gr6" draw:text-style-name="P3" draw:layer="layout" svg:x1="9.151cm" svg:y1="10.106cm" svg:x2="9.951cm" svg:y2="10.106cm">
                  <text:p/>
                </draw:line>
                <draw:line draw:style-name="gr6" draw:text-style-name="P3" draw:layer="layout" svg:x1="9.151cm" svg:y1="10.306cm" svg:x2="9.951cm" svg:y2="10.306cm">
                  <text:p/>
                </draw:line>
                <draw:line draw:style-name="gr6" draw:text-style-name="P3" draw:layer="layout" svg:x1="9.151cm" svg:y1="9.906cm" svg:x2="9.951cm" svg:y2="9.906cm">
                  <text:p/>
                </draw:line>
                <draw:line draw:style-name="gr6" draw:text-style-name="P3" draw:layer="layout" svg:x1="9.251cm" svg:y1="9.506cm" svg:x2="10.051cm" svg:y2="9.506cm">
                  <text:p/>
                </draw:line>
              </draw:g>
            </draw:g>
            <draw:g>
              <draw:custom-shape draw:style-name="gr4" draw:text-style-name="P1" draw:layer="layout" svg:width="6.1cm" svg:height="2.1cm" svg:x="4.901cm" svg:y="11.156cm">
                <text:p/>
                <draw:enhanced-geometry svg:viewBox="0 0 21600 21600" draw:mirror-horizontal="false" draw:mirror-vertical="false" draw:type="rectangle" draw:enhanced-path="M 0 0 L 21600 0 21600 21600 0 21600 0 0 Z N"/>
              </draw:custom-shape>
              <draw:g>
                <draw:line draw:style-name="gr7" draw:text-style-name="P3" draw:layer="layout" svg:x1="5.301cm" svg:y1="12.206cm" svg:x2="10.601cm" svg:y2="12.206cm">
                  <text:p/>
                </draw:line>
                <draw:custom-shape draw:style-name="gr8" draw:text-style-name="P2" draw:layer="layout" svg:width="1.1cm" svg:height="0.4cm" svg:x="6.701cm" svg:y="12.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8.101cm" svg:y="12.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5.301cm" svg:y="12.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5.851cm" svg:y1="12.706cm" svg:x2="5.851cm" svg:y2="12.206cm">
                    <text:p/>
                  </draw:line>
                </draw:g>
                <draw:line draw:style-name="gr7" draw:text-style-name="P3" draw:layer="layout" svg:x1="7.251cm" svg:y1="12.706cm" svg:x2="7.251cm" svg:y2="12.206cm">
                  <text:p/>
                </draw:line>
                <draw:line draw:style-name="gr7" draw:text-style-name="P3" draw:layer="layout" svg:x1="8.651cm" svg:y1="12.706cm" svg:x2="8.651cm" svg:y2="12.206cm">
                  <text:p/>
                </draw:line>
                <draw:g>
                  <draw:custom-shape draw:style-name="gr8" draw:text-style-name="P2" draw:layer="layout" svg:width="1.1cm" svg:height="0.4cm" svg:x="9.501cm" svg:y="12.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0.051cm" svg:y1="12.706cm" svg:x2="10.051cm" svg:y2="12.206cm">
                    <text:p/>
                  </draw:line>
                </draw:g>
                <draw:g>
                  <draw:custom-shape draw:style-name="gr8" draw:text-style-name="P2" draw:layer="layout" svg:width="1.1cm" svg:height="0.4cm" svg:x="7.401cm" svg:y="11.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7.951cm" svg:y1="12.206cm" svg:x2="7.951cm" svg:y2="11.506cm">
                    <text:p/>
                  </draw:line>
                </draw:g>
                <draw:g>
                  <draw:custom-shape draw:style-name="gr8" draw:text-style-name="P2" draw:layer="layout" svg:width="1.1cm" svg:height="0.4cm" svg:x="6.001cm" svg:y="11.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6.551cm" svg:y1="12.206cm" svg:x2="6.551cm" svg:y2="11.506cm">
                    <text:p/>
                  </draw:line>
                </draw:g>
                <draw:g>
                  <draw:custom-shape draw:style-name="gr8" draw:text-style-name="P2" draw:layer="layout" svg:width="1.1cm" svg:height="0.4cm" svg:x="8.801cm" svg:y="11.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9.351cm" svg:y1="12.206cm" svg:x2="9.351cm" svg:y2="11.506cm">
                    <text:p/>
                  </draw:line>
                </draw:g>
              </draw:g>
            </draw:g>
            <draw:g>
              <draw:line draw:style-name="gr9" draw:text-style-name="P3" draw:layer="layout" svg:x1="10.544cm" svg:y1="8.618cm" svg:x2="10.944cm" svg:y2="8.218cm">
                <text:p/>
              </draw:line>
              <draw:line draw:style-name="gr9" draw:text-style-name="P3" draw:layer="layout" svg:x1="10.544cm" svg:y1="8.218cm" svg:x2="10.944cm" svg:y2="8.618cm">
                <text:p/>
              </draw:line>
            </draw:g>
            <draw:g>
              <draw:custom-shape draw:style-name="gr10" draw:text-style-name="P1" draw:layer="layout" svg:width="1.8cm" svg:height="4.5cm" svg:x="2.801cm" svg:y="8.756cm">
                <text:p/>
                <draw:enhanced-geometry svg:viewBox="0 0 21600 21600" draw:mirror-horizontal="false" draw:mirror-vertical="false" draw:type="rectangle" draw:enhanced-path="M 0 0 L 21600 0 21600 21600 0 21600 0 0 Z N"/>
              </draw:custom-shape>
              <draw:line draw:style-name="gr11" draw:text-style-name="P3" draw:layer="layout" svg:x1="3.001cm" svg:y1="9.156cm" svg:x2="4.401cm" svg:y2="9.156cm">
                <text:p/>
              </draw:line>
              <draw:line draw:style-name="gr12" draw:text-style-name="P3" draw:layer="layout" svg:x1="3.301cm" svg:y1="9.456cm" svg:x2="4.401cm" svg:y2="9.456cm">
                <text:p/>
              </draw:line>
              <draw:line draw:style-name="gr13" draw:text-style-name="P3" draw:layer="layout" svg:x1="3.301cm" svg:y1="9.756cm" svg:x2="4.401cm" svg:y2="9.756cm">
                <text:p/>
              </draw:line>
              <draw:line draw:style-name="gr13" draw:text-style-name="P3" draw:layer="layout" svg:x1="3.301cm" svg:y1="12.456cm" svg:x2="4.401cm" svg:y2="12.456cm">
                <text:p/>
              </draw:line>
              <draw:line draw:style-name="gr14" draw:text-style-name="P3" draw:layer="layout" svg:x1="3.701cm" svg:y1="12.156cm" svg:x2="4.401cm" svg:y2="12.156cm">
                <text:p/>
              </draw:line>
              <draw:line draw:style-name="gr11" draw:text-style-name="P3" draw:layer="layout" svg:x1="3.701cm" svg:y1="11.556cm" svg:x2="4.401cm" svg:y2="11.556cm">
                <text:p/>
              </draw:line>
              <draw:line draw:style-name="gr13" draw:text-style-name="P3" draw:layer="layout" svg:x1="3.301cm" svg:y1="10.956cm" svg:x2="4.401cm" svg:y2="10.956cm">
                <text:p/>
              </draw:line>
              <draw:line draw:style-name="gr12" draw:text-style-name="P3" draw:layer="layout" svg:x1="3.301cm" svg:y1="10.356cm" svg:x2="4.401cm" svg:y2="10.356cm">
                <text:p/>
              </draw:line>
              <draw:line draw:style-name="gr12" draw:text-style-name="P3" draw:layer="layout" svg:x1="3.701cm" svg:y1="11.256cm" svg:x2="4.401cm" svg:y2="11.256cm">
                <text:p/>
              </draw:line>
              <draw:line draw:style-name="gr12" draw:text-style-name="P3" draw:layer="layout" svg:x1="3.301cm" svg:y1="11.856cm" svg:x2="4.401cm" svg:y2="11.856cm">
                <text:p/>
              </draw:line>
              <draw:line draw:style-name="gr11" draw:text-style-name="P3" draw:layer="layout" svg:x1="3.001cm" svg:y1="10.656cm" svg:x2="4.401cm" svg:y2="10.656cm">
                <text:p/>
              </draw:line>
              <draw:line draw:style-name="gr14" draw:text-style-name="P3" draw:layer="layout" svg:x1="3.701cm" svg:y1="10.056cm" svg:x2="4.401cm" svg:y2="10.056cm">
                <text:p/>
              </draw:line>
            </draw:g>
            <draw:line draw:style-name="gr15" draw:text-style-name="P3" draw:layer="layout" svg:x1="5.001cm" svg:y1="8.356cm" svg:x2="8.401cm" svg:y2="8.356cm">
              <text:p/>
            </draw:line>
          </draw:g>
          <draw:g>
            <draw:custom-shape draw:style-name="gr3" draw:text-style-name="P2" draw:layer="layout" svg:width="9cm" svg:height="5.8cm" svg:x="16.253cm" svg:y="10.829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4.396cm" svg:y1="11.591cm" svg:x2="24.796cm" svg:y2="11.191cm">
              <text:p/>
            </draw:line>
            <draw:line draw:style-name="gr9" draw:text-style-name="P3" draw:layer="layout" svg:x1="24.396cm" svg:y1="11.191cm" svg:x2="24.796cm" svg:y2="11.591cm">
              <text:p/>
            </draw:line>
            <draw:custom-shape draw:style-name="gr17" draw:text-style-name="P1" draw:layer="layout" svg:width="8.2cm" svg:height="4.5cm" svg:x="16.653cm" svg:y="11.729cm">
              <text:p/>
              <draw:enhanced-geometry svg:viewBox="0 0 21600 21600" draw:mirror-horizontal="false" draw:mirror-vertical="false" draw:type="rectangle" draw:enhanced-path="M 0 0 L 21600 0 21600 21600 0 21600 0 0 Z N"/>
            </draw:custom-shape>
            <draw:line draw:style-name="gr18" draw:text-style-name="P6" draw:layer="layout" svg:x1="16.853cm" svg:y1="12.129cm" svg:x2="18.253cm" svg:y2="12.129cm">
              <text:p/>
            </draw:line>
            <draw:line draw:style-name="gr18" draw:text-style-name="P6" draw:layer="layout" svg:x1="16.853cm" svg:y1="12.429cm" svg:x2="17.953cm" svg:y2="12.429cm">
              <text:p/>
            </draw:line>
            <draw:line draw:style-name="gr12" draw:text-style-name="P3" draw:layer="layout" svg:x1="16.853cm" svg:y1="12.729cm" svg:x2="17.853cm" svg:y2="12.729cm">
              <text:p/>
            </draw:line>
            <draw:line draw:style-name="gr12" draw:text-style-name="P3" draw:layer="layout" svg:x1="16.853cm" svg:y1="15.429cm" svg:x2="17.953cm" svg:y2="15.429cm">
              <text:p/>
            </draw:line>
            <draw:line draw:style-name="gr18" draw:text-style-name="P6" draw:layer="layout" svg:x1="16.853cm" svg:y1="15.129cm" svg:x2="17.553cm" svg:y2="15.129cm">
              <text:p/>
            </draw:line>
            <draw:line draw:style-name="gr19" draw:text-style-name="P3" draw:layer="layout" svg:x1="16.853cm" svg:y1="14.529cm" svg:x2="17.653cm" svg:y2="14.529cm">
              <text:p/>
            </draw:line>
            <draw:line draw:style-name="gr18" draw:text-style-name="P6" draw:layer="layout" svg:x1="16.853cm" svg:y1="13.929cm" svg:x2="17.753cm" svg:y2="13.929cm">
              <text:p/>
            </draw:line>
            <draw:line draw:style-name="gr18" draw:text-style-name="P6" draw:layer="layout" svg:x1="16.853cm" svg:y1="13.329cm" svg:x2="17.953cm" svg:y2="13.329cm">
              <text:p/>
            </draw:line>
            <draw:line draw:style-name="gr20" draw:text-style-name="P6" draw:layer="layout" svg:x1="16.853cm" svg:y1="14.229cm" svg:x2="17.553cm" svg:y2="14.229cm">
              <text:p/>
            </draw:line>
            <draw:line draw:style-name="gr21" draw:text-style-name="P6" draw:layer="layout" svg:x1="16.853cm" svg:y1="14.829cm" svg:x2="17.953cm" svg:y2="14.829cm">
              <text:p/>
            </draw:line>
            <draw:line draw:style-name="gr12" draw:text-style-name="P3" draw:layer="layout" svg:x1="16.853cm" svg:y1="13.629cm" svg:x2="18.253cm" svg:y2="13.629cm">
              <text:p/>
            </draw:line>
            <draw:line draw:style-name="gr13" draw:text-style-name="P3" draw:layer="layout" svg:x1="16.853cm" svg:y1="13.029cm" svg:x2="17.553cm" svg:y2="13.029cm">
              <text:p/>
            </draw:line>
            <draw:line draw:style-name="gr15" draw:text-style-name="P3" draw:layer="layout" svg:x1="18.853cm" svg:y1="11.329cm" svg:x2="22.253cm" svg:y2="11.329cm">
              <text:p/>
            </draw:line>
            <draw:line draw:style-name="gr18" draw:text-style-name="P6" draw:layer="layout" svg:x1="18.353cm" svg:y1="12.129cm" svg:x2="19.053cm" svg:y2="12.129cm">
              <text:p/>
            </draw:line>
            <draw:line draw:style-name="gr18" draw:text-style-name="P6" draw:layer="layout" svg:x1="18.053cm" svg:y1="12.429cm" svg:x2="18.353cm" svg:y2="12.429cm">
              <text:p/>
            </draw:line>
            <draw:line draw:style-name="gr12" draw:text-style-name="P3" draw:layer="layout" svg:x1="17.953cm" svg:y1="12.729cm" svg:x2="18.753cm" svg:y2="12.729cm">
              <text:p/>
            </draw:line>
            <draw:line draw:style-name="gr12" draw:text-style-name="P3" draw:layer="layout" svg:x1="18.053cm" svg:y1="15.429cm" svg:x2="18.353cm" svg:y2="15.429cm">
              <text:p/>
            </draw:line>
            <draw:line draw:style-name="gr18" draw:text-style-name="P6" draw:layer="layout" svg:x1="17.653cm" svg:y1="15.129cm" svg:x2="18.753cm" svg:y2="15.129cm">
              <text:p/>
            </draw:line>
            <draw:line draw:style-name="gr19" draw:text-style-name="P3" draw:layer="layout" svg:x1="18.753cm" svg:y1="14.529cm" svg:x2="19.053cm" svg:y2="14.529cm">
              <text:p/>
            </draw:line>
            <draw:line draw:style-name="gr18" draw:text-style-name="P6" draw:layer="layout" svg:x1="17.653cm" svg:y1="14.229cm" svg:x2="18.553cm" svg:y2="14.229cm">
              <text:p/>
            </draw:line>
            <draw:line draw:style-name="gr14" draw:text-style-name="P3" draw:layer="layout" svg:x1="17.653cm" svg:y1="13.029cm" svg:x2="18.153cm" svg:y2="13.029cm">
              <text:p/>
            </draw:line>
            <draw:line draw:style-name="gr18" draw:text-style-name="P6" draw:layer="layout" svg:x1="19.153cm" svg:y1="12.129cm" svg:x2="21.353cm" svg:y2="12.129cm">
              <text:p/>
            </draw:line>
            <draw:line draw:style-name="gr18" draw:text-style-name="P6" draw:layer="layout" svg:x1="18.453cm" svg:y1="12.429cm" svg:x2="18.853cm" svg:y2="12.429cm">
              <text:p/>
            </draw:line>
            <draw:line draw:style-name="gr12" draw:text-style-name="P3" draw:layer="layout" svg:x1="18.853cm" svg:y1="12.729cm" svg:x2="19.253cm" svg:y2="12.729cm">
              <text:p/>
            </draw:line>
            <draw:line draw:style-name="gr12" draw:text-style-name="P3" draw:layer="layout" svg:x1="18.453cm" svg:y1="15.429cm" svg:x2="19.353cm" svg:y2="15.429cm">
              <text:p/>
            </draw:line>
            <draw:line draw:style-name="gr18" draw:text-style-name="P6" draw:layer="layout" svg:x1="19.653cm" svg:y1="15.129cm" svg:x2="20.353cm" svg:y2="15.129cm">
              <text:p/>
            </draw:line>
            <draw:line draw:style-name="gr19" draw:text-style-name="P3" draw:layer="layout" svg:x1="19.153cm" svg:y1="14.529cm" svg:x2="19.853cm" svg:y2="14.529cm">
              <text:p/>
            </draw:line>
            <draw:line draw:style-name="gr18" draw:text-style-name="P6" draw:layer="layout" svg:x1="18.653cm" svg:y1="14.229cm" svg:x2="19.353cm" svg:y2="14.229cm">
              <text:p/>
            </draw:line>
            <draw:line draw:style-name="gr14" draw:text-style-name="P3" draw:layer="layout" svg:x1="18.253cm" svg:y1="13.029cm" svg:x2="19.253cm" svg:y2="13.029cm">
              <text:p/>
            </draw:line>
            <draw:line draw:style-name="gr18" draw:text-style-name="P6" draw:layer="layout" svg:x1="18.953cm" svg:y1="12.429cm" svg:x2="19.653cm" svg:y2="12.429cm">
              <text:p/>
            </draw:line>
            <draw:line draw:style-name="gr14" draw:text-style-name="P3" draw:layer="layout" svg:x1="19.353cm" svg:y1="13.029cm" svg:x2="20.053cm" svg:y2="13.029cm">
              <text:p/>
            </draw:line>
            <draw:line draw:style-name="gr12" draw:text-style-name="P3" draw:layer="layout" svg:x1="19.453cm" svg:y1="14.229cm" svg:x2="20.553cm" svg:y2="14.229cm">
              <text:p/>
            </draw:line>
            <draw:line draw:style-name="gr14" draw:text-style-name="P3" draw:layer="layout" svg:x1="18.253cm" svg:y1="13.029cm" svg:x2="19.253cm" svg:y2="13.029cm">
              <text:p/>
            </draw:line>
            <draw:line draw:style-name="gr14" draw:text-style-name="P3" draw:layer="layout" svg:x1="21.553cm" svg:y1="13.029cm" svg:x2="21.853cm" svg:y2="13.029cm">
              <text:p/>
            </draw:line>
            <draw:line draw:style-name="gr14" draw:text-style-name="P3" draw:layer="layout" svg:x1="20.153cm" svg:y1="13.029cm" svg:x2="21.453cm" svg:y2="13.029cm">
              <text:p/>
            </draw:line>
            <draw:line draw:style-name="gr12" draw:text-style-name="P3" draw:layer="layout" svg:x1="19.353cm" svg:y1="12.729cm" svg:x2="19.753cm" svg:y2="12.729cm">
              <text:p/>
            </draw:line>
            <draw:line draw:style-name="gr12" draw:text-style-name="P3" draw:layer="layout" svg:x1="19.853cm" svg:y1="12.729cm" svg:x2="20.353cm" svg:y2="12.729cm">
              <text:p/>
            </draw:line>
            <draw:line draw:style-name="gr12" draw:text-style-name="P3" draw:layer="layout" svg:x1="20.453cm" svg:y1="12.729cm" svg:x2="20.853cm" svg:y2="12.729cm">
              <text:p/>
            </draw:line>
            <draw:line draw:style-name="gr12" draw:text-style-name="P3" draw:layer="layout" svg:x1="20.653cm" svg:y1="14.229cm" svg:x2="20.853cm" svg:y2="14.229cm">
              <text:p/>
            </draw:line>
            <draw:line draw:style-name="gr12" draw:text-style-name="P3" draw:layer="layout" svg:x1="20.953cm" svg:y1="14.229cm" svg:x2="21.353cm" svg:y2="14.229cm">
              <text:p/>
            </draw:line>
            <draw:line draw:style-name="gr12" draw:text-style-name="P3" draw:layer="layout" svg:x1="21.453cm" svg:y1="14.229cm" svg:x2="22.953cm" svg:y2="14.229cm">
              <text:p/>
            </draw:line>
            <draw:line draw:style-name="gr12" draw:text-style-name="P3" draw:layer="layout" svg:x1="23.053cm" svg:y1="14.229cm" svg:x2="23.453cm" svg:y2="14.229cm">
              <text:p/>
            </draw:line>
            <draw:line draw:style-name="gr12" draw:text-style-name="P3" draw:layer="layout" svg:x1="23.553cm" svg:y1="14.229cm" svg:x2="23.953cm" svg:y2="14.229cm">
              <text:p/>
            </draw:line>
            <draw:line draw:style-name="gr18" draw:text-style-name="P6" draw:layer="layout" svg:x1="18.253cm" svg:y1="14.529cm" svg:x2="18.653cm" svg:y2="14.529cm">
              <text:p/>
            </draw:line>
            <draw:line draw:style-name="gr18" draw:text-style-name="P6" draw:layer="layout" svg:x1="17.753cm" svg:y1="14.529cm" svg:x2="18.153cm" svg:y2="14.529cm">
              <text:p/>
            </draw:line>
            <draw:line draw:style-name="gr18" draw:text-style-name="P6" draw:layer="layout" svg:x1="18.053cm" svg:y1="13.329cm" svg:x2="18.353cm" svg:y2="13.329cm">
              <text:p/>
            </draw:line>
            <draw:line draw:style-name="gr12" draw:text-style-name="P3" draw:layer="layout" svg:x1="18.853cm" svg:y1="15.129cm" svg:x2="19.053cm" svg:y2="15.129cm">
              <text:p/>
            </draw:line>
            <draw:line draw:style-name="gr12" draw:text-style-name="P3" draw:layer="layout" svg:x1="19.153cm" svg:y1="15.129cm" svg:x2="19.553cm" svg:y2="15.129cm">
              <text:p/>
            </draw:line>
            <draw:line draw:style-name="gr12" draw:text-style-name="P3" draw:layer="layout" svg:x1="19.453cm" svg:y1="15.429cm" svg:x2="20.553cm" svg:y2="15.429cm">
              <text:p/>
            </draw:line>
            <draw:line draw:style-name="gr13" draw:text-style-name="P3" draw:layer="layout" svg:x1="16.853cm" svg:y1="15.729cm" svg:x2="17.553cm" svg:y2="15.729cm">
              <text:p/>
            </draw:line>
            <draw:line draw:style-name="gr14" draw:text-style-name="P3" draw:layer="layout" svg:x1="17.653cm" svg:y1="15.729cm" svg:x2="18.153cm" svg:y2="15.729cm">
              <text:p/>
            </draw:line>
            <draw:line draw:style-name="gr14" draw:text-style-name="P3" draw:layer="layout" svg:x1="19.353cm" svg:y1="15.729cm" svg:x2="20.053cm" svg:y2="15.729cm">
              <text:p/>
            </draw:line>
            <draw:line draw:style-name="gr14" draw:text-style-name="P3" draw:layer="layout" svg:x1="18.253cm" svg:y1="15.729cm" svg:x2="19.253cm" svg:y2="15.729cm">
              <text:p/>
            </draw:line>
            <draw:line draw:style-name="gr14" draw:text-style-name="P3" draw:layer="layout" svg:x1="20.153cm" svg:y1="15.729cm" svg:x2="21.453cm" svg:y2="15.729cm">
              <text:p/>
            </draw:line>
          </draw:g>
          <draw:g>
            <draw:custom-shape draw:style-name="gr3" draw:text-style-name="P2" draw:layer="layout" svg:width="9cm" svg:height="5.8cm" svg:x="16.252cm" svg:y="4.228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4.395cm" svg:y1="4.99cm" svg:x2="24.795cm" svg:y2="4.59cm">
              <text:p/>
            </draw:line>
            <draw:line draw:style-name="gr9" draw:text-style-name="P3" draw:layer="layout" svg:x1="24.395cm" svg:y1="4.59cm" svg:x2="24.795cm" svg:y2="4.99cm">
              <text:p/>
            </draw:line>
            <draw:custom-shape draw:style-name="gr17" draw:text-style-name="P1" draw:layer="layout" svg:width="8.2cm" svg:height="4.5cm" svg:x="16.652cm" svg:y="5.128cm">
              <text:p/>
              <draw:enhanced-geometry svg:viewBox="0 0 21600 21600" draw:mirror-horizontal="false" draw:mirror-vertical="false" draw:type="rectangle" draw:enhanced-path="M 0 0 L 21600 0 21600 21600 0 21600 0 0 Z N"/>
            </draw:custom-shape>
            <draw:line draw:style-name="gr18" draw:text-style-name="P6" draw:layer="layout" svg:x1="16.852cm" svg:y1="5.528cm" svg:x2="18.252cm" svg:y2="5.528cm">
              <text:p/>
            </draw:line>
            <draw:line draw:style-name="gr18" draw:text-style-name="P6" draw:layer="layout" svg:x1="16.852cm" svg:y1="5.828cm" svg:x2="17.952cm" svg:y2="5.828cm">
              <text:p/>
            </draw:line>
            <draw:line draw:style-name="gr12" draw:text-style-name="P3" draw:layer="layout" svg:x1="16.852cm" svg:y1="6.128cm" svg:x2="17.852cm" svg:y2="6.128cm">
              <text:p/>
            </draw:line>
            <draw:line draw:style-name="gr12" draw:text-style-name="P3" draw:layer="layout" svg:x1="16.852cm" svg:y1="8.828cm" svg:x2="17.952cm" svg:y2="8.828cm">
              <text:p/>
            </draw:line>
            <draw:line draw:style-name="gr18" draw:text-style-name="P6" draw:layer="layout" svg:x1="16.852cm" svg:y1="8.528cm" svg:x2="17.552cm" svg:y2="8.528cm">
              <text:p/>
            </draw:line>
            <draw:line draw:style-name="gr19" draw:text-style-name="P3" draw:layer="layout" svg:x1="16.852cm" svg:y1="7.928cm" svg:x2="17.652cm" svg:y2="7.928cm">
              <text:p/>
            </draw:line>
            <draw:line draw:style-name="gr18" draw:text-style-name="P6" draw:layer="layout" svg:x1="16.852cm" svg:y1="7.328cm" svg:x2="17.752cm" svg:y2="7.328cm">
              <text:p/>
            </draw:line>
            <draw:line draw:style-name="gr18" draw:text-style-name="P6" draw:layer="layout" svg:x1="16.852cm" svg:y1="6.728cm" svg:x2="17.952cm" svg:y2="6.728cm">
              <text:p/>
            </draw:line>
            <draw:line draw:style-name="gr20" draw:text-style-name="P6" draw:layer="layout" svg:x1="16.852cm" svg:y1="7.628cm" svg:x2="17.552cm" svg:y2="7.628cm">
              <text:p/>
            </draw:line>
            <draw:line draw:style-name="gr21" draw:text-style-name="P6" draw:layer="layout" svg:x1="16.852cm" svg:y1="8.228cm" svg:x2="17.952cm" svg:y2="8.228cm">
              <text:p/>
            </draw:line>
            <draw:line draw:style-name="gr12" draw:text-style-name="P3" draw:layer="layout" svg:x1="16.852cm" svg:y1="7.028cm" svg:x2="18.252cm" svg:y2="7.028cm">
              <text:p/>
            </draw:line>
            <draw:line draw:style-name="gr13" draw:text-style-name="P3" draw:layer="layout" svg:x1="16.852cm" svg:y1="6.428cm" svg:x2="17.552cm" svg:y2="6.428cm">
              <text:p/>
            </draw:line>
            <draw:line draw:style-name="gr15" draw:text-style-name="P3" draw:layer="layout" svg:x1="18.852cm" svg:y1="4.728cm" svg:x2="22.252cm" svg:y2="4.728cm">
              <text:p/>
            </draw:line>
            <draw:line draw:style-name="gr18" draw:text-style-name="P6" draw:layer="layout" svg:x1="18.352cm" svg:y1="5.528cm" svg:x2="19.052cm" svg:y2="5.528cm">
              <text:p/>
            </draw:line>
            <draw:line draw:style-name="gr18" draw:text-style-name="P6" draw:layer="layout" svg:x1="18.052cm" svg:y1="5.828cm" svg:x2="18.352cm" svg:y2="5.828cm">
              <text:p/>
            </draw:line>
            <draw:line draw:style-name="gr12" draw:text-style-name="P3" draw:layer="layout" svg:x1="17.952cm" svg:y1="6.128cm" svg:x2="18.752cm" svg:y2="6.128cm">
              <text:p/>
            </draw:line>
            <draw:line draw:style-name="gr12" draw:text-style-name="P3" draw:layer="layout" svg:x1="18.052cm" svg:y1="8.828cm" svg:x2="18.352cm" svg:y2="8.828cm">
              <text:p/>
            </draw:line>
            <draw:line draw:style-name="gr18" draw:text-style-name="P6" draw:layer="layout" svg:x1="17.652cm" svg:y1="8.528cm" svg:x2="18.752cm" svg:y2="8.528cm">
              <text:p/>
            </draw:line>
            <draw:line draw:style-name="gr19" draw:text-style-name="P3" draw:layer="layout" svg:x1="18.752cm" svg:y1="7.928cm" svg:x2="19.052cm" svg:y2="7.928cm">
              <text:p/>
            </draw:line>
            <draw:line draw:style-name="gr18" draw:text-style-name="P6" draw:layer="layout" svg:x1="17.652cm" svg:y1="7.628cm" svg:x2="18.552cm" svg:y2="7.628cm">
              <text:p/>
            </draw:line>
            <draw:line draw:style-name="gr14" draw:text-style-name="P3" draw:layer="layout" svg:x1="17.652cm" svg:y1="6.428cm" svg:x2="18.152cm" svg:y2="6.428cm">
              <text:p/>
            </draw:line>
            <draw:line draw:style-name="gr18" draw:text-style-name="P6" draw:layer="layout" svg:x1="19.152cm" svg:y1="5.528cm" svg:x2="21.352cm" svg:y2="5.528cm">
              <text:p/>
            </draw:line>
            <draw:line draw:style-name="gr18" draw:text-style-name="P6" draw:layer="layout" svg:x1="18.452cm" svg:y1="5.828cm" svg:x2="18.852cm" svg:y2="5.828cm">
              <text:p/>
            </draw:line>
            <draw:line draw:style-name="gr12" draw:text-style-name="P3" draw:layer="layout" svg:x1="18.852cm" svg:y1="6.128cm" svg:x2="19.252cm" svg:y2="6.128cm">
              <text:p/>
            </draw:line>
            <draw:line draw:style-name="gr12" draw:text-style-name="P3" draw:layer="layout" svg:x1="18.452cm" svg:y1="8.828cm" svg:x2="19.352cm" svg:y2="8.828cm">
              <text:p/>
            </draw:line>
            <draw:line draw:style-name="gr18" draw:text-style-name="P6" draw:layer="layout" svg:x1="19.652cm" svg:y1="8.528cm" svg:x2="20.352cm" svg:y2="8.528cm">
              <text:p/>
            </draw:line>
            <draw:line draw:style-name="gr19" draw:text-style-name="P3" draw:layer="layout" svg:x1="19.152cm" svg:y1="7.928cm" svg:x2="19.852cm" svg:y2="7.928cm">
              <text:p/>
            </draw:line>
            <draw:line draw:style-name="gr18" draw:text-style-name="P6" draw:layer="layout" svg:x1="18.652cm" svg:y1="7.628cm" svg:x2="19.352cm" svg:y2="7.628cm">
              <text:p/>
            </draw:line>
            <draw:line draw:style-name="gr14" draw:text-style-name="P3" draw:layer="layout" svg:x1="18.252cm" svg:y1="6.428cm" svg:x2="19.252cm" svg:y2="6.428cm">
              <text:p/>
            </draw:line>
            <draw:line draw:style-name="gr18" draw:text-style-name="P6" draw:layer="layout" svg:x1="18.952cm" svg:y1="5.828cm" svg:x2="19.652cm" svg:y2="5.828cm">
              <text:p/>
            </draw:line>
            <draw:line draw:style-name="gr14" draw:text-style-name="P3" draw:layer="layout" svg:x1="19.352cm" svg:y1="6.428cm" svg:x2="20.052cm" svg:y2="6.428cm">
              <text:p/>
            </draw:line>
            <draw:line draw:style-name="gr12" draw:text-style-name="P3" draw:layer="layout" svg:x1="19.452cm" svg:y1="7.628cm" svg:x2="20.552cm" svg:y2="7.628cm">
              <text:p/>
            </draw:line>
            <draw:line draw:style-name="gr14" draw:text-style-name="P3" draw:layer="layout" svg:x1="18.252cm" svg:y1="6.428cm" svg:x2="19.252cm" svg:y2="6.428cm">
              <text:p/>
            </draw:line>
            <draw:line draw:style-name="gr14" draw:text-style-name="P3" draw:layer="layout" svg:x1="21.552cm" svg:y1="6.428cm" svg:x2="21.852cm" svg:y2="6.428cm">
              <text:p/>
            </draw:line>
            <draw:line draw:style-name="gr14" draw:text-style-name="P3" draw:layer="layout" svg:x1="20.152cm" svg:y1="6.428cm" svg:x2="21.452cm" svg:y2="6.428cm">
              <text:p/>
            </draw:line>
            <draw:line draw:style-name="gr12" draw:text-style-name="P3" draw:layer="layout" svg:x1="19.352cm" svg:y1="6.128cm" svg:x2="19.752cm" svg:y2="6.128cm">
              <text:p/>
            </draw:line>
            <draw:line draw:style-name="gr12" draw:text-style-name="P3" draw:layer="layout" svg:x1="19.852cm" svg:y1="6.128cm" svg:x2="20.352cm" svg:y2="6.128cm">
              <text:p/>
            </draw:line>
            <draw:line draw:style-name="gr12" draw:text-style-name="P3" draw:layer="layout" svg:x1="20.452cm" svg:y1="6.128cm" svg:x2="20.852cm" svg:y2="6.128cm">
              <text:p/>
            </draw:line>
            <draw:line draw:style-name="gr12" draw:text-style-name="P3" draw:layer="layout" svg:x1="20.652cm" svg:y1="7.628cm" svg:x2="20.852cm" svg:y2="7.628cm">
              <text:p/>
            </draw:line>
            <draw:line draw:style-name="gr12" draw:text-style-name="P3" draw:layer="layout" svg:x1="20.952cm" svg:y1="7.628cm" svg:x2="21.352cm" svg:y2="7.628cm">
              <text:p/>
            </draw:line>
            <draw:line draw:style-name="gr12" draw:text-style-name="P3" draw:layer="layout" svg:x1="21.452cm" svg:y1="7.628cm" svg:x2="22.952cm" svg:y2="7.628cm">
              <text:p/>
            </draw:line>
            <draw:line draw:style-name="gr12" draw:text-style-name="P3" draw:layer="layout" svg:x1="23.052cm" svg:y1="7.628cm" svg:x2="23.452cm" svg:y2="7.628cm">
              <text:p/>
            </draw:line>
            <draw:line draw:style-name="gr12" draw:text-style-name="P3" draw:layer="layout" svg:x1="23.552cm" svg:y1="7.628cm" svg:x2="23.952cm" svg:y2="7.628cm">
              <text:p/>
            </draw:line>
            <draw:line draw:style-name="gr18" draw:text-style-name="P6" draw:layer="layout" svg:x1="18.252cm" svg:y1="7.928cm" svg:x2="18.652cm" svg:y2="7.928cm">
              <text:p/>
            </draw:line>
            <draw:line draw:style-name="gr18" draw:text-style-name="P6" draw:layer="layout" svg:x1="17.752cm" svg:y1="7.928cm" svg:x2="18.152cm" svg:y2="7.928cm">
              <text:p/>
            </draw:line>
            <draw:line draw:style-name="gr18" draw:text-style-name="P6" draw:layer="layout" svg:x1="18.052cm" svg:y1="6.728cm" svg:x2="18.352cm" svg:y2="6.728cm">
              <text:p/>
            </draw:line>
            <draw:line draw:style-name="gr12" draw:text-style-name="P3" draw:layer="layout" svg:x1="18.852cm" svg:y1="8.528cm" svg:x2="19.052cm" svg:y2="8.528cm">
              <text:p/>
            </draw:line>
            <draw:line draw:style-name="gr12" draw:text-style-name="P3" draw:layer="layout" svg:x1="19.152cm" svg:y1="8.528cm" svg:x2="19.552cm" svg:y2="8.528cm">
              <text:p/>
            </draw:line>
            <draw:line draw:style-name="gr12" draw:text-style-name="P3" draw:layer="layout" svg:x1="19.452cm" svg:y1="8.828cm" svg:x2="20.552cm" svg:y2="8.828cm">
              <text:p/>
            </draw:line>
            <draw:line draw:style-name="gr13" draw:text-style-name="P3" draw:layer="layout" svg:x1="16.852cm" svg:y1="9.128cm" svg:x2="17.552cm" svg:y2="9.128cm">
              <text:p/>
            </draw:line>
            <draw:line draw:style-name="gr14" draw:text-style-name="P3" draw:layer="layout" svg:x1="17.652cm" svg:y1="9.128cm" svg:x2="18.152cm" svg:y2="9.128cm">
              <text:p/>
            </draw:line>
            <draw:line draw:style-name="gr14" draw:text-style-name="P3" draw:layer="layout" svg:x1="19.352cm" svg:y1="9.128cm" svg:x2="20.052cm" svg:y2="9.128cm">
              <text:p/>
            </draw:line>
            <draw:line draw:style-name="gr14" draw:text-style-name="P3" draw:layer="layout" svg:x1="18.252cm" svg:y1="9.128cm" svg:x2="19.252cm" svg:y2="9.128cm">
              <text:p/>
            </draw:line>
            <draw:line draw:style-name="gr14" draw:text-style-name="P3" draw:layer="layout" svg:x1="20.152cm" svg:y1="9.128cm" svg:x2="21.452cm" svg:y2="9.128cm">
              <text:p/>
            </draw:line>
          </draw:g>
          <draw:frame draw:style-name="gr39" draw:text-style-name="P5" draw:layer="layout" svg:width="9cm" svg:height="1.415cm" svg:x="2.4cm" svg:y="6.13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frame draw:style-name="gr35" draw:text-style-name="P11" draw:layer="layout" svg:width="8.262cm" svg:height="5.7cm" svg:x="7.755cm" svg:y="4.3cm">
            <draw:text-box>
              <text:p text:style-name="P10"><text:span text:style-name="T3">4</text:span><text:span text:style-name="T3">d</text:span><text:span text:style-name="T3">i</text:span><text:span text:style-name="T3">a</text:span><text:span text:style-name="T3">c</text:span><text:span text:style-name="T3"> </text:span><text:span text:style-name="T3">F</text:span><text:span text:style-name="T3">O</text:span><text:span text:style-name="T3">R</text:span><text:span text:style-name="T3">T</text:span><text:span text:style-name="T3">E</text:span></text:p>
              <text:p text:style-name="P10"><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text:span><text:span text:style-name="T4">6</text:span><text:span text:style-name="T4">1</text:span><text:span text:style-name="T4">4</text:span><text:span text:style-name="T4">9</text:span><text:span text:style-name="T4">9</text:span></text:p>
            </draw:text-box>
          </draw:frame>
          <draw:frame draw:style-name="gr36" draw:text-style-name="P11" draw:layer="layout" svg:width="7.1cm" svg:height="5.7cm" svg:x="8.955cm" svg:y="10.9cm">
            <draw:text-box>
              <text:p text:style-name="P10"><text:span text:style-name="T3">4</text:span><text:span text:style-name="T3">d</text:span><text:span text:style-name="T3">i</text:span><text:span text:style-name="T3">a</text:span><text:span text:style-name="T3">c</text:span><text:span text:style-name="T3"> </text:span><text:span text:style-name="T3">F</text:span><text:span text:style-name="T3">O</text:span><text:span text:style-name="T3">R</text:span><text:span text:style-name="T3">T</text:span><text:span text:style-name="T3">E</text:span></text:p>
              <text:p text:style-name="P10"><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text:span><text:span text:style-name="T4">6</text:span><text:span text:style-name="T4">1</text:span><text:span text:style-name="T4">5</text:span><text:span text:style-name="T4">0</text:span><text:span text:style-name="T4">0</text:span></text:p>
            </draw:text-box>
          </draw:frame>
          <draw:g>
            <draw:line draw:style-name="gr24" draw:text-style-name="P8" draw:layer="layout" svg:x1="12.186cm" svg:y1="10.402cm" svg:x2="14.133cm" svg:y2="10.402cm">
              <text:p/>
            </draw:line>
            <draw:line draw:style-name="gr24" draw:text-style-name="P12" draw:layer="layout" svg:x1="15.3cm" svg:y1="9.1cm" svg:x2="13.923cm" svg:y2="10.477cm">
              <text:p/>
            </draw:line>
            <draw:line draw:style-name="gr24" draw:text-style-name="P12" draw:layer="layout" svg:x1="15.3cm" svg:y1="11.709cm" svg:x2="13.923cm" svg:y2="10.332cm">
              <text:p/>
            </draw:line>
          </draw:g>
          <draw:path draw:style-name="gr1" draw:text-style-name="P1" draw:layer="layout" svg:width="3.999cm" svg:height="2.379cm" svg:x="12.668cm" svg:y="17.442cm" svg:viewBox="0 0 4000 2380" svg:d="M4000 2380h-4000l606-2377h2789zM4000 2380zM0 0z">
            <text:p/>
          </draw:path>
          <draw:path draw:style-name="gr1" draw:text-style-name="P1" draw:layer="layout" svg:width="15.712cm" svg:height="0.851cm" svg:x="6.746cm" svg:y="19.048cm" svg:viewBox="0 0 15713 852" svg:d="M15713 852h-15713l2440-852h10833zM15713 852zM0 0z">
            <text:p/>
          </draw:path>
          <draw:frame draw:style-name="gr35" draw:text-style-name="P11" draw:layer="layout" svg:width="5.1cm" svg:height="1.87cm" draw:transform="rotate (1.5707963267949) translate (25.43cm 17.345cm)">
            <draw:text-box>
              <text:p text:style-name="P10"><text:span text:style-name="T4">U</text:span><text:span text:style-name="T4">D</text:span><text:span text:style-name="T4">P</text:span><text:span text:style-name="T4">:</text:span></text:p>
              <text:p text:style-name="P10"><text:span text:style-name="T4">2</text:span><text:span text:style-name="T4">3</text:span><text:span text:style-name="T4">9</text:span><text:span text:style-name="T4">.</text:span><text:span text:style-name="T4">0</text:span><text:span text:style-name="T4">.</text:span><text:span text:style-name="T4">0</text:span><text:span text:style-name="T4">.</text:span><text:span text:style-name="T4">1</text:span><text:span text:style-name="T4">:</text:span><text:span text:style-name="T4">6</text:span><text:span text:style-name="T4">1</text:span><text:span text:style-name="T4">0</text:span><text:span text:style-name="T4">0</text:span><text:span text:style-name="T4">0</text:span></text:p>
            </draw:text-box>
          </draw:frame>
          <draw:g>
            <draw:line draw:style-name="gr24" draw:text-style-name="P12" draw:layer="layout" svg:x1="25.726cm" svg:y1="11.713cm" svg:x2="27.108cm" svg:y2="11.713cm">
              <text:p/>
            </draw:line>
            <draw:line draw:style-name="gr37" draw:text-style-name="P12" draw:layer="layout" svg:x1="26.979cm" svg:y1="8.996cm" svg:x2="27.003cm" svg:y2="11.818cm">
              <text:p/>
            </draw:line>
            <draw:line draw:style-name="gr37" draw:text-style-name="P12" draw:layer="layout" svg:x1="25.734cm" svg:y1="9.102cm" svg:x2="27.06cm" svg:y2="9.102cm">
              <text:p/>
            </draw:line>
          </draw:g>
        </draw:g>
        <draw:line draw:style-name="gr38" draw:text-style-name="P8" draw:layer="layout" svg:x1="13.529cm" svg:y1="-1.092cm" svg:x2="14.333cm" svg:y2="-1.11cm">
          <text:p/>
        </draw:line>
        <draw:connector draw:style-name="gr40" draw:text-style-name="P3" draw:layer="layout" draw:type="curve" svg:x1="16.549cm" svg:y1="-2.23cm" svg:x2="14.949cm" svg:y2="-1.846cm" svg:d="M16549-2230c-1200 0-400 384-1600 384" svg:viewBox="0 0 1601 385">
          <text:p/>
        </draw:connector>
        <draw:line draw:style-name="gr24" draw:text-style-name="P12" draw:layer="layout" svg:x1="9.653cm" svg:y1="-2.997cm" svg:x2="11.6cm" svg:y2="-2.997cm">
          <text:p/>
        </draw:line>
        <draw:line draw:style-name="gr37" draw:text-style-name="P12" draw:layer="layout" svg:x1="11.482cm" svg:y1="-1.278cm" svg:x2="11.498cm" svg:y2="-3.1cm">
          <text:p/>
        </draw:line>
        <draw:g>
          <draw:line draw:style-name="gr24" draw:text-style-name="P12" draw:layer="layout" svg:x1="17.757cm" svg:y1="-2.616cm" svg:x2="19.704cm" svg:y2="-2.616cm">
            <text:p/>
          </draw:line>
          <draw:line draw:style-name="gr24" draw:text-style-name="P12" draw:layer="layout" svg:x1="17.743cm" svg:y1="-1.008cm" svg:x2="19.69cm" svg:y2="-1.008cm">
            <text:p/>
          </draw:line>
          <draw:line draw:style-name="gr37" draw:text-style-name="P12" draw:layer="layout" svg:x1="19.584cm" svg:y1="-0.9cm" svg:x2="19.6cm" svg:y2="-2.722cm">
            <text:p/>
          </draw:line>
        </draw:g>
      </draw:page>
      <draw:page draw:name="page4" draw:style-name="dp1" draw:master-page-name="Standard">
        <draw:custom-shape draw:style-name="gr41" draw:text-style-name="P13" draw:layer="layout" svg:width="14.763cm" svg:height="6.418cm" draw:transform="skewX (-0.000349065850398866) translate (3.904cm 13cm)">
          <text:p/>
          <draw:enhanced-geometry svg:viewBox="0 0 21600 21600" draw:path-stretchpoint-x="10800" draw:path-stretchpoint-y="10800" draw:text-areas="?f3 ?f4 ?f5 ?f6" draw:type="round-rectangle" draw:modifiers="2547.312665524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 draw:text-style-name="P1" draw:layer="layout" svg:width="4.399cm" svg:height="2.379cm" svg:x="9.1cm" svg:y="9.142cm" svg:viewBox="0 0 4400 2380" svg:d="M4400 2380h-4400l667-2377h3068zM4400 2380zM0 0z">
            <text:p/>
          </draw:path>
          <draw:path draw:style-name="gr1" draw:text-style-name="P1" draw:layer="layout" svg:width="14.737cm" svg:height="0.851cm" svg:x="3.934cm" svg:y="10.748cm" svg:viewBox="0 0 14738 852" svg:d="M14738 852h-14738l2289-852h10160zM14738 852zM0 0z">
            <text:p/>
          </draw:path>
          <draw:path draw:style-name="gr2" draw:text-style-name="P1" draw:layer="layout" svg:width="19.999cm" svg:height="8.699cm" svg:x="1.3cm" svg:y="1.1cm" svg:viewBox="0 0 20000 8700" svg:d="M1175 0c-586 0-1175 398-1175 794v7113c0 398 589 793 1175 793h17650c586 0 1175-395 1175-793v-7113c0-396-589-794-1175-794z">
            <text:p/>
          </draw:path>
          <draw:g>
            <draw:custom-shape draw:style-name="gr3" draw:text-style-name="P2" draw:layer="layout" svg:width="9cm" svg:height="5.8cm" svg:x="1.85cm" svg:y="3.402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4.35cm" svg:y="4.302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6cm" svg:y="4.952cm" svg:viewBox="0 0 700 1000" draw:points="0,0 700,0 700,200 600,200 600,300 700,300 700,1000 0,1000 0,300 100,300 100,200 0,200">
                  <text:p/>
                </draw:polygon>
                <draw:polygon draw:style-name="gr5" draw:text-style-name="P2" draw:layer="layout" svg:width="0.699cm" svg:height="0.999cm" svg:x="4.8cm" svg:y="4.952cm" svg:viewBox="0 0 700 1000" draw:points="0,0 700,0 700,200 600,200 600,300 700,300 700,1000 0,1000 0,300 100,300 100,200 0,200">
                  <text:p/>
                </draw:polygon>
                <draw:polygon draw:style-name="gr5" draw:text-style-name="P2" draw:layer="layout" svg:width="0.699cm" svg:height="0.999cm" svg:x="7.1cm" svg:y="4.752cm" svg:viewBox="0 0 700 1000" draw:points="0,0 700,0 700,200 600,200 600,300 700,300 700,1000 0,1000 0,300 100,300 100,200 0,200">
                  <text:p/>
                </draw:polygon>
                <draw:polygon draw:style-name="gr5" draw:text-style-name="P2" draw:layer="layout" svg:width="0.699cm" svg:height="0.999cm" svg:x="9.3cm" svg:y="4.952cm" svg:viewBox="0 0 700 1000" draw:points="0,0 700,0 700,200 600,200 600,300 700,300 700,1000 0,1000 0,300 100,300 100,200 0,200">
                  <text:p/>
                </draw:polygon>
                <draw:polygon draw:style-name="gr5" draw:text-style-name="P2" draw:layer="layout" svg:width="0.699cm" svg:height="0.999cm" svg:x="8.2cm" svg:y="4.952cm" svg:viewBox="0 0 700 1000" draw:points="0,0 700,0 700,200 600,200 600,300 700,300 700,1000 0,1000 0,300 100,300 100,200 0,200">
                  <text:p/>
                </draw:polygon>
                <draw:polyline draw:style-name="gr6" draw:text-style-name="P3" draw:layer="layout" svg:width="1.699cm" svg:height="0.199cm" svg:x="5.4cm" svg:y="4.852cm" svg:viewBox="0 0 1700 200" draw:points="0,200 400,200 400,0 1700,0">
                  <text:p/>
                </draw:polyline>
                <draw:polyline draw:style-name="gr6" draw:text-style-name="P3" draw:layer="layout" svg:width="0.499cm" svg:height="0.199cm" svg:x="7.7cm" svg:y="4.852cm" svg:viewBox="0 0 500 200" draw:points="0,0 300,0 300,200 500,200">
                  <text:p/>
                </draw:polyline>
                <draw:polyline draw:style-name="gr6" draw:text-style-name="P3" draw:layer="layout" svg:width="0.499cm" svg:height="0.199cm" svg:x="7.7cm" svg:y="5.252cm" svg:viewBox="0 0 500 200" draw:points="0,0 300,0 300,200 500,200">
                  <text:p/>
                </draw:polyline>
                <draw:polyline draw:style-name="gr6" draw:text-style-name="P3" draw:layer="layout" svg:width="0.599cm" svg:height="0.199cm" svg:x="7.6cm" svg:y="5.452cm" svg:viewBox="0 0 600 200" draw:points="0,0 300,0 300,200 600,200">
                  <text:p/>
                </draw:polyline>
                <draw:line draw:style-name="gr6" draw:text-style-name="P3" draw:layer="layout" svg:x1="5.2cm" svg:y1="5.652cm" svg:x2="6cm" svg:y2="5.652cm">
                  <text:p/>
                </draw:line>
                <draw:polyline draw:style-name="gr6" draw:text-style-name="P3" draw:layer="layout" svg:width="0.499cm" svg:height="0.199cm" svg:x="6.6cm" svg:y="5.252cm" svg:viewBox="0 0 500 200" draw:points="0,200 200,200 200,0 500,0">
                  <text:p/>
                </draw:polyline>
                <draw:line draw:style-name="gr6" draw:text-style-name="P3" draw:layer="layout" svg:x1="5.2cm" svg:y1="5.852cm" svg:x2="6cm" svg:y2="5.852cm">
                  <text:p/>
                </draw:line>
                <draw:line draw:style-name="gr6" draw:text-style-name="P3" draw:layer="layout" svg:x1="5.2cm" svg:y1="5.452cm" svg:x2="6cm" svg:y2="5.452cm">
                  <text:p/>
                </draw:line>
                <draw:line draw:style-name="gr6" draw:text-style-name="P3" draw:layer="layout" svg:x1="5.3cm" svg:y1="5.052cm" svg:x2="6.1cm" svg:y2="5.052cm">
                  <text:p/>
                </draw:line>
                <draw:polyline draw:style-name="gr6" draw:text-style-name="P3" draw:layer="layout" svg:width="0.499cm" svg:height="0.199cm" svg:x="6.6cm" svg:y="5.452cm" svg:viewBox="0 0 500 200" draw:points="0,200 300,200 300,0 500,0">
                  <text:p/>
                </draw:polyline>
                <draw:line draw:style-name="gr6" draw:text-style-name="P3" draw:layer="layout" svg:x1="6.6cm" svg:y1="5.852cm" svg:x2="8.3cm" svg:y2="5.852cm">
                  <text:p/>
                </draw:line>
                <draw:line draw:style-name="gr6" draw:text-style-name="P3" draw:layer="layout" svg:x1="8.6cm" svg:y1="5.652cm" svg:x2="9.4cm" svg:y2="5.652cm">
                  <text:p/>
                </draw:line>
                <draw:line draw:style-name="gr6" draw:text-style-name="P3" draw:layer="layout" svg:x1="8.6cm" svg:y1="5.852cm" svg:x2="9.4cm" svg:y2="5.852cm">
                  <text:p/>
                </draw:line>
                <draw:line draw:style-name="gr6" draw:text-style-name="P3" draw:layer="layout" svg:x1="8.6cm" svg:y1="5.452cm" svg:x2="9.4cm" svg:y2="5.452cm">
                  <text:p/>
                </draw:line>
                <draw:line draw:style-name="gr6" draw:text-style-name="P3" draw:layer="layout" svg:x1="8.7cm" svg:y1="5.052cm" svg:x2="9.5cm" svg:y2="5.052cm">
                  <text:p/>
                </draw:line>
              </draw:g>
            </draw:g>
            <draw:g>
              <draw:custom-shape draw:style-name="gr4" draw:text-style-name="P1" draw:layer="layout" svg:width="6.1cm" svg:height="2.1cm" svg:x="4.35cm" svg:y="6.702cm">
                <text:p/>
                <draw:enhanced-geometry svg:viewBox="0 0 21600 21600" draw:mirror-horizontal="false" draw:mirror-vertical="false" draw:type="rectangle" draw:enhanced-path="M 0 0 L 21600 0 21600 21600 0 21600 0 0 Z N"/>
              </draw:custom-shape>
              <draw:g>
                <draw:line draw:style-name="gr7" draw:text-style-name="P3" draw:layer="layout" svg:x1="4.75cm" svg:y1="7.752cm" svg:x2="10.05cm" svg:y2="7.752cm">
                  <text:p/>
                </draw:line>
                <draw:custom-shape draw:style-name="gr8" draw:text-style-name="P2" draw:layer="layout" svg:width="1.1cm" svg:height="0.4cm" svg:x="6.15cm" svg:y="8.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7.55cm" svg:y="8.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4.75cm" svg:y="8.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5.3cm" svg:y1="8.252cm" svg:x2="5.3cm" svg:y2="7.752cm">
                    <text:p/>
                  </draw:line>
                </draw:g>
                <draw:line draw:style-name="gr7" draw:text-style-name="P3" draw:layer="layout" svg:x1="6.7cm" svg:y1="8.252cm" svg:x2="6.7cm" svg:y2="7.752cm">
                  <text:p/>
                </draw:line>
                <draw:line draw:style-name="gr7" draw:text-style-name="P3" draw:layer="layout" svg:x1="8.1cm" svg:y1="8.252cm" svg:x2="8.1cm" svg:y2="7.752cm">
                  <text:p/>
                </draw:line>
                <draw:g>
                  <draw:custom-shape draw:style-name="gr8" draw:text-style-name="P2" draw:layer="layout" svg:width="1.1cm" svg:height="0.4cm" svg:x="8.95cm" svg:y="8.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9.5cm" svg:y1="8.252cm" svg:x2="9.5cm" svg:y2="7.752cm">
                    <text:p/>
                  </draw:line>
                </draw:g>
                <draw:g>
                  <draw:custom-shape draw:style-name="gr8" draw:text-style-name="P2" draw:layer="layout" svg:width="1.1cm" svg:height="0.4cm" svg:x="6.85cm" svg:y="7.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7.4cm" svg:y1="7.752cm" svg:x2="7.4cm" svg:y2="7.052cm">
                    <text:p/>
                  </draw:line>
                </draw:g>
                <draw:g>
                  <draw:custom-shape draw:style-name="gr8" draw:text-style-name="P2" draw:layer="layout" svg:width="1.1cm" svg:height="0.4cm" svg:x="5.45cm" svg:y="7.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6cm" svg:y1="7.752cm" svg:x2="6cm" svg:y2="7.052cm">
                    <text:p/>
                  </draw:line>
                </draw:g>
                <draw:g>
                  <draw:custom-shape draw:style-name="gr8" draw:text-style-name="P2" draw:layer="layout" svg:width="1.1cm" svg:height="0.4cm" svg:x="8.25cm" svg:y="7.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8.8cm" svg:y1="7.752cm" svg:x2="8.8cm" svg:y2="7.052cm">
                    <text:p/>
                  </draw:line>
                </draw:g>
              </draw:g>
            </draw:g>
            <draw:g>
              <draw:line draw:style-name="gr9" draw:text-style-name="P3" draw:layer="layout" svg:x1="9.993cm" svg:y1="4.164cm" svg:x2="10.393cm" svg:y2="3.764cm">
                <text:p/>
              </draw:line>
              <draw:line draw:style-name="gr9" draw:text-style-name="P3" draw:layer="layout" svg:x1="9.993cm" svg:y1="3.764cm" svg:x2="10.393cm" svg:y2="4.164cm">
                <text:p/>
              </draw:line>
            </draw:g>
            <draw:g>
              <draw:custom-shape draw:style-name="gr10" draw:text-style-name="P1" draw:layer="layout" svg:width="1.8cm" svg:height="4.5cm" svg:x="2.25cm" svg:y="4.302cm">
                <text:p/>
                <draw:enhanced-geometry svg:viewBox="0 0 21600 21600" draw:mirror-horizontal="false" draw:mirror-vertical="false" draw:type="rectangle" draw:enhanced-path="M 0 0 L 21600 0 21600 21600 0 21600 0 0 Z N"/>
              </draw:custom-shape>
              <draw:line draw:style-name="gr11" draw:text-style-name="P3" draw:layer="layout" svg:x1="2.45cm" svg:y1="4.702cm" svg:x2="3.85cm" svg:y2="4.702cm">
                <text:p/>
              </draw:line>
              <draw:line draw:style-name="gr12" draw:text-style-name="P3" draw:layer="layout" svg:x1="2.75cm" svg:y1="5.002cm" svg:x2="3.85cm" svg:y2="5.002cm">
                <text:p/>
              </draw:line>
              <draw:line draw:style-name="gr13" draw:text-style-name="P3" draw:layer="layout" svg:x1="2.75cm" svg:y1="5.302cm" svg:x2="3.85cm" svg:y2="5.302cm">
                <text:p/>
              </draw:line>
              <draw:line draw:style-name="gr13" draw:text-style-name="P3" draw:layer="layout" svg:x1="2.75cm" svg:y1="8.002cm" svg:x2="3.85cm" svg:y2="8.002cm">
                <text:p/>
              </draw:line>
              <draw:line draw:style-name="gr14" draw:text-style-name="P3" draw:layer="layout" svg:x1="3.15cm" svg:y1="7.702cm" svg:x2="3.85cm" svg:y2="7.702cm">
                <text:p/>
              </draw:line>
              <draw:line draw:style-name="gr11" draw:text-style-name="P3" draw:layer="layout" svg:x1="3.15cm" svg:y1="7.102cm" svg:x2="3.85cm" svg:y2="7.102cm">
                <text:p/>
              </draw:line>
              <draw:line draw:style-name="gr13" draw:text-style-name="P3" draw:layer="layout" svg:x1="2.75cm" svg:y1="6.502cm" svg:x2="3.85cm" svg:y2="6.502cm">
                <text:p/>
              </draw:line>
              <draw:line draw:style-name="gr12" draw:text-style-name="P3" draw:layer="layout" svg:x1="2.75cm" svg:y1="5.902cm" svg:x2="3.85cm" svg:y2="5.902cm">
                <text:p/>
              </draw:line>
              <draw:line draw:style-name="gr12" draw:text-style-name="P3" draw:layer="layout" svg:x1="3.15cm" svg:y1="6.802cm" svg:x2="3.85cm" svg:y2="6.802cm">
                <text:p/>
              </draw:line>
              <draw:line draw:style-name="gr12" draw:text-style-name="P3" draw:layer="layout" svg:x1="2.75cm" svg:y1="7.402cm" svg:x2="3.85cm" svg:y2="7.402cm">
                <text:p/>
              </draw:line>
              <draw:line draw:style-name="gr11" draw:text-style-name="P3" draw:layer="layout" svg:x1="2.45cm" svg:y1="6.202cm" svg:x2="3.85cm" svg:y2="6.202cm">
                <text:p/>
              </draw:line>
              <draw:line draw:style-name="gr14" draw:text-style-name="P3" draw:layer="layout" svg:x1="3.15cm" svg:y1="5.602cm" svg:x2="3.85cm" svg:y2="5.602cm">
                <text:p/>
              </draw:line>
            </draw:g>
            <draw:line draw:style-name="gr15" draw:text-style-name="P3" draw:layer="layout" svg:x1="4.45cm" svg:y1="3.902cm" svg:x2="7.85cm" svg:y2="3.902cm">
              <text:p/>
            </draw:line>
          </draw:g>
          <draw:frame draw:style-name="gr42" draw:text-style-name="P5" draw:layer="layout" svg:width="8.85cm" svg:height="1.1cm" svg:x="1.9cm" svg:y="1.9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g>
            <draw:custom-shape draw:style-name="gr3" draw:text-style-name="P2" draw:layer="layout" svg:width="9cm" svg:height="5.8cm" svg:x="11.751cm" svg:y="3.403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9.894cm" svg:y1="4.165cm" svg:x2="20.294cm" svg:y2="3.765cm">
              <text:p/>
            </draw:line>
            <draw:line draw:style-name="gr9" draw:text-style-name="P3" draw:layer="layout" svg:x1="19.894cm" svg:y1="3.765cm" svg:x2="20.294cm" svg:y2="4.165cm">
              <text:p/>
            </draw:line>
            <draw:custom-shape draw:style-name="gr17" draw:text-style-name="P1" draw:layer="layout" svg:width="8.2cm" svg:height="4.5cm" svg:x="12.151cm" svg:y="4.303cm">
              <text:p/>
              <draw:enhanced-geometry svg:viewBox="0 0 21600 21600" draw:mirror-horizontal="false" draw:mirror-vertical="false" draw:type="rectangle" draw:enhanced-path="M 0 0 L 21600 0 21600 21600 0 21600 0 0 Z N"/>
            </draw:custom-shape>
            <draw:line draw:style-name="gr18" draw:text-style-name="P6" draw:layer="layout" svg:x1="12.351cm" svg:y1="4.703cm" svg:x2="13.751cm" svg:y2="4.703cm">
              <text:p/>
            </draw:line>
            <draw:line draw:style-name="gr18" draw:text-style-name="P6" draw:layer="layout" svg:x1="12.351cm" svg:y1="5.003cm" svg:x2="13.451cm" svg:y2="5.003cm">
              <text:p/>
            </draw:line>
            <draw:line draw:style-name="gr12" draw:text-style-name="P3" draw:layer="layout" svg:x1="12.351cm" svg:y1="5.303cm" svg:x2="13.351cm" svg:y2="5.303cm">
              <text:p/>
            </draw:line>
            <draw:line draw:style-name="gr12" draw:text-style-name="P3" draw:layer="layout" svg:x1="12.351cm" svg:y1="8.003cm" svg:x2="13.451cm" svg:y2="8.003cm">
              <text:p/>
            </draw:line>
            <draw:line draw:style-name="gr18" draw:text-style-name="P6" draw:layer="layout" svg:x1="12.351cm" svg:y1="7.703cm" svg:x2="13.051cm" svg:y2="7.703cm">
              <text:p/>
            </draw:line>
            <draw:line draw:style-name="gr19" draw:text-style-name="P3" draw:layer="layout" svg:x1="12.351cm" svg:y1="7.103cm" svg:x2="13.151cm" svg:y2="7.103cm">
              <text:p/>
            </draw:line>
            <draw:line draw:style-name="gr18" draw:text-style-name="P6" draw:layer="layout" svg:x1="12.351cm" svg:y1="6.503cm" svg:x2="13.251cm" svg:y2="6.503cm">
              <text:p/>
            </draw:line>
            <draw:line draw:style-name="gr18" draw:text-style-name="P6" draw:layer="layout" svg:x1="12.351cm" svg:y1="5.903cm" svg:x2="13.451cm" svg:y2="5.903cm">
              <text:p/>
            </draw:line>
            <draw:line draw:style-name="gr20" draw:text-style-name="P6" draw:layer="layout" svg:x1="12.351cm" svg:y1="6.803cm" svg:x2="13.051cm" svg:y2="6.803cm">
              <text:p/>
            </draw:line>
            <draw:line draw:style-name="gr21" draw:text-style-name="P6" draw:layer="layout" svg:x1="12.351cm" svg:y1="7.403cm" svg:x2="13.451cm" svg:y2="7.403cm">
              <text:p/>
            </draw:line>
            <draw:line draw:style-name="gr12" draw:text-style-name="P3" draw:layer="layout" svg:x1="12.351cm" svg:y1="6.203cm" svg:x2="13.751cm" svg:y2="6.203cm">
              <text:p/>
            </draw:line>
            <draw:line draw:style-name="gr13" draw:text-style-name="P3" draw:layer="layout" svg:x1="12.351cm" svg:y1="5.603cm" svg:x2="13.051cm" svg:y2="5.603cm">
              <text:p/>
            </draw:line>
            <draw:line draw:style-name="gr15" draw:text-style-name="P3" draw:layer="layout" svg:x1="14.351cm" svg:y1="3.903cm" svg:x2="17.751cm" svg:y2="3.903cm">
              <text:p/>
            </draw:line>
            <draw:line draw:style-name="gr18" draw:text-style-name="P6" draw:layer="layout" svg:x1="13.851cm" svg:y1="4.703cm" svg:x2="14.551cm" svg:y2="4.703cm">
              <text:p/>
            </draw:line>
            <draw:line draw:style-name="gr18" draw:text-style-name="P6" draw:layer="layout" svg:x1="13.551cm" svg:y1="5.003cm" svg:x2="13.851cm" svg:y2="5.003cm">
              <text:p/>
            </draw:line>
            <draw:line draw:style-name="gr12" draw:text-style-name="P3" draw:layer="layout" svg:x1="13.451cm" svg:y1="5.303cm" svg:x2="14.251cm" svg:y2="5.303cm">
              <text:p/>
            </draw:line>
            <draw:line draw:style-name="gr12" draw:text-style-name="P3" draw:layer="layout" svg:x1="13.551cm" svg:y1="8.003cm" svg:x2="13.851cm" svg:y2="8.003cm">
              <text:p/>
            </draw:line>
            <draw:line draw:style-name="gr18" draw:text-style-name="P6" draw:layer="layout" svg:x1="13.151cm" svg:y1="7.703cm" svg:x2="14.251cm" svg:y2="7.703cm">
              <text:p/>
            </draw:line>
            <draw:line draw:style-name="gr19" draw:text-style-name="P3" draw:layer="layout" svg:x1="14.251cm" svg:y1="7.103cm" svg:x2="14.551cm" svg:y2="7.103cm">
              <text:p/>
            </draw:line>
            <draw:line draw:style-name="gr18" draw:text-style-name="P6" draw:layer="layout" svg:x1="13.151cm" svg:y1="6.803cm" svg:x2="14.051cm" svg:y2="6.803cm">
              <text:p/>
            </draw:line>
            <draw:line draw:style-name="gr14" draw:text-style-name="P3" draw:layer="layout" svg:x1="13.151cm" svg:y1="5.603cm" svg:x2="13.651cm" svg:y2="5.603cm">
              <text:p/>
            </draw:line>
            <draw:line draw:style-name="gr18" draw:text-style-name="P6" draw:layer="layout" svg:x1="14.651cm" svg:y1="4.703cm" svg:x2="16.851cm" svg:y2="4.703cm">
              <text:p/>
            </draw:line>
            <draw:line draw:style-name="gr18" draw:text-style-name="P6" draw:layer="layout" svg:x1="13.951cm" svg:y1="5.003cm" svg:x2="14.351cm" svg:y2="5.003cm">
              <text:p/>
            </draw:line>
            <draw:line draw:style-name="gr12" draw:text-style-name="P3" draw:layer="layout" svg:x1="14.351cm" svg:y1="5.303cm" svg:x2="14.751cm" svg:y2="5.303cm">
              <text:p/>
            </draw:line>
            <draw:line draw:style-name="gr12" draw:text-style-name="P3" draw:layer="layout" svg:x1="13.951cm" svg:y1="8.003cm" svg:x2="14.851cm" svg:y2="8.003cm">
              <text:p/>
            </draw:line>
            <draw:line draw:style-name="gr18" draw:text-style-name="P6" draw:layer="layout" svg:x1="15.151cm" svg:y1="7.703cm" svg:x2="15.851cm" svg:y2="7.703cm">
              <text:p/>
            </draw:line>
            <draw:line draw:style-name="gr19" draw:text-style-name="P3" draw:layer="layout" svg:x1="14.651cm" svg:y1="7.103cm" svg:x2="15.351cm" svg:y2="7.103cm">
              <text:p/>
            </draw:line>
            <draw:line draw:style-name="gr18" draw:text-style-name="P6" draw:layer="layout" svg:x1="14.151cm" svg:y1="6.803cm" svg:x2="14.851cm" svg:y2="6.803cm">
              <text:p/>
            </draw:line>
            <draw:line draw:style-name="gr14" draw:text-style-name="P3" draw:layer="layout" svg:x1="13.751cm" svg:y1="5.603cm" svg:x2="14.751cm" svg:y2="5.603cm">
              <text:p/>
            </draw:line>
            <draw:line draw:style-name="gr18" draw:text-style-name="P6" draw:layer="layout" svg:x1="14.451cm" svg:y1="5.003cm" svg:x2="15.151cm" svg:y2="5.003cm">
              <text:p/>
            </draw:line>
            <draw:line draw:style-name="gr14" draw:text-style-name="P3" draw:layer="layout" svg:x1="14.851cm" svg:y1="5.603cm" svg:x2="15.551cm" svg:y2="5.603cm">
              <text:p/>
            </draw:line>
            <draw:line draw:style-name="gr12" draw:text-style-name="P3" draw:layer="layout" svg:x1="14.951cm" svg:y1="6.803cm" svg:x2="16.051cm" svg:y2="6.803cm">
              <text:p/>
            </draw:line>
            <draw:line draw:style-name="gr14" draw:text-style-name="P3" draw:layer="layout" svg:x1="13.751cm" svg:y1="5.603cm" svg:x2="14.751cm" svg:y2="5.603cm">
              <text:p/>
            </draw:line>
            <draw:line draw:style-name="gr14" draw:text-style-name="P3" draw:layer="layout" svg:x1="17.051cm" svg:y1="5.603cm" svg:x2="17.351cm" svg:y2="5.603cm">
              <text:p/>
            </draw:line>
            <draw:line draw:style-name="gr14" draw:text-style-name="P3" draw:layer="layout" svg:x1="15.651cm" svg:y1="5.603cm" svg:x2="16.951cm" svg:y2="5.603cm">
              <text:p/>
            </draw:line>
            <draw:line draw:style-name="gr12" draw:text-style-name="P3" draw:layer="layout" svg:x1="14.851cm" svg:y1="5.303cm" svg:x2="15.251cm" svg:y2="5.303cm">
              <text:p/>
            </draw:line>
            <draw:line draw:style-name="gr12" draw:text-style-name="P3" draw:layer="layout" svg:x1="15.351cm" svg:y1="5.303cm" svg:x2="15.851cm" svg:y2="5.303cm">
              <text:p/>
            </draw:line>
            <draw:line draw:style-name="gr12" draw:text-style-name="P3" draw:layer="layout" svg:x1="15.951cm" svg:y1="5.303cm" svg:x2="16.351cm" svg:y2="5.303cm">
              <text:p/>
            </draw:line>
            <draw:line draw:style-name="gr12" draw:text-style-name="P3" draw:layer="layout" svg:x1="16.151cm" svg:y1="6.803cm" svg:x2="16.351cm" svg:y2="6.803cm">
              <text:p/>
            </draw:line>
            <draw:line draw:style-name="gr12" draw:text-style-name="P3" draw:layer="layout" svg:x1="16.451cm" svg:y1="6.803cm" svg:x2="16.851cm" svg:y2="6.803cm">
              <text:p/>
            </draw:line>
            <draw:line draw:style-name="gr12" draw:text-style-name="P3" draw:layer="layout" svg:x1="16.951cm" svg:y1="6.803cm" svg:x2="18.451cm" svg:y2="6.803cm">
              <text:p/>
            </draw:line>
            <draw:line draw:style-name="gr12" draw:text-style-name="P3" draw:layer="layout" svg:x1="18.551cm" svg:y1="6.803cm" svg:x2="18.951cm" svg:y2="6.803cm">
              <text:p/>
            </draw:line>
            <draw:line draw:style-name="gr12" draw:text-style-name="P3" draw:layer="layout" svg:x1="19.051cm" svg:y1="6.803cm" svg:x2="19.451cm" svg:y2="6.803cm">
              <text:p/>
            </draw:line>
            <draw:line draw:style-name="gr18" draw:text-style-name="P6" draw:layer="layout" svg:x1="13.751cm" svg:y1="7.103cm" svg:x2="14.151cm" svg:y2="7.103cm">
              <text:p/>
            </draw:line>
            <draw:line draw:style-name="gr18" draw:text-style-name="P6" draw:layer="layout" svg:x1="13.251cm" svg:y1="7.103cm" svg:x2="13.651cm" svg:y2="7.103cm">
              <text:p/>
            </draw:line>
            <draw:line draw:style-name="gr18" draw:text-style-name="P6" draw:layer="layout" svg:x1="13.551cm" svg:y1="5.903cm" svg:x2="13.851cm" svg:y2="5.903cm">
              <text:p/>
            </draw:line>
            <draw:line draw:style-name="gr12" draw:text-style-name="P3" draw:layer="layout" svg:x1="14.351cm" svg:y1="7.703cm" svg:x2="14.551cm" svg:y2="7.703cm">
              <text:p/>
            </draw:line>
            <draw:line draw:style-name="gr12" draw:text-style-name="P3" draw:layer="layout" svg:x1="14.651cm" svg:y1="7.703cm" svg:x2="15.051cm" svg:y2="7.703cm">
              <text:p/>
            </draw:line>
            <draw:line draw:style-name="gr12" draw:text-style-name="P3" draw:layer="layout" svg:x1="14.951cm" svg:y1="8.003cm" svg:x2="16.051cm" svg:y2="8.003cm">
              <text:p/>
            </draw:line>
            <draw:line draw:style-name="gr13" draw:text-style-name="P3" draw:layer="layout" svg:x1="12.351cm" svg:y1="8.303cm" svg:x2="13.051cm" svg:y2="8.303cm">
              <text:p/>
            </draw:line>
            <draw:line draw:style-name="gr14" draw:text-style-name="P3" draw:layer="layout" svg:x1="13.151cm" svg:y1="8.303cm" svg:x2="13.651cm" svg:y2="8.303cm">
              <text:p/>
            </draw:line>
            <draw:line draw:style-name="gr14" draw:text-style-name="P3" draw:layer="layout" svg:x1="14.851cm" svg:y1="8.303cm" svg:x2="15.551cm" svg:y2="8.303cm">
              <text:p/>
            </draw:line>
            <draw:line draw:style-name="gr14" draw:text-style-name="P3" draw:layer="layout" svg:x1="13.751cm" svg:y1="8.303cm" svg:x2="14.751cm" svg:y2="8.303cm">
              <text:p/>
            </draw:line>
            <draw:line draw:style-name="gr14" draw:text-style-name="P3" draw:layer="layout" svg:x1="15.651cm" svg:y1="8.303cm" svg:x2="16.951cm" svg:y2="8.303cm">
              <text:p/>
            </draw:line>
          </draw:g>
          <draw:frame draw:style-name="gr43" draw:text-style-name="P7" draw:layer="layout" svg:width="9cm" svg:height="1.6cm" svg:x="11.85cm" svg:y="1.4cm">
            <draw:text-box>
              <text:p text:style-name="P4"><text:span text:style-name="T1">4</text:span><text:span text:style-name="T1">d</text:span><text:span text:style-name="T1">i</text:span><text:span text:style-name="T1">a</text:span><text:span text:style-name="T1">c</text:span><text:span text:style-name="T1"> </text:span><text:span text:style-name="T1">F</text:span><text:span text:style-name="T1">O</text:span><text:span text:style-name="T1">R</text:span><text:span text:style-name="T1">T</text:span><text:span text:style-name="T1">E</text:span></text:p>
              <text:p text:style-name="P4"><text:span text:style-name="T2">l</text:span><text:span text:style-name="T2">o</text:span><text:span text:style-name="T2">c</text:span><text:span text:style-name="T2">a</text:span><text:span text:style-name="T2">l</text:span><text:span text:style-name="T2">h</text:span><text:span text:style-name="T2">o</text:span><text:span text:style-name="T2">s</text:span><text:span text:style-name="T2">t</text:span><text:span text:style-name="T2">:</text:span><text:span text:style-name="T2">6</text:span><text:span text:style-name="T2">1</text:span><text:span text:style-name="T2">4</text:span><text:span text:style-name="T2">9</text:span><text:span text:style-name="T2">9</text:span></text:p>
            </draw:text-box>
          </draw:frame>
        </draw:g>
        <draw:line draw:style-name="gr23" draw:text-style-name="P8" draw:layer="layout" svg:x1="25.9cm" svg:y1="11.6cm" svg:x2="28.712cm" svg:y2="11.6cm">
          <text:p/>
        </draw:line>
        <draw:g>
          <draw:line draw:style-name="gr24" draw:text-style-name="P8" draw:layer="layout" svg:x1="26.598cm" svg:y1="0.886cm" svg:x2="26.598cm" svg:y2="2.833cm">
            <text:p/>
          </draw:line>
          <draw:line draw:style-name="gr24" draw:text-style-name="P12" draw:layer="layout" svg:x1="27.9cm" svg:y1="4cm" svg:x2="26.523cm" svg:y2="2.623cm">
            <text:p/>
          </draw:line>
          <draw:line draw:style-name="gr24" draw:text-style-name="P12" draw:layer="layout" svg:x1="25.291cm" svg:y1="4cm" svg:x2="26.668cm" svg:y2="2.623cm">
            <text:p/>
          </draw:line>
        </draw:g>
        <draw:g>
          <draw:line draw:style-name="gr24" draw:text-style-name="P8" draw:layer="layout" svg:x1="26cm" svg:y1="5.7cm" svg:x2="25.998cm" svg:y2="8.247cm">
            <text:p/>
          </draw:line>
          <draw:line draw:style-name="gr24" draw:text-style-name="P12" draw:layer="layout" svg:x1="27.3cm" svg:y1="9.414cm" svg:x2="25.923cm" svg:y2="8.037cm">
            <text:p/>
          </draw:line>
          <draw:line draw:style-name="gr24" draw:text-style-name="P12" draw:layer="layout" svg:x1="24.691cm" svg:y1="9.414cm" svg:x2="26.068cm" svg:y2="8.037cm">
            <text:p/>
          </draw:line>
        </draw:g>
        <draw:g>
          <draw:line draw:style-name="gr24" draw:text-style-name="P8" draw:layer="layout" svg:x1="11.302cm" svg:y1="12.768cm" svg:x2="11.302cm" svg:y2="10.821cm">
            <text:p/>
          </draw:line>
          <draw:line draw:style-name="gr24" draw:text-style-name="P12" draw:layer="layout" svg:x1="10cm" svg:y1="9.654cm" svg:x2="11.377cm" svg:y2="11.031cm">
            <text:p/>
          </draw:line>
          <draw:line draw:style-name="gr24" draw:text-style-name="P12" draw:layer="layout" svg:x1="12.609cm" svg:y1="9.654cm" svg:x2="11.232cm" svg:y2="11.031cm">
            <text:p/>
          </draw:line>
        </draw:g>
        <draw:g>
          <draw:custom-shape draw:style-name="gr3" draw:text-style-name="P2" draw:layer="layout" svg:width="9cm" svg:height="5.8cm" svg:x="9.362cm" svg:y="13.3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7.505cm" svg:y1="14.062cm" svg:x2="17.905cm" svg:y2="13.662cm">
            <text:p/>
          </draw:line>
          <draw:line draw:style-name="gr9" draw:text-style-name="P3" draw:layer="layout" svg:x1="17.505cm" svg:y1="13.662cm" svg:x2="17.905cm" svg:y2="14.062cm">
            <text:p/>
          </draw:line>
          <draw:custom-shape draw:style-name="gr17" draw:text-style-name="P1" draw:layer="layout" svg:width="8.2cm" svg:height="4.5cm" svg:x="9.762cm" svg:y="14.2cm">
            <text:p/>
            <draw:enhanced-geometry svg:viewBox="0 0 21600 21600" draw:mirror-horizontal="false" draw:mirror-vertical="false" draw:type="rectangle" draw:enhanced-path="M 0 0 L 21600 0 21600 21600 0 21600 0 0 Z N"/>
          </draw:custom-shape>
          <draw:line draw:style-name="gr18" draw:text-style-name="P6" draw:layer="layout" svg:x1="9.962cm" svg:y1="14.6cm" svg:x2="11.362cm" svg:y2="14.6cm">
            <text:p/>
          </draw:line>
          <draw:line draw:style-name="gr18" draw:text-style-name="P6" draw:layer="layout" svg:x1="9.962cm" svg:y1="14.9cm" svg:x2="11.062cm" svg:y2="14.9cm">
            <text:p/>
          </draw:line>
          <draw:line draw:style-name="gr12" draw:text-style-name="P3" draw:layer="layout" svg:x1="9.962cm" svg:y1="15.2cm" svg:x2="10.962cm" svg:y2="15.2cm">
            <text:p/>
          </draw:line>
          <draw:line draw:style-name="gr12" draw:text-style-name="P3" draw:layer="layout" svg:x1="9.962cm" svg:y1="17.9cm" svg:x2="11.062cm" svg:y2="17.9cm">
            <text:p/>
          </draw:line>
          <draw:line draw:style-name="gr18" draw:text-style-name="P6" draw:layer="layout" svg:x1="9.962cm" svg:y1="17.6cm" svg:x2="10.662cm" svg:y2="17.6cm">
            <text:p/>
          </draw:line>
          <draw:line draw:style-name="gr19" draw:text-style-name="P3" draw:layer="layout" svg:x1="9.962cm" svg:y1="17cm" svg:x2="10.762cm" svg:y2="17cm">
            <text:p/>
          </draw:line>
          <draw:line draw:style-name="gr18" draw:text-style-name="P6" draw:layer="layout" svg:x1="9.962cm" svg:y1="16.4cm" svg:x2="10.862cm" svg:y2="16.4cm">
            <text:p/>
          </draw:line>
          <draw:line draw:style-name="gr18" draw:text-style-name="P6" draw:layer="layout" svg:x1="9.962cm" svg:y1="15.8cm" svg:x2="11.062cm" svg:y2="15.8cm">
            <text:p/>
          </draw:line>
          <draw:line draw:style-name="gr20" draw:text-style-name="P6" draw:layer="layout" svg:x1="9.962cm" svg:y1="16.7cm" svg:x2="10.662cm" svg:y2="16.7cm">
            <text:p/>
          </draw:line>
          <draw:line draw:style-name="gr21" draw:text-style-name="P6" draw:layer="layout" svg:x1="9.962cm" svg:y1="17.3cm" svg:x2="11.062cm" svg:y2="17.3cm">
            <text:p/>
          </draw:line>
          <draw:line draw:style-name="gr12" draw:text-style-name="P3" draw:layer="layout" svg:x1="9.962cm" svg:y1="16.1cm" svg:x2="11.362cm" svg:y2="16.1cm">
            <text:p/>
          </draw:line>
          <draw:line draw:style-name="gr13" draw:text-style-name="P3" draw:layer="layout" svg:x1="9.962cm" svg:y1="15.5cm" svg:x2="10.662cm" svg:y2="15.5cm">
            <text:p/>
          </draw:line>
          <draw:line draw:style-name="gr15" draw:text-style-name="P3" draw:layer="layout" svg:x1="11.962cm" svg:y1="13.8cm" svg:x2="15.362cm" svg:y2="13.8cm">
            <text:p/>
          </draw:line>
          <draw:line draw:style-name="gr18" draw:text-style-name="P6" draw:layer="layout" svg:x1="11.462cm" svg:y1="14.6cm" svg:x2="12.162cm" svg:y2="14.6cm">
            <text:p/>
          </draw:line>
          <draw:line draw:style-name="gr18" draw:text-style-name="P6" draw:layer="layout" svg:x1="11.162cm" svg:y1="14.9cm" svg:x2="11.462cm" svg:y2="14.9cm">
            <text:p/>
          </draw:line>
          <draw:line draw:style-name="gr12" draw:text-style-name="P3" draw:layer="layout" svg:x1="11.062cm" svg:y1="15.2cm" svg:x2="11.862cm" svg:y2="15.2cm">
            <text:p/>
          </draw:line>
          <draw:line draw:style-name="gr12" draw:text-style-name="P3" draw:layer="layout" svg:x1="11.162cm" svg:y1="17.9cm" svg:x2="11.462cm" svg:y2="17.9cm">
            <text:p/>
          </draw:line>
          <draw:line draw:style-name="gr18" draw:text-style-name="P6" draw:layer="layout" svg:x1="10.762cm" svg:y1="17.6cm" svg:x2="11.862cm" svg:y2="17.6cm">
            <text:p/>
          </draw:line>
          <draw:line draw:style-name="gr19" draw:text-style-name="P3" draw:layer="layout" svg:x1="11.862cm" svg:y1="17cm" svg:x2="12.162cm" svg:y2="17cm">
            <text:p/>
          </draw:line>
          <draw:line draw:style-name="gr18" draw:text-style-name="P6" draw:layer="layout" svg:x1="10.762cm" svg:y1="16.7cm" svg:x2="11.662cm" svg:y2="16.7cm">
            <text:p/>
          </draw:line>
          <draw:line draw:style-name="gr14" draw:text-style-name="P3" draw:layer="layout" svg:x1="10.762cm" svg:y1="15.5cm" svg:x2="11.262cm" svg:y2="15.5cm">
            <text:p/>
          </draw:line>
          <draw:line draw:style-name="gr18" draw:text-style-name="P6" draw:layer="layout" svg:x1="12.262cm" svg:y1="14.6cm" svg:x2="14.462cm" svg:y2="14.6cm">
            <text:p/>
          </draw:line>
          <draw:line draw:style-name="gr18" draw:text-style-name="P6" draw:layer="layout" svg:x1="11.562cm" svg:y1="14.9cm" svg:x2="11.962cm" svg:y2="14.9cm">
            <text:p/>
          </draw:line>
          <draw:line draw:style-name="gr12" draw:text-style-name="P3" draw:layer="layout" svg:x1="11.962cm" svg:y1="15.2cm" svg:x2="12.362cm" svg:y2="15.2cm">
            <text:p/>
          </draw:line>
          <draw:line draw:style-name="gr12" draw:text-style-name="P3" draw:layer="layout" svg:x1="11.562cm" svg:y1="17.9cm" svg:x2="12.462cm" svg:y2="17.9cm">
            <text:p/>
          </draw:line>
          <draw:line draw:style-name="gr18" draw:text-style-name="P6" draw:layer="layout" svg:x1="12.762cm" svg:y1="17.6cm" svg:x2="13.462cm" svg:y2="17.6cm">
            <text:p/>
          </draw:line>
          <draw:line draw:style-name="gr19" draw:text-style-name="P3" draw:layer="layout" svg:x1="12.262cm" svg:y1="17cm" svg:x2="12.962cm" svg:y2="17cm">
            <text:p/>
          </draw:line>
          <draw:line draw:style-name="gr18" draw:text-style-name="P6" draw:layer="layout" svg:x1="11.762cm" svg:y1="16.7cm" svg:x2="12.462cm" svg:y2="16.7cm">
            <text:p/>
          </draw:line>
          <draw:line draw:style-name="gr14" draw:text-style-name="P3" draw:layer="layout" svg:x1="11.362cm" svg:y1="15.5cm" svg:x2="12.362cm" svg:y2="15.5cm">
            <text:p/>
          </draw:line>
          <draw:line draw:style-name="gr18" draw:text-style-name="P6" draw:layer="layout" svg:x1="12.062cm" svg:y1="14.9cm" svg:x2="12.762cm" svg:y2="14.9cm">
            <text:p/>
          </draw:line>
          <draw:line draw:style-name="gr14" draw:text-style-name="P3" draw:layer="layout" svg:x1="12.462cm" svg:y1="15.5cm" svg:x2="13.162cm" svg:y2="15.5cm">
            <text:p/>
          </draw:line>
          <draw:line draw:style-name="gr12" draw:text-style-name="P3" draw:layer="layout" svg:x1="12.562cm" svg:y1="16.7cm" svg:x2="13.662cm" svg:y2="16.7cm">
            <text:p/>
          </draw:line>
          <draw:line draw:style-name="gr14" draw:text-style-name="P3" draw:layer="layout" svg:x1="11.362cm" svg:y1="15.5cm" svg:x2="12.362cm" svg:y2="15.5cm">
            <text:p/>
          </draw:line>
          <draw:line draw:style-name="gr14" draw:text-style-name="P3" draw:layer="layout" svg:x1="14.662cm" svg:y1="15.5cm" svg:x2="14.962cm" svg:y2="15.5cm">
            <text:p/>
          </draw:line>
          <draw:line draw:style-name="gr14" draw:text-style-name="P3" draw:layer="layout" svg:x1="13.262cm" svg:y1="15.5cm" svg:x2="14.562cm" svg:y2="15.5cm">
            <text:p/>
          </draw:line>
          <draw:line draw:style-name="gr12" draw:text-style-name="P3" draw:layer="layout" svg:x1="12.462cm" svg:y1="15.2cm" svg:x2="12.862cm" svg:y2="15.2cm">
            <text:p/>
          </draw:line>
          <draw:line draw:style-name="gr12" draw:text-style-name="P3" draw:layer="layout" svg:x1="12.962cm" svg:y1="15.2cm" svg:x2="13.462cm" svg:y2="15.2cm">
            <text:p/>
          </draw:line>
          <draw:line draw:style-name="gr12" draw:text-style-name="P3" draw:layer="layout" svg:x1="13.562cm" svg:y1="15.2cm" svg:x2="13.962cm" svg:y2="15.2cm">
            <text:p/>
          </draw:line>
          <draw:line draw:style-name="gr12" draw:text-style-name="P3" draw:layer="layout" svg:x1="13.762cm" svg:y1="16.7cm" svg:x2="13.962cm" svg:y2="16.7cm">
            <text:p/>
          </draw:line>
          <draw:line draw:style-name="gr12" draw:text-style-name="P3" draw:layer="layout" svg:x1="14.062cm" svg:y1="16.7cm" svg:x2="14.462cm" svg:y2="16.7cm">
            <text:p/>
          </draw:line>
          <draw:line draw:style-name="gr12" draw:text-style-name="P3" draw:layer="layout" svg:x1="14.562cm" svg:y1="16.7cm" svg:x2="16.062cm" svg:y2="16.7cm">
            <text:p/>
          </draw:line>
          <draw:line draw:style-name="gr12" draw:text-style-name="P3" draw:layer="layout" svg:x1="16.162cm" svg:y1="16.7cm" svg:x2="16.562cm" svg:y2="16.7cm">
            <text:p/>
          </draw:line>
          <draw:line draw:style-name="gr12" draw:text-style-name="P3" draw:layer="layout" svg:x1="16.662cm" svg:y1="16.7cm" svg:x2="17.062cm" svg:y2="16.7cm">
            <text:p/>
          </draw:line>
          <draw:line draw:style-name="gr18" draw:text-style-name="P6" draw:layer="layout" svg:x1="11.362cm" svg:y1="17cm" svg:x2="11.762cm" svg:y2="17cm">
            <text:p/>
          </draw:line>
          <draw:line draw:style-name="gr18" draw:text-style-name="P6" draw:layer="layout" svg:x1="10.862cm" svg:y1="17cm" svg:x2="11.262cm" svg:y2="17cm">
            <text:p/>
          </draw:line>
          <draw:line draw:style-name="gr18" draw:text-style-name="P6" draw:layer="layout" svg:x1="11.162cm" svg:y1="15.8cm" svg:x2="11.462cm" svg:y2="15.8cm">
            <text:p/>
          </draw:line>
          <draw:line draw:style-name="gr12" draw:text-style-name="P3" draw:layer="layout" svg:x1="11.962cm" svg:y1="17.6cm" svg:x2="12.162cm" svg:y2="17.6cm">
            <text:p/>
          </draw:line>
          <draw:line draw:style-name="gr12" draw:text-style-name="P3" draw:layer="layout" svg:x1="12.262cm" svg:y1="17.6cm" svg:x2="12.662cm" svg:y2="17.6cm">
            <text:p/>
          </draw:line>
          <draw:line draw:style-name="gr12" draw:text-style-name="P3" draw:layer="layout" svg:x1="12.562cm" svg:y1="17.9cm" svg:x2="13.662cm" svg:y2="17.9cm">
            <text:p/>
          </draw:line>
          <draw:line draw:style-name="gr13" draw:text-style-name="P3" draw:layer="layout" svg:x1="9.962cm" svg:y1="18.2cm" svg:x2="10.662cm" svg:y2="18.2cm">
            <text:p/>
          </draw:line>
          <draw:line draw:style-name="gr14" draw:text-style-name="P3" draw:layer="layout" svg:x1="10.762cm" svg:y1="18.2cm" svg:x2="11.262cm" svg:y2="18.2cm">
            <text:p/>
          </draw:line>
          <draw:line draw:style-name="gr14" draw:text-style-name="P3" draw:layer="layout" svg:x1="12.462cm" svg:y1="18.2cm" svg:x2="13.162cm" svg:y2="18.2cm">
            <text:p/>
          </draw:line>
          <draw:line draw:style-name="gr14" draw:text-style-name="P3" draw:layer="layout" svg:x1="11.362cm" svg:y1="18.2cm" svg:x2="12.362cm" svg:y2="18.2cm">
            <text:p/>
          </draw:line>
          <draw:line draw:style-name="gr14" draw:text-style-name="P3" draw:layer="layout" svg:x1="13.262cm" svg:y1="18.2cm" svg:x2="14.562cm" svg:y2="18.2cm">
            <text:p/>
          </draw:line>
        </draw:g>
        <draw:frame draw:style-name="gr44" draw:text-style-name="P11" draw:layer="layout" svg:width="5.242cm" svg:height="5.8cm" svg:x="4.062cm" svg:y="13.3cm">
          <draw:text-box>
            <text:p text:style-name="P10"><text:span text:style-name="T3">4</text:span><text:span text:style-name="T3">di</text:span><text:span text:style-name="T3">ac</text:span></text:p>
            <text:p text:style-name="P10"><text:span text:style-name="T3">F</text:span><text:span text:style-name="T3">O</text:span><text:span text:style-name="T3">R</text:span><text:span text:style-name="T3">T</text:span><text:span text:style-name="T3">E</text:span></text:p>
            <text:p text:style-name="P10"><text:span text:style-name="T4">xxx.</text:span><text:span text:style-name="T4">xxx.</text:span><text:span text:style-name="T4">xxx.</text:span><text:span text:style-name="T4">xxx:</text:span></text:p>
            <text:p text:style-name="P10"><text:span text:style-name="T4">614</text:span><text:span text:style-name="T4">99</text:span></text:p>
          </draw:text-box>
        </draw:frame>
        <draw:frame draw:style-name="gr44" draw:text-style-name="P15" draw:layer="layout" svg:width="7.2cm" svg:height="1.4cm" draw:transform="rotate (1.5707963267949) translate (19.6cm 17.081cm)">
          <draw:text-box>
            <text:p text:style-name="P14"><text:span text:style-name="T5">U</text:span><text:span text:style-name="T5">D</text:span><text:span text:style-name="T5">P</text:span><text:span text:style-name="T5">: </text:span><text:span text:style-name="T5">2</text:span><text:span text:style-name="T5">3</text:span><text:span text:style-name="T5">9</text:span><text:span text:style-name="T5">.</text:span><text:span text:style-name="T5">0</text:span><text:span text:style-name="T5">.</text:span><text:span text:style-name="T5">0</text:span><text:span text:style-name="T5">.</text:span><text:span text:style-name="T5">1</text:span><text:span text:style-name="T5">:</text:span><text:span text:style-name="T5">6</text:span><text:span text:style-name="T5">1</text:span><text:span text:style-name="T5">0</text:span><text:span text:style-name="T5">0</text:span><text:span text:style-name="T5">0</text:span></text:p>
          </draw:text-box>
        </draw:frame>
        <draw:g>
          <draw:line draw:style-name="gr24" draw:text-style-name="P12" draw:layer="layout" svg:x1="18.37cm" svg:y1="16.208cm" svg:x2="19.752cm" svg:y2="16.208cm">
            <text:p/>
          </draw:line>
          <draw:line draw:style-name="gr45" draw:text-style-name="P3" draw:layer="layout" svg:x1="19.646cm" svg:y1="16.31cm" svg:x2="19.646cm" svg:y2="9.203cm">
            <text:p/>
          </draw:line>
        </draw:g>
        <draw:g>
          <draw:line draw:style-name="gr24" draw:text-style-name="P12" draw:layer="layout" svg:x1="26.118cm" svg:y1="15.317cm" svg:x2="27.5cm" svg:y2="15.317cm">
            <text:p/>
          </draw:line>
          <draw:line draw:style-name="gr37" draw:text-style-name="P12" draw:layer="layout" svg:x1="27.371cm" svg:y1="12.6cm" svg:x2="27.395cm" svg:y2="15.422cm">
            <text:p/>
          </draw:line>
          <draw:line draw:style-name="gr37" draw:text-style-name="P12" draw:layer="layout" svg:x1="26.126cm" svg:y1="12.706cm" svg:x2="27.452cm" svg:y2="12.706cm">
            <text:p/>
          </draw:line>
        </draw:g>
        <draw:line draw:style-name="gr46" draw:text-style-name="P3" draw:layer="layout" svg:x1="10.605cm" svg:y1="19.4cm" svg:x2="10.605cm" svg:y2="19.1cm">
          <text:p/>
        </draw:line>
      </draw:page>
      <draw:page draw:name="page5" draw:style-name="dp1" draw:master-page-name="Standard">
        <draw:line draw:style-name="gr23" draw:text-style-name="P8" draw:layer="layout" svg:x1="21.294cm" svg:y1="2.406cm" svg:x2="21.294cm" svg:y2="-0.406cm">
          <text:p/>
        </draw:line>
        <draw:g>
          <draw:path draw:style-name="gr2" draw:text-style-name="P1" draw:layer="layout" svg:width="26.399cm" svg:height="14.068cm" svg:x="1.5cm" svg:y="3.4cm" svg:viewBox="0 0 26400 14069" svg:d="M1551 0c-773 0-1551 643-1551 1283v11504c0 643 778 1282 1551 1282h23298c773 0 1551-639 1551-1282v-11504c0-640-778-1283-1551-1283z">
            <text:p/>
          </draw:path>
          <draw:g>
            <draw:custom-shape draw:style-name="gr3" draw:text-style-name="P2" draw:layer="layout" svg:width="9cm" svg:height="5.8cm" svg:x="2.401cm" svg:y="8.356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4.901cm" svg:y="9.256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6.551cm" svg:y="9.906cm" svg:viewBox="0 0 700 1000" draw:points="0,0 700,0 700,200 600,200 600,300 700,300 700,1000 0,1000 0,300 100,300 100,200 0,200">
                  <text:p/>
                </draw:polygon>
                <draw:polygon draw:style-name="gr5" draw:text-style-name="P2" draw:layer="layout" svg:width="0.699cm" svg:height="0.999cm" svg:x="5.351cm" svg:y="9.906cm" svg:viewBox="0 0 700 1000" draw:points="0,0 700,0 700,200 600,200 600,300 700,300 700,1000 0,1000 0,300 100,300 100,200 0,200">
                  <text:p/>
                </draw:polygon>
                <draw:polygon draw:style-name="gr5" draw:text-style-name="P2" draw:layer="layout" svg:width="0.699cm" svg:height="0.999cm" svg:x="7.651cm" svg:y="9.706cm" svg:viewBox="0 0 700 1000" draw:points="0,0 700,0 700,200 600,200 600,300 700,300 700,1000 0,1000 0,300 100,300 100,200 0,200">
                  <text:p/>
                </draw:polygon>
                <draw:polygon draw:style-name="gr5" draw:text-style-name="P2" draw:layer="layout" svg:width="0.699cm" svg:height="0.999cm" svg:x="9.851cm" svg:y="9.906cm" svg:viewBox="0 0 700 1000" draw:points="0,0 700,0 700,200 600,200 600,300 700,300 700,1000 0,1000 0,300 100,300 100,200 0,200">
                  <text:p/>
                </draw:polygon>
                <draw:polygon draw:style-name="gr5" draw:text-style-name="P2" draw:layer="layout" svg:width="0.699cm" svg:height="0.999cm" svg:x="8.751cm" svg:y="9.906cm" svg:viewBox="0 0 700 1000" draw:points="0,0 700,0 700,200 600,200 600,300 700,300 700,1000 0,1000 0,300 100,300 100,200 0,200">
                  <text:p/>
                </draw:polygon>
                <draw:polyline draw:style-name="gr6" draw:text-style-name="P3" draw:layer="layout" svg:width="1.699cm" svg:height="0.199cm" svg:x="5.951cm" svg:y="9.806cm" svg:viewBox="0 0 1700 200" draw:points="0,200 400,200 400,0 1700,0">
                  <text:p/>
                </draw:polyline>
                <draw:polyline draw:style-name="gr6" draw:text-style-name="P3" draw:layer="layout" svg:width="0.499cm" svg:height="0.199cm" svg:x="8.251cm" svg:y="9.806cm" svg:viewBox="0 0 500 200" draw:points="0,0 300,0 300,200 500,200">
                  <text:p/>
                </draw:polyline>
                <draw:polyline draw:style-name="gr6" draw:text-style-name="P3" draw:layer="layout" svg:width="0.499cm" svg:height="0.199cm" svg:x="8.251cm" svg:y="10.206cm" svg:viewBox="0 0 500 200" draw:points="0,0 300,0 300,200 500,200">
                  <text:p/>
                </draw:polyline>
                <draw:polyline draw:style-name="gr6" draw:text-style-name="P3" draw:layer="layout" svg:width="0.599cm" svg:height="0.199cm" svg:x="8.151cm" svg:y="10.406cm" svg:viewBox="0 0 600 200" draw:points="0,0 300,0 300,200 600,200">
                  <text:p/>
                </draw:polyline>
                <draw:line draw:style-name="gr6" draw:text-style-name="P3" draw:layer="layout" svg:x1="5.751cm" svg:y1="10.606cm" svg:x2="6.551cm" svg:y2="10.606cm">
                  <text:p/>
                </draw:line>
                <draw:polyline draw:style-name="gr6" draw:text-style-name="P3" draw:layer="layout" svg:width="0.499cm" svg:height="0.199cm" svg:x="7.151cm" svg:y="10.206cm" svg:viewBox="0 0 500 200" draw:points="0,200 200,200 200,0 500,0">
                  <text:p/>
                </draw:polyline>
                <draw:line draw:style-name="gr6" draw:text-style-name="P3" draw:layer="layout" svg:x1="5.751cm" svg:y1="10.806cm" svg:x2="6.551cm" svg:y2="10.806cm">
                  <text:p/>
                </draw:line>
                <draw:line draw:style-name="gr6" draw:text-style-name="P3" draw:layer="layout" svg:x1="5.751cm" svg:y1="10.406cm" svg:x2="6.551cm" svg:y2="10.406cm">
                  <text:p/>
                </draw:line>
                <draw:line draw:style-name="gr6" draw:text-style-name="P3" draw:layer="layout" svg:x1="5.851cm" svg:y1="10.006cm" svg:x2="6.651cm" svg:y2="10.006cm">
                  <text:p/>
                </draw:line>
                <draw:polyline draw:style-name="gr6" draw:text-style-name="P3" draw:layer="layout" svg:width="0.499cm" svg:height="0.199cm" svg:x="7.151cm" svg:y="10.406cm" svg:viewBox="0 0 500 200" draw:points="0,200 300,200 300,0 500,0">
                  <text:p/>
                </draw:polyline>
                <draw:line draw:style-name="gr6" draw:text-style-name="P3" draw:layer="layout" svg:x1="7.151cm" svg:y1="10.806cm" svg:x2="8.851cm" svg:y2="10.806cm">
                  <text:p/>
                </draw:line>
                <draw:line draw:style-name="gr6" draw:text-style-name="P3" draw:layer="layout" svg:x1="9.151cm" svg:y1="10.606cm" svg:x2="9.951cm" svg:y2="10.606cm">
                  <text:p/>
                </draw:line>
                <draw:line draw:style-name="gr6" draw:text-style-name="P3" draw:layer="layout" svg:x1="9.151cm" svg:y1="10.806cm" svg:x2="9.951cm" svg:y2="10.806cm">
                  <text:p/>
                </draw:line>
                <draw:line draw:style-name="gr6" draw:text-style-name="P3" draw:layer="layout" svg:x1="9.151cm" svg:y1="10.406cm" svg:x2="9.951cm" svg:y2="10.406cm">
                  <text:p/>
                </draw:line>
                <draw:line draw:style-name="gr6" draw:text-style-name="P3" draw:layer="layout" svg:x1="9.251cm" svg:y1="10.006cm" svg:x2="10.051cm" svg:y2="10.006cm">
                  <text:p/>
                </draw:line>
              </draw:g>
            </draw:g>
            <draw:g>
              <draw:custom-shape draw:style-name="gr4" draw:text-style-name="P1" draw:layer="layout" svg:width="6.1cm" svg:height="2.1cm" svg:x="4.901cm" svg:y="11.656cm">
                <text:p/>
                <draw:enhanced-geometry svg:viewBox="0 0 21600 21600" draw:mirror-horizontal="false" draw:mirror-vertical="false" draw:type="rectangle" draw:enhanced-path="M 0 0 L 21600 0 21600 21600 0 21600 0 0 Z N"/>
              </draw:custom-shape>
              <draw:g>
                <draw:line draw:style-name="gr7" draw:text-style-name="P3" draw:layer="layout" svg:x1="5.301cm" svg:y1="12.706cm" svg:x2="10.601cm" svg:y2="12.706cm">
                  <text:p/>
                </draw:line>
                <draw:custom-shape draw:style-name="gr8" draw:text-style-name="P2" draw:layer="layout" svg:width="1.1cm" svg:height="0.4cm" svg:x="6.701cm" svg:y="13.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8.101cm" svg:y="13.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5.301cm" svg:y="13.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5.851cm" svg:y1="13.206cm" svg:x2="5.851cm" svg:y2="12.706cm">
                    <text:p/>
                  </draw:line>
                </draw:g>
                <draw:line draw:style-name="gr7" draw:text-style-name="P3" draw:layer="layout" svg:x1="7.251cm" svg:y1="13.206cm" svg:x2="7.251cm" svg:y2="12.706cm">
                  <text:p/>
                </draw:line>
                <draw:line draw:style-name="gr7" draw:text-style-name="P3" draw:layer="layout" svg:x1="8.651cm" svg:y1="13.206cm" svg:x2="8.651cm" svg:y2="12.706cm">
                  <text:p/>
                </draw:line>
                <draw:g>
                  <draw:custom-shape draw:style-name="gr8" draw:text-style-name="P2" draw:layer="layout" svg:width="1.1cm" svg:height="0.4cm" svg:x="9.501cm" svg:y="13.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0.051cm" svg:y1="13.206cm" svg:x2="10.051cm" svg:y2="12.706cm">
                    <text:p/>
                  </draw:line>
                </draw:g>
                <draw:g>
                  <draw:custom-shape draw:style-name="gr8" draw:text-style-name="P2" draw:layer="layout" svg:width="1.1cm" svg:height="0.4cm" svg:x="7.401cm" svg:y="12.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7.951cm" svg:y1="12.706cm" svg:x2="7.951cm" svg:y2="12.006cm">
                    <text:p/>
                  </draw:line>
                </draw:g>
                <draw:g>
                  <draw:custom-shape draw:style-name="gr8" draw:text-style-name="P2" draw:layer="layout" svg:width="1.1cm" svg:height="0.4cm" svg:x="6.001cm" svg:y="12.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6.551cm" svg:y1="12.706cm" svg:x2="6.551cm" svg:y2="12.006cm">
                    <text:p/>
                  </draw:line>
                </draw:g>
                <draw:g>
                  <draw:custom-shape draw:style-name="gr8" draw:text-style-name="P2" draw:layer="layout" svg:width="1.1cm" svg:height="0.4cm" svg:x="8.801cm" svg:y="12.0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9.351cm" svg:y1="12.706cm" svg:x2="9.351cm" svg:y2="12.006cm">
                    <text:p/>
                  </draw:line>
                </draw:g>
              </draw:g>
            </draw:g>
            <draw:g>
              <draw:line draw:style-name="gr9" draw:text-style-name="P3" draw:layer="layout" svg:x1="10.544cm" svg:y1="9.118cm" svg:x2="10.944cm" svg:y2="8.718cm">
                <text:p/>
              </draw:line>
              <draw:line draw:style-name="gr9" draw:text-style-name="P3" draw:layer="layout" svg:x1="10.544cm" svg:y1="8.718cm" svg:x2="10.944cm" svg:y2="9.118cm">
                <text:p/>
              </draw:line>
            </draw:g>
            <draw:g>
              <draw:custom-shape draw:style-name="gr10" draw:text-style-name="P1" draw:layer="layout" svg:width="1.8cm" svg:height="4.5cm" svg:x="2.801cm" svg:y="9.256cm">
                <text:p/>
                <draw:enhanced-geometry svg:viewBox="0 0 21600 21600" draw:mirror-horizontal="false" draw:mirror-vertical="false" draw:type="rectangle" draw:enhanced-path="M 0 0 L 21600 0 21600 21600 0 21600 0 0 Z N"/>
              </draw:custom-shape>
              <draw:line draw:style-name="gr11" draw:text-style-name="P3" draw:layer="layout" svg:x1="3.001cm" svg:y1="9.656cm" svg:x2="4.401cm" svg:y2="9.656cm">
                <text:p/>
              </draw:line>
              <draw:line draw:style-name="gr12" draw:text-style-name="P3" draw:layer="layout" svg:x1="3.301cm" svg:y1="9.956cm" svg:x2="4.401cm" svg:y2="9.956cm">
                <text:p/>
              </draw:line>
              <draw:line draw:style-name="gr13" draw:text-style-name="P3" draw:layer="layout" svg:x1="3.301cm" svg:y1="10.256cm" svg:x2="4.401cm" svg:y2="10.256cm">
                <text:p/>
              </draw:line>
              <draw:line draw:style-name="gr13" draw:text-style-name="P3" draw:layer="layout" svg:x1="3.301cm" svg:y1="12.956cm" svg:x2="4.401cm" svg:y2="12.956cm">
                <text:p/>
              </draw:line>
              <draw:line draw:style-name="gr14" draw:text-style-name="P3" draw:layer="layout" svg:x1="3.701cm" svg:y1="12.656cm" svg:x2="4.401cm" svg:y2="12.656cm">
                <text:p/>
              </draw:line>
              <draw:line draw:style-name="gr11" draw:text-style-name="P3" draw:layer="layout" svg:x1="3.701cm" svg:y1="12.056cm" svg:x2="4.401cm" svg:y2="12.056cm">
                <text:p/>
              </draw:line>
              <draw:line draw:style-name="gr13" draw:text-style-name="P3" draw:layer="layout" svg:x1="3.301cm" svg:y1="11.456cm" svg:x2="4.401cm" svg:y2="11.456cm">
                <text:p/>
              </draw:line>
              <draw:line draw:style-name="gr12" draw:text-style-name="P3" draw:layer="layout" svg:x1="3.301cm" svg:y1="10.856cm" svg:x2="4.401cm" svg:y2="10.856cm">
                <text:p/>
              </draw:line>
              <draw:line draw:style-name="gr12" draw:text-style-name="P3" draw:layer="layout" svg:x1="3.701cm" svg:y1="11.756cm" svg:x2="4.401cm" svg:y2="11.756cm">
                <text:p/>
              </draw:line>
              <draw:line draw:style-name="gr12" draw:text-style-name="P3" draw:layer="layout" svg:x1="3.301cm" svg:y1="12.356cm" svg:x2="4.401cm" svg:y2="12.356cm">
                <text:p/>
              </draw:line>
              <draw:line draw:style-name="gr11" draw:text-style-name="P3" draw:layer="layout" svg:x1="3.001cm" svg:y1="11.156cm" svg:x2="4.401cm" svg:y2="11.156cm">
                <text:p/>
              </draw:line>
              <draw:line draw:style-name="gr14" draw:text-style-name="P3" draw:layer="layout" svg:x1="3.701cm" svg:y1="10.556cm" svg:x2="4.401cm" svg:y2="10.556cm">
                <text:p/>
              </draw:line>
            </draw:g>
            <draw:line draw:style-name="gr15" draw:text-style-name="P3" draw:layer="layout" svg:x1="5.001cm" svg:y1="8.856cm" svg:x2="8.401cm" svg:y2="8.856cm">
              <text:p/>
            </draw:line>
          </draw:g>
          <draw:g>
            <draw:custom-shape draw:style-name="gr3" draw:text-style-name="P2" draw:layer="layout" svg:width="9cm" svg:height="5.8cm" svg:x="16.262cm" svg:y="10.8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4.405cm" svg:y1="11.562cm" svg:x2="24.805cm" svg:y2="11.162cm">
              <text:p/>
            </draw:line>
            <draw:line draw:style-name="gr9" draw:text-style-name="P3" draw:layer="layout" svg:x1="24.405cm" svg:y1="11.162cm" svg:x2="24.805cm" svg:y2="11.562cm">
              <text:p/>
            </draw:line>
            <draw:custom-shape draw:style-name="gr17" draw:text-style-name="P1" draw:layer="layout" svg:width="8.2cm" svg:height="4.5cm" svg:x="16.662cm" svg:y="11.7cm">
              <text:p/>
              <draw:enhanced-geometry svg:viewBox="0 0 21600 21600" draw:mirror-horizontal="false" draw:mirror-vertical="false" draw:type="rectangle" draw:enhanced-path="M 0 0 L 21600 0 21600 21600 0 21600 0 0 Z N"/>
            </draw:custom-shape>
            <draw:line draw:style-name="gr15" draw:text-style-name="P3" draw:layer="layout" svg:x1="18.862cm" svg:y1="11.3cm" svg:x2="22.262cm" svg:y2="11.3cm">
              <text:p/>
            </draw:line>
            <draw:line draw:style-name="gr25" draw:text-style-name="P3" draw:layer="layout" svg:x1="16.962cm" svg:y1="12.2cm" svg:x2="17.962cm" svg:y2="12.2cm">
              <text:p/>
            </draw:line>
            <draw:line draw:style-name="gr26" draw:text-style-name="P3" draw:layer="layout" svg:x1="18.162cm" svg:y1="12.2cm" svg:x2="19.262cm" svg:y2="12.2cm">
              <text:p/>
            </draw:line>
            <draw:custom-shape draw:style-name="gr27" draw:text-style-name="P9" draw:layer="layout" svg:width="5cm" svg:height="3.9cm" svg:x="19.562cm" svg:y="12cm">
              <text:p/>
              <draw:enhanced-geometry svg:viewBox="0 0 21600 21600" draw:type="rectangle" draw:enhanced-path="M 0 0 L 21600 0 21600 21600 0 21600 0 0 Z N"/>
            </draw:custom-shape>
            <draw:path draw:style-name="gr28" draw:text-style-name="P8" draw:layer="layout" svg:width="5.587cm" svg:height="1.22cm" draw:transform="rotate (0.844215759189657) translate (19.780804615538cm 15.6570487899003cm)" svg:viewBox="0 0 5588 1221" svg:d="M0 3c79-2 159-2 240-3 78-1 151 14 223 34 68 20 135 42 205 59 69 18 135 39 201 64 67 26 137 37 200 79 55 37 114 74 178 92 70 20 120 71 190 88 70 16 121 69 181 104 57 33 129 41 178 92 45 47 114 59 164 103 57 51 137 64 209 89 70 24 129 67 198 88 69 20 132 60 195 93 64 33 135 55 204 75 77 23 159 40 235 65 84 26 170 44 256 62 81 17 168 8 250 19 83 11 168 13 251 11 81-3 163 10 243 1 81-9 165-8 247-11 76-3 152-18 228-25 76-6 154-15 231-20 76-5 151-5 227-17 72-12 149-11 219-33 65-21 133-31 198-48 74-19 155 0 229 21l8 9">
              <text:p/>
            </draw:path>
            <draw:path draw:style-name="gr29" draw:text-style-name="P8" draw:layer="layout" svg:width="4.626cm" svg:height="0.21cm" draw:transform="rotate (0.141895268187139) translate (19.7598792241377cm 13.7771519678389cm)" svg:viewBox="0 0 4627 211" svg:d="M0 206c61-18 120 14 183 2 65-13 129-35 195-51 67-16 133-28 199-39 73-13 148-20 222-17 63 2 128 2 192 15 60 13 124 15 186 15 71 0 142 11 212 6 73-6 148-8 221-17 68-9 138-23 209-19 62 4 126 4 189 3 78-2 159-13 236-3 73 10 140-10 213 0 61 9 125-4 189-3 65 1 134-9 200-2 76 9 144-8 219 1 66 8 134-5 201-7 64-3 131-10 193-28 66-19 138-16 205-32 67-15 135-17 203-19 67-3 134-7 201-2 60 5 122 10 181 2 67-9 134 9 202-2l61-9 61 3 54 1">
              <text:p/>
            </draw:path>
            <draw:path draw:style-name="gr30" draw:text-style-name="P8" draw:layer="layout" svg:width="3.495cm" svg:height="3.351cm" draw:transform="rotate (1.11526539202438) translate (19.7805506728934cm 15.4168000870318cm)" svg:viewBox="0 0 3496 3352" svg:d="M0 3c84-13 163 24 242 42 96 22 182 75 276 99 96 25 178 86 272 116 96 30 177 87 261 139 92 56 181 122 270 182 87 60 173 120 257 182 87 64 176 125 257 196 90 79 198 142 280 231 44 48 107 75 145 130 45 65 117 105 160 176 41 68 97 128 146 189 48 60 93 125 138 188 62 85 105 184 156 277 34 62 68 123 99 187 43 90 102 171 148 262 29 57 73 106 101 165 30 63 63 129 95 194 30 61 60 122 90 184 28 57 56 115 85 173l18 37">
              <text:p/>
            </draw:path>
            <draw:path draw:style-name="gr31" draw:text-style-name="P8" draw:layer="layout" svg:width="4.629cm" svg:height="2.322cm" draw:transform="skewX (-0.000349065850398912) rotate (0.950331777710912) translate (19.7625865244865cm 14.9182779937558cm)" svg:viewBox="0 0 4630 2323" svg:d="M0 12c85 11 168-21 251-9 112 15 226 2 336 25 119 25 241 39 360 60 120 21 242 43 363 64 123 22 241 71 362 104 71 19 139 55 210 77 106 34 214 66 318 106 108 41 222 72 322 130 92 53 194 81 288 134 79 45 167 79 252 116 68 30 138 68 194 118 53 47 120 78 164 135 41 53 105 85 154 133 55 52 117 100 182 141 64 41 126 91 178 147 41 44 85 85 124 132 44 52 100 96 148 146 48 49 89 109 137 160 40 43 74 95 109 143s70 96 105 146l38 54 35 49">
              <text:p/>
            </draw:path>
            <draw:line draw:style-name="gr32" draw:text-style-name="P8" draw:layer="layout" svg:x1="19.762cm" svg:y1="12.2cm" svg:x2="19.762cm" svg:y2="15.73cm">
              <text:p/>
            </draw:line>
            <draw:line draw:style-name="gr32" draw:text-style-name="P8" draw:layer="layout" svg:x1="19.753cm" svg:y1="15.677cm" svg:x2="24.362cm" svg:y2="15.677cm">
              <text:p/>
            </draw:line>
            <draw:line draw:style-name="gr33" draw:text-style-name="P3" draw:layer="layout" svg:x1="16.962cm" svg:y1="12.7cm" svg:x2="17.662cm" svg:y2="12.7cm">
              <text:p/>
            </draw:line>
            <draw:line draw:style-name="gr33" draw:text-style-name="P3" draw:layer="layout" svg:x1="17.862cm" svg:y1="12.7cm" svg:x2="18.862cm" svg:y2="12.7cm">
              <text:p/>
            </draw:line>
            <draw:line draw:style-name="gr33" draw:text-style-name="P3" draw:layer="layout" svg:x1="16.962cm" svg:y1="13.2cm" svg:x2="17.662cm" svg:y2="13.2cm">
              <text:p/>
            </draw:line>
            <draw:line draw:style-name="gr33" draw:text-style-name="P3" draw:layer="layout" svg:x1="17.862cm" svg:y1="13.2cm" svg:x2="18.862cm" svg:y2="13.2cm">
              <text:p/>
            </draw:line>
            <draw:line draw:style-name="gr33" draw:text-style-name="P3" draw:layer="layout" svg:x1="16.962cm" svg:y1="13.7cm" svg:x2="17.662cm" svg:y2="13.7cm">
              <text:p/>
            </draw:line>
            <draw:line draw:style-name="gr33" draw:text-style-name="P3" draw:layer="layout" svg:x1="17.862cm" svg:y1="13.7cm" svg:x2="18.862cm" svg:y2="13.7cm">
              <text:p/>
            </draw:line>
            <draw:line draw:style-name="gr33" draw:text-style-name="P3" draw:layer="layout" svg:x1="16.962cm" svg:y1="14.2cm" svg:x2="17.662cm" svg:y2="14.2cm">
              <text:p/>
            </draw:line>
            <draw:line draw:style-name="gr33" draw:text-style-name="P3" draw:layer="layout" svg:x1="17.862cm" svg:y1="14.2cm" svg:x2="18.862cm" svg:y2="14.2cm">
              <text:p/>
            </draw:line>
          </draw:g>
          <draw:g>
            <draw:custom-shape draw:style-name="gr3" draw:text-style-name="P2" draw:layer="layout" svg:width="9cm" svg:height="5.8cm" svg:x="16.252cm" svg:y="4.228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4.395cm" svg:y1="4.99cm" svg:x2="24.795cm" svg:y2="4.59cm">
              <text:p/>
            </draw:line>
            <draw:line draw:style-name="gr9" draw:text-style-name="P3" draw:layer="layout" svg:x1="24.395cm" svg:y1="4.59cm" svg:x2="24.795cm" svg:y2="4.99cm">
              <text:p/>
            </draw:line>
            <draw:custom-shape draw:style-name="gr17" draw:text-style-name="P1" draw:layer="layout" svg:width="8.2cm" svg:height="4.5cm" svg:x="16.652cm" svg:y="5.128cm">
              <text:p/>
              <draw:enhanced-geometry svg:viewBox="0 0 21600 21600" draw:mirror-horizontal="false" draw:mirror-vertical="false" draw:type="rectangle" draw:enhanced-path="M 0 0 L 21600 0 21600 21600 0 21600 0 0 Z N"/>
            </draw:custom-shape>
            <draw:line draw:style-name="gr18" draw:text-style-name="P6" draw:layer="layout" svg:x1="16.852cm" svg:y1="5.528cm" svg:x2="18.252cm" svg:y2="5.528cm">
              <text:p/>
            </draw:line>
            <draw:line draw:style-name="gr18" draw:text-style-name="P6" draw:layer="layout" svg:x1="16.852cm" svg:y1="5.828cm" svg:x2="17.952cm" svg:y2="5.828cm">
              <text:p/>
            </draw:line>
            <draw:line draw:style-name="gr12" draw:text-style-name="P3" draw:layer="layout" svg:x1="16.852cm" svg:y1="6.128cm" svg:x2="17.852cm" svg:y2="6.128cm">
              <text:p/>
            </draw:line>
            <draw:line draw:style-name="gr12" draw:text-style-name="P3" draw:layer="layout" svg:x1="16.852cm" svg:y1="8.828cm" svg:x2="17.952cm" svg:y2="8.828cm">
              <text:p/>
            </draw:line>
            <draw:line draw:style-name="gr18" draw:text-style-name="P6" draw:layer="layout" svg:x1="16.852cm" svg:y1="8.528cm" svg:x2="17.552cm" svg:y2="8.528cm">
              <text:p/>
            </draw:line>
            <draw:line draw:style-name="gr19" draw:text-style-name="P3" draw:layer="layout" svg:x1="16.852cm" svg:y1="7.928cm" svg:x2="17.652cm" svg:y2="7.928cm">
              <text:p/>
            </draw:line>
            <draw:line draw:style-name="gr18" draw:text-style-name="P6" draw:layer="layout" svg:x1="16.852cm" svg:y1="7.328cm" svg:x2="17.752cm" svg:y2="7.328cm">
              <text:p/>
            </draw:line>
            <draw:line draw:style-name="gr18" draw:text-style-name="P6" draw:layer="layout" svg:x1="16.852cm" svg:y1="6.728cm" svg:x2="17.952cm" svg:y2="6.728cm">
              <text:p/>
            </draw:line>
            <draw:line draw:style-name="gr20" draw:text-style-name="P6" draw:layer="layout" svg:x1="16.852cm" svg:y1="7.628cm" svg:x2="17.552cm" svg:y2="7.628cm">
              <text:p/>
            </draw:line>
            <draw:line draw:style-name="gr21" draw:text-style-name="P6" draw:layer="layout" svg:x1="16.852cm" svg:y1="8.228cm" svg:x2="17.952cm" svg:y2="8.228cm">
              <text:p/>
            </draw:line>
            <draw:line draw:style-name="gr12" draw:text-style-name="P3" draw:layer="layout" svg:x1="16.852cm" svg:y1="7.028cm" svg:x2="18.252cm" svg:y2="7.028cm">
              <text:p/>
            </draw:line>
            <draw:line draw:style-name="gr13" draw:text-style-name="P3" draw:layer="layout" svg:x1="16.852cm" svg:y1="6.428cm" svg:x2="17.552cm" svg:y2="6.428cm">
              <text:p/>
            </draw:line>
            <draw:line draw:style-name="gr15" draw:text-style-name="P3" draw:layer="layout" svg:x1="18.852cm" svg:y1="4.728cm" svg:x2="22.252cm" svg:y2="4.728cm">
              <text:p/>
            </draw:line>
            <draw:line draw:style-name="gr18" draw:text-style-name="P6" draw:layer="layout" svg:x1="18.352cm" svg:y1="5.528cm" svg:x2="19.052cm" svg:y2="5.528cm">
              <text:p/>
            </draw:line>
            <draw:line draw:style-name="gr18" draw:text-style-name="P6" draw:layer="layout" svg:x1="18.052cm" svg:y1="5.828cm" svg:x2="18.352cm" svg:y2="5.828cm">
              <text:p/>
            </draw:line>
            <draw:line draw:style-name="gr12" draw:text-style-name="P3" draw:layer="layout" svg:x1="17.952cm" svg:y1="6.128cm" svg:x2="18.752cm" svg:y2="6.128cm">
              <text:p/>
            </draw:line>
            <draw:line draw:style-name="gr12" draw:text-style-name="P3" draw:layer="layout" svg:x1="18.052cm" svg:y1="8.828cm" svg:x2="18.352cm" svg:y2="8.828cm">
              <text:p/>
            </draw:line>
            <draw:line draw:style-name="gr18" draw:text-style-name="P6" draw:layer="layout" svg:x1="17.652cm" svg:y1="8.528cm" svg:x2="18.752cm" svg:y2="8.528cm">
              <text:p/>
            </draw:line>
            <draw:line draw:style-name="gr19" draw:text-style-name="P3" draw:layer="layout" svg:x1="18.752cm" svg:y1="7.928cm" svg:x2="19.052cm" svg:y2="7.928cm">
              <text:p/>
            </draw:line>
            <draw:line draw:style-name="gr18" draw:text-style-name="P6" draw:layer="layout" svg:x1="17.652cm" svg:y1="7.628cm" svg:x2="18.552cm" svg:y2="7.628cm">
              <text:p/>
            </draw:line>
            <draw:line draw:style-name="gr14" draw:text-style-name="P3" draw:layer="layout" svg:x1="17.652cm" svg:y1="6.428cm" svg:x2="18.152cm" svg:y2="6.428cm">
              <text:p/>
            </draw:line>
            <draw:line draw:style-name="gr18" draw:text-style-name="P6" draw:layer="layout" svg:x1="19.152cm" svg:y1="5.528cm" svg:x2="21.352cm" svg:y2="5.528cm">
              <text:p/>
            </draw:line>
            <draw:line draw:style-name="gr18" draw:text-style-name="P6" draw:layer="layout" svg:x1="18.452cm" svg:y1="5.828cm" svg:x2="18.852cm" svg:y2="5.828cm">
              <text:p/>
            </draw:line>
            <draw:line draw:style-name="gr12" draw:text-style-name="P3" draw:layer="layout" svg:x1="18.852cm" svg:y1="6.128cm" svg:x2="19.252cm" svg:y2="6.128cm">
              <text:p/>
            </draw:line>
            <draw:line draw:style-name="gr12" draw:text-style-name="P3" draw:layer="layout" svg:x1="18.452cm" svg:y1="8.828cm" svg:x2="19.352cm" svg:y2="8.828cm">
              <text:p/>
            </draw:line>
            <draw:line draw:style-name="gr18" draw:text-style-name="P6" draw:layer="layout" svg:x1="19.652cm" svg:y1="8.528cm" svg:x2="20.352cm" svg:y2="8.528cm">
              <text:p/>
            </draw:line>
            <draw:line draw:style-name="gr19" draw:text-style-name="P3" draw:layer="layout" svg:x1="19.152cm" svg:y1="7.928cm" svg:x2="19.852cm" svg:y2="7.928cm">
              <text:p/>
            </draw:line>
            <draw:line draw:style-name="gr18" draw:text-style-name="P6" draw:layer="layout" svg:x1="18.652cm" svg:y1="7.628cm" svg:x2="19.352cm" svg:y2="7.628cm">
              <text:p/>
            </draw:line>
            <draw:line draw:style-name="gr14" draw:text-style-name="P3" draw:layer="layout" svg:x1="18.252cm" svg:y1="6.428cm" svg:x2="19.252cm" svg:y2="6.428cm">
              <text:p/>
            </draw:line>
            <draw:line draw:style-name="gr18" draw:text-style-name="P6" draw:layer="layout" svg:x1="18.952cm" svg:y1="5.828cm" svg:x2="19.652cm" svg:y2="5.828cm">
              <text:p/>
            </draw:line>
            <draw:line draw:style-name="gr14" draw:text-style-name="P3" draw:layer="layout" svg:x1="19.352cm" svg:y1="6.428cm" svg:x2="20.052cm" svg:y2="6.428cm">
              <text:p/>
            </draw:line>
            <draw:line draw:style-name="gr12" draw:text-style-name="P3" draw:layer="layout" svg:x1="19.452cm" svg:y1="7.628cm" svg:x2="20.552cm" svg:y2="7.628cm">
              <text:p/>
            </draw:line>
            <draw:line draw:style-name="gr14" draw:text-style-name="P3" draw:layer="layout" svg:x1="18.252cm" svg:y1="6.428cm" svg:x2="19.252cm" svg:y2="6.428cm">
              <text:p/>
            </draw:line>
            <draw:line draw:style-name="gr14" draw:text-style-name="P3" draw:layer="layout" svg:x1="21.552cm" svg:y1="6.428cm" svg:x2="21.852cm" svg:y2="6.428cm">
              <text:p/>
            </draw:line>
            <draw:line draw:style-name="gr14" draw:text-style-name="P3" draw:layer="layout" svg:x1="20.152cm" svg:y1="6.428cm" svg:x2="21.452cm" svg:y2="6.428cm">
              <text:p/>
            </draw:line>
            <draw:line draw:style-name="gr12" draw:text-style-name="P3" draw:layer="layout" svg:x1="19.352cm" svg:y1="6.128cm" svg:x2="19.752cm" svg:y2="6.128cm">
              <text:p/>
            </draw:line>
            <draw:line draw:style-name="gr12" draw:text-style-name="P3" draw:layer="layout" svg:x1="19.852cm" svg:y1="6.128cm" svg:x2="20.352cm" svg:y2="6.128cm">
              <text:p/>
            </draw:line>
            <draw:line draw:style-name="gr12" draw:text-style-name="P3" draw:layer="layout" svg:x1="20.452cm" svg:y1="6.128cm" svg:x2="20.852cm" svg:y2="6.128cm">
              <text:p/>
            </draw:line>
            <draw:line draw:style-name="gr12" draw:text-style-name="P3" draw:layer="layout" svg:x1="20.652cm" svg:y1="7.628cm" svg:x2="20.852cm" svg:y2="7.628cm">
              <text:p/>
            </draw:line>
            <draw:line draw:style-name="gr12" draw:text-style-name="P3" draw:layer="layout" svg:x1="20.952cm" svg:y1="7.628cm" svg:x2="21.352cm" svg:y2="7.628cm">
              <text:p/>
            </draw:line>
            <draw:line draw:style-name="gr12" draw:text-style-name="P3" draw:layer="layout" svg:x1="21.452cm" svg:y1="7.628cm" svg:x2="22.952cm" svg:y2="7.628cm">
              <text:p/>
            </draw:line>
            <draw:line draw:style-name="gr12" draw:text-style-name="P3" draw:layer="layout" svg:x1="23.052cm" svg:y1="7.628cm" svg:x2="23.452cm" svg:y2="7.628cm">
              <text:p/>
            </draw:line>
            <draw:line draw:style-name="gr12" draw:text-style-name="P3" draw:layer="layout" svg:x1="23.552cm" svg:y1="7.628cm" svg:x2="23.952cm" svg:y2="7.628cm">
              <text:p/>
            </draw:line>
            <draw:line draw:style-name="gr18" draw:text-style-name="P6" draw:layer="layout" svg:x1="18.252cm" svg:y1="7.928cm" svg:x2="18.652cm" svg:y2="7.928cm">
              <text:p/>
            </draw:line>
            <draw:line draw:style-name="gr18" draw:text-style-name="P6" draw:layer="layout" svg:x1="17.752cm" svg:y1="7.928cm" svg:x2="18.152cm" svg:y2="7.928cm">
              <text:p/>
            </draw:line>
            <draw:line draw:style-name="gr18" draw:text-style-name="P6" draw:layer="layout" svg:x1="18.052cm" svg:y1="6.728cm" svg:x2="18.352cm" svg:y2="6.728cm">
              <text:p/>
            </draw:line>
            <draw:line draw:style-name="gr12" draw:text-style-name="P3" draw:layer="layout" svg:x1="18.852cm" svg:y1="8.528cm" svg:x2="19.052cm" svg:y2="8.528cm">
              <text:p/>
            </draw:line>
            <draw:line draw:style-name="gr12" draw:text-style-name="P3" draw:layer="layout" svg:x1="19.152cm" svg:y1="8.528cm" svg:x2="19.552cm" svg:y2="8.528cm">
              <text:p/>
            </draw:line>
            <draw:line draw:style-name="gr12" draw:text-style-name="P3" draw:layer="layout" svg:x1="19.452cm" svg:y1="8.828cm" svg:x2="20.552cm" svg:y2="8.828cm">
              <text:p/>
            </draw:line>
            <draw:line draw:style-name="gr13" draw:text-style-name="P3" draw:layer="layout" svg:x1="16.852cm" svg:y1="9.128cm" svg:x2="17.552cm" svg:y2="9.128cm">
              <text:p/>
            </draw:line>
            <draw:line draw:style-name="gr14" draw:text-style-name="P3" draw:layer="layout" svg:x1="17.652cm" svg:y1="9.128cm" svg:x2="18.152cm" svg:y2="9.128cm">
              <text:p/>
            </draw:line>
            <draw:line draw:style-name="gr14" draw:text-style-name="P3" draw:layer="layout" svg:x1="19.352cm" svg:y1="9.128cm" svg:x2="20.052cm" svg:y2="9.128cm">
              <text:p/>
            </draw:line>
            <draw:line draw:style-name="gr14" draw:text-style-name="P3" draw:layer="layout" svg:x1="18.252cm" svg:y1="9.128cm" svg:x2="19.252cm" svg:y2="9.128cm">
              <text:p/>
            </draw:line>
            <draw:line draw:style-name="gr14" draw:text-style-name="P3" draw:layer="layout" svg:x1="20.152cm" svg:y1="9.128cm" svg:x2="21.452cm" svg:y2="9.128cm">
              <text:p/>
            </draw:line>
          </draw:g>
          <draw:frame draw:style-name="gr47" draw:text-style-name="P5" draw:layer="layout" svg:width="9cm" svg:height="1.415cm" svg:x="2.4cm" svg:y="6.63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frame draw:style-name="gr35" draw:text-style-name="P11" draw:layer="layout" svg:width="8.262cm" svg:height="5.7cm" svg:x="7.755cm" svg:y="4.3cm">
            <draw:text-box>
              <text:p text:style-name="P10"><text:span text:style-name="T3">4</text:span><text:span text:style-name="T3">d</text:span><text:span text:style-name="T3">i</text:span><text:span text:style-name="T3">a</text:span><text:span text:style-name="T3">c</text:span><text:span text:style-name="T3"> </text:span><text:span text:style-name="T3">F</text:span><text:span text:style-name="T3">O</text:span><text:span text:style-name="T3">R</text:span><text:span text:style-name="T3">T</text:span><text:span text:style-name="T3">E</text:span></text:p>
              <text:p text:style-name="P10"><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text:span><text:span text:style-name="T4">6</text:span><text:span text:style-name="T4">1</text:span><text:span text:style-name="T4">4</text:span><text:span text:style-name="T4">9</text:span><text:span text:style-name="T4">9</text:span></text:p>
            </draw:text-box>
          </draw:frame>
          <draw:frame draw:style-name="gr36" draw:text-style-name="P11" draw:layer="layout" svg:width="7.1cm" svg:height="5.7cm" svg:x="8.955cm" svg:y="10.9cm">
            <draw:text-box>
              <text:p text:style-name="P10"><text:span text:style-name="T3">F</text:span><text:span text:style-name="T3">B</text:span><text:span text:style-name="T3">R</text:span><text:span text:style-name="T3">T</text:span></text:p>
              <text:p text:style-name="P10"><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text:span><text:span text:style-name="T4">6</text:span><text:span text:style-name="T4">1</text:span><text:span text:style-name="T4">5</text:span><text:span text:style-name="T4">0</text:span><text:span text:style-name="T4">5</text:span></text:p>
            </draw:text-box>
          </draw:frame>
          <draw:g>
            <draw:line draw:style-name="gr24" draw:text-style-name="P8" draw:layer="layout" svg:x1="12.186cm" svg:y1="10.402cm" svg:x2="14.133cm" svg:y2="10.402cm">
              <text:p/>
            </draw:line>
            <draw:line draw:style-name="gr24" draw:text-style-name="P12" draw:layer="layout" svg:x1="15.3cm" svg:y1="9.1cm" svg:x2="13.923cm" svg:y2="10.477cm">
              <text:p/>
            </draw:line>
            <draw:line draw:style-name="gr24" draw:text-style-name="P12" draw:layer="layout" svg:x1="15.3cm" svg:y1="11.709cm" svg:x2="13.923cm" svg:y2="10.332cm">
              <text:p/>
            </draw:line>
          </draw:g>
          <draw:path draw:style-name="gr1" draw:text-style-name="P1" draw:layer="layout" svg:width="3.999cm" svg:height="2.379cm" svg:x="12.768cm" svg:y="17.442cm" svg:viewBox="0 0 4000 2380" svg:d="M4000 2380h-4000l606-2377h2789zM4000 2380zM0 0z">
            <text:p/>
          </draw:path>
          <draw:path draw:style-name="gr1" draw:text-style-name="P1" draw:layer="layout" svg:width="15.712cm" svg:height="0.851cm" svg:x="6.846cm" svg:y="19.048cm" svg:viewBox="0 0 15713 852" svg:d="M15713 852h-15713l2440-852h10833zM15713 852zM0 0z">
            <text:p/>
          </draw:path>
          <draw:frame draw:style-name="gr35" draw:text-style-name="P11" draw:layer="layout" svg:width="5.1cm" svg:height="1.87cm" draw:transform="rotate (1.5707963267949) translate (25.43cm 17.1cm)">
            <draw:text-box>
              <text:p text:style-name="P10"><text:span text:style-name="T4">U</text:span><text:span text:style-name="T4">D</text:span><text:span text:style-name="T4">P</text:span><text:span text:style-name="T4">:</text:span></text:p>
              <text:p text:style-name="P10"><text:span text:style-name="T4">2</text:span><text:span text:style-name="T4">3</text:span><text:span text:style-name="T4">9</text:span><text:span text:style-name="T4">.</text:span><text:span text:style-name="T4">0</text:span><text:span text:style-name="T4">.</text:span><text:span text:style-name="T4">0</text:span><text:span text:style-name="T4">.</text:span><text:span text:style-name="T4">1</text:span><text:span text:style-name="T4">:</text:span><text:span text:style-name="T4">6</text:span><text:span text:style-name="T4">1</text:span><text:span text:style-name="T4">0</text:span><text:span text:style-name="T4">0</text:span><text:span text:style-name="T4">0</text:span><text:span text:style-name="T4">/</text:span><text:span text:style-name="T4">1</text:span></text:p>
            </draw:text-box>
          </draw:frame>
          <draw:g>
            <draw:line draw:style-name="gr24" draw:text-style-name="P12" draw:layer="layout" svg:x1="25.726cm" svg:y1="9.101cm" svg:x2="27.108cm" svg:y2="9.101cm">
              <text:p/>
            </draw:line>
            <draw:line draw:style-name="gr37" draw:text-style-name="P12" draw:layer="layout" svg:x1="26.979cm" svg:y1="11.818cm" svg:x2="27.003cm" svg:y2="8.996cm">
              <text:p/>
            </draw:line>
            <draw:line draw:style-name="gr37" draw:text-style-name="P12" draw:layer="layout" svg:x1="25.734cm" svg:y1="11.712cm" svg:x2="27.06cm" svg:y2="11.712cm">
              <text:p/>
            </draw:line>
          </draw:g>
        </draw:g>
        <draw:line draw:style-name="gr23" draw:text-style-name="P8" draw:layer="layout" svg:x1="23.1cm" svg:y1="1.2cm" svg:x2="25.912cm" svg:y2="1.2cm">
          <text:p/>
        </draw:line>
        <draw:g>
          <draw:line draw:style-name="gr24" draw:text-style-name="P8" draw:layer="layout" svg:x1="1.3cm" svg:y1="1.093cm" svg:x2="3.247cm" svg:y2="1.093cm">
            <text:p/>
          </draw:line>
          <draw:line draw:style-name="gr24" draw:text-style-name="P12" draw:layer="layout" svg:x1="4.414cm" svg:y1="-0.209cm" svg:x2="3.037cm" svg:y2="1.168cm">
            <text:p/>
          </draw:line>
          <draw:line draw:style-name="gr24" draw:text-style-name="P12" draw:layer="layout" svg:x1="4.414cm" svg:y1="2.4cm" svg:x2="3.037cm" svg:y2="1.023cm">
            <text:p/>
          </draw:line>
        </draw:g>
        <draw:g>
          <draw:line draw:style-name="gr24" draw:text-style-name="P12" draw:layer="layout" svg:x1="6.13cm" svg:y1="-0.2cm" svg:x2="7.5cm" svg:y2="1.171cm">
            <text:p/>
          </draw:line>
          <draw:line draw:style-name="gr37" draw:text-style-name="P12" draw:layer="layout" svg:x1="6.727cm" svg:y1="1.8cm" svg:x2="7.5cm" svg:y2="1.026cm">
            <text:p/>
          </draw:line>
        </draw:g>
        <draw:line draw:style-name="gr38" draw:text-style-name="P8" draw:layer="layout" svg:x1="13.496cm" svg:y1="1.218cm" svg:x2="14.3cm" svg:y2="1.2cm">
          <text:p/>
        </draw:line>
        <draw:line draw:style-name="gr38" draw:text-style-name="P8" draw:layer="layout" svg:x1="13.529cm" svg:y1="2.408cm" svg:x2="14.333cm" svg:y2="2.39cm">
          <text:p/>
        </draw:line>
        <draw:connector draw:style-name="gr40" draw:text-style-name="P3" draw:layer="layout" draw:type="curve" svg:x1="16.549cm" svg:y1="1.27cm" svg:x2="14.949cm" svg:y2="1.654cm" svg:d="M16549 1270c-1200 0-400 384-1600 384" svg:viewBox="0 0 1601 385">
          <text:p/>
        </draw:connector>
        <draw:line draw:style-name="gr24" draw:text-style-name="P12" draw:layer="layout" svg:x1="9.653cm" svg:y1="0.503cm" svg:x2="11.6cm" svg:y2="0.503cm">
          <text:p/>
        </draw:line>
        <draw:line draw:style-name="gr37" draw:text-style-name="P12" draw:layer="layout" svg:x1="11.482cm" svg:y1="2.222cm" svg:x2="11.498cm" svg:y2="0.4cm">
          <text:p/>
        </draw:line>
        <draw:g>
          <draw:line draw:style-name="gr24" draw:text-style-name="P12" draw:layer="layout" svg:x1="17.757cm" svg:y1="0.884cm" svg:x2="19.704cm" svg:y2="0.884cm">
            <text:p/>
          </draw:line>
          <draw:line draw:style-name="gr24" draw:text-style-name="P12" draw:layer="layout" svg:x1="17.743cm" svg:y1="2.492cm" svg:x2="19.69cm" svg:y2="2.492cm">
            <text:p/>
          </draw:line>
          <draw:line draw:style-name="gr37" draw:text-style-name="P12" draw:layer="layout" svg:x1="19.584cm" svg:y1="2.6cm" svg:x2="19.6cm" svg:y2="0.778cm">
            <text:p/>
          </draw:line>
        </draw:g>
      </draw:page>
      <draw:page draw:name="page6" draw:style-name="dp1" draw:master-page-name="Standard">
        <draw:g>
          <draw:g>
            <draw:custom-shape draw:style-name="gr3" draw:text-style-name="P2" draw:layer="layout" svg:width="9cm" svg:height="5.8cm" svg:x="1.1cm" svg:y="22.7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3.6cm" svg:y="23.6cm">
                <text:p/>
                <draw:enhanced-geometry svg:viewBox="0 0 21600 21600" draw:type="rectangle" draw:enhanced-path="M 0 0 L 21600 0 21600 21600 0 21600 0 0 Z N"/>
              </draw:custom-shape>
              <draw:g>
                <draw:polygon draw:style-name="gr5" draw:text-style-name="P2" draw:layer="layout" svg:width="0.699cm" svg:height="0.999cm" svg:x="5.25cm" svg:y="24.25cm" svg:viewBox="0 0 700 1000" draw:points="0,0 700,0 700,200 600,200 600,300 700,300 700,1000 0,1000 0,300 100,300 100,200 0,200">
                  <text:p/>
                </draw:polygon>
                <draw:polygon draw:style-name="gr5" draw:text-style-name="P2" draw:layer="layout" svg:width="0.699cm" svg:height="0.999cm" svg:x="4.05cm" svg:y="24.25cm" svg:viewBox="0 0 700 1000" draw:points="0,0 700,0 700,200 600,200 600,300 700,300 700,1000 0,1000 0,300 100,300 100,200 0,200">
                  <text:p/>
                </draw:polygon>
                <draw:polygon draw:style-name="gr5" draw:text-style-name="P2" draw:layer="layout" svg:width="0.699cm" svg:height="0.999cm" svg:x="6.35cm" svg:y="24.05cm" svg:viewBox="0 0 700 1000" draw:points="0,0 700,0 700,200 600,200 600,300 700,300 700,1000 0,1000 0,300 100,300 100,200 0,200">
                  <text:p/>
                </draw:polygon>
                <draw:polygon draw:style-name="gr5" draw:text-style-name="P2" draw:layer="layout" svg:width="0.699cm" svg:height="0.999cm" svg:x="8.55cm" svg:y="24.25cm" svg:viewBox="0 0 700 1000" draw:points="0,0 700,0 700,200 600,200 600,300 700,300 700,1000 0,1000 0,300 100,300 100,200 0,200">
                  <text:p/>
                </draw:polygon>
                <draw:polygon draw:style-name="gr5" draw:text-style-name="P2" draw:layer="layout" svg:width="0.699cm" svg:height="0.999cm" svg:x="7.45cm" svg:y="24.25cm" svg:viewBox="0 0 700 1000" draw:points="0,0 700,0 700,200 600,200 600,300 700,300 700,1000 0,1000 0,300 100,300 100,200 0,200">
                  <text:p/>
                </draw:polygon>
                <draw:polyline draw:style-name="gr6" draw:text-style-name="P3" draw:layer="layout" svg:width="1.699cm" svg:height="0.199cm" svg:x="4.65cm" svg:y="24.15cm" svg:viewBox="0 0 1700 200" draw:points="0,200 400,200 400,0 1700,0">
                  <text:p/>
                </draw:polyline>
                <draw:polyline draw:style-name="gr6" draw:text-style-name="P3" draw:layer="layout" svg:width="0.499cm" svg:height="0.199cm" svg:x="6.95cm" svg:y="24.15cm" svg:viewBox="0 0 500 200" draw:points="0,0 300,0 300,200 500,200">
                  <text:p/>
                </draw:polyline>
                <draw:polyline draw:style-name="gr6" draw:text-style-name="P3" draw:layer="layout" svg:width="0.499cm" svg:height="0.199cm" svg:x="6.95cm" svg:y="24.55cm" svg:viewBox="0 0 500 200" draw:points="0,0 300,0 300,200 500,200">
                  <text:p/>
                </draw:polyline>
                <draw:polyline draw:style-name="gr6" draw:text-style-name="P3" draw:layer="layout" svg:width="0.599cm" svg:height="0.199cm" svg:x="6.85cm" svg:y="24.75cm" svg:viewBox="0 0 600 200" draw:points="0,0 300,0 300,200 600,200">
                  <text:p/>
                </draw:polyline>
                <draw:line draw:style-name="gr6" draw:text-style-name="P3" draw:layer="layout" svg:x1="4.45cm" svg:y1="24.95cm" svg:x2="5.25cm" svg:y2="24.95cm">
                  <text:p/>
                </draw:line>
                <draw:polyline draw:style-name="gr6" draw:text-style-name="P3" draw:layer="layout" svg:width="0.499cm" svg:height="0.199cm" svg:x="5.85cm" svg:y="24.55cm" svg:viewBox="0 0 500 200" draw:points="0,200 200,200 200,0 500,0">
                  <text:p/>
                </draw:polyline>
                <draw:line draw:style-name="gr6" draw:text-style-name="P3" draw:layer="layout" svg:x1="4.45cm" svg:y1="25.15cm" svg:x2="5.25cm" svg:y2="25.15cm">
                  <text:p/>
                </draw:line>
                <draw:line draw:style-name="gr6" draw:text-style-name="P3" draw:layer="layout" svg:x1="4.45cm" svg:y1="24.75cm" svg:x2="5.25cm" svg:y2="24.75cm">
                  <text:p/>
                </draw:line>
                <draw:line draw:style-name="gr6" draw:text-style-name="P3" draw:layer="layout" svg:x1="4.55cm" svg:y1="24.35cm" svg:x2="5.35cm" svg:y2="24.35cm">
                  <text:p/>
                </draw:line>
                <draw:polyline draw:style-name="gr6" draw:text-style-name="P3" draw:layer="layout" svg:width="0.499cm" svg:height="0.199cm" svg:x="5.85cm" svg:y="24.75cm" svg:viewBox="0 0 500 200" draw:points="0,200 300,200 300,0 500,0">
                  <text:p/>
                </draw:polyline>
                <draw:line draw:style-name="gr6" draw:text-style-name="P3" draw:layer="layout" svg:x1="5.85cm" svg:y1="25.15cm" svg:x2="7.55cm" svg:y2="25.15cm">
                  <text:p/>
                </draw:line>
                <draw:line draw:style-name="gr6" draw:text-style-name="P3" draw:layer="layout" svg:x1="7.85cm" svg:y1="24.95cm" svg:x2="8.65cm" svg:y2="24.95cm">
                  <text:p/>
                </draw:line>
                <draw:line draw:style-name="gr6" draw:text-style-name="P3" draw:layer="layout" svg:x1="7.85cm" svg:y1="25.15cm" svg:x2="8.65cm" svg:y2="25.15cm">
                  <text:p/>
                </draw:line>
                <draw:line draw:style-name="gr6" draw:text-style-name="P3" draw:layer="layout" svg:x1="7.85cm" svg:y1="24.75cm" svg:x2="8.65cm" svg:y2="24.75cm">
                  <text:p/>
                </draw:line>
                <draw:line draw:style-name="gr6" draw:text-style-name="P3" draw:layer="layout" svg:x1="7.95cm" svg:y1="24.35cm" svg:x2="8.75cm" svg:y2="24.35cm">
                  <text:p/>
                </draw:line>
              </draw:g>
            </draw:g>
            <draw:g>
              <draw:custom-shape draw:style-name="gr4" draw:text-style-name="P1" draw:layer="layout" svg:width="6.1cm" svg:height="2.1cm" svg:x="3.6cm" svg:y="26cm">
                <text:p/>
                <draw:enhanced-geometry svg:viewBox="0 0 21600 21600" draw:type="rectangle" draw:enhanced-path="M 0 0 L 21600 0 21600 21600 0 21600 0 0 Z N"/>
              </draw:custom-shape>
              <draw:g>
                <draw:line draw:style-name="gr7" draw:text-style-name="P3" draw:layer="layout" svg:x1="4cm" svg:y1="27.05cm" svg:x2="9.3cm" svg:y2="27.05cm">
                  <text:p/>
                </draw:line>
                <draw:custom-shape draw:style-name="gr8" draw:text-style-name="P2" draw:layer="layout" svg:width="1.1cm" svg:height="0.4cm" svg:x="5.4cm" svg:y="2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6.8cm" svg:y="2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4cm" svg:y="2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4.55cm" svg:y1="27.55cm" svg:x2="4.55cm" svg:y2="27.05cm">
                    <text:p/>
                  </draw:line>
                </draw:g>
                <draw:line draw:style-name="gr7" draw:text-style-name="P3" draw:layer="layout" svg:x1="5.95cm" svg:y1="27.55cm" svg:x2="5.95cm" svg:y2="27.05cm">
                  <text:p/>
                </draw:line>
                <draw:line draw:style-name="gr7" draw:text-style-name="P3" draw:layer="layout" svg:x1="7.35cm" svg:y1="27.55cm" svg:x2="7.35cm" svg:y2="27.05cm">
                  <text:p/>
                </draw:line>
                <draw:g>
                  <draw:custom-shape draw:style-name="gr8" draw:text-style-name="P2" draw:layer="layout" svg:width="1.1cm" svg:height="0.4cm" svg:x="8.2cm" svg:y="2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8.75cm" svg:y1="27.55cm" svg:x2="8.75cm" svg:y2="27.05cm">
                    <text:p/>
                  </draw:line>
                </draw:g>
                <draw:g>
                  <draw:custom-shape draw:style-name="gr8" draw:text-style-name="P2" draw:layer="layout" svg:width="1.1cm" svg:height="0.4cm" svg:x="6.1cm" svg:y="2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6.65cm" svg:y1="27.05cm" svg:x2="6.65cm" svg:y2="26.35cm">
                    <text:p/>
                  </draw:line>
                </draw:g>
                <draw:g>
                  <draw:custom-shape draw:style-name="gr8" draw:text-style-name="P2" draw:layer="layout" svg:width="1.1cm" svg:height="0.4cm" svg:x="4.7cm" svg:y="2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5.25cm" svg:y1="27.05cm" svg:x2="5.25cm" svg:y2="26.35cm">
                    <text:p/>
                  </draw:line>
                </draw:g>
                <draw:g>
                  <draw:custom-shape draw:style-name="gr8" draw:text-style-name="P2" draw:layer="layout" svg:width="1.1cm" svg:height="0.4cm" svg:x="7.5cm" svg:y="2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8.05cm" svg:y1="27.05cm" svg:x2="8.05cm" svg:y2="26.35cm">
                    <text:p/>
                  </draw:line>
                </draw:g>
              </draw:g>
            </draw:g>
            <draw:g>
              <draw:line draw:style-name="gr9" draw:text-style-name="P3" draw:layer="layout" svg:x1="9.243cm" svg:y1="23.462cm" svg:x2="9.643cm" svg:y2="23.062cm">
                <text:p/>
              </draw:line>
              <draw:line draw:style-name="gr9" draw:text-style-name="P3" draw:layer="layout" svg:x1="9.243cm" svg:y1="23.062cm" svg:x2="9.643cm" svg:y2="23.462cm">
                <text:p/>
              </draw:line>
            </draw:g>
            <draw:g>
              <draw:custom-shape draw:style-name="gr10" draw:text-style-name="P1" draw:layer="layout" svg:width="1.8cm" svg:height="4.5cm" svg:x="1.5cm" svg:y="23.6cm">
                <text:p/>
                <draw:enhanced-geometry svg:viewBox="0 0 21600 21600" draw:type="rectangle" draw:enhanced-path="M 0 0 L 21600 0 21600 21600 0 21600 0 0 Z N"/>
              </draw:custom-shape>
              <draw:line draw:style-name="gr11" draw:text-style-name="P3" draw:layer="layout" svg:x1="1.7cm" svg:y1="24cm" svg:x2="3.1cm" svg:y2="24cm">
                <text:p/>
              </draw:line>
              <draw:line draw:style-name="gr48" draw:text-style-name="P3" draw:layer="layout" svg:x1="2cm" svg:y1="24.3cm" svg:x2="3.1cm" svg:y2="24.3cm">
                <text:p/>
              </draw:line>
              <draw:line draw:style-name="gr19" draw:text-style-name="P3" draw:layer="layout" svg:x1="2cm" svg:y1="24.6cm" svg:x2="3.1cm" svg:y2="24.6cm">
                <text:p/>
              </draw:line>
              <draw:line draw:style-name="gr14" draw:text-style-name="P3" draw:layer="layout" svg:x1="2cm" svg:y1="27.3cm" svg:x2="3.1cm" svg:y2="27.3cm">
                <text:p/>
              </draw:line>
              <draw:line draw:style-name="gr13" draw:text-style-name="P3" draw:layer="layout" svg:x1="2.4cm" svg:y1="27cm" svg:x2="3.1cm" svg:y2="27cm">
                <text:p/>
              </draw:line>
              <draw:line draw:style-name="gr19" draw:text-style-name="P3" draw:layer="layout" svg:x1="2.4cm" svg:y1="26.4cm" svg:x2="3.1cm" svg:y2="26.4cm">
                <text:p/>
              </draw:line>
              <draw:line draw:style-name="gr13" draw:text-style-name="P3" draw:layer="layout" svg:x1="2cm" svg:y1="25.8cm" svg:x2="3.1cm" svg:y2="25.8cm">
                <text:p/>
              </draw:line>
              <draw:line draw:style-name="gr48" draw:text-style-name="P3" draw:layer="layout" svg:x1="2cm" svg:y1="25.2cm" svg:x2="3.1cm" svg:y2="25.2cm">
                <text:p/>
              </draw:line>
              <draw:line draw:style-name="gr48" draw:text-style-name="P3" draw:layer="layout" svg:x1="2.4cm" svg:y1="26.1cm" svg:x2="3.1cm" svg:y2="26.1cm">
                <text:p/>
              </draw:line>
              <draw:line draw:style-name="gr48" draw:text-style-name="P3" draw:layer="layout" svg:x1="2cm" svg:y1="26.7cm" svg:x2="3.1cm" svg:y2="26.7cm">
                <text:p/>
              </draw:line>
              <draw:line draw:style-name="gr11" draw:text-style-name="P3" draw:layer="layout" svg:x1="1.7cm" svg:y1="25.5cm" svg:x2="3.1cm" svg:y2="25.5cm">
                <text:p/>
              </draw:line>
              <draw:line draw:style-name="gr14" draw:text-style-name="P3" draw:layer="layout" svg:x1="2.4cm" svg:y1="24.9cm" svg:x2="3.1cm" svg:y2="24.9cm">
                <text:p/>
              </draw:line>
            </draw:g>
            <draw:line draw:style-name="gr15" draw:text-style-name="P3" draw:layer="layout" svg:x1="3.7cm" svg:y1="23.2cm" svg:x2="7.1cm" svg:y2="23.2cm">
              <text:p/>
            </draw:line>
          </draw:g>
        </draw:g>
        <draw:line draw:style-name="gr23" draw:text-style-name="P8" draw:layer="layout" svg:x1="10.888cm" svg:y1="1cm" svg:x2="13.7cm" svg:y2="1cm">
          <text:p/>
        </draw:line>
        <draw:g>
          <draw:line draw:style-name="gr24" draw:text-style-name="P8" draw:layer="layout" svg:x1="15.1cm" svg:y1="0.815cm" svg:x2="17.912cm" svg:y2="0.815cm">
            <text:p/>
          </draw:line>
          <draw:line draw:style-name="gr24" draw:text-style-name="P8" draw:layer="layout" svg:x1="19.875cm" svg:y1="-1.1cm" svg:x2="17.887cm" svg:y2="0.888cm">
            <text:p/>
          </draw:line>
          <draw:line draw:style-name="gr24" draw:text-style-name="P8" draw:layer="layout" svg:x1="19.881cm" svg:y1="2.734cm" svg:x2="17.893cm" svg:y2="0.746cm">
            <text:p/>
          </draw:line>
        </draw:g>
        <draw:g>
          <draw:path draw:style-name="gr2" draw:text-style-name="P1" draw:layer="layout" svg:width="24.599cm" svg:height="14.068cm" svg:x="3.1cm" svg:y="3.4cm" svg:viewBox="0 0 24600 14069" svg:d="M1445 0c-720 0-1445 643-1445 1283v11504c0 643 725 1282 1445 1282h21710c720 0 1445-639 1445-1282v-11504c0-640-725-1283-1445-1283z">
            <text:p/>
          </draw:path>
          <draw:g>
            <draw:custom-shape draw:style-name="gr3" draw:text-style-name="P2" draw:layer="layout" svg:width="9cm" svg:height="5.8cm" svg:x="4.001cm" svg:y="7.526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6.501cm" svg:y="8.426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8.151cm" svg:y="9.076cm" svg:viewBox="0 0 700 1000" draw:points="0,0 700,0 700,200 600,200 600,300 700,300 700,1000 0,1000 0,300 100,300 100,200 0,200">
                  <text:p/>
                </draw:polygon>
                <draw:polygon draw:style-name="gr5" draw:text-style-name="P2" draw:layer="layout" svg:width="0.699cm" svg:height="0.999cm" svg:x="6.951cm" svg:y="9.076cm" svg:viewBox="0 0 700 1000" draw:points="0,0 700,0 700,200 600,200 600,300 700,300 700,1000 0,1000 0,300 100,300 100,200 0,200">
                  <text:p/>
                </draw:polygon>
                <draw:polygon draw:style-name="gr5" draw:text-style-name="P2" draw:layer="layout" svg:width="0.699cm" svg:height="0.999cm" svg:x="9.251cm" svg:y="8.876cm" svg:viewBox="0 0 700 1000" draw:points="0,0 700,0 700,200 600,200 600,300 700,300 700,1000 0,1000 0,300 100,300 100,200 0,200">
                  <text:p/>
                </draw:polygon>
                <draw:polygon draw:style-name="gr5" draw:text-style-name="P2" draw:layer="layout" svg:width="0.699cm" svg:height="0.999cm" svg:x="11.451cm" svg:y="9.076cm" svg:viewBox="0 0 700 1000" draw:points="0,0 700,0 700,200 600,200 600,300 700,300 700,1000 0,1000 0,300 100,300 100,200 0,200">
                  <text:p/>
                </draw:polygon>
                <draw:polygon draw:style-name="gr5" draw:text-style-name="P2" draw:layer="layout" svg:width="0.699cm" svg:height="0.999cm" svg:x="10.351cm" svg:y="9.076cm" svg:viewBox="0 0 700 1000" draw:points="0,0 700,0 700,200 600,200 600,300 700,300 700,1000 0,1000 0,300 100,300 100,200 0,200">
                  <text:p/>
                </draw:polygon>
                <draw:polyline draw:style-name="gr6" draw:text-style-name="P3" draw:layer="layout" svg:width="1.699cm" svg:height="0.199cm" svg:x="7.551cm" svg:y="8.976cm" svg:viewBox="0 0 1700 200" draw:points="0,200 400,200 400,0 1700,0">
                  <text:p/>
                </draw:polyline>
                <draw:polyline draw:style-name="gr6" draw:text-style-name="P3" draw:layer="layout" svg:width="0.499cm" svg:height="0.199cm" svg:x="9.851cm" svg:y="8.976cm" svg:viewBox="0 0 500 200" draw:points="0,0 300,0 300,200 500,200">
                  <text:p/>
                </draw:polyline>
                <draw:polyline draw:style-name="gr6" draw:text-style-name="P3" draw:layer="layout" svg:width="0.499cm" svg:height="0.199cm" svg:x="9.851cm" svg:y="9.376cm" svg:viewBox="0 0 500 200" draw:points="0,0 300,0 300,200 500,200">
                  <text:p/>
                </draw:polyline>
                <draw:polyline draw:style-name="gr6" draw:text-style-name="P3" draw:layer="layout" svg:width="0.599cm" svg:height="0.199cm" svg:x="9.751cm" svg:y="9.576cm" svg:viewBox="0 0 600 200" draw:points="0,0 300,0 300,200 600,200">
                  <text:p/>
                </draw:polyline>
                <draw:line draw:style-name="gr6" draw:text-style-name="P3" draw:layer="layout" svg:x1="7.351cm" svg:y1="9.776cm" svg:x2="8.151cm" svg:y2="9.776cm">
                  <text:p/>
                </draw:line>
                <draw:polyline draw:style-name="gr6" draw:text-style-name="P3" draw:layer="layout" svg:width="0.499cm" svg:height="0.199cm" svg:x="8.751cm" svg:y="9.376cm" svg:viewBox="0 0 500 200" draw:points="0,200 200,200 200,0 500,0">
                  <text:p/>
                </draw:polyline>
                <draw:line draw:style-name="gr6" draw:text-style-name="P3" draw:layer="layout" svg:x1="7.351cm" svg:y1="9.976cm" svg:x2="8.151cm" svg:y2="9.976cm">
                  <text:p/>
                </draw:line>
                <draw:line draw:style-name="gr6" draw:text-style-name="P3" draw:layer="layout" svg:x1="7.351cm" svg:y1="9.576cm" svg:x2="8.151cm" svg:y2="9.576cm">
                  <text:p/>
                </draw:line>
                <draw:line draw:style-name="gr6" draw:text-style-name="P3" draw:layer="layout" svg:x1="7.451cm" svg:y1="9.176cm" svg:x2="8.251cm" svg:y2="9.176cm">
                  <text:p/>
                </draw:line>
                <draw:polyline draw:style-name="gr6" draw:text-style-name="P3" draw:layer="layout" svg:width="0.499cm" svg:height="0.199cm" svg:x="8.751cm" svg:y="9.576cm" svg:viewBox="0 0 500 200" draw:points="0,200 300,200 300,0 500,0">
                  <text:p/>
                </draw:polyline>
                <draw:line draw:style-name="gr6" draw:text-style-name="P3" draw:layer="layout" svg:x1="8.751cm" svg:y1="9.976cm" svg:x2="10.451cm" svg:y2="9.976cm">
                  <text:p/>
                </draw:line>
                <draw:line draw:style-name="gr6" draw:text-style-name="P3" draw:layer="layout" svg:x1="10.751cm" svg:y1="9.776cm" svg:x2="11.551cm" svg:y2="9.776cm">
                  <text:p/>
                </draw:line>
                <draw:line draw:style-name="gr6" draw:text-style-name="P3" draw:layer="layout" svg:x1="10.751cm" svg:y1="9.976cm" svg:x2="11.551cm" svg:y2="9.976cm">
                  <text:p/>
                </draw:line>
                <draw:line draw:style-name="gr6" draw:text-style-name="P3" draw:layer="layout" svg:x1="10.751cm" svg:y1="9.576cm" svg:x2="11.551cm" svg:y2="9.576cm">
                  <text:p/>
                </draw:line>
                <draw:line draw:style-name="gr6" draw:text-style-name="P3" draw:layer="layout" svg:x1="10.851cm" svg:y1="9.176cm" svg:x2="11.651cm" svg:y2="9.176cm">
                  <text:p/>
                </draw:line>
              </draw:g>
            </draw:g>
            <draw:g>
              <draw:custom-shape draw:style-name="gr4" draw:text-style-name="P1" draw:layer="layout" svg:width="6.1cm" svg:height="2.1cm" svg:x="6.501cm" svg:y="10.826cm">
                <text:p/>
                <draw:enhanced-geometry svg:viewBox="0 0 21600 21600" draw:mirror-horizontal="false" draw:mirror-vertical="false" draw:type="rectangle" draw:enhanced-path="M 0 0 L 21600 0 21600 21600 0 21600 0 0 Z N"/>
              </draw:custom-shape>
              <draw:g>
                <draw:line draw:style-name="gr7" draw:text-style-name="P3" draw:layer="layout" svg:x1="6.901cm" svg:y1="11.876cm" svg:x2="12.201cm" svg:y2="11.876cm">
                  <text:p/>
                </draw:line>
                <draw:custom-shape draw:style-name="gr8" draw:text-style-name="P2" draw:layer="layout" svg:width="1.1cm" svg:height="0.4cm" svg:x="8.301cm" svg:y="12.1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9.701cm" svg:y="12.1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6.901cm" svg:y="12.1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7.451cm" svg:y1="12.376cm" svg:x2="7.451cm" svg:y2="11.876cm">
                    <text:p/>
                  </draw:line>
                </draw:g>
                <draw:line draw:style-name="gr7" draw:text-style-name="P3" draw:layer="layout" svg:x1="8.851cm" svg:y1="12.376cm" svg:x2="8.851cm" svg:y2="11.876cm">
                  <text:p/>
                </draw:line>
                <draw:line draw:style-name="gr7" draw:text-style-name="P3" draw:layer="layout" svg:x1="10.251cm" svg:y1="12.376cm" svg:x2="10.251cm" svg:y2="11.876cm">
                  <text:p/>
                </draw:line>
                <draw:g>
                  <draw:custom-shape draw:style-name="gr8" draw:text-style-name="P2" draw:layer="layout" svg:width="1.1cm" svg:height="0.4cm" svg:x="11.101cm" svg:y="12.1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1.651cm" svg:y1="12.376cm" svg:x2="11.651cm" svg:y2="11.876cm">
                    <text:p/>
                  </draw:line>
                </draw:g>
                <draw:g>
                  <draw:custom-shape draw:style-name="gr8" draw:text-style-name="P2" draw:layer="layout" svg:width="1.1cm" svg:height="0.4cm" svg:x="9.001cm" svg:y="11.1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9.551cm" svg:y1="11.876cm" svg:x2="9.551cm" svg:y2="11.176cm">
                    <text:p/>
                  </draw:line>
                </draw:g>
                <draw:g>
                  <draw:custom-shape draw:style-name="gr8" draw:text-style-name="P2" draw:layer="layout" svg:width="1.1cm" svg:height="0.4cm" svg:x="7.601cm" svg:y="11.1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8.151cm" svg:y1="11.876cm" svg:x2="8.151cm" svg:y2="11.176cm">
                    <text:p/>
                  </draw:line>
                </draw:g>
                <draw:g>
                  <draw:custom-shape draw:style-name="gr8" draw:text-style-name="P2" draw:layer="layout" svg:width="1.1cm" svg:height="0.4cm" svg:x="10.401cm" svg:y="11.1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0.951cm" svg:y1="11.876cm" svg:x2="10.951cm" svg:y2="11.176cm">
                    <text:p/>
                  </draw:line>
                </draw:g>
              </draw:g>
            </draw:g>
            <draw:g>
              <draw:line draw:style-name="gr9" draw:text-style-name="P3" draw:layer="layout" svg:x1="12.144cm" svg:y1="8.288cm" svg:x2="12.544cm" svg:y2="7.888cm">
                <text:p/>
              </draw:line>
              <draw:line draw:style-name="gr9" draw:text-style-name="P3" draw:layer="layout" svg:x1="12.144cm" svg:y1="7.888cm" svg:x2="12.544cm" svg:y2="8.288cm">
                <text:p/>
              </draw:line>
            </draw:g>
            <draw:g>
              <draw:custom-shape draw:style-name="gr10" draw:text-style-name="P1" draw:layer="layout" svg:width="1.8cm" svg:height="4.5cm" svg:x="4.401cm" svg:y="8.426cm">
                <text:p/>
                <draw:enhanced-geometry svg:viewBox="0 0 21600 21600" draw:mirror-horizontal="false" draw:mirror-vertical="false" draw:type="rectangle" draw:enhanced-path="M 0 0 L 21600 0 21600 21600 0 21600 0 0 Z N"/>
              </draw:custom-shape>
              <draw:line draw:style-name="gr11" draw:text-style-name="P3" draw:layer="layout" svg:x1="4.601cm" svg:y1="8.826cm" svg:x2="6.001cm" svg:y2="8.826cm">
                <text:p/>
              </draw:line>
              <draw:line draw:style-name="gr12" draw:text-style-name="P3" draw:layer="layout" svg:x1="4.901cm" svg:y1="9.126cm" svg:x2="6.001cm" svg:y2="9.126cm">
                <text:p/>
              </draw:line>
              <draw:line draw:style-name="gr13" draw:text-style-name="P3" draw:layer="layout" svg:x1="4.901cm" svg:y1="9.426cm" svg:x2="6.001cm" svg:y2="9.426cm">
                <text:p/>
              </draw:line>
              <draw:line draw:style-name="gr13" draw:text-style-name="P3" draw:layer="layout" svg:x1="4.901cm" svg:y1="12.126cm" svg:x2="6.001cm" svg:y2="12.126cm">
                <text:p/>
              </draw:line>
              <draw:line draw:style-name="gr14" draw:text-style-name="P3" draw:layer="layout" svg:x1="5.301cm" svg:y1="11.826cm" svg:x2="6.001cm" svg:y2="11.826cm">
                <text:p/>
              </draw:line>
              <draw:line draw:style-name="gr11" draw:text-style-name="P3" draw:layer="layout" svg:x1="5.301cm" svg:y1="11.226cm" svg:x2="6.001cm" svg:y2="11.226cm">
                <text:p/>
              </draw:line>
              <draw:line draw:style-name="gr13" draw:text-style-name="P3" draw:layer="layout" svg:x1="4.901cm" svg:y1="10.626cm" svg:x2="6.001cm" svg:y2="10.626cm">
                <text:p/>
              </draw:line>
              <draw:line draw:style-name="gr12" draw:text-style-name="P3" draw:layer="layout" svg:x1="4.901cm" svg:y1="10.026cm" svg:x2="6.001cm" svg:y2="10.026cm">
                <text:p/>
              </draw:line>
              <draw:line draw:style-name="gr12" draw:text-style-name="P3" draw:layer="layout" svg:x1="5.301cm" svg:y1="10.926cm" svg:x2="6.001cm" svg:y2="10.926cm">
                <text:p/>
              </draw:line>
              <draw:line draw:style-name="gr12" draw:text-style-name="P3" draw:layer="layout" svg:x1="4.901cm" svg:y1="11.526cm" svg:x2="6.001cm" svg:y2="11.526cm">
                <text:p/>
              </draw:line>
              <draw:line draw:style-name="gr11" draw:text-style-name="P3" draw:layer="layout" svg:x1="4.601cm" svg:y1="10.326cm" svg:x2="6.001cm" svg:y2="10.326cm">
                <text:p/>
              </draw:line>
              <draw:line draw:style-name="gr14" draw:text-style-name="P3" draw:layer="layout" svg:x1="5.301cm" svg:y1="9.726cm" svg:x2="6.001cm" svg:y2="9.726cm">
                <text:p/>
              </draw:line>
            </draw:g>
            <draw:line draw:style-name="gr15" draw:text-style-name="P3" draw:layer="layout" svg:x1="6.601cm" svg:y1="8.026cm" svg:x2="10.001cm" svg:y2="8.026cm">
              <text:p/>
            </draw:line>
          </draw:g>
          <draw:g>
            <draw:custom-shape draw:style-name="gr3" draw:text-style-name="P2" draw:layer="layout" svg:width="9cm" svg:height="5.8cm" svg:x="17.851cm" svg:y="10.827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5.994cm" svg:y1="11.589cm" svg:x2="26.394cm" svg:y2="11.189cm">
              <text:p/>
            </draw:line>
            <draw:line draw:style-name="gr9" draw:text-style-name="P3" draw:layer="layout" svg:x1="25.994cm" svg:y1="11.189cm" svg:x2="26.394cm" svg:y2="11.589cm">
              <text:p/>
            </draw:line>
            <draw:custom-shape draw:style-name="gr17" draw:text-style-name="P1" draw:layer="layout" svg:width="8.2cm" svg:height="4.5cm" svg:x="18.251cm" svg:y="11.727cm">
              <text:p/>
              <draw:enhanced-geometry svg:viewBox="0 0 21600 21600" draw:mirror-horizontal="false" draw:mirror-vertical="false" draw:type="rectangle" draw:enhanced-path="M 0 0 L 21600 0 21600 21600 0 21600 0 0 Z N"/>
            </draw:custom-shape>
            <draw:line draw:style-name="gr18" draw:text-style-name="P6" draw:layer="layout" svg:x1="18.451cm" svg:y1="12.127cm" svg:x2="19.851cm" svg:y2="12.127cm">
              <text:p/>
            </draw:line>
            <draw:line draw:style-name="gr18" draw:text-style-name="P6" draw:layer="layout" svg:x1="18.451cm" svg:y1="12.427cm" svg:x2="19.551cm" svg:y2="12.427cm">
              <text:p/>
            </draw:line>
            <draw:line draw:style-name="gr12" draw:text-style-name="P3" draw:layer="layout" svg:x1="18.451cm" svg:y1="12.727cm" svg:x2="19.451cm" svg:y2="12.727cm">
              <text:p/>
            </draw:line>
            <draw:line draw:style-name="gr12" draw:text-style-name="P3" draw:layer="layout" svg:x1="18.451cm" svg:y1="15.427cm" svg:x2="19.551cm" svg:y2="15.427cm">
              <text:p/>
            </draw:line>
            <draw:line draw:style-name="gr18" draw:text-style-name="P6" draw:layer="layout" svg:x1="18.451cm" svg:y1="15.127cm" svg:x2="19.151cm" svg:y2="15.127cm">
              <text:p/>
            </draw:line>
            <draw:line draw:style-name="gr19" draw:text-style-name="P3" draw:layer="layout" svg:x1="18.451cm" svg:y1="14.527cm" svg:x2="19.251cm" svg:y2="14.527cm">
              <text:p/>
            </draw:line>
            <draw:line draw:style-name="gr18" draw:text-style-name="P6" draw:layer="layout" svg:x1="18.451cm" svg:y1="13.927cm" svg:x2="19.351cm" svg:y2="13.927cm">
              <text:p/>
            </draw:line>
            <draw:line draw:style-name="gr18" draw:text-style-name="P6" draw:layer="layout" svg:x1="18.451cm" svg:y1="13.327cm" svg:x2="19.551cm" svg:y2="13.327cm">
              <text:p/>
            </draw:line>
            <draw:line draw:style-name="gr20" draw:text-style-name="P6" draw:layer="layout" svg:x1="18.451cm" svg:y1="14.227cm" svg:x2="19.151cm" svg:y2="14.227cm">
              <text:p/>
            </draw:line>
            <draw:line draw:style-name="gr21" draw:text-style-name="P6" draw:layer="layout" svg:x1="18.451cm" svg:y1="14.827cm" svg:x2="19.551cm" svg:y2="14.827cm">
              <text:p/>
            </draw:line>
            <draw:line draw:style-name="gr12" draw:text-style-name="P3" draw:layer="layout" svg:x1="18.451cm" svg:y1="13.627cm" svg:x2="19.851cm" svg:y2="13.627cm">
              <text:p/>
            </draw:line>
            <draw:line draw:style-name="gr13" draw:text-style-name="P3" draw:layer="layout" svg:x1="18.451cm" svg:y1="13.027cm" svg:x2="19.151cm" svg:y2="13.027cm">
              <text:p/>
            </draw:line>
            <draw:line draw:style-name="gr15" draw:text-style-name="P3" draw:layer="layout" svg:x1="20.451cm" svg:y1="11.327cm" svg:x2="23.851cm" svg:y2="11.327cm">
              <text:p/>
            </draw:line>
            <draw:line draw:style-name="gr18" draw:text-style-name="P6" draw:layer="layout" svg:x1="19.951cm" svg:y1="12.127cm" svg:x2="20.651cm" svg:y2="12.127cm">
              <text:p/>
            </draw:line>
            <draw:line draw:style-name="gr18" draw:text-style-name="P6" draw:layer="layout" svg:x1="19.651cm" svg:y1="12.427cm" svg:x2="19.951cm" svg:y2="12.427cm">
              <text:p/>
            </draw:line>
            <draw:line draw:style-name="gr12" draw:text-style-name="P3" draw:layer="layout" svg:x1="19.551cm" svg:y1="12.727cm" svg:x2="20.351cm" svg:y2="12.727cm">
              <text:p/>
            </draw:line>
            <draw:line draw:style-name="gr12" draw:text-style-name="P3" draw:layer="layout" svg:x1="19.651cm" svg:y1="15.427cm" svg:x2="19.951cm" svg:y2="15.427cm">
              <text:p/>
            </draw:line>
            <draw:line draw:style-name="gr18" draw:text-style-name="P6" draw:layer="layout" svg:x1="19.251cm" svg:y1="15.127cm" svg:x2="20.351cm" svg:y2="15.127cm">
              <text:p/>
            </draw:line>
            <draw:line draw:style-name="gr19" draw:text-style-name="P3" draw:layer="layout" svg:x1="20.351cm" svg:y1="14.527cm" svg:x2="20.651cm" svg:y2="14.527cm">
              <text:p/>
            </draw:line>
            <draw:line draw:style-name="gr18" draw:text-style-name="P6" draw:layer="layout" svg:x1="19.251cm" svg:y1="14.227cm" svg:x2="20.151cm" svg:y2="14.227cm">
              <text:p/>
            </draw:line>
            <draw:line draw:style-name="gr14" draw:text-style-name="P3" draw:layer="layout" svg:x1="19.251cm" svg:y1="13.027cm" svg:x2="19.751cm" svg:y2="13.027cm">
              <text:p/>
            </draw:line>
            <draw:line draw:style-name="gr18" draw:text-style-name="P6" draw:layer="layout" svg:x1="20.751cm" svg:y1="12.127cm" svg:x2="22.951cm" svg:y2="12.127cm">
              <text:p/>
            </draw:line>
            <draw:line draw:style-name="gr18" draw:text-style-name="P6" draw:layer="layout" svg:x1="20.051cm" svg:y1="12.427cm" svg:x2="20.451cm" svg:y2="12.427cm">
              <text:p/>
            </draw:line>
            <draw:line draw:style-name="gr12" draw:text-style-name="P3" draw:layer="layout" svg:x1="20.451cm" svg:y1="12.727cm" svg:x2="20.851cm" svg:y2="12.727cm">
              <text:p/>
            </draw:line>
            <draw:line draw:style-name="gr12" draw:text-style-name="P3" draw:layer="layout" svg:x1="20.051cm" svg:y1="15.427cm" svg:x2="20.951cm" svg:y2="15.427cm">
              <text:p/>
            </draw:line>
            <draw:line draw:style-name="gr18" draw:text-style-name="P6" draw:layer="layout" svg:x1="21.251cm" svg:y1="15.127cm" svg:x2="21.951cm" svg:y2="15.127cm">
              <text:p/>
            </draw:line>
            <draw:line draw:style-name="gr19" draw:text-style-name="P3" draw:layer="layout" svg:x1="20.751cm" svg:y1="14.527cm" svg:x2="21.451cm" svg:y2="14.527cm">
              <text:p/>
            </draw:line>
            <draw:line draw:style-name="gr18" draw:text-style-name="P6" draw:layer="layout" svg:x1="20.251cm" svg:y1="14.227cm" svg:x2="20.951cm" svg:y2="14.227cm">
              <text:p/>
            </draw:line>
            <draw:line draw:style-name="gr14" draw:text-style-name="P3" draw:layer="layout" svg:x1="19.851cm" svg:y1="13.027cm" svg:x2="20.851cm" svg:y2="13.027cm">
              <text:p/>
            </draw:line>
            <draw:line draw:style-name="gr18" draw:text-style-name="P6" draw:layer="layout" svg:x1="20.551cm" svg:y1="12.427cm" svg:x2="21.251cm" svg:y2="12.427cm">
              <text:p/>
            </draw:line>
            <draw:line draw:style-name="gr14" draw:text-style-name="P3" draw:layer="layout" svg:x1="20.951cm" svg:y1="13.027cm" svg:x2="21.651cm" svg:y2="13.027cm">
              <text:p/>
            </draw:line>
            <draw:line draw:style-name="gr12" draw:text-style-name="P3" draw:layer="layout" svg:x1="21.051cm" svg:y1="14.227cm" svg:x2="22.151cm" svg:y2="14.227cm">
              <text:p/>
            </draw:line>
            <draw:line draw:style-name="gr14" draw:text-style-name="P3" draw:layer="layout" svg:x1="19.851cm" svg:y1="13.027cm" svg:x2="20.851cm" svg:y2="13.027cm">
              <text:p/>
            </draw:line>
            <draw:line draw:style-name="gr14" draw:text-style-name="P3" draw:layer="layout" svg:x1="23.151cm" svg:y1="13.027cm" svg:x2="23.451cm" svg:y2="13.027cm">
              <text:p/>
            </draw:line>
            <draw:line draw:style-name="gr14" draw:text-style-name="P3" draw:layer="layout" svg:x1="21.751cm" svg:y1="13.027cm" svg:x2="23.051cm" svg:y2="13.027cm">
              <text:p/>
            </draw:line>
            <draw:line draw:style-name="gr12" draw:text-style-name="P3" draw:layer="layout" svg:x1="20.951cm" svg:y1="12.727cm" svg:x2="21.351cm" svg:y2="12.727cm">
              <text:p/>
            </draw:line>
            <draw:line draw:style-name="gr12" draw:text-style-name="P3" draw:layer="layout" svg:x1="21.451cm" svg:y1="12.727cm" svg:x2="21.951cm" svg:y2="12.727cm">
              <text:p/>
            </draw:line>
            <draw:line draw:style-name="gr12" draw:text-style-name="P3" draw:layer="layout" svg:x1="22.051cm" svg:y1="12.727cm" svg:x2="22.451cm" svg:y2="12.727cm">
              <text:p/>
            </draw:line>
            <draw:line draw:style-name="gr12" draw:text-style-name="P3" draw:layer="layout" svg:x1="22.251cm" svg:y1="14.227cm" svg:x2="22.451cm" svg:y2="14.227cm">
              <text:p/>
            </draw:line>
            <draw:line draw:style-name="gr12" draw:text-style-name="P3" draw:layer="layout" svg:x1="22.551cm" svg:y1="14.227cm" svg:x2="22.951cm" svg:y2="14.227cm">
              <text:p/>
            </draw:line>
            <draw:line draw:style-name="gr12" draw:text-style-name="P3" draw:layer="layout" svg:x1="23.051cm" svg:y1="14.227cm" svg:x2="24.551cm" svg:y2="14.227cm">
              <text:p/>
            </draw:line>
            <draw:line draw:style-name="gr12" draw:text-style-name="P3" draw:layer="layout" svg:x1="24.651cm" svg:y1="14.227cm" svg:x2="25.051cm" svg:y2="14.227cm">
              <text:p/>
            </draw:line>
            <draw:line draw:style-name="gr12" draw:text-style-name="P3" draw:layer="layout" svg:x1="25.151cm" svg:y1="14.227cm" svg:x2="25.551cm" svg:y2="14.227cm">
              <text:p/>
            </draw:line>
            <draw:line draw:style-name="gr18" draw:text-style-name="P6" draw:layer="layout" svg:x1="19.851cm" svg:y1="14.527cm" svg:x2="20.251cm" svg:y2="14.527cm">
              <text:p/>
            </draw:line>
            <draw:line draw:style-name="gr18" draw:text-style-name="P6" draw:layer="layout" svg:x1="19.351cm" svg:y1="14.527cm" svg:x2="19.751cm" svg:y2="14.527cm">
              <text:p/>
            </draw:line>
            <draw:line draw:style-name="gr18" draw:text-style-name="P6" draw:layer="layout" svg:x1="19.651cm" svg:y1="13.327cm" svg:x2="19.951cm" svg:y2="13.327cm">
              <text:p/>
            </draw:line>
            <draw:line draw:style-name="gr12" draw:text-style-name="P3" draw:layer="layout" svg:x1="20.451cm" svg:y1="15.127cm" svg:x2="20.651cm" svg:y2="15.127cm">
              <text:p/>
            </draw:line>
            <draw:line draw:style-name="gr12" draw:text-style-name="P3" draw:layer="layout" svg:x1="20.751cm" svg:y1="15.127cm" svg:x2="21.151cm" svg:y2="15.127cm">
              <text:p/>
            </draw:line>
            <draw:line draw:style-name="gr12" draw:text-style-name="P3" draw:layer="layout" svg:x1="21.051cm" svg:y1="15.427cm" svg:x2="22.151cm" svg:y2="15.427cm">
              <text:p/>
            </draw:line>
            <draw:line draw:style-name="gr13" draw:text-style-name="P3" draw:layer="layout" svg:x1="18.451cm" svg:y1="15.727cm" svg:x2="19.151cm" svg:y2="15.727cm">
              <text:p/>
            </draw:line>
            <draw:line draw:style-name="gr14" draw:text-style-name="P3" draw:layer="layout" svg:x1="19.251cm" svg:y1="15.727cm" svg:x2="19.751cm" svg:y2="15.727cm">
              <text:p/>
            </draw:line>
            <draw:line draw:style-name="gr14" draw:text-style-name="P3" draw:layer="layout" svg:x1="20.951cm" svg:y1="15.727cm" svg:x2="21.651cm" svg:y2="15.727cm">
              <text:p/>
            </draw:line>
            <draw:line draw:style-name="gr14" draw:text-style-name="P3" draw:layer="layout" svg:x1="19.851cm" svg:y1="15.727cm" svg:x2="20.851cm" svg:y2="15.727cm">
              <text:p/>
            </draw:line>
            <draw:line draw:style-name="gr14" draw:text-style-name="P3" draw:layer="layout" svg:x1="21.751cm" svg:y1="15.727cm" svg:x2="23.051cm" svg:y2="15.727cm">
              <text:p/>
            </draw:line>
          </draw:g>
          <draw:g>
            <draw:custom-shape draw:style-name="gr3" draw:text-style-name="P2" draw:layer="layout" svg:width="9cm" svg:height="5.8cm" svg:x="17.862cm" svg:y="4.2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6.005cm" svg:y1="4.962cm" svg:x2="26.405cm" svg:y2="4.562cm">
              <text:p/>
            </draw:line>
            <draw:line draw:style-name="gr9" draw:text-style-name="P3" draw:layer="layout" svg:x1="26.005cm" svg:y1="4.562cm" svg:x2="26.405cm" svg:y2="4.962cm">
              <text:p/>
            </draw:line>
            <draw:custom-shape draw:style-name="gr17" draw:text-style-name="P1" draw:layer="layout" svg:width="8.2cm" svg:height="4.5cm" svg:x="18.262cm" svg:y="5.1cm">
              <text:p/>
              <draw:enhanced-geometry svg:viewBox="0 0 21600 21600" draw:mirror-horizontal="false" draw:mirror-vertical="false" draw:type="rectangle" draw:enhanced-path="M 0 0 L 21600 0 21600 21600 0 21600 0 0 Z N"/>
            </draw:custom-shape>
            <draw:line draw:style-name="gr15" draw:text-style-name="P3" draw:layer="layout" svg:x1="20.462cm" svg:y1="4.7cm" svg:x2="23.862cm" svg:y2="4.7cm">
              <text:p/>
            </draw:line>
            <draw:line draw:style-name="gr25" draw:text-style-name="P3" draw:layer="layout" svg:x1="18.562cm" svg:y1="5.6cm" svg:x2="19.562cm" svg:y2="5.6cm">
              <text:p/>
            </draw:line>
            <draw:line draw:style-name="gr26" draw:text-style-name="P3" draw:layer="layout" svg:x1="19.762cm" svg:y1="5.6cm" svg:x2="20.862cm" svg:y2="5.6cm">
              <text:p/>
            </draw:line>
            <draw:custom-shape draw:style-name="gr27" draw:text-style-name="P9" draw:layer="layout" svg:width="5cm" svg:height="3.9cm" svg:x="21.162cm" svg:y="5.4cm">
              <text:p/>
              <draw:enhanced-geometry svg:viewBox="0 0 21600 21600" draw:type="rectangle" draw:enhanced-path="M 0 0 L 21600 0 21600 21600 0 21600 0 0 Z N"/>
            </draw:custom-shape>
            <draw:path draw:style-name="gr28" draw:text-style-name="P8" draw:layer="layout" svg:width="5.587cm" svg:height="1.22cm" draw:transform="rotate (0.844215759189657) translate (21.380804615538cm 9.0570487899003cm)" svg:viewBox="0 0 5588 1221" svg:d="M0 3c79-2 159-2 240-3 78-1 151 14 223 34 68 20 135 42 205 59 69 18 135 39 201 64 67 26 137 37 200 79 55 37 114 74 178 92 70 20 120 71 190 88 70 16 121 69 181 104 57 33 129 41 178 92 45 47 114 59 164 103 57 51 137 64 209 89 70 24 129 67 198 88 69 20 132 60 195 93 64 33 135 55 204 75 77 23 159 40 235 65 84 26 170 44 256 62 81 17 168 8 250 19 83 11 168 13 251 11 81-3 163 10 243 1 81-9 165-8 247-11 76-3 152-18 228-25 76-6 154-15 231-20 76-5 151-5 227-17 72-12 149-11 219-33 65-21 133-31 198-48 74-19 155 0 229 21l8 9">
              <text:p/>
            </draw:path>
            <draw:path draw:style-name="gr29" draw:text-style-name="P8" draw:layer="layout" svg:width="4.626cm" svg:height="0.21cm" draw:transform="rotate (0.141895268187139) translate (21.3598792241377cm 7.1771519678389cm)" svg:viewBox="0 0 4627 211" svg:d="M0 206c61-18 120 14 183 2 65-13 129-35 195-51 67-16 133-28 199-39 73-13 148-20 222-17 63 2 128 2 192 15 60 13 124 15 186 15 71 0 142 11 212 6 73-6 148-8 221-17 68-9 138-23 209-19 62 4 126 4 189 3 78-2 159-13 236-3 73 10 140-10 213 0 61 9 125-4 189-3 65 1 134-9 200-2 76 9 144-8 219 1 66 8 134-5 201-7 64-3 131-10 193-28 66-19 138-16 205-32 67-15 135-17 203-19 67-3 134-7 201-2 60 5 122 10 181 2 67-9 134 9 202-2l61-9 61 3 54 1">
              <text:p/>
            </draw:path>
            <draw:path draw:style-name="gr30" draw:text-style-name="P8" draw:layer="layout" svg:width="3.495cm" svg:height="3.351cm" draw:transform="rotate (1.11526539202438) translate (21.3805506728934cm 8.8168000870318cm)" svg:viewBox="0 0 3496 3352" svg:d="M0 3c84-13 163 24 242 42 96 22 182 75 276 99 96 25 178 86 272 116 96 30 177 87 261 139 92 56 181 122 270 182 87 60 173 120 257 182 87 64 176 125 257 196 90 79 198 142 280 231 44 48 107 75 145 130 45 65 117 105 160 176 41 68 97 128 146 189 48 60 93 125 138 188 62 85 105 184 156 277 34 62 68 123 99 187 43 90 102 171 148 262 29 57 73 106 101 165 30 63 63 129 95 194 30 61 60 122 90 184 28 57 56 115 85 173l18 37">
              <text:p/>
            </draw:path>
            <draw:path draw:style-name="gr31" draw:text-style-name="P8" draw:layer="layout" svg:width="4.629cm" svg:height="2.322cm" draw:transform="skewX (-0.000349065850398825) rotate (0.950331777710912) translate (21.3625865244865cm 8.3182779937558cm)" svg:viewBox="0 0 4630 2323" svg:d="M0 12c85 11 168-21 251-9 112 15 226 2 336 25 119 25 241 39 360 60 120 21 242 43 363 64 123 22 241 71 362 104 71 19 139 55 210 77 106 34 214 66 318 106 108 41 222 72 322 130 92 53 194 81 288 134 79 45 167 79 252 116 68 30 138 68 194 118 53 47 120 78 164 135 41 53 105 85 154 133 55 52 117 100 182 141 64 41 126 91 178 147 41 44 85 85 124 132 44 52 100 96 148 146 48 49 89 109 137 160 40 43 74 95 109 143s70 96 105 146l38 54 35 49">
              <text:p/>
            </draw:path>
            <draw:line draw:style-name="gr32" draw:text-style-name="P8" draw:layer="layout" svg:x1="21.362cm" svg:y1="5.6cm" svg:x2="21.362cm" svg:y2="9.13cm">
              <text:p/>
            </draw:line>
            <draw:line draw:style-name="gr32" draw:text-style-name="P8" draw:layer="layout" svg:x1="21.353cm" svg:y1="9.077cm" svg:x2="25.962cm" svg:y2="9.077cm">
              <text:p/>
            </draw:line>
            <draw:line draw:style-name="gr33" draw:text-style-name="P3" draw:layer="layout" svg:x1="18.562cm" svg:y1="6.1cm" svg:x2="19.262cm" svg:y2="6.1cm">
              <text:p/>
            </draw:line>
            <draw:line draw:style-name="gr33" draw:text-style-name="P3" draw:layer="layout" svg:x1="19.462cm" svg:y1="6.1cm" svg:x2="20.462cm" svg:y2="6.1cm">
              <text:p/>
            </draw:line>
            <draw:line draw:style-name="gr33" draw:text-style-name="P3" draw:layer="layout" svg:x1="18.562cm" svg:y1="6.6cm" svg:x2="19.262cm" svg:y2="6.6cm">
              <text:p/>
            </draw:line>
            <draw:line draw:style-name="gr33" draw:text-style-name="P3" draw:layer="layout" svg:x1="19.462cm" svg:y1="6.6cm" svg:x2="20.462cm" svg:y2="6.6cm">
              <text:p/>
            </draw:line>
            <draw:line draw:style-name="gr33" draw:text-style-name="P3" draw:layer="layout" svg:x1="18.562cm" svg:y1="7.1cm" svg:x2="19.262cm" svg:y2="7.1cm">
              <text:p/>
            </draw:line>
            <draw:line draw:style-name="gr33" draw:text-style-name="P3" draw:layer="layout" svg:x1="19.462cm" svg:y1="7.1cm" svg:x2="20.462cm" svg:y2="7.1cm">
              <text:p/>
            </draw:line>
            <draw:line draw:style-name="gr33" draw:text-style-name="P3" draw:layer="layout" svg:x1="18.562cm" svg:y1="7.6cm" svg:x2="19.262cm" svg:y2="7.6cm">
              <text:p/>
            </draw:line>
            <draw:line draw:style-name="gr33" draw:text-style-name="P3" draw:layer="layout" svg:x1="19.462cm" svg:y1="7.6cm" svg:x2="20.462cm" svg:y2="7.6cm">
              <text:p/>
            </draw:line>
          </draw:g>
          <draw:frame draw:style-name="gr49" draw:text-style-name="P5" draw:layer="layout" svg:width="9cm" svg:height="1.415cm" svg:x="4cm" svg:y="5.8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frame draw:style-name="gr35" draw:text-style-name="P11" draw:layer="layout" svg:width="8.262cm" svg:height="5.7cm" svg:x="9.2cm" svg:y="4.3cm">
            <draw:text-box>
              <text:p text:style-name="P10"><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text:span><text:span text:style-name="T4">6</text:span><text:span text:style-name="T4">1</text:span><text:span text:style-name="T4">5</text:span><text:span text:style-name="T4">0</text:span><text:span text:style-name="T4">5</text:span></text:p>
              <text:p text:style-name="P10"><text:span text:style-name="T3">F</text:span><text:span text:style-name="T3">B</text:span><text:span text:style-name="T3">R</text:span><text:span text:style-name="T3">T</text:span></text:p>
            </draw:text-box>
          </draw:frame>
          <draw:frame draw:style-name="gr36" draw:text-style-name="P11" draw:layer="layout" svg:width="7.1cm" svg:height="5.7cm" svg:x="10.4cm" svg:y="10.9cm">
            <draw:text-box>
              <text:p text:style-name="P10"><text:span text:style-name="T3">4</text:span><text:span text:style-name="T3">d</text:span><text:span text:style-name="T3">i</text:span><text:span text:style-name="T3">a</text:span><text:span text:style-name="T3">c</text:span><text:span text:style-name="T3"> </text:span><text:span text:style-name="T3">F</text:span><text:span text:style-name="T3">O</text:span><text:span text:style-name="T3">R</text:span><text:span text:style-name="T3">T</text:span><text:span text:style-name="T3">E</text:span></text:p>
              <text:p text:style-name="P10"><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text:span><text:span text:style-name="T4">6</text:span><text:span text:style-name="T4">1</text:span><text:span text:style-name="T4">4</text:span><text:span text:style-name="T4">9</text:span><text:span text:style-name="T4">9</text:span></text:p>
            </draw:text-box>
          </draw:frame>
          <draw:g>
            <draw:line draw:style-name="gr24" draw:text-style-name="P8" draw:layer="layout" svg:x1="13.786cm" svg:y1="10.402cm" svg:x2="15.733cm" svg:y2="10.402cm">
              <text:p/>
            </draw:line>
            <draw:line draw:style-name="gr24" draw:text-style-name="P12" draw:layer="layout" svg:x1="16.9cm" svg:y1="9.1cm" svg:x2="15.523cm" svg:y2="10.477cm">
              <text:p/>
            </draw:line>
            <draw:line draw:style-name="gr24" draw:text-style-name="P12" draw:layer="layout" svg:x1="16.9cm" svg:y1="11.709cm" svg:x2="15.523cm" svg:y2="10.332cm">
              <text:p/>
            </draw:line>
          </draw:g>
          <draw:path draw:style-name="gr1" draw:text-style-name="P1" draw:layer="layout" svg:width="3.999cm" svg:height="2.379cm" svg:x="13.413cm" svg:y="17.442cm" svg:viewBox="0 0 4000 2380" svg:d="M4000 2380h-4000l606-2377h2789zM4000 2380zM0 0z">
            <text:p/>
          </draw:path>
          <draw:path draw:style-name="gr1" draw:text-style-name="P1" draw:layer="layout" svg:width="15.712cm" svg:height="0.851cm" svg:x="7.491cm" svg:y="19.048cm" svg:viewBox="0 0 15713 852" svg:d="M15713 852h-15713l2440-852h10833zM15713 852zM0 0z">
            <text:p/>
          </draw:path>
        </draw:g>
      </draw:page>
      <draw:page draw:name="page7" draw:style-name="dp1" draw:master-page-name="Standard">
        <draw:polyline draw:style-name="gr50" draw:text-style-name="P3" draw:layer="layout" svg:width="1.799cm" svg:height="0.699cm" svg:x="17.7cm" svg:y="15.2cm" svg:viewBox="0 0 1800 700" draw:points="0,0 800,0 800,700 1800,700">
          <text:p/>
        </draw:polyline>
      </draw:page>
      <draw:page draw:name="page8" draw:style-name="dp1" draw:master-page-name="Standard">
        <draw:custom-shape draw:style-name="gr51" draw:text-style-name="P1" draw:layer="layout" svg:width="18.2cm" svg:height="8.9cm" svg:x="1.2cm" svg:y="11.7cm">
          <text:p/>
          <draw:enhanced-geometry svg:viewBox="0 0 21600 21600" draw:type="rectangle" draw:enhanced-path="M 0 0 L 21600 0 21600 21600 0 21600 0 0 Z N"/>
        </draw:custom-shape>
        <draw:g>
          <draw:custom-shape draw:style-name="gr3" draw:text-style-name="P2" draw:layer="layout" svg:width="9cm" svg:height="5.8cm" svg:x="2.951cm" svg:y="5.189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5.451cm" svg:y="6.089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7.101cm" svg:y="6.739cm" svg:viewBox="0 0 700 1000" draw:points="0,0 700,0 700,200 600,200 600,300 700,300 700,1000 0,1000 0,300 100,300 100,200 0,200">
                <text:p/>
              </draw:polygon>
              <draw:polygon draw:style-name="gr5" draw:text-style-name="P2" draw:layer="layout" svg:width="0.699cm" svg:height="0.999cm" svg:x="5.901cm" svg:y="6.739cm" svg:viewBox="0 0 700 1000" draw:points="0,0 700,0 700,200 600,200 600,300 700,300 700,1000 0,1000 0,300 100,300 100,200 0,200">
                <text:p/>
              </draw:polygon>
              <draw:polygon draw:style-name="gr5" draw:text-style-name="P2" draw:layer="layout" svg:width="0.699cm" svg:height="0.999cm" svg:x="8.201cm" svg:y="6.539cm" svg:viewBox="0 0 700 1000" draw:points="0,0 700,0 700,200 600,200 600,300 700,300 700,1000 0,1000 0,300 100,300 100,200 0,200">
                <text:p/>
              </draw:polygon>
              <draw:polygon draw:style-name="gr5" draw:text-style-name="P2" draw:layer="layout" svg:width="0.699cm" svg:height="0.999cm" svg:x="10.401cm" svg:y="6.739cm" svg:viewBox="0 0 700 1000" draw:points="0,0 700,0 700,200 600,200 600,300 700,300 700,1000 0,1000 0,300 100,300 100,200 0,200">
                <text:p/>
              </draw:polygon>
              <draw:polygon draw:style-name="gr5" draw:text-style-name="P2" draw:layer="layout" svg:width="0.699cm" svg:height="0.999cm" svg:x="9.301cm" svg:y="6.739cm" svg:viewBox="0 0 700 1000" draw:points="0,0 700,0 700,200 600,200 600,300 700,300 700,1000 0,1000 0,300 100,300 100,200 0,200">
                <text:p/>
              </draw:polygon>
              <draw:polyline draw:style-name="gr6" draw:text-style-name="P3" draw:layer="layout" svg:width="1.699cm" svg:height="0.199cm" svg:x="6.501cm" svg:y="6.639cm" svg:viewBox="0 0 1700 200" draw:points="0,200 400,200 400,0 1700,0">
                <text:p/>
              </draw:polyline>
              <draw:polyline draw:style-name="gr6" draw:text-style-name="P3" draw:layer="layout" svg:width="0.499cm" svg:height="0.199cm" svg:x="8.801cm" svg:y="6.639cm" svg:viewBox="0 0 500 200" draw:points="0,0 300,0 300,200 500,200">
                <text:p/>
              </draw:polyline>
              <draw:polyline draw:style-name="gr6" draw:text-style-name="P3" draw:layer="layout" svg:width="0.499cm" svg:height="0.199cm" svg:x="8.801cm" svg:y="7.039cm" svg:viewBox="0 0 500 200" draw:points="0,0 300,0 300,200 500,200">
                <text:p/>
              </draw:polyline>
              <draw:polyline draw:style-name="gr6" draw:text-style-name="P3" draw:layer="layout" svg:width="0.599cm" svg:height="0.199cm" svg:x="8.701cm" svg:y="7.239cm" svg:viewBox="0 0 600 200" draw:points="0,0 300,0 300,200 600,200">
                <text:p/>
              </draw:polyline>
              <draw:line draw:style-name="gr6" draw:text-style-name="P3" draw:layer="layout" svg:x1="6.301cm" svg:y1="7.439cm" svg:x2="7.101cm" svg:y2="7.439cm">
                <text:p/>
              </draw:line>
              <draw:polyline draw:style-name="gr6" draw:text-style-name="P3" draw:layer="layout" svg:width="0.499cm" svg:height="0.199cm" svg:x="7.701cm" svg:y="7.039cm" svg:viewBox="0 0 500 200" draw:points="0,200 200,200 200,0 500,0">
                <text:p/>
              </draw:polyline>
              <draw:line draw:style-name="gr6" draw:text-style-name="P3" draw:layer="layout" svg:x1="6.301cm" svg:y1="7.639cm" svg:x2="7.101cm" svg:y2="7.639cm">
                <text:p/>
              </draw:line>
              <draw:line draw:style-name="gr6" draw:text-style-name="P3" draw:layer="layout" svg:x1="6.301cm" svg:y1="7.239cm" svg:x2="7.101cm" svg:y2="7.239cm">
                <text:p/>
              </draw:line>
              <draw:line draw:style-name="gr6" draw:text-style-name="P3" draw:layer="layout" svg:x1="6.401cm" svg:y1="6.839cm" svg:x2="7.201cm" svg:y2="6.839cm">
                <text:p/>
              </draw:line>
              <draw:polyline draw:style-name="gr6" draw:text-style-name="P3" draw:layer="layout" svg:width="0.499cm" svg:height="0.199cm" svg:x="7.701cm" svg:y="7.239cm" svg:viewBox="0 0 500 200" draw:points="0,200 300,200 300,0 500,0">
                <text:p/>
              </draw:polyline>
              <draw:line draw:style-name="gr6" draw:text-style-name="P3" draw:layer="layout" svg:x1="7.701cm" svg:y1="7.639cm" svg:x2="9.401cm" svg:y2="7.639cm">
                <text:p/>
              </draw:line>
              <draw:line draw:style-name="gr6" draw:text-style-name="P3" draw:layer="layout" svg:x1="9.701cm" svg:y1="7.439cm" svg:x2="10.501cm" svg:y2="7.439cm">
                <text:p/>
              </draw:line>
              <draw:line draw:style-name="gr6" draw:text-style-name="P3" draw:layer="layout" svg:x1="9.701cm" svg:y1="7.639cm" svg:x2="10.501cm" svg:y2="7.639cm">
                <text:p/>
              </draw:line>
              <draw:line draw:style-name="gr6" draw:text-style-name="P3" draw:layer="layout" svg:x1="9.701cm" svg:y1="7.239cm" svg:x2="10.501cm" svg:y2="7.239cm">
                <text:p/>
              </draw:line>
              <draw:line draw:style-name="gr6" draw:text-style-name="P3" draw:layer="layout" svg:x1="9.801cm" svg:y1="6.839cm" svg:x2="10.601cm" svg:y2="6.839cm">
                <text:p/>
              </draw:line>
            </draw:g>
          </draw:g>
          <draw:g>
            <draw:custom-shape draw:style-name="gr4" draw:text-style-name="P1" draw:layer="layout" svg:width="6.1cm" svg:height="2.1cm" svg:x="5.451cm" svg:y="8.489cm">
              <text:p/>
              <draw:enhanced-geometry svg:viewBox="0 0 21600 21600" draw:mirror-horizontal="false" draw:mirror-vertical="false" draw:type="rectangle" draw:enhanced-path="M 0 0 L 21600 0 21600 21600 0 21600 0 0 Z N"/>
            </draw:custom-shape>
            <draw:g>
              <draw:line draw:style-name="gr7" draw:text-style-name="P3" draw:layer="layout" svg:x1="5.851cm" svg:y1="9.539cm" svg:x2="11.151cm" svg:y2="9.539cm">
                <text:p/>
              </draw:line>
              <draw:custom-shape draw:style-name="gr8" draw:text-style-name="P2" draw:layer="layout" svg:width="1.1cm" svg:height="0.4cm" svg:x="7.251cm" svg:y="9.8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8.651cm" svg:y="9.8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5.851cm" svg:y="9.8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6.401cm" svg:y1="10.039cm" svg:x2="6.401cm" svg:y2="9.539cm">
                  <text:p/>
                </draw:line>
              </draw:g>
              <draw:line draw:style-name="gr7" draw:text-style-name="P3" draw:layer="layout" svg:x1="7.801cm" svg:y1="10.039cm" svg:x2="7.801cm" svg:y2="9.539cm">
                <text:p/>
              </draw:line>
              <draw:line draw:style-name="gr7" draw:text-style-name="P3" draw:layer="layout" svg:x1="9.201cm" svg:y1="10.039cm" svg:x2="9.201cm" svg:y2="9.539cm">
                <text:p/>
              </draw:line>
              <draw:g>
                <draw:custom-shape draw:style-name="gr8" draw:text-style-name="P2" draw:layer="layout" svg:width="1.1cm" svg:height="0.4cm" svg:x="10.051cm" svg:y="9.8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0.601cm" svg:y1="10.039cm" svg:x2="10.601cm" svg:y2="9.539cm">
                  <text:p/>
                </draw:line>
              </draw:g>
              <draw:g>
                <draw:custom-shape draw:style-name="gr8" draw:text-style-name="P2" draw:layer="layout" svg:width="1.1cm" svg:height="0.4cm" svg:x="7.951cm" svg:y="8.8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8.501cm" svg:y1="9.539cm" svg:x2="8.501cm" svg:y2="8.839cm">
                  <text:p/>
                </draw:line>
              </draw:g>
              <draw:g>
                <draw:custom-shape draw:style-name="gr8" draw:text-style-name="P2" draw:layer="layout" svg:width="1.1cm" svg:height="0.4cm" svg:x="6.551cm" svg:y="8.8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7.101cm" svg:y1="9.539cm" svg:x2="7.101cm" svg:y2="8.839cm">
                  <text:p/>
                </draw:line>
              </draw:g>
              <draw:g>
                <draw:custom-shape draw:style-name="gr8" draw:text-style-name="P2" draw:layer="layout" svg:width="1.1cm" svg:height="0.4cm" svg:x="9.351cm" svg:y="8.8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9.901cm" svg:y1="9.539cm" svg:x2="9.901cm" svg:y2="8.839cm">
                  <text:p/>
                </draw:line>
              </draw:g>
            </draw:g>
          </draw:g>
          <draw:g>
            <draw:line draw:style-name="gr9" draw:text-style-name="P3" draw:layer="layout" svg:x1="11.094cm" svg:y1="5.951cm" svg:x2="11.494cm" svg:y2="5.551cm">
              <text:p/>
            </draw:line>
            <draw:line draw:style-name="gr9" draw:text-style-name="P3" draw:layer="layout" svg:x1="11.094cm" svg:y1="5.551cm" svg:x2="11.494cm" svg:y2="5.951cm">
              <text:p/>
            </draw:line>
          </draw:g>
          <draw:g>
            <draw:custom-shape draw:style-name="gr10" draw:text-style-name="P1" draw:layer="layout" svg:width="1.8cm" svg:height="4.5cm" svg:x="3.351cm" svg:y="6.089cm">
              <text:p/>
              <draw:enhanced-geometry svg:viewBox="0 0 21600 21600" draw:mirror-horizontal="false" draw:mirror-vertical="false" draw:type="rectangle" draw:enhanced-path="M 0 0 L 21600 0 21600 21600 0 21600 0 0 Z N"/>
            </draw:custom-shape>
            <draw:line draw:style-name="gr11" draw:text-style-name="P3" draw:layer="layout" svg:x1="3.551cm" svg:y1="6.489cm" svg:x2="4.951cm" svg:y2="6.489cm">
              <text:p/>
            </draw:line>
            <draw:line draw:style-name="gr12" draw:text-style-name="P3" draw:layer="layout" svg:x1="3.851cm" svg:y1="6.789cm" svg:x2="4.951cm" svg:y2="6.789cm">
              <text:p/>
            </draw:line>
            <draw:line draw:style-name="gr13" draw:text-style-name="P3" draw:layer="layout" svg:x1="3.851cm" svg:y1="7.089cm" svg:x2="4.951cm" svg:y2="7.089cm">
              <text:p/>
            </draw:line>
            <draw:line draw:style-name="gr13" draw:text-style-name="P3" draw:layer="layout" svg:x1="3.851cm" svg:y1="9.789cm" svg:x2="4.951cm" svg:y2="9.789cm">
              <text:p/>
            </draw:line>
            <draw:line draw:style-name="gr14" draw:text-style-name="P3" draw:layer="layout" svg:x1="4.251cm" svg:y1="9.489cm" svg:x2="4.951cm" svg:y2="9.489cm">
              <text:p/>
            </draw:line>
            <draw:line draw:style-name="gr11" draw:text-style-name="P3" draw:layer="layout" svg:x1="4.251cm" svg:y1="8.889cm" svg:x2="4.951cm" svg:y2="8.889cm">
              <text:p/>
            </draw:line>
            <draw:line draw:style-name="gr13" draw:text-style-name="P3" draw:layer="layout" svg:x1="3.851cm" svg:y1="8.289cm" svg:x2="4.951cm" svg:y2="8.289cm">
              <text:p/>
            </draw:line>
            <draw:line draw:style-name="gr12" draw:text-style-name="P3" draw:layer="layout" svg:x1="3.851cm" svg:y1="7.689cm" svg:x2="4.951cm" svg:y2="7.689cm">
              <text:p/>
            </draw:line>
            <draw:line draw:style-name="gr12" draw:text-style-name="P3" draw:layer="layout" svg:x1="4.251cm" svg:y1="8.589cm" svg:x2="4.951cm" svg:y2="8.589cm">
              <text:p/>
            </draw:line>
            <draw:line draw:style-name="gr12" draw:text-style-name="P3" draw:layer="layout" svg:x1="3.851cm" svg:y1="9.189cm" svg:x2="4.951cm" svg:y2="9.189cm">
              <text:p/>
            </draw:line>
            <draw:line draw:style-name="gr11" draw:text-style-name="P3" draw:layer="layout" svg:x1="3.551cm" svg:y1="7.989cm" svg:x2="4.951cm" svg:y2="7.989cm">
              <text:p/>
            </draw:line>
            <draw:line draw:style-name="gr14" draw:text-style-name="P3" draw:layer="layout" svg:x1="4.251cm" svg:y1="7.389cm" svg:x2="4.951cm" svg:y2="7.389cm">
              <text:p/>
            </draw:line>
          </draw:g>
          <draw:line draw:style-name="gr15" draw:text-style-name="P3" draw:layer="layout" svg:x1="5.551cm" svg:y1="5.689cm" svg:x2="8.951cm" svg:y2="5.689cm">
            <text:p/>
          </draw:line>
        </draw:g>
        <draw:frame draw:style-name="gr52" draw:text-style-name="P5" draw:layer="layout" svg:width="9cm" svg:height="1.415cm" svg:x="2.951cm" svg:y="2.528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g>
          <draw:custom-shape draw:style-name="gr3" draw:text-style-name="P2" draw:layer="layout" svg:width="9cm" svg:height="5.8cm" svg:x="13.052cm" svg:y="5.19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1.195cm" svg:y1="5.952cm" svg:x2="21.595cm" svg:y2="5.552cm">
            <text:p/>
          </draw:line>
          <draw:line draw:style-name="gr9" draw:text-style-name="P3" draw:layer="layout" svg:x1="21.195cm" svg:y1="5.552cm" svg:x2="21.595cm" svg:y2="5.952cm">
            <text:p/>
          </draw:line>
          <draw:custom-shape draw:style-name="gr17" draw:text-style-name="P1" draw:layer="layout" svg:width="8.2cm" svg:height="4.5cm" svg:x="13.452cm" svg:y="6.09cm">
            <text:p/>
            <draw:enhanced-geometry svg:viewBox="0 0 21600 21600" draw:mirror-horizontal="false" draw:mirror-vertical="false" draw:type="rectangle" draw:enhanced-path="M 0 0 L 21600 0 21600 21600 0 21600 0 0 Z N"/>
          </draw:custom-shape>
          <draw:line draw:style-name="gr18" draw:text-style-name="P6" draw:layer="layout" svg:x1="13.652cm" svg:y1="6.49cm" svg:x2="15.052cm" svg:y2="6.49cm">
            <text:p/>
          </draw:line>
          <draw:line draw:style-name="gr18" draw:text-style-name="P6" draw:layer="layout" svg:x1="13.652cm" svg:y1="6.79cm" svg:x2="14.752cm" svg:y2="6.79cm">
            <text:p/>
          </draw:line>
          <draw:line draw:style-name="gr12" draw:text-style-name="P3" draw:layer="layout" svg:x1="13.652cm" svg:y1="7.09cm" svg:x2="14.652cm" svg:y2="7.09cm">
            <text:p/>
          </draw:line>
          <draw:line draw:style-name="gr12" draw:text-style-name="P3" draw:layer="layout" svg:x1="13.652cm" svg:y1="9.79cm" svg:x2="14.752cm" svg:y2="9.79cm">
            <text:p/>
          </draw:line>
          <draw:line draw:style-name="gr18" draw:text-style-name="P6" draw:layer="layout" svg:x1="13.652cm" svg:y1="9.49cm" svg:x2="14.352cm" svg:y2="9.49cm">
            <text:p/>
          </draw:line>
          <draw:line draw:style-name="gr19" draw:text-style-name="P3" draw:layer="layout" svg:x1="13.652cm" svg:y1="8.89cm" svg:x2="14.452cm" svg:y2="8.89cm">
            <text:p/>
          </draw:line>
          <draw:line draw:style-name="gr18" draw:text-style-name="P6" draw:layer="layout" svg:x1="13.652cm" svg:y1="8.29cm" svg:x2="14.552cm" svg:y2="8.29cm">
            <text:p/>
          </draw:line>
          <draw:line draw:style-name="gr18" draw:text-style-name="P6" draw:layer="layout" svg:x1="13.652cm" svg:y1="7.69cm" svg:x2="14.752cm" svg:y2="7.69cm">
            <text:p/>
          </draw:line>
          <draw:line draw:style-name="gr20" draw:text-style-name="P6" draw:layer="layout" svg:x1="13.652cm" svg:y1="8.59cm" svg:x2="14.352cm" svg:y2="8.59cm">
            <text:p/>
          </draw:line>
          <draw:line draw:style-name="gr21" draw:text-style-name="P6" draw:layer="layout" svg:x1="13.652cm" svg:y1="9.19cm" svg:x2="14.752cm" svg:y2="9.19cm">
            <text:p/>
          </draw:line>
          <draw:line draw:style-name="gr12" draw:text-style-name="P3" draw:layer="layout" svg:x1="13.652cm" svg:y1="7.99cm" svg:x2="15.052cm" svg:y2="7.99cm">
            <text:p/>
          </draw:line>
          <draw:line draw:style-name="gr13" draw:text-style-name="P3" draw:layer="layout" svg:x1="13.652cm" svg:y1="7.39cm" svg:x2="14.352cm" svg:y2="7.39cm">
            <text:p/>
          </draw:line>
          <draw:line draw:style-name="gr15" draw:text-style-name="P3" draw:layer="layout" svg:x1="15.652cm" svg:y1="5.69cm" svg:x2="19.052cm" svg:y2="5.69cm">
            <text:p/>
          </draw:line>
          <draw:line draw:style-name="gr18" draw:text-style-name="P6" draw:layer="layout" svg:x1="15.152cm" svg:y1="6.49cm" svg:x2="15.852cm" svg:y2="6.49cm">
            <text:p/>
          </draw:line>
          <draw:line draw:style-name="gr18" draw:text-style-name="P6" draw:layer="layout" svg:x1="14.852cm" svg:y1="6.79cm" svg:x2="15.152cm" svg:y2="6.79cm">
            <text:p/>
          </draw:line>
          <draw:line draw:style-name="gr12" draw:text-style-name="P3" draw:layer="layout" svg:x1="14.752cm" svg:y1="7.09cm" svg:x2="15.552cm" svg:y2="7.09cm">
            <text:p/>
          </draw:line>
          <draw:line draw:style-name="gr12" draw:text-style-name="P3" draw:layer="layout" svg:x1="14.852cm" svg:y1="9.79cm" svg:x2="15.152cm" svg:y2="9.79cm">
            <text:p/>
          </draw:line>
          <draw:line draw:style-name="gr18" draw:text-style-name="P6" draw:layer="layout" svg:x1="14.452cm" svg:y1="9.49cm" svg:x2="15.552cm" svg:y2="9.49cm">
            <text:p/>
          </draw:line>
          <draw:line draw:style-name="gr19" draw:text-style-name="P3" draw:layer="layout" svg:x1="15.552cm" svg:y1="8.89cm" svg:x2="15.852cm" svg:y2="8.89cm">
            <text:p/>
          </draw:line>
          <draw:line draw:style-name="gr18" draw:text-style-name="P6" draw:layer="layout" svg:x1="14.452cm" svg:y1="8.59cm" svg:x2="15.352cm" svg:y2="8.59cm">
            <text:p/>
          </draw:line>
          <draw:line draw:style-name="gr14" draw:text-style-name="P3" draw:layer="layout" svg:x1="14.452cm" svg:y1="7.39cm" svg:x2="14.952cm" svg:y2="7.39cm">
            <text:p/>
          </draw:line>
          <draw:line draw:style-name="gr18" draw:text-style-name="P6" draw:layer="layout" svg:x1="15.952cm" svg:y1="6.49cm" svg:x2="18.152cm" svg:y2="6.49cm">
            <text:p/>
          </draw:line>
          <draw:line draw:style-name="gr18" draw:text-style-name="P6" draw:layer="layout" svg:x1="15.252cm" svg:y1="6.79cm" svg:x2="15.652cm" svg:y2="6.79cm">
            <text:p/>
          </draw:line>
          <draw:line draw:style-name="gr12" draw:text-style-name="P3" draw:layer="layout" svg:x1="15.652cm" svg:y1="7.09cm" svg:x2="16.052cm" svg:y2="7.09cm">
            <text:p/>
          </draw:line>
          <draw:line draw:style-name="gr12" draw:text-style-name="P3" draw:layer="layout" svg:x1="15.252cm" svg:y1="9.79cm" svg:x2="16.152cm" svg:y2="9.79cm">
            <text:p/>
          </draw:line>
          <draw:line draw:style-name="gr18" draw:text-style-name="P6" draw:layer="layout" svg:x1="16.452cm" svg:y1="9.49cm" svg:x2="17.152cm" svg:y2="9.49cm">
            <text:p/>
          </draw:line>
          <draw:line draw:style-name="gr19" draw:text-style-name="P3" draw:layer="layout" svg:x1="15.952cm" svg:y1="8.89cm" svg:x2="16.652cm" svg:y2="8.89cm">
            <text:p/>
          </draw:line>
          <draw:line draw:style-name="gr18" draw:text-style-name="P6" draw:layer="layout" svg:x1="15.452cm" svg:y1="8.59cm" svg:x2="16.152cm" svg:y2="8.59cm">
            <text:p/>
          </draw:line>
          <draw:line draw:style-name="gr14" draw:text-style-name="P3" draw:layer="layout" svg:x1="15.052cm" svg:y1="7.39cm" svg:x2="16.052cm" svg:y2="7.39cm">
            <text:p/>
          </draw:line>
          <draw:line draw:style-name="gr18" draw:text-style-name="P6" draw:layer="layout" svg:x1="15.752cm" svg:y1="6.79cm" svg:x2="16.452cm" svg:y2="6.79cm">
            <text:p/>
          </draw:line>
          <draw:line draw:style-name="gr14" draw:text-style-name="P3" draw:layer="layout" svg:x1="16.152cm" svg:y1="7.39cm" svg:x2="16.852cm" svg:y2="7.39cm">
            <text:p/>
          </draw:line>
          <draw:line draw:style-name="gr12" draw:text-style-name="P3" draw:layer="layout" svg:x1="16.252cm" svg:y1="8.59cm" svg:x2="17.352cm" svg:y2="8.59cm">
            <text:p/>
          </draw:line>
          <draw:line draw:style-name="gr14" draw:text-style-name="P3" draw:layer="layout" svg:x1="15.052cm" svg:y1="7.39cm" svg:x2="16.052cm" svg:y2="7.39cm">
            <text:p/>
          </draw:line>
          <draw:line draw:style-name="gr14" draw:text-style-name="P3" draw:layer="layout" svg:x1="18.352cm" svg:y1="7.39cm" svg:x2="18.652cm" svg:y2="7.39cm">
            <text:p/>
          </draw:line>
          <draw:line draw:style-name="gr14" draw:text-style-name="P3" draw:layer="layout" svg:x1="16.952cm" svg:y1="7.39cm" svg:x2="18.252cm" svg:y2="7.39cm">
            <text:p/>
          </draw:line>
          <draw:line draw:style-name="gr12" draw:text-style-name="P3" draw:layer="layout" svg:x1="16.152cm" svg:y1="7.09cm" svg:x2="16.552cm" svg:y2="7.09cm">
            <text:p/>
          </draw:line>
          <draw:line draw:style-name="gr12" draw:text-style-name="P3" draw:layer="layout" svg:x1="16.652cm" svg:y1="7.09cm" svg:x2="17.152cm" svg:y2="7.09cm">
            <text:p/>
          </draw:line>
          <draw:line draw:style-name="gr12" draw:text-style-name="P3" draw:layer="layout" svg:x1="17.252cm" svg:y1="7.09cm" svg:x2="17.652cm" svg:y2="7.09cm">
            <text:p/>
          </draw:line>
          <draw:line draw:style-name="gr12" draw:text-style-name="P3" draw:layer="layout" svg:x1="17.452cm" svg:y1="8.59cm" svg:x2="17.652cm" svg:y2="8.59cm">
            <text:p/>
          </draw:line>
          <draw:line draw:style-name="gr12" draw:text-style-name="P3" draw:layer="layout" svg:x1="17.752cm" svg:y1="8.59cm" svg:x2="18.152cm" svg:y2="8.59cm">
            <text:p/>
          </draw:line>
          <draw:line draw:style-name="gr12" draw:text-style-name="P3" draw:layer="layout" svg:x1="18.252cm" svg:y1="8.59cm" svg:x2="19.752cm" svg:y2="8.59cm">
            <text:p/>
          </draw:line>
          <draw:line draw:style-name="gr12" draw:text-style-name="P3" draw:layer="layout" svg:x1="19.852cm" svg:y1="8.59cm" svg:x2="20.252cm" svg:y2="8.59cm">
            <text:p/>
          </draw:line>
          <draw:line draw:style-name="gr12" draw:text-style-name="P3" draw:layer="layout" svg:x1="20.352cm" svg:y1="8.59cm" svg:x2="20.752cm" svg:y2="8.59cm">
            <text:p/>
          </draw:line>
          <draw:line draw:style-name="gr18" draw:text-style-name="P6" draw:layer="layout" svg:x1="15.052cm" svg:y1="8.89cm" svg:x2="15.452cm" svg:y2="8.89cm">
            <text:p/>
          </draw:line>
          <draw:line draw:style-name="gr18" draw:text-style-name="P6" draw:layer="layout" svg:x1="14.552cm" svg:y1="8.89cm" svg:x2="14.952cm" svg:y2="8.89cm">
            <text:p/>
          </draw:line>
          <draw:line draw:style-name="gr18" draw:text-style-name="P6" draw:layer="layout" svg:x1="14.852cm" svg:y1="7.69cm" svg:x2="15.152cm" svg:y2="7.69cm">
            <text:p/>
          </draw:line>
          <draw:line draw:style-name="gr12" draw:text-style-name="P3" draw:layer="layout" svg:x1="15.652cm" svg:y1="9.49cm" svg:x2="15.852cm" svg:y2="9.49cm">
            <text:p/>
          </draw:line>
          <draw:line draw:style-name="gr12" draw:text-style-name="P3" draw:layer="layout" svg:x1="15.952cm" svg:y1="9.49cm" svg:x2="16.352cm" svg:y2="9.49cm">
            <text:p/>
          </draw:line>
          <draw:line draw:style-name="gr12" draw:text-style-name="P3" draw:layer="layout" svg:x1="16.252cm" svg:y1="9.79cm" svg:x2="17.352cm" svg:y2="9.79cm">
            <text:p/>
          </draw:line>
          <draw:line draw:style-name="gr13" draw:text-style-name="P3" draw:layer="layout" svg:x1="13.652cm" svg:y1="10.09cm" svg:x2="14.352cm" svg:y2="10.09cm">
            <text:p/>
          </draw:line>
          <draw:line draw:style-name="gr14" draw:text-style-name="P3" draw:layer="layout" svg:x1="14.452cm" svg:y1="10.09cm" svg:x2="14.952cm" svg:y2="10.09cm">
            <text:p/>
          </draw:line>
          <draw:line draw:style-name="gr14" draw:text-style-name="P3" draw:layer="layout" svg:x1="16.152cm" svg:y1="10.09cm" svg:x2="16.852cm" svg:y2="10.09cm">
            <text:p/>
          </draw:line>
          <draw:line draw:style-name="gr14" draw:text-style-name="P3" draw:layer="layout" svg:x1="15.052cm" svg:y1="10.09cm" svg:x2="16.052cm" svg:y2="10.09cm">
            <text:p/>
          </draw:line>
          <draw:line draw:style-name="gr14" draw:text-style-name="P3" draw:layer="layout" svg:x1="16.952cm" svg:y1="10.09cm" svg:x2="18.252cm" svg:y2="10.09cm">
            <text:p/>
          </draw:line>
        </draw:g>
        <draw:frame draw:style-name="gr53" draw:text-style-name="P7" draw:layer="layout" svg:width="9cm" svg:height="2.258cm" svg:x="13.051cm" svg:y="2.529cm">
          <draw:text-box>
            <text:p text:style-name="P4"><text:span text:style-name="T1">4</text:span><text:span text:style-name="T1">d</text:span><text:span text:style-name="T1">i</text:span><text:span text:style-name="T1">a</text:span><text:span text:style-name="T1">c</text:span><text:span text:style-name="T1"> </text:span><text:span text:style-name="T1">F</text:span><text:span text:style-name="T1">O</text:span><text:span text:style-name="T1">R</text:span><text:span text:style-name="T1">T</text:span><text:span text:style-name="T1">E</text:span></text:p>
            <text:p text:style-name="P4"><text:span text:style-name="T6">l</text:span><text:span text:style-name="T6">o</text:span><text:span text:style-name="T6">c</text:span><text:span text:style-name="T6">a</text:span><text:span text:style-name="T6">l</text:span><text:span text:style-name="T6">h</text:span><text:span text:style-name="T6">o</text:span><text:span text:style-name="T6">s</text:span><text:span text:style-name="T6">t</text:span><text:span text:style-name="T6">:</text:span><text:span text:style-name="T6">6</text:span><text:span text:style-name="T6">1</text:span><text:span text:style-name="T6">4</text:span><text:span text:style-name="T6">9</text:span><text:span text:style-name="T6">9</text:span></text:p>
          </draw:text-box>
        </draw:frame>
        <draw:line draw:style-name="gr23" draw:text-style-name="P8" draw:layer="layout" svg:x1="11.094cm" svg:y1="3.329cm" svg:x2="13.906cm" svg:y2="3.329cm">
          <text:p/>
        </draw:line>
        <draw:g>
          <draw:custom-shape draw:style-name="gr3" draw:text-style-name="P2" draw:layer="layout" svg:width="9cm" svg:height="5.8cm" svg:x="13.053cm" svg:y="5.191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1.196cm" svg:y1="5.953cm" svg:x2="21.596cm" svg:y2="5.553cm">
            <text:p/>
          </draw:line>
          <draw:line draw:style-name="gr9" draw:text-style-name="P3" draw:layer="layout" svg:x1="21.196cm" svg:y1="5.553cm" svg:x2="21.596cm" svg:y2="5.953cm">
            <text:p/>
          </draw:line>
          <draw:custom-shape draw:style-name="gr17" draw:text-style-name="P1" draw:layer="layout" svg:width="8.2cm" svg:height="4.5cm" svg:x="13.453cm" svg:y="6.091cm">
            <text:p/>
            <draw:enhanced-geometry svg:viewBox="0 0 21600 21600" draw:mirror-horizontal="false" draw:mirror-vertical="false" draw:type="rectangle" draw:enhanced-path="M 0 0 L 21600 0 21600 21600 0 21600 0 0 Z N"/>
          </draw:custom-shape>
          <draw:line draw:style-name="gr18" draw:text-style-name="P6" draw:layer="layout" svg:x1="13.653cm" svg:y1="6.491cm" svg:x2="15.053cm" svg:y2="6.491cm">
            <text:p/>
          </draw:line>
          <draw:line draw:style-name="gr18" draw:text-style-name="P6" draw:layer="layout" svg:x1="13.653cm" svg:y1="6.791cm" svg:x2="14.753cm" svg:y2="6.791cm">
            <text:p/>
          </draw:line>
          <draw:line draw:style-name="gr12" draw:text-style-name="P3" draw:layer="layout" svg:x1="13.653cm" svg:y1="7.091cm" svg:x2="14.653cm" svg:y2="7.091cm">
            <text:p/>
          </draw:line>
          <draw:line draw:style-name="gr12" draw:text-style-name="P3" draw:layer="layout" svg:x1="13.653cm" svg:y1="9.791cm" svg:x2="14.753cm" svg:y2="9.791cm">
            <text:p/>
          </draw:line>
          <draw:line draw:style-name="gr18" draw:text-style-name="P6" draw:layer="layout" svg:x1="13.653cm" svg:y1="9.491cm" svg:x2="14.353cm" svg:y2="9.491cm">
            <text:p/>
          </draw:line>
          <draw:line draw:style-name="gr19" draw:text-style-name="P3" draw:layer="layout" svg:x1="13.653cm" svg:y1="8.891cm" svg:x2="14.453cm" svg:y2="8.891cm">
            <text:p/>
          </draw:line>
          <draw:line draw:style-name="gr18" draw:text-style-name="P6" draw:layer="layout" svg:x1="13.653cm" svg:y1="8.291cm" svg:x2="14.553cm" svg:y2="8.291cm">
            <text:p/>
          </draw:line>
          <draw:line draw:style-name="gr18" draw:text-style-name="P6" draw:layer="layout" svg:x1="13.653cm" svg:y1="7.691cm" svg:x2="14.753cm" svg:y2="7.691cm">
            <text:p/>
          </draw:line>
          <draw:line draw:style-name="gr20" draw:text-style-name="P6" draw:layer="layout" svg:x1="13.653cm" svg:y1="8.591cm" svg:x2="14.353cm" svg:y2="8.591cm">
            <text:p/>
          </draw:line>
          <draw:line draw:style-name="gr21" draw:text-style-name="P6" draw:layer="layout" svg:x1="13.653cm" svg:y1="9.191cm" svg:x2="14.753cm" svg:y2="9.191cm">
            <text:p/>
          </draw:line>
          <draw:line draw:style-name="gr12" draw:text-style-name="P3" draw:layer="layout" svg:x1="13.653cm" svg:y1="7.991cm" svg:x2="15.053cm" svg:y2="7.991cm">
            <text:p/>
          </draw:line>
          <draw:line draw:style-name="gr13" draw:text-style-name="P3" draw:layer="layout" svg:x1="13.653cm" svg:y1="7.391cm" svg:x2="14.353cm" svg:y2="7.391cm">
            <text:p/>
          </draw:line>
          <draw:line draw:style-name="gr15" draw:text-style-name="P3" draw:layer="layout" svg:x1="15.653cm" svg:y1="5.691cm" svg:x2="19.053cm" svg:y2="5.691cm">
            <text:p/>
          </draw:line>
          <draw:line draw:style-name="gr18" draw:text-style-name="P6" draw:layer="layout" svg:x1="15.153cm" svg:y1="6.491cm" svg:x2="15.853cm" svg:y2="6.491cm">
            <text:p/>
          </draw:line>
          <draw:line draw:style-name="gr18" draw:text-style-name="P6" draw:layer="layout" svg:x1="14.853cm" svg:y1="6.791cm" svg:x2="15.153cm" svg:y2="6.791cm">
            <text:p/>
          </draw:line>
          <draw:line draw:style-name="gr12" draw:text-style-name="P3" draw:layer="layout" svg:x1="14.753cm" svg:y1="7.091cm" svg:x2="15.553cm" svg:y2="7.091cm">
            <text:p/>
          </draw:line>
          <draw:line draw:style-name="gr12" draw:text-style-name="P3" draw:layer="layout" svg:x1="14.853cm" svg:y1="9.791cm" svg:x2="15.153cm" svg:y2="9.791cm">
            <text:p/>
          </draw:line>
          <draw:line draw:style-name="gr18" draw:text-style-name="P6" draw:layer="layout" svg:x1="14.453cm" svg:y1="9.491cm" svg:x2="15.553cm" svg:y2="9.491cm">
            <text:p/>
          </draw:line>
          <draw:line draw:style-name="gr19" draw:text-style-name="P3" draw:layer="layout" svg:x1="15.553cm" svg:y1="8.891cm" svg:x2="15.853cm" svg:y2="8.891cm">
            <text:p/>
          </draw:line>
          <draw:line draw:style-name="gr18" draw:text-style-name="P6" draw:layer="layout" svg:x1="14.453cm" svg:y1="8.591cm" svg:x2="15.353cm" svg:y2="8.591cm">
            <text:p/>
          </draw:line>
          <draw:line draw:style-name="gr14" draw:text-style-name="P3" draw:layer="layout" svg:x1="14.453cm" svg:y1="7.391cm" svg:x2="14.953cm" svg:y2="7.391cm">
            <text:p/>
          </draw:line>
          <draw:line draw:style-name="gr18" draw:text-style-name="P6" draw:layer="layout" svg:x1="15.953cm" svg:y1="6.491cm" svg:x2="18.153cm" svg:y2="6.491cm">
            <text:p/>
          </draw:line>
          <draw:line draw:style-name="gr18" draw:text-style-name="P6" draw:layer="layout" svg:x1="15.253cm" svg:y1="6.791cm" svg:x2="15.653cm" svg:y2="6.791cm">
            <text:p/>
          </draw:line>
          <draw:line draw:style-name="gr12" draw:text-style-name="P3" draw:layer="layout" svg:x1="15.653cm" svg:y1="7.091cm" svg:x2="16.053cm" svg:y2="7.091cm">
            <text:p/>
          </draw:line>
          <draw:line draw:style-name="gr12" draw:text-style-name="P3" draw:layer="layout" svg:x1="15.253cm" svg:y1="9.791cm" svg:x2="16.153cm" svg:y2="9.791cm">
            <text:p/>
          </draw:line>
          <draw:line draw:style-name="gr18" draw:text-style-name="P6" draw:layer="layout" svg:x1="16.453cm" svg:y1="9.491cm" svg:x2="17.153cm" svg:y2="9.491cm">
            <text:p/>
          </draw:line>
          <draw:line draw:style-name="gr19" draw:text-style-name="P3" draw:layer="layout" svg:x1="15.953cm" svg:y1="8.891cm" svg:x2="16.653cm" svg:y2="8.891cm">
            <text:p/>
          </draw:line>
          <draw:line draw:style-name="gr18" draw:text-style-name="P6" draw:layer="layout" svg:x1="15.453cm" svg:y1="8.591cm" svg:x2="16.153cm" svg:y2="8.591cm">
            <text:p/>
          </draw:line>
          <draw:line draw:style-name="gr14" draw:text-style-name="P3" draw:layer="layout" svg:x1="15.053cm" svg:y1="7.391cm" svg:x2="16.053cm" svg:y2="7.391cm">
            <text:p/>
          </draw:line>
          <draw:line draw:style-name="gr18" draw:text-style-name="P6" draw:layer="layout" svg:x1="15.753cm" svg:y1="6.791cm" svg:x2="16.453cm" svg:y2="6.791cm">
            <text:p/>
          </draw:line>
          <draw:line draw:style-name="gr14" draw:text-style-name="P3" draw:layer="layout" svg:x1="16.153cm" svg:y1="7.391cm" svg:x2="16.853cm" svg:y2="7.391cm">
            <text:p/>
          </draw:line>
          <draw:line draw:style-name="gr12" draw:text-style-name="P3" draw:layer="layout" svg:x1="16.253cm" svg:y1="8.591cm" svg:x2="17.353cm" svg:y2="8.591cm">
            <text:p/>
          </draw:line>
          <draw:line draw:style-name="gr14" draw:text-style-name="P3" draw:layer="layout" svg:x1="15.053cm" svg:y1="7.391cm" svg:x2="16.053cm" svg:y2="7.391cm">
            <text:p/>
          </draw:line>
          <draw:line draw:style-name="gr14" draw:text-style-name="P3" draw:layer="layout" svg:x1="18.353cm" svg:y1="7.391cm" svg:x2="18.653cm" svg:y2="7.391cm">
            <text:p/>
          </draw:line>
          <draw:line draw:style-name="gr14" draw:text-style-name="P3" draw:layer="layout" svg:x1="16.953cm" svg:y1="7.391cm" svg:x2="18.253cm" svg:y2="7.391cm">
            <text:p/>
          </draw:line>
          <draw:line draw:style-name="gr12" draw:text-style-name="P3" draw:layer="layout" svg:x1="16.153cm" svg:y1="7.091cm" svg:x2="16.553cm" svg:y2="7.091cm">
            <text:p/>
          </draw:line>
          <draw:line draw:style-name="gr12" draw:text-style-name="P3" draw:layer="layout" svg:x1="16.653cm" svg:y1="7.091cm" svg:x2="17.153cm" svg:y2="7.091cm">
            <text:p/>
          </draw:line>
          <draw:line draw:style-name="gr12" draw:text-style-name="P3" draw:layer="layout" svg:x1="17.253cm" svg:y1="7.091cm" svg:x2="17.653cm" svg:y2="7.091cm">
            <text:p/>
          </draw:line>
          <draw:line draw:style-name="gr12" draw:text-style-name="P3" draw:layer="layout" svg:x1="17.453cm" svg:y1="8.591cm" svg:x2="17.653cm" svg:y2="8.591cm">
            <text:p/>
          </draw:line>
          <draw:line draw:style-name="gr12" draw:text-style-name="P3" draw:layer="layout" svg:x1="17.753cm" svg:y1="8.591cm" svg:x2="18.153cm" svg:y2="8.591cm">
            <text:p/>
          </draw:line>
          <draw:line draw:style-name="gr12" draw:text-style-name="P3" draw:layer="layout" svg:x1="18.253cm" svg:y1="8.591cm" svg:x2="19.753cm" svg:y2="8.591cm">
            <text:p/>
          </draw:line>
          <draw:line draw:style-name="gr12" draw:text-style-name="P3" draw:layer="layout" svg:x1="19.853cm" svg:y1="8.591cm" svg:x2="20.253cm" svg:y2="8.591cm">
            <text:p/>
          </draw:line>
          <draw:line draw:style-name="gr12" draw:text-style-name="P3" draw:layer="layout" svg:x1="20.353cm" svg:y1="8.591cm" svg:x2="20.753cm" svg:y2="8.591cm">
            <text:p/>
          </draw:line>
          <draw:line draw:style-name="gr18" draw:text-style-name="P6" draw:layer="layout" svg:x1="15.053cm" svg:y1="8.891cm" svg:x2="15.453cm" svg:y2="8.891cm">
            <text:p/>
          </draw:line>
          <draw:line draw:style-name="gr18" draw:text-style-name="P6" draw:layer="layout" svg:x1="14.553cm" svg:y1="8.891cm" svg:x2="14.953cm" svg:y2="8.891cm">
            <text:p/>
          </draw:line>
          <draw:line draw:style-name="gr18" draw:text-style-name="P6" draw:layer="layout" svg:x1="14.853cm" svg:y1="7.691cm" svg:x2="15.153cm" svg:y2="7.691cm">
            <text:p/>
          </draw:line>
          <draw:line draw:style-name="gr12" draw:text-style-name="P3" draw:layer="layout" svg:x1="15.653cm" svg:y1="9.491cm" svg:x2="15.853cm" svg:y2="9.491cm">
            <text:p/>
          </draw:line>
          <draw:line draw:style-name="gr12" draw:text-style-name="P3" draw:layer="layout" svg:x1="15.953cm" svg:y1="9.491cm" svg:x2="16.353cm" svg:y2="9.491cm">
            <text:p/>
          </draw:line>
          <draw:line draw:style-name="gr12" draw:text-style-name="P3" draw:layer="layout" svg:x1="16.253cm" svg:y1="9.791cm" svg:x2="17.353cm" svg:y2="9.791cm">
            <text:p/>
          </draw:line>
          <draw:line draw:style-name="gr13" draw:text-style-name="P3" draw:layer="layout" svg:x1="13.653cm" svg:y1="10.091cm" svg:x2="14.353cm" svg:y2="10.091cm">
            <text:p/>
          </draw:line>
          <draw:line draw:style-name="gr14" draw:text-style-name="P3" draw:layer="layout" svg:x1="14.453cm" svg:y1="10.091cm" svg:x2="14.953cm" svg:y2="10.091cm">
            <text:p/>
          </draw:line>
          <draw:line draw:style-name="gr14" draw:text-style-name="P3" draw:layer="layout" svg:x1="16.153cm" svg:y1="10.091cm" svg:x2="16.853cm" svg:y2="10.091cm">
            <text:p/>
          </draw:line>
          <draw:line draw:style-name="gr14" draw:text-style-name="P3" draw:layer="layout" svg:x1="15.053cm" svg:y1="10.091cm" svg:x2="16.053cm" svg:y2="10.091cm">
            <text:p/>
          </draw:line>
          <draw:line draw:style-name="gr14" draw:text-style-name="P3" draw:layer="layout" svg:x1="16.953cm" svg:y1="10.091cm" svg:x2="18.253cm" svg:y2="10.091cm">
            <text:p/>
          </draw:line>
        </draw:g>
        <draw:g>
          <draw:custom-shape draw:style-name="gr3" draw:text-style-name="P2" draw:layer="layout" svg:width="9cm" svg:height="5.8cm" svg:x="2.6cm" svg:y="12.7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0.743cm" svg:y1="13.462cm" svg:x2="11.143cm" svg:y2="13.062cm">
            <text:p/>
          </draw:line>
          <draw:line draw:style-name="gr9" draw:text-style-name="P3" draw:layer="layout" svg:x1="10.743cm" svg:y1="13.062cm" svg:x2="11.143cm" svg:y2="13.462cm">
            <text:p/>
          </draw:line>
          <draw:custom-shape draw:style-name="gr17" draw:text-style-name="P1" draw:layer="layout" svg:width="8.2cm" svg:height="4.5cm" svg:x="3cm" svg:y="13.6cm">
            <text:p/>
            <draw:enhanced-geometry svg:viewBox="0 0 21600 21600" draw:mirror-horizontal="false" draw:mirror-vertical="false" draw:type="rectangle" draw:enhanced-path="M 0 0 L 21600 0 21600 21600 0 21600 0 0 Z N"/>
          </draw:custom-shape>
          <draw:line draw:style-name="gr15" draw:text-style-name="P3" draw:layer="layout" svg:x1="5.2cm" svg:y1="13.2cm" svg:x2="8.6cm" svg:y2="13.2cm">
            <text:p/>
          </draw:line>
          <draw:line draw:style-name="gr25" draw:text-style-name="P3" draw:layer="layout" svg:x1="3.3cm" svg:y1="14.1cm" svg:x2="4.3cm" svg:y2="14.1cm">
            <text:p/>
          </draw:line>
          <draw:line draw:style-name="gr26" draw:text-style-name="P3" draw:layer="layout" svg:x1="4.5cm" svg:y1="14.1cm" svg:x2="5.6cm" svg:y2="14.1cm">
            <text:p/>
          </draw:line>
          <draw:custom-shape draw:style-name="gr27" draw:text-style-name="P9" draw:layer="layout" svg:width="5cm" svg:height="3.9cm" svg:x="5.9cm" svg:y="13.9cm">
            <text:p/>
            <draw:enhanced-geometry svg:viewBox="0 0 21600 21600" draw:type="rectangle" draw:enhanced-path="M 0 0 L 21600 0 21600 21600 0 21600 0 0 Z N"/>
          </draw:custom-shape>
          <draw:path draw:style-name="gr28" draw:text-style-name="P8" draw:layer="layout" svg:width="5.587cm" svg:height="1.22cm" draw:transform="rotate (0.844215759189657) translate (6.11880461553795cm 17.5570487899003cm)" svg:viewBox="0 0 5588 1221" svg:d="M0 3c79-2 159-2 240-3 78-1 151 14 223 34 68 20 135 42 205 59 69 18 135 39 201 64 67 26 137 37 200 79 55 37 114 74 178 92 70 20 120 71 190 88 70 16 121 69 181 104 57 33 129 41 178 92 45 47 114 59 164 103 57 51 137 64 209 89 70 24 129 67 198 88 69 20 132 60 195 93 64 33 135 55 204 75 77 23 159 40 235 65 84 26 170 44 256 62 81 17 168 8 250 19 83 11 168 13 251 11 81-3 163 10 243 1 81-9 165-8 247-11 76-3 152-18 228-25 76-6 154-15 231-20 76-5 151-5 227-17 72-12 149-11 219-33 65-21 133-31 198-48 74-19 155 0 229 21l8 9">
            <text:p/>
          </draw:path>
          <draw:path draw:style-name="gr29" draw:text-style-name="P8" draw:layer="layout" svg:width="4.626cm" svg:height="0.21cm" draw:transform="rotate (0.141895268187139) translate (6.09787922413771cm 15.6771519678389cm)" svg:viewBox="0 0 4627 211" svg:d="M0 206c61-18 120 14 183 2 65-13 129-35 195-51 67-16 133-28 199-39 73-13 148-20 222-17 63 2 128 2 192 15 60 13 124 15 186 15 71 0 142 11 212 6 73-6 148-8 221-17 68-9 138-23 209-19 62 4 126 4 189 3 78-2 159-13 236-3 73 10 140-10 213 0 61 9 125-4 189-3 65 1 134-9 200-2 76 9 144-8 219 1 66 8 134-5 201-7 64-3 131-10 193-28 66-19 138-16 205-32 67-15 135-17 203-19 67-3 134-7 201-2 60 5 122 10 181 2 67-9 134 9 202-2l61-9 61 3 54 1">
            <text:p/>
          </draw:path>
          <draw:path draw:style-name="gr30" draw:text-style-name="P8" draw:layer="layout" svg:width="3.495cm" svg:height="3.351cm" draw:transform="rotate (1.11526539202438) translate (6.11855067289339cm 17.3168000870318cm)" svg:viewBox="0 0 3496 3352" svg:d="M0 3c84-13 163 24 242 42 96 22 182 75 276 99 96 25 178 86 272 116 96 30 177 87 261 139 92 56 181 122 270 182 87 60 173 120 257 182 87 64 176 125 257 196 90 79 198 142 280 231 44 48 107 75 145 130 45 65 117 105 160 176 41 68 97 128 146 189 48 60 93 125 138 188 62 85 105 184 156 277 34 62 68 123 99 187 43 90 102 171 148 262 29 57 73 106 101 165 30 63 63 129 95 194 30 61 60 122 90 184 28 57 56 115 85 173l18 37">
            <text:p/>
          </draw:path>
          <draw:path draw:style-name="gr31" draw:text-style-name="P8" draw:layer="layout" svg:width="4.629cm" svg:height="2.322cm" draw:transform="skewX (-0.000349065850398912) rotate (0.950331777710912) translate (6.10058652448654cm 16.8182779937558cm)" svg:viewBox="0 0 4630 2323" svg:d="M0 12c85 11 168-21 251-9 112 15 226 2 336 25 119 25 241 39 360 60 120 21 242 43 363 64 123 22 241 71 362 104 71 19 139 55 210 77 106 34 214 66 318 106 108 41 222 72 322 130 92 53 194 81 288 134 79 45 167 79 252 116 68 30 138 68 194 118 53 47 120 78 164 135 41 53 105 85 154 133 55 52 117 100 182 141 64 41 126 91 178 147 41 44 85 85 124 132 44 52 100 96 148 146 48 49 89 109 137 160 40 43 74 95 109 143s70 96 105 146l38 54 35 49">
            <text:p/>
          </draw:path>
          <draw:line draw:style-name="gr32" draw:text-style-name="P8" draw:layer="layout" svg:x1="6.1cm" svg:y1="14.1cm" svg:x2="6.1cm" svg:y2="17.63cm">
            <text:p/>
          </draw:line>
          <draw:line draw:style-name="gr32" draw:text-style-name="P8" draw:layer="layout" svg:x1="6.091cm" svg:y1="17.577cm" svg:x2="10.7cm" svg:y2="17.577cm">
            <text:p/>
          </draw:line>
          <draw:line draw:style-name="gr33" draw:text-style-name="P3" draw:layer="layout" svg:x1="3.3cm" svg:y1="14.6cm" svg:x2="4cm" svg:y2="14.6cm">
            <text:p/>
          </draw:line>
          <draw:line draw:style-name="gr33" draw:text-style-name="P3" draw:layer="layout" svg:x1="4.2cm" svg:y1="14.6cm" svg:x2="5.2cm" svg:y2="14.6cm">
            <text:p/>
          </draw:line>
          <draw:line draw:style-name="gr33" draw:text-style-name="P3" draw:layer="layout" svg:x1="3.3cm" svg:y1="15.1cm" svg:x2="4cm" svg:y2="15.1cm">
            <text:p/>
          </draw:line>
          <draw:line draw:style-name="gr33" draw:text-style-name="P3" draw:layer="layout" svg:x1="4.2cm" svg:y1="15.1cm" svg:x2="5.2cm" svg:y2="15.1cm">
            <text:p/>
          </draw:line>
          <draw:line draw:style-name="gr33" draw:text-style-name="P3" draw:layer="layout" svg:x1="3.3cm" svg:y1="15.6cm" svg:x2="4cm" svg:y2="15.6cm">
            <text:p/>
          </draw:line>
          <draw:line draw:style-name="gr33" draw:text-style-name="P3" draw:layer="layout" svg:x1="4.2cm" svg:y1="15.6cm" svg:x2="5.2cm" svg:y2="15.6cm">
            <text:p/>
          </draw:line>
          <draw:line draw:style-name="gr33" draw:text-style-name="P3" draw:layer="layout" svg:x1="3.3cm" svg:y1="16.1cm" svg:x2="4cm" svg:y2="16.1cm">
            <text:p/>
          </draw:line>
          <draw:line draw:style-name="gr33" draw:text-style-name="P3" draw:layer="layout" svg:x1="4.2cm" svg:y1="16.1cm" svg:x2="5.2cm" svg:y2="16.1cm">
            <text:p/>
          </draw:line>
        </draw:g>
        <draw:g>
          <draw:line draw:style-name="gr24" draw:text-style-name="P8" draw:layer="layout" svg:x1="20.7cm" svg:y1="13.381cm" svg:x2="23.512cm" svg:y2="13.381cm">
            <text:p/>
          </draw:line>
          <draw:line draw:style-name="gr24" draw:text-style-name="P8" draw:layer="layout" svg:x1="25.475cm" svg:y1="11.466cm" svg:x2="23.487cm" svg:y2="13.454cm">
            <text:p/>
          </draw:line>
          <draw:line draw:style-name="gr24" draw:text-style-name="P8" draw:layer="layout" svg:x1="25.481cm" svg:y1="15.3cm" svg:x2="23.493cm" svg:y2="13.312cm">
            <text:p/>
          </draw:line>
        </draw:g>
      </draw:page>
      <draw:page draw:name="page9" draw:style-name="dp1" draw:master-page-name="Standard">
        <draw:g>
          <draw:g>
            <draw:path draw:style-name="gr1" draw:text-style-name="P1" draw:layer="layout" svg:width="5.823cm" svg:height="2.38cm" svg:x="9.714cm" svg:y="11.904cm" svg:viewBox="0 0 5824 2381" svg:d="M5824 2381h-5824l882-2378h4060zM5824 2381zM0 0z">
              <text:p/>
            </draw:path>
            <draw:path draw:style-name="gr1" draw:text-style-name="P1" draw:layer="layout" svg:width="15.712cm" svg:height="0.851cm" svg:x="4.751cm" svg:y="14.11cm" svg:viewBox="0 0 15713 852" svg:d="M15713 852h-15713l2440-852h10833zM15713 852zM0 0z">
              <text:p/>
            </draw:path>
            <draw:path draw:style-name="gr2" draw:text-style-name="P1" draw:layer="layout" svg:width="20.799cm" svg:height="9.844cm" svg:x="2.1cm" svg:y="2.062cm" svg:viewBox="0 0 20800 9845" svg:d="M1222 0c-609 0-1222 450-1222 898v8050c0 450 613 897 1222 897h18356c609 0 1222-447 1222-897v-8050c0-448-613-898-1222-898z">
              <text:p/>
            </draw:path>
            <draw:g>
              <draw:g>
                <draw:custom-shape draw:style-name="gr3" draw:text-style-name="P2" draw:layer="layout" svg:width="9cm" svg:height="5.8cm" svg:x="2.95cm" svg:y="5.264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5.45cm" svg:y="6.164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7.1cm" svg:y="6.814cm" svg:viewBox="0 0 700 1000" draw:points="0,0 700,0 700,200 600,200 600,300 700,300 700,1000 0,1000 0,300 100,300 100,200 0,200">
                      <text:p/>
                    </draw:polygon>
                    <draw:polygon draw:style-name="gr5" draw:text-style-name="P2" draw:layer="layout" svg:width="0.699cm" svg:height="0.999cm" svg:x="5.9cm" svg:y="6.814cm" svg:viewBox="0 0 700 1000" draw:points="0,0 700,0 700,200 600,200 600,300 700,300 700,1000 0,1000 0,300 100,300 100,200 0,200">
                      <text:p/>
                    </draw:polygon>
                    <draw:polygon draw:style-name="gr5" draw:text-style-name="P2" draw:layer="layout" svg:width="0.699cm" svg:height="0.999cm" svg:x="8.2cm" svg:y="6.614cm" svg:viewBox="0 0 700 1000" draw:points="0,0 700,0 700,200 600,200 600,300 700,300 700,1000 0,1000 0,300 100,300 100,200 0,200">
                      <text:p/>
                    </draw:polygon>
                    <draw:polygon draw:style-name="gr5" draw:text-style-name="P2" draw:layer="layout" svg:width="0.699cm" svg:height="0.999cm" svg:x="10.4cm" svg:y="6.814cm" svg:viewBox="0 0 700 1000" draw:points="0,0 700,0 700,200 600,200 600,300 700,300 700,1000 0,1000 0,300 100,300 100,200 0,200">
                      <text:p/>
                    </draw:polygon>
                    <draw:polygon draw:style-name="gr5" draw:text-style-name="P2" draw:layer="layout" svg:width="0.699cm" svg:height="0.999cm" svg:x="9.3cm" svg:y="6.814cm" svg:viewBox="0 0 700 1000" draw:points="0,0 700,0 700,200 600,200 600,300 700,300 700,1000 0,1000 0,300 100,300 100,200 0,200">
                      <text:p/>
                    </draw:polygon>
                    <draw:polyline draw:style-name="gr6" draw:text-style-name="P3" draw:layer="layout" svg:width="1.699cm" svg:height="0.199cm" svg:x="6.5cm" svg:y="6.714cm" svg:viewBox="0 0 1700 200" draw:points="0,200 400,200 400,0 1700,0">
                      <text:p/>
                    </draw:polyline>
                    <draw:polyline draw:style-name="gr6" draw:text-style-name="P3" draw:layer="layout" svg:width="0.499cm" svg:height="0.199cm" svg:x="8.8cm" svg:y="6.714cm" svg:viewBox="0 0 500 200" draw:points="0,0 300,0 300,200 500,200">
                      <text:p/>
                    </draw:polyline>
                    <draw:polyline draw:style-name="gr6" draw:text-style-name="P3" draw:layer="layout" svg:width="0.499cm" svg:height="0.199cm" svg:x="8.8cm" svg:y="7.114cm" svg:viewBox="0 0 500 200" draw:points="0,0 300,0 300,200 500,200">
                      <text:p/>
                    </draw:polyline>
                    <draw:polyline draw:style-name="gr6" draw:text-style-name="P3" draw:layer="layout" svg:width="0.599cm" svg:height="0.199cm" svg:x="8.7cm" svg:y="7.314cm" svg:viewBox="0 0 600 200" draw:points="0,0 300,0 300,200 600,200">
                      <text:p/>
                    </draw:polyline>
                    <draw:line draw:style-name="gr6" draw:text-style-name="P3" draw:layer="layout" svg:x1="6.3cm" svg:y1="7.514cm" svg:x2="7.1cm" svg:y2="7.514cm">
                      <text:p/>
                    </draw:line>
                    <draw:polyline draw:style-name="gr6" draw:text-style-name="P3" draw:layer="layout" svg:width="0.499cm" svg:height="0.199cm" svg:x="7.7cm" svg:y="7.114cm" svg:viewBox="0 0 500 200" draw:points="0,200 200,200 200,0 500,0">
                      <text:p/>
                    </draw:polyline>
                    <draw:line draw:style-name="gr6" draw:text-style-name="P3" draw:layer="layout" svg:x1="6.3cm" svg:y1="7.714cm" svg:x2="7.1cm" svg:y2="7.714cm">
                      <text:p/>
                    </draw:line>
                    <draw:line draw:style-name="gr6" draw:text-style-name="P3" draw:layer="layout" svg:x1="6.3cm" svg:y1="7.314cm" svg:x2="7.1cm" svg:y2="7.314cm">
                      <text:p/>
                    </draw:line>
                    <draw:line draw:style-name="gr6" draw:text-style-name="P3" draw:layer="layout" svg:x1="6.4cm" svg:y1="6.914cm" svg:x2="7.2cm" svg:y2="6.914cm">
                      <text:p/>
                    </draw:line>
                    <draw:polyline draw:style-name="gr6" draw:text-style-name="P3" draw:layer="layout" svg:width="0.499cm" svg:height="0.199cm" svg:x="7.7cm" svg:y="7.314cm" svg:viewBox="0 0 500 200" draw:points="0,200 300,200 300,0 500,0">
                      <text:p/>
                    </draw:polyline>
                    <draw:line draw:style-name="gr6" draw:text-style-name="P3" draw:layer="layout" svg:x1="7.7cm" svg:y1="7.714cm" svg:x2="9.4cm" svg:y2="7.714cm">
                      <text:p/>
                    </draw:line>
                    <draw:line draw:style-name="gr6" draw:text-style-name="P3" draw:layer="layout" svg:x1="9.7cm" svg:y1="7.514cm" svg:x2="10.5cm" svg:y2="7.514cm">
                      <text:p/>
                    </draw:line>
                    <draw:line draw:style-name="gr6" draw:text-style-name="P3" draw:layer="layout" svg:x1="9.7cm" svg:y1="7.714cm" svg:x2="10.5cm" svg:y2="7.714cm">
                      <text:p/>
                    </draw:line>
                    <draw:line draw:style-name="gr6" draw:text-style-name="P3" draw:layer="layout" svg:x1="9.7cm" svg:y1="7.314cm" svg:x2="10.5cm" svg:y2="7.314cm">
                      <text:p/>
                    </draw:line>
                    <draw:line draw:style-name="gr6" draw:text-style-name="P3" draw:layer="layout" svg:x1="9.8cm" svg:y1="6.914cm" svg:x2="10.6cm" svg:y2="6.914cm">
                      <text:p/>
                    </draw:line>
                  </draw:g>
                </draw:g>
                <draw:g>
                  <draw:custom-shape draw:style-name="gr4" draw:text-style-name="P1" draw:layer="layout" svg:width="6.1cm" svg:height="2.1cm" svg:x="5.45cm" svg:y="8.564cm">
                    <text:p/>
                    <draw:enhanced-geometry svg:viewBox="0 0 21600 21600" draw:mirror-horizontal="false" draw:mirror-vertical="false" draw:type="rectangle" draw:enhanced-path="M 0 0 L 21600 0 21600 21600 0 21600 0 0 Z N"/>
                  </draw:custom-shape>
                  <draw:g>
                    <draw:line draw:style-name="gr7" draw:text-style-name="P3" draw:layer="layout" svg:x1="5.85cm" svg:y1="9.614cm" svg:x2="11.15cm" svg:y2="9.614cm">
                      <text:p/>
                    </draw:line>
                    <draw:custom-shape draw:style-name="gr8" draw:text-style-name="P2" draw:layer="layout" svg:width="1.1cm" svg:height="0.4cm" svg:x="7.25cm" svg:y="9.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8.65cm" svg:y="9.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5.85cm" svg:y="9.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6.4cm" svg:y1="10.114cm" svg:x2="6.4cm" svg:y2="9.614cm">
                        <text:p/>
                      </draw:line>
                    </draw:g>
                    <draw:line draw:style-name="gr7" draw:text-style-name="P3" draw:layer="layout" svg:x1="7.8cm" svg:y1="10.114cm" svg:x2="7.8cm" svg:y2="9.614cm">
                      <text:p/>
                    </draw:line>
                    <draw:line draw:style-name="gr7" draw:text-style-name="P3" draw:layer="layout" svg:x1="9.2cm" svg:y1="10.114cm" svg:x2="9.2cm" svg:y2="9.614cm">
                      <text:p/>
                    </draw:line>
                    <draw:g>
                      <draw:custom-shape draw:style-name="gr8" draw:text-style-name="P2" draw:layer="layout" svg:width="1.1cm" svg:height="0.4cm" svg:x="10.05cm" svg:y="9.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0.6cm" svg:y1="10.114cm" svg:x2="10.6cm" svg:y2="9.614cm">
                        <text:p/>
                      </draw:line>
                    </draw:g>
                    <draw:g>
                      <draw:custom-shape draw:style-name="gr8" draw:text-style-name="P2" draw:layer="layout" svg:width="1.1cm" svg:height="0.4cm" svg:x="7.95cm" svg:y="8.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8.5cm" svg:y1="9.614cm" svg:x2="8.5cm" svg:y2="8.914cm">
                        <text:p/>
                      </draw:line>
                    </draw:g>
                    <draw:g>
                      <draw:custom-shape draw:style-name="gr8" draw:text-style-name="P2" draw:layer="layout" svg:width="1.1cm" svg:height="0.4cm" svg:x="6.55cm" svg:y="8.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7.1cm" svg:y1="9.614cm" svg:x2="7.1cm" svg:y2="8.914cm">
                        <text:p/>
                      </draw:line>
                    </draw:g>
                    <draw:g>
                      <draw:custom-shape draw:style-name="gr8" draw:text-style-name="P2" draw:layer="layout" svg:width="1.1cm" svg:height="0.4cm" svg:x="9.35cm" svg:y="8.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9.9cm" svg:y1="9.614cm" svg:x2="9.9cm" svg:y2="8.914cm">
                        <text:p/>
                      </draw:line>
                    </draw:g>
                  </draw:g>
                </draw:g>
                <draw:g>
                  <draw:line draw:style-name="gr9" draw:text-style-name="P3" draw:layer="layout" svg:x1="11.093cm" svg:y1="6.026cm" svg:x2="11.493cm" svg:y2="5.626cm">
                    <text:p/>
                  </draw:line>
                  <draw:line draw:style-name="gr9" draw:text-style-name="P3" draw:layer="layout" svg:x1="11.093cm" svg:y1="5.626cm" svg:x2="11.493cm" svg:y2="6.026cm">
                    <text:p/>
                  </draw:line>
                </draw:g>
                <draw:g>
                  <draw:custom-shape draw:style-name="gr10" draw:text-style-name="P1" draw:layer="layout" svg:width="1.8cm" svg:height="4.5cm" svg:x="3.35cm" svg:y="6.164cm">
                    <text:p/>
                    <draw:enhanced-geometry svg:viewBox="0 0 21600 21600" draw:mirror-horizontal="false" draw:mirror-vertical="false" draw:type="rectangle" draw:enhanced-path="M 0 0 L 21600 0 21600 21600 0 21600 0 0 Z N"/>
                  </draw:custom-shape>
                  <draw:line draw:style-name="gr11" draw:text-style-name="P3" draw:layer="layout" svg:x1="3.55cm" svg:y1="6.564cm" svg:x2="4.95cm" svg:y2="6.564cm">
                    <text:p/>
                  </draw:line>
                  <draw:line draw:style-name="gr12" draw:text-style-name="P3" draw:layer="layout" svg:x1="3.85cm" svg:y1="6.864cm" svg:x2="4.95cm" svg:y2="6.864cm">
                    <text:p/>
                  </draw:line>
                  <draw:line draw:style-name="gr13" draw:text-style-name="P3" draw:layer="layout" svg:x1="3.85cm" svg:y1="7.164cm" svg:x2="4.95cm" svg:y2="7.164cm">
                    <text:p/>
                  </draw:line>
                  <draw:line draw:style-name="gr13" draw:text-style-name="P3" draw:layer="layout" svg:x1="3.85cm" svg:y1="9.864cm" svg:x2="4.95cm" svg:y2="9.864cm">
                    <text:p/>
                  </draw:line>
                  <draw:line draw:style-name="gr14" draw:text-style-name="P3" draw:layer="layout" svg:x1="4.25cm" svg:y1="9.564cm" svg:x2="4.95cm" svg:y2="9.564cm">
                    <text:p/>
                  </draw:line>
                  <draw:line draw:style-name="gr11" draw:text-style-name="P3" draw:layer="layout" svg:x1="4.25cm" svg:y1="8.964cm" svg:x2="4.95cm" svg:y2="8.964cm">
                    <text:p/>
                  </draw:line>
                  <draw:line draw:style-name="gr13" draw:text-style-name="P3" draw:layer="layout" svg:x1="3.85cm" svg:y1="8.364cm" svg:x2="4.95cm" svg:y2="8.364cm">
                    <text:p/>
                  </draw:line>
                  <draw:line draw:style-name="gr12" draw:text-style-name="P3" draw:layer="layout" svg:x1="3.85cm" svg:y1="7.764cm" svg:x2="4.95cm" svg:y2="7.764cm">
                    <text:p/>
                  </draw:line>
                  <draw:line draw:style-name="gr12" draw:text-style-name="P3" draw:layer="layout" svg:x1="4.25cm" svg:y1="8.664cm" svg:x2="4.95cm" svg:y2="8.664cm">
                    <text:p/>
                  </draw:line>
                  <draw:line draw:style-name="gr12" draw:text-style-name="P3" draw:layer="layout" svg:x1="3.85cm" svg:y1="9.264cm" svg:x2="4.95cm" svg:y2="9.264cm">
                    <text:p/>
                  </draw:line>
                  <draw:line draw:style-name="gr11" draw:text-style-name="P3" draw:layer="layout" svg:x1="3.55cm" svg:y1="8.064cm" svg:x2="4.95cm" svg:y2="8.064cm">
                    <text:p/>
                  </draw:line>
                  <draw:line draw:style-name="gr14" draw:text-style-name="P3" draw:layer="layout" svg:x1="4.25cm" svg:y1="7.464cm" svg:x2="4.95cm" svg:y2="7.464cm">
                    <text:p/>
                  </draw:line>
                </draw:g>
                <draw:line draw:style-name="gr15" draw:text-style-name="P3" draw:layer="layout" svg:x1="5.55cm" svg:y1="5.764cm" svg:x2="8.95cm" svg:y2="5.764cm">
                  <text:p/>
                </draw:line>
              </draw:g>
              <draw:frame draw:style-name="gr54" draw:text-style-name="P5" draw:layer="layout" svg:width="9cm" svg:height="1.415cm" svg:x="2.95cm" svg:y="2.603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g>
                <draw:custom-shape draw:style-name="gr3" draw:text-style-name="P2" draw:layer="layout" svg:width="9cm" svg:height="5.8cm" svg:x="13.051cm" svg:y="5.265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1.194cm" svg:y1="6.027cm" svg:x2="21.594cm" svg:y2="5.627cm">
                  <text:p/>
                </draw:line>
                <draw:line draw:style-name="gr9" draw:text-style-name="P3" draw:layer="layout" svg:x1="21.194cm" svg:y1="5.627cm" svg:x2="21.594cm" svg:y2="6.027cm">
                  <text:p/>
                </draw:line>
                <draw:custom-shape draw:style-name="gr17" draw:text-style-name="P1" draw:layer="layout" svg:width="8.2cm" svg:height="4.5cm" svg:x="13.451cm" svg:y="6.165cm">
                  <text:p/>
                  <draw:enhanced-geometry svg:viewBox="0 0 21600 21600" draw:mirror-horizontal="false" draw:mirror-vertical="false" draw:type="rectangle" draw:enhanced-path="M 0 0 L 21600 0 21600 21600 0 21600 0 0 Z N"/>
                </draw:custom-shape>
                <draw:line draw:style-name="gr18" draw:text-style-name="P6" draw:layer="layout" svg:x1="13.651cm" svg:y1="6.565cm" svg:x2="15.051cm" svg:y2="6.565cm">
                  <text:p/>
                </draw:line>
                <draw:line draw:style-name="gr18" draw:text-style-name="P6" draw:layer="layout" svg:x1="13.651cm" svg:y1="6.865cm" svg:x2="14.751cm" svg:y2="6.865cm">
                  <text:p/>
                </draw:line>
                <draw:line draw:style-name="gr12" draw:text-style-name="P3" draw:layer="layout" svg:x1="13.651cm" svg:y1="7.165cm" svg:x2="14.651cm" svg:y2="7.165cm">
                  <text:p/>
                </draw:line>
                <draw:line draw:style-name="gr12" draw:text-style-name="P3" draw:layer="layout" svg:x1="13.651cm" svg:y1="9.865cm" svg:x2="14.751cm" svg:y2="9.865cm">
                  <text:p/>
                </draw:line>
                <draw:line draw:style-name="gr18" draw:text-style-name="P6" draw:layer="layout" svg:x1="13.651cm" svg:y1="9.565cm" svg:x2="14.351cm" svg:y2="9.565cm">
                  <text:p/>
                </draw:line>
                <draw:line draw:style-name="gr19" draw:text-style-name="P3" draw:layer="layout" svg:x1="13.651cm" svg:y1="8.965cm" svg:x2="14.451cm" svg:y2="8.965cm">
                  <text:p/>
                </draw:line>
                <draw:line draw:style-name="gr18" draw:text-style-name="P6" draw:layer="layout" svg:x1="13.651cm" svg:y1="8.365cm" svg:x2="14.551cm" svg:y2="8.365cm">
                  <text:p/>
                </draw:line>
                <draw:line draw:style-name="gr18" draw:text-style-name="P6" draw:layer="layout" svg:x1="13.651cm" svg:y1="7.765cm" svg:x2="14.751cm" svg:y2="7.765cm">
                  <text:p/>
                </draw:line>
                <draw:line draw:style-name="gr20" draw:text-style-name="P6" draw:layer="layout" svg:x1="13.651cm" svg:y1="8.665cm" svg:x2="14.351cm" svg:y2="8.665cm">
                  <text:p/>
                </draw:line>
                <draw:line draw:style-name="gr21" draw:text-style-name="P6" draw:layer="layout" svg:x1="13.651cm" svg:y1="9.265cm" svg:x2="14.751cm" svg:y2="9.265cm">
                  <text:p/>
                </draw:line>
                <draw:line draw:style-name="gr12" draw:text-style-name="P3" draw:layer="layout" svg:x1="13.651cm" svg:y1="8.065cm" svg:x2="15.051cm" svg:y2="8.065cm">
                  <text:p/>
                </draw:line>
                <draw:line draw:style-name="gr13" draw:text-style-name="P3" draw:layer="layout" svg:x1="13.651cm" svg:y1="7.465cm" svg:x2="14.351cm" svg:y2="7.465cm">
                  <text:p/>
                </draw:line>
                <draw:line draw:style-name="gr15" draw:text-style-name="P3" draw:layer="layout" svg:x1="15.651cm" svg:y1="5.765cm" svg:x2="19.051cm" svg:y2="5.765cm">
                  <text:p/>
                </draw:line>
                <draw:line draw:style-name="gr18" draw:text-style-name="P6" draw:layer="layout" svg:x1="15.151cm" svg:y1="6.565cm" svg:x2="15.851cm" svg:y2="6.565cm">
                  <text:p/>
                </draw:line>
                <draw:line draw:style-name="gr18" draw:text-style-name="P6" draw:layer="layout" svg:x1="14.851cm" svg:y1="6.865cm" svg:x2="15.151cm" svg:y2="6.865cm">
                  <text:p/>
                </draw:line>
                <draw:line draw:style-name="gr12" draw:text-style-name="P3" draw:layer="layout" svg:x1="14.751cm" svg:y1="7.165cm" svg:x2="15.551cm" svg:y2="7.165cm">
                  <text:p/>
                </draw:line>
                <draw:line draw:style-name="gr12" draw:text-style-name="P3" draw:layer="layout" svg:x1="14.851cm" svg:y1="9.865cm" svg:x2="15.151cm" svg:y2="9.865cm">
                  <text:p/>
                </draw:line>
                <draw:line draw:style-name="gr18" draw:text-style-name="P6" draw:layer="layout" svg:x1="14.451cm" svg:y1="9.565cm" svg:x2="15.551cm" svg:y2="9.565cm">
                  <text:p/>
                </draw:line>
                <draw:line draw:style-name="gr19" draw:text-style-name="P3" draw:layer="layout" svg:x1="15.551cm" svg:y1="8.965cm" svg:x2="15.851cm" svg:y2="8.965cm">
                  <text:p/>
                </draw:line>
                <draw:line draw:style-name="gr18" draw:text-style-name="P6" draw:layer="layout" svg:x1="14.451cm" svg:y1="8.665cm" svg:x2="15.351cm" svg:y2="8.665cm">
                  <text:p/>
                </draw:line>
                <draw:line draw:style-name="gr14" draw:text-style-name="P3" draw:layer="layout" svg:x1="14.451cm" svg:y1="7.465cm" svg:x2="14.951cm" svg:y2="7.465cm">
                  <text:p/>
                </draw:line>
                <draw:line draw:style-name="gr18" draw:text-style-name="P6" draw:layer="layout" svg:x1="15.951cm" svg:y1="6.565cm" svg:x2="18.151cm" svg:y2="6.565cm">
                  <text:p/>
                </draw:line>
                <draw:line draw:style-name="gr18" draw:text-style-name="P6" draw:layer="layout" svg:x1="15.251cm" svg:y1="6.865cm" svg:x2="15.651cm" svg:y2="6.865cm">
                  <text:p/>
                </draw:line>
                <draw:line draw:style-name="gr12" draw:text-style-name="P3" draw:layer="layout" svg:x1="15.651cm" svg:y1="7.165cm" svg:x2="16.051cm" svg:y2="7.165cm">
                  <text:p/>
                </draw:line>
                <draw:line draw:style-name="gr12" draw:text-style-name="P3" draw:layer="layout" svg:x1="15.251cm" svg:y1="9.865cm" svg:x2="16.151cm" svg:y2="9.865cm">
                  <text:p/>
                </draw:line>
                <draw:line draw:style-name="gr18" draw:text-style-name="P6" draw:layer="layout" svg:x1="16.451cm" svg:y1="9.565cm" svg:x2="17.151cm" svg:y2="9.565cm">
                  <text:p/>
                </draw:line>
                <draw:line draw:style-name="gr19" draw:text-style-name="P3" draw:layer="layout" svg:x1="15.951cm" svg:y1="8.965cm" svg:x2="16.651cm" svg:y2="8.965cm">
                  <text:p/>
                </draw:line>
                <draw:line draw:style-name="gr18" draw:text-style-name="P6" draw:layer="layout" svg:x1="15.451cm" svg:y1="8.665cm" svg:x2="16.151cm" svg:y2="8.665cm">
                  <text:p/>
                </draw:line>
                <draw:line draw:style-name="gr14" draw:text-style-name="P3" draw:layer="layout" svg:x1="15.051cm" svg:y1="7.465cm" svg:x2="16.051cm" svg:y2="7.465cm">
                  <text:p/>
                </draw:line>
                <draw:line draw:style-name="gr18" draw:text-style-name="P6" draw:layer="layout" svg:x1="15.751cm" svg:y1="6.865cm" svg:x2="16.451cm" svg:y2="6.865cm">
                  <text:p/>
                </draw:line>
                <draw:line draw:style-name="gr14" draw:text-style-name="P3" draw:layer="layout" svg:x1="16.151cm" svg:y1="7.465cm" svg:x2="16.851cm" svg:y2="7.465cm">
                  <text:p/>
                </draw:line>
                <draw:line draw:style-name="gr12" draw:text-style-name="P3" draw:layer="layout" svg:x1="16.251cm" svg:y1="8.665cm" svg:x2="17.351cm" svg:y2="8.665cm">
                  <text:p/>
                </draw:line>
                <draw:line draw:style-name="gr14" draw:text-style-name="P3" draw:layer="layout" svg:x1="15.051cm" svg:y1="7.465cm" svg:x2="16.051cm" svg:y2="7.465cm">
                  <text:p/>
                </draw:line>
                <draw:line draw:style-name="gr14" draw:text-style-name="P3" draw:layer="layout" svg:x1="18.351cm" svg:y1="7.465cm" svg:x2="18.651cm" svg:y2="7.465cm">
                  <text:p/>
                </draw:line>
                <draw:line draw:style-name="gr14" draw:text-style-name="P3" draw:layer="layout" svg:x1="16.951cm" svg:y1="7.465cm" svg:x2="18.251cm" svg:y2="7.465cm">
                  <text:p/>
                </draw:line>
                <draw:line draw:style-name="gr12" draw:text-style-name="P3" draw:layer="layout" svg:x1="16.151cm" svg:y1="7.165cm" svg:x2="16.551cm" svg:y2="7.165cm">
                  <text:p/>
                </draw:line>
                <draw:line draw:style-name="gr12" draw:text-style-name="P3" draw:layer="layout" svg:x1="16.651cm" svg:y1="7.165cm" svg:x2="17.151cm" svg:y2="7.165cm">
                  <text:p/>
                </draw:line>
                <draw:line draw:style-name="gr12" draw:text-style-name="P3" draw:layer="layout" svg:x1="17.251cm" svg:y1="7.165cm" svg:x2="17.651cm" svg:y2="7.165cm">
                  <text:p/>
                </draw:line>
                <draw:line draw:style-name="gr12" draw:text-style-name="P3" draw:layer="layout" svg:x1="17.451cm" svg:y1="8.665cm" svg:x2="17.651cm" svg:y2="8.665cm">
                  <text:p/>
                </draw:line>
                <draw:line draw:style-name="gr12" draw:text-style-name="P3" draw:layer="layout" svg:x1="17.751cm" svg:y1="8.665cm" svg:x2="18.151cm" svg:y2="8.665cm">
                  <text:p/>
                </draw:line>
                <draw:line draw:style-name="gr12" draw:text-style-name="P3" draw:layer="layout" svg:x1="18.251cm" svg:y1="8.665cm" svg:x2="19.751cm" svg:y2="8.665cm">
                  <text:p/>
                </draw:line>
                <draw:line draw:style-name="gr12" draw:text-style-name="P3" draw:layer="layout" svg:x1="19.851cm" svg:y1="8.665cm" svg:x2="20.251cm" svg:y2="8.665cm">
                  <text:p/>
                </draw:line>
                <draw:line draw:style-name="gr12" draw:text-style-name="P3" draw:layer="layout" svg:x1="20.351cm" svg:y1="8.665cm" svg:x2="20.751cm" svg:y2="8.665cm">
                  <text:p/>
                </draw:line>
                <draw:line draw:style-name="gr18" draw:text-style-name="P6" draw:layer="layout" svg:x1="15.051cm" svg:y1="8.965cm" svg:x2="15.451cm" svg:y2="8.965cm">
                  <text:p/>
                </draw:line>
                <draw:line draw:style-name="gr18" draw:text-style-name="P6" draw:layer="layout" svg:x1="14.551cm" svg:y1="8.965cm" svg:x2="14.951cm" svg:y2="8.965cm">
                  <text:p/>
                </draw:line>
                <draw:line draw:style-name="gr18" draw:text-style-name="P6" draw:layer="layout" svg:x1="14.851cm" svg:y1="7.765cm" svg:x2="15.151cm" svg:y2="7.765cm">
                  <text:p/>
                </draw:line>
                <draw:line draw:style-name="gr12" draw:text-style-name="P3" draw:layer="layout" svg:x1="15.651cm" svg:y1="9.565cm" svg:x2="15.851cm" svg:y2="9.565cm">
                  <text:p/>
                </draw:line>
                <draw:line draw:style-name="gr12" draw:text-style-name="P3" draw:layer="layout" svg:x1="15.951cm" svg:y1="9.565cm" svg:x2="16.351cm" svg:y2="9.565cm">
                  <text:p/>
                </draw:line>
                <draw:line draw:style-name="gr12" draw:text-style-name="P3" draw:layer="layout" svg:x1="16.251cm" svg:y1="9.865cm" svg:x2="17.351cm" svg:y2="9.865cm">
                  <text:p/>
                </draw:line>
                <draw:line draw:style-name="gr13" draw:text-style-name="P3" draw:layer="layout" svg:x1="13.651cm" svg:y1="10.165cm" svg:x2="14.351cm" svg:y2="10.165cm">
                  <text:p/>
                </draw:line>
                <draw:line draw:style-name="gr14" draw:text-style-name="P3" draw:layer="layout" svg:x1="14.451cm" svg:y1="10.165cm" svg:x2="14.951cm" svg:y2="10.165cm">
                  <text:p/>
                </draw:line>
                <draw:line draw:style-name="gr14" draw:text-style-name="P3" draw:layer="layout" svg:x1="16.151cm" svg:y1="10.165cm" svg:x2="16.851cm" svg:y2="10.165cm">
                  <text:p/>
                </draw:line>
                <draw:line draw:style-name="gr14" draw:text-style-name="P3" draw:layer="layout" svg:x1="15.051cm" svg:y1="10.165cm" svg:x2="16.051cm" svg:y2="10.165cm">
                  <text:p/>
                </draw:line>
                <draw:line draw:style-name="gr14" draw:text-style-name="P3" draw:layer="layout" svg:x1="16.951cm" svg:y1="10.165cm" svg:x2="18.251cm" svg:y2="10.165cm">
                  <text:p/>
                </draw:line>
              </draw:g>
              <draw:frame draw:style-name="gr55" draw:text-style-name="P7" draw:layer="layout" svg:width="9cm" svg:height="2.258cm" svg:x="13.05cm" svg:y="2.604cm">
                <draw:text-box>
                  <text:p text:style-name="P4"><text:span text:style-name="T1">4</text:span><text:span text:style-name="T1">d</text:span><text:span text:style-name="T1">i</text:span><text:span text:style-name="T1">a</text:span><text:span text:style-name="T1">c</text:span><text:span text:style-name="T1"> </text:span><text:span text:style-name="T1">F</text:span><text:span text:style-name="T1">O</text:span><text:span text:style-name="T1">R</text:span><text:span text:style-name="T1">T</text:span><text:span text:style-name="T1">E</text:span></text:p>
                  <text:p text:style-name="P4"><text:span text:style-name="T6">l</text:span><text:span text:style-name="T6">o</text:span><text:span text:style-name="T6">c</text:span><text:span text:style-name="T6">a</text:span><text:span text:style-name="T6">l</text:span><text:span text:style-name="T6">h</text:span><text:span text:style-name="T6">o</text:span><text:span text:style-name="T6">s</text:span><text:span text:style-name="T6">t</text:span><text:span text:style-name="T6">:</text:span><text:span text:style-name="T6">6</text:span><text:span text:style-name="T6">1</text:span><text:span text:style-name="T6">4</text:span><text:span text:style-name="T6">9</text:span><text:span text:style-name="T6">9</text:span></text:p>
                </draw:text-box>
              </draw:frame>
              <draw:line draw:style-name="gr23" draw:text-style-name="P8" draw:layer="layout" svg:x1="11.093cm" svg:y1="3.404cm" svg:x2="13.905cm" svg:y2="3.404cm">
                <text:p/>
              </draw:line>
            </draw:g>
          </draw:g>
        </draw:g>
        <draw:g>
          <draw:g>
            <draw:path draw:style-name="gr1" draw:text-style-name="P1" draw:layer="layout" svg:width="3.999cm" svg:height="2.379cm" svg:x="21.701cm" svg:y="11.642cm" svg:viewBox="0 0 4000 2380" svg:d="M4000 2380h-4000l606-2377h2789zM4000 2380zM0 0z">
              <text:p/>
            </draw:path>
            <draw:path draw:style-name="gr1" draw:text-style-name="P1" draw:layer="layout" svg:width="15.712cm" svg:height="0.851cm" svg:x="15.951cm" svg:y="13.248cm" svg:viewBox="0 0 15713 852" svg:d="M15713 852h-15713l2440-852h10833zM15713 852zM0 0z">
              <text:p/>
            </draw:path>
            <draw:path draw:style-name="gr2" draw:text-style-name="P1" draw:layer="layout" svg:width="20.799cm" svg:height="9.844cm" svg:x="13.3cm" svg:y="2.2cm" svg:viewBox="0 0 20800 9845" svg:d="M1222 0c-609 0-1222 450-1222 898v8050c0 450 613 897 1222 897h18356c609 0 1222-447 1222-897v-8050c0-448-613-898-1222-898z">
              <text:p/>
            </draw:path>
            <draw:g>
              <draw:g>
                <draw:custom-shape draw:style-name="gr3" draw:text-style-name="P2" draw:layer="layout" svg:width="9cm" svg:height="5.8cm" svg:x="14.15cm" svg:y="5.402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6.1cm" svg:height="2.1cm" svg:x="16.65cm" svg:y="6.302cm">
                    <text:p/>
                    <draw:enhanced-geometry svg:viewBox="0 0 21600 21600" draw:mirror-horizontal="false" draw:mirror-vertical="false" draw:type="rectangle" draw:enhanced-path="M 0 0 L 21600 0 21600 21600 0 21600 0 0 Z N"/>
                  </draw:custom-shape>
                  <draw:g>
                    <draw:polygon draw:style-name="gr5" draw:text-style-name="P2" draw:layer="layout" svg:width="0.699cm" svg:height="0.999cm" svg:x="18.3cm" svg:y="6.952cm" svg:viewBox="0 0 700 1000" draw:points="0,0 700,0 700,200 600,200 600,300 700,300 700,1000 0,1000 0,300 100,300 100,200 0,200">
                      <text:p/>
                    </draw:polygon>
                    <draw:polygon draw:style-name="gr5" draw:text-style-name="P2" draw:layer="layout" svg:width="0.699cm" svg:height="0.999cm" svg:x="17.1cm" svg:y="6.952cm" svg:viewBox="0 0 700 1000" draw:points="0,0 700,0 700,200 600,200 600,300 700,300 700,1000 0,1000 0,300 100,300 100,200 0,200">
                      <text:p/>
                    </draw:polygon>
                    <draw:polygon draw:style-name="gr5" draw:text-style-name="P2" draw:layer="layout" svg:width="0.699cm" svg:height="0.999cm" svg:x="19.4cm" svg:y="6.752cm" svg:viewBox="0 0 700 1000" draw:points="0,0 700,0 700,200 600,200 600,300 700,300 700,1000 0,1000 0,300 100,300 100,200 0,200">
                      <text:p/>
                    </draw:polygon>
                    <draw:polygon draw:style-name="gr5" draw:text-style-name="P2" draw:layer="layout" svg:width="0.699cm" svg:height="0.999cm" svg:x="21.6cm" svg:y="6.952cm" svg:viewBox="0 0 700 1000" draw:points="0,0 700,0 700,200 600,200 600,300 700,300 700,1000 0,1000 0,300 100,300 100,200 0,200">
                      <text:p/>
                    </draw:polygon>
                    <draw:polygon draw:style-name="gr5" draw:text-style-name="P2" draw:layer="layout" svg:width="0.699cm" svg:height="0.999cm" svg:x="20.5cm" svg:y="6.952cm" svg:viewBox="0 0 700 1000" draw:points="0,0 700,0 700,200 600,200 600,300 700,300 700,1000 0,1000 0,300 100,300 100,200 0,200">
                      <text:p/>
                    </draw:polygon>
                    <draw:polyline draw:style-name="gr6" draw:text-style-name="P3" draw:layer="layout" svg:width="1.699cm" svg:height="0.199cm" svg:x="17.7cm" svg:y="6.852cm" svg:viewBox="0 0 1700 200" draw:points="0,200 400,200 400,0 1700,0">
                      <text:p/>
                    </draw:polyline>
                    <draw:polyline draw:style-name="gr6" draw:text-style-name="P3" draw:layer="layout" svg:width="0.499cm" svg:height="0.199cm" svg:x="20cm" svg:y="6.852cm" svg:viewBox="0 0 500 200" draw:points="0,0 300,0 300,200 500,200">
                      <text:p/>
                    </draw:polyline>
                    <draw:polyline draw:style-name="gr6" draw:text-style-name="P3" draw:layer="layout" svg:width="0.499cm" svg:height="0.199cm" svg:x="20cm" svg:y="7.252cm" svg:viewBox="0 0 500 200" draw:points="0,0 300,0 300,200 500,200">
                      <text:p/>
                    </draw:polyline>
                    <draw:polyline draw:style-name="gr6" draw:text-style-name="P3" draw:layer="layout" svg:width="0.599cm" svg:height="0.199cm" svg:x="19.9cm" svg:y="7.452cm" svg:viewBox="0 0 600 200" draw:points="0,0 300,0 300,200 600,200">
                      <text:p/>
                    </draw:polyline>
                    <draw:line draw:style-name="gr6" draw:text-style-name="P3" draw:layer="layout" svg:x1="17.5cm" svg:y1="7.652cm" svg:x2="18.3cm" svg:y2="7.652cm">
                      <text:p/>
                    </draw:line>
                    <draw:polyline draw:style-name="gr6" draw:text-style-name="P3" draw:layer="layout" svg:width="0.499cm" svg:height="0.199cm" svg:x="18.9cm" svg:y="7.252cm" svg:viewBox="0 0 500 200" draw:points="0,200 200,200 200,0 500,0">
                      <text:p/>
                    </draw:polyline>
                    <draw:line draw:style-name="gr6" draw:text-style-name="P3" draw:layer="layout" svg:x1="17.5cm" svg:y1="7.852cm" svg:x2="18.3cm" svg:y2="7.852cm">
                      <text:p/>
                    </draw:line>
                    <draw:line draw:style-name="gr6" draw:text-style-name="P3" draw:layer="layout" svg:x1="17.5cm" svg:y1="7.452cm" svg:x2="18.3cm" svg:y2="7.452cm">
                      <text:p/>
                    </draw:line>
                    <draw:line draw:style-name="gr6" draw:text-style-name="P3" draw:layer="layout" svg:x1="17.6cm" svg:y1="7.052cm" svg:x2="18.4cm" svg:y2="7.052cm">
                      <text:p/>
                    </draw:line>
                    <draw:polyline draw:style-name="gr6" draw:text-style-name="P3" draw:layer="layout" svg:width="0.499cm" svg:height="0.199cm" svg:x="18.9cm" svg:y="7.452cm" svg:viewBox="0 0 500 200" draw:points="0,200 300,200 300,0 500,0">
                      <text:p/>
                    </draw:polyline>
                    <draw:line draw:style-name="gr6" draw:text-style-name="P3" draw:layer="layout" svg:x1="18.9cm" svg:y1="7.852cm" svg:x2="20.6cm" svg:y2="7.852cm">
                      <text:p/>
                    </draw:line>
                    <draw:line draw:style-name="gr6" draw:text-style-name="P3" draw:layer="layout" svg:x1="20.9cm" svg:y1="7.652cm" svg:x2="21.7cm" svg:y2="7.652cm">
                      <text:p/>
                    </draw:line>
                    <draw:line draw:style-name="gr6" draw:text-style-name="P3" draw:layer="layout" svg:x1="20.9cm" svg:y1="7.852cm" svg:x2="21.7cm" svg:y2="7.852cm">
                      <text:p/>
                    </draw:line>
                    <draw:line draw:style-name="gr6" draw:text-style-name="P3" draw:layer="layout" svg:x1="20.9cm" svg:y1="7.452cm" svg:x2="21.7cm" svg:y2="7.452cm">
                      <text:p/>
                    </draw:line>
                    <draw:line draw:style-name="gr6" draw:text-style-name="P3" draw:layer="layout" svg:x1="21cm" svg:y1="7.052cm" svg:x2="21.8cm" svg:y2="7.052cm">
                      <text:p/>
                    </draw:line>
                  </draw:g>
                </draw:g>
                <draw:g>
                  <draw:custom-shape draw:style-name="gr4" draw:text-style-name="P1" draw:layer="layout" svg:width="6.1cm" svg:height="2.1cm" svg:x="16.65cm" svg:y="8.702cm">
                    <text:p/>
                    <draw:enhanced-geometry svg:viewBox="0 0 21600 21600" draw:mirror-horizontal="false" draw:mirror-vertical="false" draw:type="rectangle" draw:enhanced-path="M 0 0 L 21600 0 21600 21600 0 21600 0 0 Z N"/>
                  </draw:custom-shape>
                  <draw:g>
                    <draw:line draw:style-name="gr7" draw:text-style-name="P3" draw:layer="layout" svg:x1="17.05cm" svg:y1="9.752cm" svg:x2="22.35cm" svg:y2="9.752cm">
                      <text:p/>
                    </draw:line>
                    <draw:custom-shape draw:style-name="gr8" draw:text-style-name="P2" draw:layer="layout" svg:width="1.1cm" svg:height="0.4cm" svg:x="18.45cm" svg:y="10.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1cm" svg:height="0.4cm" svg:x="19.85cm" svg:y="10.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1cm" svg:height="0.4cm" svg:x="17.05cm" svg:y="10.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7.6cm" svg:y1="10.252cm" svg:x2="17.6cm" svg:y2="9.752cm">
                        <text:p/>
                      </draw:line>
                    </draw:g>
                    <draw:line draw:style-name="gr7" draw:text-style-name="P3" draw:layer="layout" svg:x1="19cm" svg:y1="10.252cm" svg:x2="19cm" svg:y2="9.752cm">
                      <text:p/>
                    </draw:line>
                    <draw:line draw:style-name="gr7" draw:text-style-name="P3" draw:layer="layout" svg:x1="20.4cm" svg:y1="10.252cm" svg:x2="20.4cm" svg:y2="9.752cm">
                      <text:p/>
                    </draw:line>
                    <draw:g>
                      <draw:custom-shape draw:style-name="gr8" draw:text-style-name="P2" draw:layer="layout" svg:width="1.1cm" svg:height="0.4cm" svg:x="21.25cm" svg:y="10.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21.8cm" svg:y1="10.252cm" svg:x2="21.8cm" svg:y2="9.752cm">
                        <text:p/>
                      </draw:line>
                    </draw:g>
                    <draw:g>
                      <draw:custom-shape draw:style-name="gr8" draw:text-style-name="P2" draw:layer="layout" svg:width="1.1cm" svg:height="0.4cm" svg:x="19.15cm" svg:y="9.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9.7cm" svg:y1="9.752cm" svg:x2="19.7cm" svg:y2="9.052cm">
                        <text:p/>
                      </draw:line>
                    </draw:g>
                    <draw:g>
                      <draw:custom-shape draw:style-name="gr8" draw:text-style-name="P2" draw:layer="layout" svg:width="1.1cm" svg:height="0.4cm" svg:x="17.75cm" svg:y="9.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8.3cm" svg:y1="9.752cm" svg:x2="18.3cm" svg:y2="9.052cm">
                        <text:p/>
                      </draw:line>
                    </draw:g>
                    <draw:g>
                      <draw:custom-shape draw:style-name="gr8" draw:text-style-name="P2" draw:layer="layout" svg:width="1.1cm" svg:height="0.4cm" svg:x="20.55cm" svg:y="9.0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21.1cm" svg:y1="9.752cm" svg:x2="21.1cm" svg:y2="9.052cm">
                        <text:p/>
                      </draw:line>
                    </draw:g>
                  </draw:g>
                </draw:g>
                <draw:g>
                  <draw:line draw:style-name="gr9" draw:text-style-name="P3" draw:layer="layout" svg:x1="22.293cm" svg:y1="6.164cm" svg:x2="22.693cm" svg:y2="5.764cm">
                    <text:p/>
                  </draw:line>
                  <draw:line draw:style-name="gr9" draw:text-style-name="P3" draw:layer="layout" svg:x1="22.293cm" svg:y1="5.764cm" svg:x2="22.693cm" svg:y2="6.164cm">
                    <text:p/>
                  </draw:line>
                </draw:g>
                <draw:g>
                  <draw:custom-shape draw:style-name="gr10" draw:text-style-name="P1" draw:layer="layout" svg:width="1.8cm" svg:height="4.5cm" svg:x="14.55cm" svg:y="6.302cm">
                    <text:p/>
                    <draw:enhanced-geometry svg:viewBox="0 0 21600 21600" draw:mirror-horizontal="false" draw:mirror-vertical="false" draw:type="rectangle" draw:enhanced-path="M 0 0 L 21600 0 21600 21600 0 21600 0 0 Z N"/>
                  </draw:custom-shape>
                  <draw:line draw:style-name="gr11" draw:text-style-name="P3" draw:layer="layout" svg:x1="14.75cm" svg:y1="6.702cm" svg:x2="16.15cm" svg:y2="6.702cm">
                    <text:p/>
                  </draw:line>
                  <draw:line draw:style-name="gr12" draw:text-style-name="P3" draw:layer="layout" svg:x1="15.05cm" svg:y1="7.002cm" svg:x2="16.15cm" svg:y2="7.002cm">
                    <text:p/>
                  </draw:line>
                  <draw:line draw:style-name="gr13" draw:text-style-name="P3" draw:layer="layout" svg:x1="15.05cm" svg:y1="7.302cm" svg:x2="16.15cm" svg:y2="7.302cm">
                    <text:p/>
                  </draw:line>
                  <draw:line draw:style-name="gr13" draw:text-style-name="P3" draw:layer="layout" svg:x1="15.05cm" svg:y1="10.002cm" svg:x2="16.15cm" svg:y2="10.002cm">
                    <text:p/>
                  </draw:line>
                  <draw:line draw:style-name="gr14" draw:text-style-name="P3" draw:layer="layout" svg:x1="15.45cm" svg:y1="9.702cm" svg:x2="16.15cm" svg:y2="9.702cm">
                    <text:p/>
                  </draw:line>
                  <draw:line draw:style-name="gr11" draw:text-style-name="P3" draw:layer="layout" svg:x1="15.45cm" svg:y1="9.102cm" svg:x2="16.15cm" svg:y2="9.102cm">
                    <text:p/>
                  </draw:line>
                  <draw:line draw:style-name="gr13" draw:text-style-name="P3" draw:layer="layout" svg:x1="15.05cm" svg:y1="8.502cm" svg:x2="16.15cm" svg:y2="8.502cm">
                    <text:p/>
                  </draw:line>
                  <draw:line draw:style-name="gr12" draw:text-style-name="P3" draw:layer="layout" svg:x1="15.05cm" svg:y1="7.902cm" svg:x2="16.15cm" svg:y2="7.902cm">
                    <text:p/>
                  </draw:line>
                  <draw:line draw:style-name="gr12" draw:text-style-name="P3" draw:layer="layout" svg:x1="15.45cm" svg:y1="8.802cm" svg:x2="16.15cm" svg:y2="8.802cm">
                    <text:p/>
                  </draw:line>
                  <draw:line draw:style-name="gr12" draw:text-style-name="P3" draw:layer="layout" svg:x1="15.05cm" svg:y1="9.402cm" svg:x2="16.15cm" svg:y2="9.402cm">
                    <text:p/>
                  </draw:line>
                  <draw:line draw:style-name="gr11" draw:text-style-name="P3" draw:layer="layout" svg:x1="14.75cm" svg:y1="8.202cm" svg:x2="16.15cm" svg:y2="8.202cm">
                    <text:p/>
                  </draw:line>
                  <draw:line draw:style-name="gr14" draw:text-style-name="P3" draw:layer="layout" svg:x1="15.45cm" svg:y1="7.602cm" svg:x2="16.15cm" svg:y2="7.602cm">
                    <text:p/>
                  </draw:line>
                </draw:g>
                <draw:line draw:style-name="gr15" draw:text-style-name="P3" draw:layer="layout" svg:x1="16.75cm" svg:y1="5.902cm" svg:x2="20.15cm" svg:y2="5.902cm">
                  <text:p/>
                </draw:line>
              </draw:g>
              <draw:frame draw:style-name="gr56" draw:text-style-name="P5" draw:layer="layout" svg:width="9cm" svg:height="1.415cm" svg:x="14.15cm" svg:y="2.741cm">
                <draw:text-box>
                  <text:p text:style-name="P4"><text:span text:style-name="T1">4</text:span><text:span text:style-name="T1">d</text:span><text:span text:style-name="T1">i</text:span><text:span text:style-name="T1">a</text:span><text:span text:style-name="T1">c</text:span><text:span text:style-name="T1"> </text:span><text:span text:style-name="T1">I</text:span><text:span text:style-name="T1">D</text:span><text:span text:style-name="T1">E</text:span></text:p>
                </draw:text-box>
              </draw:frame>
              <draw:g>
                <draw:custom-shape draw:style-name="gr3" draw:text-style-name="P2" draw:layer="layout" svg:width="9cm" svg:height="5.8cm" svg:x="24.251cm" svg:y="5.403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32.394cm" svg:y1="6.165cm" svg:x2="32.794cm" svg:y2="5.765cm">
                  <text:p/>
                </draw:line>
                <draw:line draw:style-name="gr9" draw:text-style-name="P3" draw:layer="layout" svg:x1="32.394cm" svg:y1="5.765cm" svg:x2="32.794cm" svg:y2="6.165cm">
                  <text:p/>
                </draw:line>
                <draw:custom-shape draw:style-name="gr17" draw:text-style-name="P1" draw:layer="layout" svg:width="8.2cm" svg:height="4.5cm" svg:x="24.651cm" svg:y="6.303cm">
                  <text:p/>
                  <draw:enhanced-geometry svg:viewBox="0 0 21600 21600" draw:mirror-horizontal="false" draw:mirror-vertical="false" draw:type="rectangle" draw:enhanced-path="M 0 0 L 21600 0 21600 21600 0 21600 0 0 Z N"/>
                </draw:custom-shape>
                <draw:line draw:style-name="gr18" draw:text-style-name="P6" draw:layer="layout" svg:x1="24.851cm" svg:y1="6.703cm" svg:x2="26.251cm" svg:y2="6.703cm">
                  <text:p/>
                </draw:line>
                <draw:line draw:style-name="gr18" draw:text-style-name="P6" draw:layer="layout" svg:x1="24.851cm" svg:y1="7.003cm" svg:x2="25.951cm" svg:y2="7.003cm">
                  <text:p/>
                </draw:line>
                <draw:line draw:style-name="gr12" draw:text-style-name="P3" draw:layer="layout" svg:x1="24.851cm" svg:y1="7.303cm" svg:x2="25.851cm" svg:y2="7.303cm">
                  <text:p/>
                </draw:line>
                <draw:line draw:style-name="gr12" draw:text-style-name="P3" draw:layer="layout" svg:x1="24.851cm" svg:y1="10.003cm" svg:x2="25.951cm" svg:y2="10.003cm">
                  <text:p/>
                </draw:line>
                <draw:line draw:style-name="gr18" draw:text-style-name="P6" draw:layer="layout" svg:x1="24.851cm" svg:y1="9.703cm" svg:x2="25.551cm" svg:y2="9.703cm">
                  <text:p/>
                </draw:line>
                <draw:line draw:style-name="gr19" draw:text-style-name="P3" draw:layer="layout" svg:x1="24.851cm" svg:y1="9.103cm" svg:x2="25.651cm" svg:y2="9.103cm">
                  <text:p/>
                </draw:line>
                <draw:line draw:style-name="gr18" draw:text-style-name="P6" draw:layer="layout" svg:x1="24.851cm" svg:y1="8.503cm" svg:x2="25.751cm" svg:y2="8.503cm">
                  <text:p/>
                </draw:line>
                <draw:line draw:style-name="gr18" draw:text-style-name="P6" draw:layer="layout" svg:x1="24.851cm" svg:y1="7.903cm" svg:x2="25.951cm" svg:y2="7.903cm">
                  <text:p/>
                </draw:line>
                <draw:line draw:style-name="gr20" draw:text-style-name="P6" draw:layer="layout" svg:x1="24.851cm" svg:y1="8.803cm" svg:x2="25.551cm" svg:y2="8.803cm">
                  <text:p/>
                </draw:line>
                <draw:line draw:style-name="gr21" draw:text-style-name="P6" draw:layer="layout" svg:x1="24.851cm" svg:y1="9.403cm" svg:x2="25.951cm" svg:y2="9.403cm">
                  <text:p/>
                </draw:line>
                <draw:line draw:style-name="gr12" draw:text-style-name="P3" draw:layer="layout" svg:x1="24.851cm" svg:y1="8.203cm" svg:x2="26.251cm" svg:y2="8.203cm">
                  <text:p/>
                </draw:line>
                <draw:line draw:style-name="gr13" draw:text-style-name="P3" draw:layer="layout" svg:x1="24.851cm" svg:y1="7.603cm" svg:x2="25.551cm" svg:y2="7.603cm">
                  <text:p/>
                </draw:line>
                <draw:line draw:style-name="gr15" draw:text-style-name="P3" draw:layer="layout" svg:x1="26.851cm" svg:y1="5.903cm" svg:x2="30.251cm" svg:y2="5.903cm">
                  <text:p/>
                </draw:line>
                <draw:line draw:style-name="gr18" draw:text-style-name="P6" draw:layer="layout" svg:x1="26.351cm" svg:y1="6.703cm" svg:x2="27.051cm" svg:y2="6.703cm">
                  <text:p/>
                </draw:line>
                <draw:line draw:style-name="gr18" draw:text-style-name="P6" draw:layer="layout" svg:x1="26.051cm" svg:y1="7.003cm" svg:x2="26.351cm" svg:y2="7.003cm">
                  <text:p/>
                </draw:line>
                <draw:line draw:style-name="gr12" draw:text-style-name="P3" draw:layer="layout" svg:x1="25.951cm" svg:y1="7.303cm" svg:x2="26.751cm" svg:y2="7.303cm">
                  <text:p/>
                </draw:line>
                <draw:line draw:style-name="gr12" draw:text-style-name="P3" draw:layer="layout" svg:x1="26.051cm" svg:y1="10.003cm" svg:x2="26.351cm" svg:y2="10.003cm">
                  <text:p/>
                </draw:line>
                <draw:line draw:style-name="gr18" draw:text-style-name="P6" draw:layer="layout" svg:x1="25.651cm" svg:y1="9.703cm" svg:x2="26.751cm" svg:y2="9.703cm">
                  <text:p/>
                </draw:line>
                <draw:line draw:style-name="gr19" draw:text-style-name="P3" draw:layer="layout" svg:x1="26.751cm" svg:y1="9.103cm" svg:x2="27.051cm" svg:y2="9.103cm">
                  <text:p/>
                </draw:line>
                <draw:line draw:style-name="gr18" draw:text-style-name="P6" draw:layer="layout" svg:x1="25.651cm" svg:y1="8.803cm" svg:x2="26.551cm" svg:y2="8.803cm">
                  <text:p/>
                </draw:line>
                <draw:line draw:style-name="gr14" draw:text-style-name="P3" draw:layer="layout" svg:x1="25.651cm" svg:y1="7.603cm" svg:x2="26.151cm" svg:y2="7.603cm">
                  <text:p/>
                </draw:line>
                <draw:line draw:style-name="gr18" draw:text-style-name="P6" draw:layer="layout" svg:x1="27.151cm" svg:y1="6.703cm" svg:x2="29.351cm" svg:y2="6.703cm">
                  <text:p/>
                </draw:line>
                <draw:line draw:style-name="gr18" draw:text-style-name="P6" draw:layer="layout" svg:x1="26.451cm" svg:y1="7.003cm" svg:x2="26.851cm" svg:y2="7.003cm">
                  <text:p/>
                </draw:line>
                <draw:line draw:style-name="gr12" draw:text-style-name="P3" draw:layer="layout" svg:x1="26.851cm" svg:y1="7.303cm" svg:x2="27.251cm" svg:y2="7.303cm">
                  <text:p/>
                </draw:line>
                <draw:line draw:style-name="gr12" draw:text-style-name="P3" draw:layer="layout" svg:x1="26.451cm" svg:y1="10.003cm" svg:x2="27.351cm" svg:y2="10.003cm">
                  <text:p/>
                </draw:line>
                <draw:line draw:style-name="gr18" draw:text-style-name="P6" draw:layer="layout" svg:x1="27.651cm" svg:y1="9.703cm" svg:x2="28.351cm" svg:y2="9.703cm">
                  <text:p/>
                </draw:line>
                <draw:line draw:style-name="gr19" draw:text-style-name="P3" draw:layer="layout" svg:x1="27.151cm" svg:y1="9.103cm" svg:x2="27.851cm" svg:y2="9.103cm">
                  <text:p/>
                </draw:line>
                <draw:line draw:style-name="gr18" draw:text-style-name="P6" draw:layer="layout" svg:x1="26.651cm" svg:y1="8.803cm" svg:x2="27.351cm" svg:y2="8.803cm">
                  <text:p/>
                </draw:line>
                <draw:line draw:style-name="gr14" draw:text-style-name="P3" draw:layer="layout" svg:x1="26.251cm" svg:y1="7.603cm" svg:x2="27.251cm" svg:y2="7.603cm">
                  <text:p/>
                </draw:line>
                <draw:line draw:style-name="gr18" draw:text-style-name="P6" draw:layer="layout" svg:x1="26.951cm" svg:y1="7.003cm" svg:x2="27.651cm" svg:y2="7.003cm">
                  <text:p/>
                </draw:line>
                <draw:line draw:style-name="gr14" draw:text-style-name="P3" draw:layer="layout" svg:x1="27.351cm" svg:y1="7.603cm" svg:x2="28.051cm" svg:y2="7.603cm">
                  <text:p/>
                </draw:line>
                <draw:line draw:style-name="gr12" draw:text-style-name="P3" draw:layer="layout" svg:x1="27.451cm" svg:y1="8.803cm" svg:x2="28.551cm" svg:y2="8.803cm">
                  <text:p/>
                </draw:line>
                <draw:line draw:style-name="gr14" draw:text-style-name="P3" draw:layer="layout" svg:x1="26.251cm" svg:y1="7.603cm" svg:x2="27.251cm" svg:y2="7.603cm">
                  <text:p/>
                </draw:line>
                <draw:line draw:style-name="gr14" draw:text-style-name="P3" draw:layer="layout" svg:x1="29.551cm" svg:y1="7.603cm" svg:x2="29.851cm" svg:y2="7.603cm">
                  <text:p/>
                </draw:line>
                <draw:line draw:style-name="gr14" draw:text-style-name="P3" draw:layer="layout" svg:x1="28.151cm" svg:y1="7.603cm" svg:x2="29.451cm" svg:y2="7.603cm">
                  <text:p/>
                </draw:line>
                <draw:line draw:style-name="gr12" draw:text-style-name="P3" draw:layer="layout" svg:x1="27.351cm" svg:y1="7.303cm" svg:x2="27.751cm" svg:y2="7.303cm">
                  <text:p/>
                </draw:line>
                <draw:line draw:style-name="gr12" draw:text-style-name="P3" draw:layer="layout" svg:x1="27.851cm" svg:y1="7.303cm" svg:x2="28.351cm" svg:y2="7.303cm">
                  <text:p/>
                </draw:line>
                <draw:line draw:style-name="gr12" draw:text-style-name="P3" draw:layer="layout" svg:x1="28.451cm" svg:y1="7.303cm" svg:x2="28.851cm" svg:y2="7.303cm">
                  <text:p/>
                </draw:line>
                <draw:line draw:style-name="gr12" draw:text-style-name="P3" draw:layer="layout" svg:x1="28.651cm" svg:y1="8.803cm" svg:x2="28.851cm" svg:y2="8.803cm">
                  <text:p/>
                </draw:line>
                <draw:line draw:style-name="gr12" draw:text-style-name="P3" draw:layer="layout" svg:x1="28.951cm" svg:y1="8.803cm" svg:x2="29.351cm" svg:y2="8.803cm">
                  <text:p/>
                </draw:line>
                <draw:line draw:style-name="gr12" draw:text-style-name="P3" draw:layer="layout" svg:x1="29.451cm" svg:y1="8.803cm" svg:x2="30.951cm" svg:y2="8.803cm">
                  <text:p/>
                </draw:line>
                <draw:line draw:style-name="gr12" draw:text-style-name="P3" draw:layer="layout" svg:x1="31.051cm" svg:y1="8.803cm" svg:x2="31.451cm" svg:y2="8.803cm">
                  <text:p/>
                </draw:line>
                <draw:line draw:style-name="gr12" draw:text-style-name="P3" draw:layer="layout" svg:x1="31.551cm" svg:y1="8.803cm" svg:x2="31.951cm" svg:y2="8.803cm">
                  <text:p/>
                </draw:line>
                <draw:line draw:style-name="gr18" draw:text-style-name="P6" draw:layer="layout" svg:x1="26.251cm" svg:y1="9.103cm" svg:x2="26.651cm" svg:y2="9.103cm">
                  <text:p/>
                </draw:line>
                <draw:line draw:style-name="gr18" draw:text-style-name="P6" draw:layer="layout" svg:x1="25.751cm" svg:y1="9.103cm" svg:x2="26.151cm" svg:y2="9.103cm">
                  <text:p/>
                </draw:line>
                <draw:line draw:style-name="gr18" draw:text-style-name="P6" draw:layer="layout" svg:x1="26.051cm" svg:y1="7.903cm" svg:x2="26.351cm" svg:y2="7.903cm">
                  <text:p/>
                </draw:line>
                <draw:line draw:style-name="gr12" draw:text-style-name="P3" draw:layer="layout" svg:x1="26.851cm" svg:y1="9.703cm" svg:x2="27.051cm" svg:y2="9.703cm">
                  <text:p/>
                </draw:line>
                <draw:line draw:style-name="gr12" draw:text-style-name="P3" draw:layer="layout" svg:x1="27.151cm" svg:y1="9.703cm" svg:x2="27.551cm" svg:y2="9.703cm">
                  <text:p/>
                </draw:line>
                <draw:line draw:style-name="gr12" draw:text-style-name="P3" draw:layer="layout" svg:x1="27.451cm" svg:y1="10.003cm" svg:x2="28.551cm" svg:y2="10.003cm">
                  <text:p/>
                </draw:line>
                <draw:line draw:style-name="gr13" draw:text-style-name="P3" draw:layer="layout" svg:x1="24.851cm" svg:y1="10.303cm" svg:x2="25.551cm" svg:y2="10.303cm">
                  <text:p/>
                </draw:line>
                <draw:line draw:style-name="gr14" draw:text-style-name="P3" draw:layer="layout" svg:x1="25.651cm" svg:y1="10.303cm" svg:x2="26.151cm" svg:y2="10.303cm">
                  <text:p/>
                </draw:line>
                <draw:line draw:style-name="gr14" draw:text-style-name="P3" draw:layer="layout" svg:x1="27.351cm" svg:y1="10.303cm" svg:x2="28.051cm" svg:y2="10.303cm">
                  <text:p/>
                </draw:line>
                <draw:line draw:style-name="gr14" draw:text-style-name="P3" draw:layer="layout" svg:x1="26.251cm" svg:y1="10.303cm" svg:x2="27.251cm" svg:y2="10.303cm">
                  <text:p/>
                </draw:line>
                <draw:line draw:style-name="gr14" draw:text-style-name="P3" draw:layer="layout" svg:x1="28.151cm" svg:y1="10.303cm" svg:x2="29.451cm" svg:y2="10.303cm">
                  <text:p/>
                </draw:line>
              </draw:g>
              <draw:frame draw:style-name="gr57" draw:text-style-name="P7" draw:layer="layout" svg:width="9cm" svg:height="2.258cm" svg:x="24.25cm" svg:y="2.742cm">
                <draw:text-box>
                  <text:p text:style-name="P4"><text:span text:style-name="T1">4</text:span><text:span text:style-name="T1">d</text:span><text:span text:style-name="T1">i</text:span><text:span text:style-name="T1">a</text:span><text:span text:style-name="T1">c</text:span><text:span text:style-name="T1"> </text:span><text:span text:style-name="T1">F</text:span><text:span text:style-name="T1">O</text:span><text:span text:style-name="T1">R</text:span><text:span text:style-name="T1">T</text:span><text:span text:style-name="T1">E</text:span></text:p>
                  <text:p text:style-name="P4"><text:span text:style-name="T6">l</text:span><text:span text:style-name="T6">o</text:span><text:span text:style-name="T6">c</text:span><text:span text:style-name="T6">a</text:span><text:span text:style-name="T6">l</text:span><text:span text:style-name="T6">h</text:span><text:span text:style-name="T6">o</text:span><text:span text:style-name="T6">s</text:span><text:span text:style-name="T6">t</text:span><text:span text:style-name="T6">:</text:span><text:span text:style-name="T6">6</text:span><text:span text:style-name="T6">1</text:span><text:span text:style-name="T6">4</text:span><text:span text:style-name="T6">9</text:span><text:span text:style-name="T6">9</text:span></text:p>
                </draw:text-box>
              </draw:frame>
              <draw:line draw:style-name="gr23" draw:text-style-name="P8" draw:layer="layout" svg:x1="22.293cm" svg:y1="3.542cm" svg:x2="25.105cm" svg:y2="3.542cm">
                <text:p/>
              </draw:line>
            </draw:g>
          </draw:g>
        </draw:g>
      </draw:page>
      <draw:page draw:name="page10" draw:style-name="dp1" draw:master-page-name="Standard">
        <draw:custom-shape draw:style-name="gr58" draw:text-style-name="P16" draw:layer="layout" svg:width="16.3cm" svg:height="9.7cm" svg:x="1.3cm" svg:y="11.1cm">
          <text:p/>
          <draw:enhanced-geometry svg:viewBox="0 0 21600 21600" draw:type="rectangle" draw:enhanced-path="M 0 0 L 21600 0 21600 21600 0 21600 0 0 Z N"/>
        </draw:custom-shape>
        <draw:g>
          <draw:custom-shape draw:style-name="gr3" draw:text-style-name="P2" draw:layer="layout" svg:width="9cm" svg:height="5.8cm" svg:x="3.4cm" svg:y="4.1cm">
            <text:p/>
            <draw:enhanced-geometry svg:viewBox="0 0 21600 21600" draw:mirror-horizontal="false" draw:mirror-vertical="false"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1.543cm" svg:y1="4.862cm" svg:x2="11.943cm" svg:y2="4.462cm">
            <text:p/>
          </draw:line>
          <draw:line draw:style-name="gr9" draw:text-style-name="P3" draw:layer="layout" svg:x1="11.543cm" svg:y1="4.462cm" svg:x2="11.943cm" svg:y2="4.862cm">
            <text:p/>
          </draw:line>
          <draw:custom-shape draw:style-name="gr17" draw:text-style-name="P1" draw:layer="layout" svg:width="8.2cm" svg:height="4.5cm" svg:x="3.8cm" svg:y="5cm">
            <text:p/>
            <draw:enhanced-geometry svg:viewBox="0 0 21600 21600" draw:mirror-horizontal="false" draw:mirror-vertical="false" draw:type="rectangle" draw:enhanced-path="M 0 0 L 21600 0 21600 21600 0 21600 0 0 Z N"/>
          </draw:custom-shape>
          <draw:line draw:style-name="gr18" draw:text-style-name="P6" draw:layer="layout" svg:x1="4cm" svg:y1="5.4cm" svg:x2="5.4cm" svg:y2="5.4cm">
            <text:p/>
          </draw:line>
          <draw:line draw:style-name="gr18" draw:text-style-name="P6" draw:layer="layout" svg:x1="4cm" svg:y1="5.7cm" svg:x2="5.1cm" svg:y2="5.7cm">
            <text:p/>
          </draw:line>
          <draw:line draw:style-name="gr12" draw:text-style-name="P3" draw:layer="layout" svg:x1="4cm" svg:y1="6cm" svg:x2="5cm" svg:y2="6cm">
            <text:p/>
          </draw:line>
          <draw:line draw:style-name="gr12" draw:text-style-name="P3" draw:layer="layout" svg:x1="4cm" svg:y1="8.7cm" svg:x2="5.1cm" svg:y2="8.7cm">
            <text:p/>
          </draw:line>
          <draw:line draw:style-name="gr18" draw:text-style-name="P6" draw:layer="layout" svg:x1="4cm" svg:y1="8.4cm" svg:x2="4.7cm" svg:y2="8.4cm">
            <text:p/>
          </draw:line>
          <draw:line draw:style-name="gr19" draw:text-style-name="P3" draw:layer="layout" svg:x1="4cm" svg:y1="7.8cm" svg:x2="4.8cm" svg:y2="7.8cm">
            <text:p/>
          </draw:line>
          <draw:line draw:style-name="gr18" draw:text-style-name="P6" draw:layer="layout" svg:x1="4cm" svg:y1="7.2cm" svg:x2="4.9cm" svg:y2="7.2cm">
            <text:p/>
          </draw:line>
          <draw:line draw:style-name="gr18" draw:text-style-name="P6" draw:layer="layout" svg:x1="4cm" svg:y1="6.6cm" svg:x2="5.1cm" svg:y2="6.6cm">
            <text:p/>
          </draw:line>
          <draw:line draw:style-name="gr20" draw:text-style-name="P6" draw:layer="layout" svg:x1="4cm" svg:y1="7.5cm" svg:x2="4.7cm" svg:y2="7.5cm">
            <text:p/>
          </draw:line>
          <draw:line draw:style-name="gr21" draw:text-style-name="P6" draw:layer="layout" svg:x1="4cm" svg:y1="8.1cm" svg:x2="5.1cm" svg:y2="8.1cm">
            <text:p/>
          </draw:line>
          <draw:line draw:style-name="gr12" draw:text-style-name="P3" draw:layer="layout" svg:x1="4cm" svg:y1="6.9cm" svg:x2="5.4cm" svg:y2="6.9cm">
            <text:p/>
          </draw:line>
          <draw:line draw:style-name="gr13" draw:text-style-name="P3" draw:layer="layout" svg:x1="4cm" svg:y1="6.3cm" svg:x2="4.7cm" svg:y2="6.3cm">
            <text:p/>
          </draw:line>
          <draw:line draw:style-name="gr15" draw:text-style-name="P3" draw:layer="layout" svg:x1="6cm" svg:y1="4.6cm" svg:x2="9.4cm" svg:y2="4.6cm">
            <text:p/>
          </draw:line>
          <draw:line draw:style-name="gr18" draw:text-style-name="P6" draw:layer="layout" svg:x1="5.5cm" svg:y1="5.4cm" svg:x2="6.2cm" svg:y2="5.4cm">
            <text:p/>
          </draw:line>
          <draw:line draw:style-name="gr18" draw:text-style-name="P6" draw:layer="layout" svg:x1="5.2cm" svg:y1="5.7cm" svg:x2="5.5cm" svg:y2="5.7cm">
            <text:p/>
          </draw:line>
          <draw:line draw:style-name="gr12" draw:text-style-name="P3" draw:layer="layout" svg:x1="5.1cm" svg:y1="6cm" svg:x2="5.9cm" svg:y2="6cm">
            <text:p/>
          </draw:line>
          <draw:line draw:style-name="gr12" draw:text-style-name="P3" draw:layer="layout" svg:x1="5.2cm" svg:y1="8.7cm" svg:x2="5.5cm" svg:y2="8.7cm">
            <text:p/>
          </draw:line>
          <draw:line draw:style-name="gr18" draw:text-style-name="P6" draw:layer="layout" svg:x1="4.8cm" svg:y1="8.4cm" svg:x2="5.9cm" svg:y2="8.4cm">
            <text:p/>
          </draw:line>
          <draw:line draw:style-name="gr19" draw:text-style-name="P3" draw:layer="layout" svg:x1="5.9cm" svg:y1="7.8cm" svg:x2="6.2cm" svg:y2="7.8cm">
            <text:p/>
          </draw:line>
          <draw:line draw:style-name="gr18" draw:text-style-name="P6" draw:layer="layout" svg:x1="4.8cm" svg:y1="7.5cm" svg:x2="5.7cm" svg:y2="7.5cm">
            <text:p/>
          </draw:line>
          <draw:line draw:style-name="gr14" draw:text-style-name="P3" draw:layer="layout" svg:x1="4.8cm" svg:y1="6.3cm" svg:x2="5.3cm" svg:y2="6.3cm">
            <text:p/>
          </draw:line>
          <draw:line draw:style-name="gr18" draw:text-style-name="P6" draw:layer="layout" svg:x1="6.3cm" svg:y1="5.4cm" svg:x2="8.5cm" svg:y2="5.4cm">
            <text:p/>
          </draw:line>
          <draw:line draw:style-name="gr18" draw:text-style-name="P6" draw:layer="layout" svg:x1="5.6cm" svg:y1="5.7cm" svg:x2="6cm" svg:y2="5.7cm">
            <text:p/>
          </draw:line>
          <draw:line draw:style-name="gr12" draw:text-style-name="P3" draw:layer="layout" svg:x1="6cm" svg:y1="6cm" svg:x2="6.4cm" svg:y2="6cm">
            <text:p/>
          </draw:line>
          <draw:line draw:style-name="gr12" draw:text-style-name="P3" draw:layer="layout" svg:x1="5.6cm" svg:y1="8.7cm" svg:x2="6.5cm" svg:y2="8.7cm">
            <text:p/>
          </draw:line>
          <draw:line draw:style-name="gr18" draw:text-style-name="P6" draw:layer="layout" svg:x1="6.8cm" svg:y1="8.4cm" svg:x2="7.5cm" svg:y2="8.4cm">
            <text:p/>
          </draw:line>
          <draw:line draw:style-name="gr19" draw:text-style-name="P3" draw:layer="layout" svg:x1="6.3cm" svg:y1="7.8cm" svg:x2="7cm" svg:y2="7.8cm">
            <text:p/>
          </draw:line>
          <draw:line draw:style-name="gr18" draw:text-style-name="P6" draw:layer="layout" svg:x1="5.8cm" svg:y1="7.5cm" svg:x2="6.5cm" svg:y2="7.5cm">
            <text:p/>
          </draw:line>
          <draw:line draw:style-name="gr14" draw:text-style-name="P3" draw:layer="layout" svg:x1="5.4cm" svg:y1="6.3cm" svg:x2="6.4cm" svg:y2="6.3cm">
            <text:p/>
          </draw:line>
          <draw:line draw:style-name="gr18" draw:text-style-name="P6" draw:layer="layout" svg:x1="6.1cm" svg:y1="5.7cm" svg:x2="6.8cm" svg:y2="5.7cm">
            <text:p/>
          </draw:line>
          <draw:line draw:style-name="gr14" draw:text-style-name="P3" draw:layer="layout" svg:x1="6.5cm" svg:y1="6.3cm" svg:x2="7.2cm" svg:y2="6.3cm">
            <text:p/>
          </draw:line>
          <draw:line draw:style-name="gr12" draw:text-style-name="P3" draw:layer="layout" svg:x1="6.6cm" svg:y1="7.5cm" svg:x2="7.7cm" svg:y2="7.5cm">
            <text:p/>
          </draw:line>
          <draw:line draw:style-name="gr14" draw:text-style-name="P3" draw:layer="layout" svg:x1="5.4cm" svg:y1="6.3cm" svg:x2="6.4cm" svg:y2="6.3cm">
            <text:p/>
          </draw:line>
          <draw:line draw:style-name="gr14" draw:text-style-name="P3" draw:layer="layout" svg:x1="8.7cm" svg:y1="6.3cm" svg:x2="9cm" svg:y2="6.3cm">
            <text:p/>
          </draw:line>
          <draw:line draw:style-name="gr14" draw:text-style-name="P3" draw:layer="layout" svg:x1="7.3cm" svg:y1="6.3cm" svg:x2="8.6cm" svg:y2="6.3cm">
            <text:p/>
          </draw:line>
          <draw:line draw:style-name="gr12" draw:text-style-name="P3" draw:layer="layout" svg:x1="6.5cm" svg:y1="6cm" svg:x2="6.9cm" svg:y2="6cm">
            <text:p/>
          </draw:line>
          <draw:line draw:style-name="gr12" draw:text-style-name="P3" draw:layer="layout" svg:x1="7cm" svg:y1="6cm" svg:x2="7.5cm" svg:y2="6cm">
            <text:p/>
          </draw:line>
          <draw:line draw:style-name="gr12" draw:text-style-name="P3" draw:layer="layout" svg:x1="7.6cm" svg:y1="6cm" svg:x2="8cm" svg:y2="6cm">
            <text:p/>
          </draw:line>
          <draw:line draw:style-name="gr12" draw:text-style-name="P3" draw:layer="layout" svg:x1="7.8cm" svg:y1="7.5cm" svg:x2="8cm" svg:y2="7.5cm">
            <text:p/>
          </draw:line>
          <draw:line draw:style-name="gr12" draw:text-style-name="P3" draw:layer="layout" svg:x1="8.1cm" svg:y1="7.5cm" svg:x2="8.5cm" svg:y2="7.5cm">
            <text:p/>
          </draw:line>
          <draw:line draw:style-name="gr12" draw:text-style-name="P3" draw:layer="layout" svg:x1="8.6cm" svg:y1="7.5cm" svg:x2="10.1cm" svg:y2="7.5cm">
            <text:p/>
          </draw:line>
          <draw:line draw:style-name="gr12" draw:text-style-name="P3" draw:layer="layout" svg:x1="10.2cm" svg:y1="7.5cm" svg:x2="10.6cm" svg:y2="7.5cm">
            <text:p/>
          </draw:line>
          <draw:line draw:style-name="gr12" draw:text-style-name="P3" draw:layer="layout" svg:x1="10.7cm" svg:y1="7.5cm" svg:x2="11.1cm" svg:y2="7.5cm">
            <text:p/>
          </draw:line>
          <draw:line draw:style-name="gr18" draw:text-style-name="P6" draw:layer="layout" svg:x1="5.4cm" svg:y1="7.8cm" svg:x2="5.8cm" svg:y2="7.8cm">
            <text:p/>
          </draw:line>
          <draw:line draw:style-name="gr18" draw:text-style-name="P6" draw:layer="layout" svg:x1="4.9cm" svg:y1="7.8cm" svg:x2="5.3cm" svg:y2="7.8cm">
            <text:p/>
          </draw:line>
          <draw:line draw:style-name="gr18" draw:text-style-name="P6" draw:layer="layout" svg:x1="5.2cm" svg:y1="6.6cm" svg:x2="5.5cm" svg:y2="6.6cm">
            <text:p/>
          </draw:line>
          <draw:line draw:style-name="gr12" draw:text-style-name="P3" draw:layer="layout" svg:x1="6cm" svg:y1="8.4cm" svg:x2="6.2cm" svg:y2="8.4cm">
            <text:p/>
          </draw:line>
          <draw:line draw:style-name="gr12" draw:text-style-name="P3" draw:layer="layout" svg:x1="6.3cm" svg:y1="8.4cm" svg:x2="6.7cm" svg:y2="8.4cm">
            <text:p/>
          </draw:line>
          <draw:line draw:style-name="gr12" draw:text-style-name="P3" draw:layer="layout" svg:x1="6.6cm" svg:y1="8.7cm" svg:x2="7.7cm" svg:y2="8.7cm">
            <text:p/>
          </draw:line>
          <draw:line draw:style-name="gr13" draw:text-style-name="P3" draw:layer="layout" svg:x1="4cm" svg:y1="9cm" svg:x2="4.7cm" svg:y2="9cm">
            <text:p/>
          </draw:line>
          <draw:line draw:style-name="gr14" draw:text-style-name="P3" draw:layer="layout" svg:x1="4.8cm" svg:y1="9cm" svg:x2="5.3cm" svg:y2="9cm">
            <text:p/>
          </draw:line>
          <draw:line draw:style-name="gr14" draw:text-style-name="P3" draw:layer="layout" svg:x1="6.5cm" svg:y1="9cm" svg:x2="7.2cm" svg:y2="9cm">
            <text:p/>
          </draw:line>
          <draw:line draw:style-name="gr14" draw:text-style-name="P3" draw:layer="layout" svg:x1="5.4cm" svg:y1="9cm" svg:x2="6.4cm" svg:y2="9cm">
            <text:p/>
          </draw:line>
          <draw:line draw:style-name="gr14" draw:text-style-name="P3" draw:layer="layout" svg:x1="7.3cm" svg:y1="9cm" svg:x2="8.6cm" svg:y2="9cm">
            <text:p/>
          </draw:line>
        </draw:g>
        <draw:custom-shape draw:style-name="gr59" draw:text-style-name="P13" draw:layer="layout" svg:width="2.1cm" svg:height="0.7cm" svg:x="19.2cm" svg:y="4.7cm">
          <text:p/>
          <draw:enhanced-geometry svg:viewBox="0 0 21600 21600" draw:text-areas="?f5 ?f1 ?f6 ?f3" draw:type="left-right-arrow" draw:modifiers="7093.76487386959 7456.77603423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60" draw:text-style-name="P3" draw:layer="layout" svg:x1="16.1cm" svg:y1="5.3cm" svg:x2="17.1cm" svg:y2="5.3cm">
          <text:p/>
        </draw:line>
        <draw:line draw:style-name="gr60" draw:text-style-name="P3" draw:layer="layout" svg:x1="17.1cm" svg:y1="5.6cm" svg:x2="16.1cm" svg:y2="5.6cm">
          <text:p/>
        </draw:line>
        <draw:line draw:style-name="gr61" draw:text-style-name="P8" draw:layer="layout" svg:x1="13.9cm" svg:y1="7.1cm" svg:x2="17.1cm" svg:y2="7.1cm">
          <text:p/>
        </draw:line>
        <draw:frame draw:style-name="gr62" draw:text-style-name="P17" draw:layer="layout" svg:width="5.8cm" svg:height="3.6cm" svg:x="20.6cm" svg:y="7.5cm">
          <draw:text-box>
            <text:p text:style-name="P10">asdfasdf</text:p>
          </draw:text-box>
        </draw:frame>
      </draw:page>
      <draw:page draw:name="page11" draw:style-name="dp1" draw:master-page-name="Standard">
        <draw:frame draw:style-name="gr63" draw:text-style-name="P18" draw:layer="layout" svg:width="4.75cm" svg:height="1.093cm" svg:x="7.14cm" svg:y="18.883cm">
          <draw:text-box>
            <text:p text:style-name="P4"><text:span text:style-name="T7">4</text:span><text:span text:style-name="T7">d</text:span><text:span text:style-name="T7">i</text:span><text:span text:style-name="T7">a</text:span><text:span text:style-name="T7">c</text:span><text:span text:style-name="T7">-</text:span><text:span text:style-name="T7">i</text:span><text:span text:style-name="T7">d</text:span><text:span text:style-name="T7">e</text:span></text:p>
          </draw:text-box>
        </draw:frame>
        <draw:frame draw:style-name="gr64" draw:text-style-name="P3" draw:layer="layout" svg:width="4.3cm" svg:height="2.699cm" svg:x="1.74cm" svg:y="18.783cm">
          <draw:image xlink:href="Pictures/2000019B0000245600001E482CEC63E0B2AE1B17.svm" xlink:type="simple" xlink:show="embed" xlink:actuate="onLoad" loext:mime-type="image/x-svm">
            <text:p/>
          </draw:image>
          <draw:image xlink:href="Pictures/100002000000016000000125DA457F27C94C5B49.png" xlink:type="simple" xlink:show="embed" xlink:actuate="onLoad" loext:mime-type="image/png"/>
        </draw:frame>
        <draw:g>
          <draw:frame draw:style-name="gr65" draw:text-style-name="P18" draw:layer="layout" svg:width="4.75cm" svg:height="1.093cm" svg:x="1.465cm" svg:y="21.983cm">
            <draw:text-box>
              <text:p text:style-name="P4"><text:span text:style-name="T7">4</text:span><text:span text:style-name="T7">d</text:span><text:span text:style-name="T7">i</text:span><text:span text:style-name="T7">a</text:span><text:span text:style-name="T7">c</text:span><text:span text:style-name="T7">-</text:span><text:span text:style-name="T7">i</text:span><text:span text:style-name="T7">d</text:span><text:span text:style-name="T7">e</text:span></text:p>
            </draw:text-box>
          </draw:frame>
          <draw:frame draw:style-name="gr66" draw:text-style-name="P3" draw:layer="layout" svg:width="4.799cm" svg:height="4cm" svg:x="1.441cm" svg:y="23.183cm">
            <draw:image xlink:href="Pictures/2000019B0000245600001E482CEC63E0B2AE1B17.svm" xlink:type="simple" xlink:show="embed" xlink:actuate="onLoad" loext:mime-type="image/x-svm">
              <text:p/>
            </draw:image>
            <draw:image xlink:href="Pictures/100002000000016000000125DA457F27C94C5B49.png" xlink:type="simple" xlink:show="embed" xlink:actuate="onLoad" loext:mime-type="image/png"/>
          </draw:frame>
        </draw:g>
        <draw:frame draw:style-name="gr66" draw:text-style-name="P3" draw:layer="layout" svg:width="6cm" svg:height="3.276cm" svg:x="8.24cm" svg:y="23.007cm">
          <draw:image xlink:href="Pictures/2000027C000027AA000015AA5FCF5CB1AA27E122.svm" xlink:type="simple" xlink:show="embed" xlink:actuate="onLoad" loext:mime-type="image/x-svm">
            <text:p/>
          </draw:image>
          <draw:image xlink:href="Pictures/1000020000000180000000D296C999E85B9917E1.png" xlink:type="simple" xlink:show="embed" xlink:actuate="onLoad" loext:mime-type="image/png"/>
        </draw:frame>
        <draw:g>
          <draw:path draw:style-name="gr1" draw:text-style-name="P1" draw:layer="layout" svg:width="2.475cm" svg:height="0.723cm" svg:x="16.08cm" svg:y="25.975cm" svg:viewBox="0 0 2476 724" svg:d="M2476 724h-2476l375-723h1727zM2476 724zM0 0z">
            <text:p/>
          </draw:path>
          <draw:path draw:style-name="gr1" draw:text-style-name="P1" draw:layer="layout" svg:width="3.507cm" svg:height="0.258cm" svg:x="15.564cm" svg:y="26.646cm" svg:viewBox="0 0 3508 259" svg:d="M3508 259h-3508l545-259h2418zM3508 259zM0 0z">
            <text:p/>
          </draw:path>
          <draw:path draw:style-name="gr67" draw:text-style-name="P2" draw:layer="layout" svg:width="4.643cm" svg:height="2.992cm" svg:x="14.996cm" svg:y="22.983cm" svg:viewBox="0 0 4644 2993" svg:d="M273 0c-136 0-273 137-273 273v2447c0 137 137 273 273 273h4098c136 0 273-136 273-273v-2447c0-136-137-273-273-273zM0 0zM4644 2993z">
            <text:p/>
          </draw:path>
          <draw:path draw:style-name="gr68" draw:text-style-name="P6" draw:layer="layout" svg:width="4.643cm" svg:height="2.992cm" svg:x="14.996cm" svg:y="22.983cm" svg:viewBox="0 0 4644 2993" svg:d="M273 0c-136 0-273 137-273 273v2447c0 137 137 273 273 273h4098c136 0 273-136 273-273v-2447c0-136-137-273-273-273z">
            <text:p/>
          </draw:path>
          <draw:polygon draw:style-name="gr69" draw:text-style-name="P2" draw:layer="layout" svg:width="0.36cm" svg:height="0.516cm" svg:x="17.138cm" svg:y="23.783cm" svg:viewBox="0 0 361 517" draw:points="0,0 361,0 361,104 309,104 309,155 361,155 361,517 0,517 0,155 51,155 51,104 0,104">
            <text:p/>
          </draw:polygon>
          <draw:polygon draw:style-name="gr69" draw:text-style-name="P2" draw:layer="layout" svg:width="0.36cm" svg:height="0.516cm" svg:x="16.519cm" svg:y="23.783cm" svg:viewBox="0 0 361 517" draw:points="0,0 361,0 361,104 309,104 309,155 361,155 361,517 0,517 0,155 51,155 51,104 0,104">
            <text:p/>
          </draw:polygon>
          <draw:polygon draw:style-name="gr69" draw:text-style-name="P2" draw:layer="layout" svg:width="0.361cm" svg:height="0.515cm" svg:x="17.704cm" svg:y="23.68cm" svg:viewBox="0 0 362 516" draw:points="0,0 362,0 362,103 310,103 310,155 362,155 362,516 0,516 0,155 52,155 52,103 0,103">
            <text:p/>
          </draw:polygon>
          <draw:polygon draw:style-name="gr69" draw:text-style-name="P2" draw:layer="layout" svg:width="0.36cm" svg:height="0.516cm" svg:x="18.84cm" svg:y="23.783cm" svg:viewBox="0 0 361 517" draw:points="0,0 361,0 361,104 309,104 309,155 361,155 361,517 0,517 0,155 51,155 51,104 0,104">
            <text:p/>
          </draw:polygon>
          <draw:polygon draw:style-name="gr69" draw:text-style-name="P2" draw:layer="layout" svg:width="0.36cm" svg:height="0.516cm" svg:x="18.272cm" svg:y="23.783cm" svg:viewBox="0 0 361 517" draw:points="0,0 361,0 361,104 310,104 310,155 361,155 361,517 0,517 0,155 52,155 52,104 0,104">
            <text:p/>
          </draw:polygon>
          <draw:polyline draw:style-name="gr70" draw:text-style-name="P19" draw:layer="layout" svg:width="0.876cm" svg:height="0.102cm" svg:x="16.828cm" svg:y="23.732cm" svg:viewBox="0 0 877 103" draw:points="0,103 207,103 207,0 877,0">
            <text:p/>
          </draw:polyline>
          <draw:polyline draw:style-name="gr70" draw:text-style-name="P19" draw:layer="layout" svg:width="0.257cm" svg:height="0.102cm" svg:x="18.014cm" svg:y="23.732cm" svg:viewBox="0 0 258 103" draw:points="0,0 155,0 155,103 258,103">
            <text:p/>
          </draw:polyline>
          <draw:polyline draw:style-name="gr70" draw:text-style-name="P19" draw:layer="layout" svg:width="0.257cm" svg:height="0.102cm" svg:x="18.014cm" svg:y="23.938cm" svg:viewBox="0 0 258 103" draw:points="0,0 155,0 155,103 258,103">
            <text:p/>
          </draw:polyline>
          <draw:polyline draw:style-name="gr70" draw:text-style-name="P19" draw:layer="layout" svg:width="0.308cm" svg:height="0.103cm" svg:x="17.963cm" svg:y="24.041cm" svg:viewBox="0 0 309 104" draw:points="0,0 154,0 154,104 309,104">
            <text:p/>
          </draw:polyline>
          <draw:line draw:style-name="gr70" draw:text-style-name="P19" draw:layer="layout" svg:x1="16.725cm" svg:y1="24.145cm" svg:x2="17.138cm" svg:y2="24.145cm">
            <text:p/>
          </draw:line>
          <draw:polyline draw:style-name="gr70" draw:text-style-name="P19" draw:layer="layout" svg:width="0.257cm" svg:height="0.102cm" svg:x="17.446cm" svg:y="23.938cm" svg:viewBox="0 0 258 103" draw:points="0,103 104,103 104,0 258,0">
            <text:p/>
          </draw:polyline>
          <draw:line draw:style-name="gr70" draw:text-style-name="P19" draw:layer="layout" svg:x1="16.725cm" svg:y1="24.248cm" svg:x2="17.138cm" svg:y2="24.248cm">
            <text:p/>
          </draw:line>
          <draw:line draw:style-name="gr70" draw:text-style-name="P19" draw:layer="layout" svg:x1="16.725cm" svg:y1="24.041cm" svg:x2="17.138cm" svg:y2="24.041cm">
            <text:p/>
          </draw:line>
          <draw:line draw:style-name="gr70" draw:text-style-name="P19" draw:layer="layout" svg:x1="16.777cm" svg:y1="23.835cm" svg:x2="17.189cm" svg:y2="23.835cm">
            <text:p/>
          </draw:line>
          <draw:polyline draw:style-name="gr70" draw:text-style-name="P19" draw:layer="layout" svg:width="0.257cm" svg:height="0.103cm" svg:x="17.446cm" svg:y="24.041cm" svg:viewBox="0 0 258 104" draw:points="0,104 155,104 155,0 258,0">
            <text:p/>
          </draw:polyline>
          <draw:line draw:style-name="gr70" draw:text-style-name="P19" draw:layer="layout" svg:x1="17.446cm" svg:y1="24.248cm" svg:x2="18.324cm" svg:y2="24.248cm">
            <text:p/>
          </draw:line>
          <draw:line draw:style-name="gr70" draw:text-style-name="P19" draw:layer="layout" svg:x1="18.479cm" svg:y1="24.145cm" svg:x2="18.891cm" svg:y2="24.145cm">
            <text:p/>
          </draw:line>
          <draw:line draw:style-name="gr70" draw:text-style-name="P19" draw:layer="layout" svg:x1="18.479cm" svg:y1="24.248cm" svg:x2="18.891cm" svg:y2="24.248cm">
            <text:p/>
          </draw:line>
          <draw:line draw:style-name="gr70" draw:text-style-name="P19" draw:layer="layout" svg:x1="18.479cm" svg:y1="24.041cm" svg:x2="18.891cm" svg:y2="24.041cm">
            <text:p/>
          </draw:line>
          <draw:line draw:style-name="gr70" draw:text-style-name="P19" draw:layer="layout" svg:x1="18.53cm" svg:y1="23.835cm" svg:x2="18.943cm" svg:y2="23.835cm">
            <text:p/>
          </draw:line>
          <draw:line draw:style-name="gr71" draw:text-style-name="P19" draw:layer="layout" svg:x1="16.493cm" svg:y1="25.228cm" svg:x2="19.227cm" svg:y2="25.228cm">
            <text:p/>
          </draw:line>
          <draw:path draw:style-name="gr72" draw:text-style-name="P2" draw:layer="layout" svg:width="0.567cm" svg:height="0.206cm" svg:x="17.215cm" svg:y="25.382cm" svg:viewBox="0 0 568 207" svg:d="M34 0c-17 0-34 17-34 34v139c0 17 17 34 34 34h500c17 0 34-17 34-34v-139c0-17-17-34-34-34zM0 0zM568 207z">
            <text:p/>
          </draw:path>
          <draw:path draw:style-name="gr73" draw:text-style-name="P6" draw:layer="layout" svg:width="0.567cm" svg:height="0.206cm" svg:x="17.215cm" svg:y="25.382cm" svg:viewBox="0 0 568 207" svg:d="M34 0c-17 0-34 17-34 34v139c0 17 17 34 34 34h500c17 0 34-17 34-34v-139c0-17-17-34-34-34z">
            <text:p/>
          </draw:path>
          <draw:path draw:style-name="gr72" draw:text-style-name="P2" draw:layer="layout" svg:width="0.567cm" svg:height="0.206cm" svg:x="17.937cm" svg:y="25.382cm" svg:viewBox="0 0 568 207" svg:d="M34 0c-17 0-34 17-34 34v139c0 17 17 34 34 34h499c17 0 35-17 35-34v-139c0-17-18-34-35-34zM0 0zM568 207z">
            <text:p/>
          </draw:path>
          <draw:path draw:style-name="gr72" draw:text-style-name="P2" draw:layer="layout" svg:width="0.567cm" svg:height="0.206cm" svg:x="16.493cm" svg:y="25.382cm" svg:viewBox="0 0 568 207" svg:d="M34 0c-17 0-34 17-34 34v139c0 17 17 34 34 34h499c17 0 35-17 35-34v-139c0-17-18-34-35-34zM0 0zM568 207z">
            <text:p/>
          </draw:path>
          <draw:path draw:style-name="gr73" draw:text-style-name="P6" draw:layer="layout" svg:width="0.567cm" svg:height="0.206cm" svg:x="16.493cm" svg:y="25.382cm" svg:viewBox="0 0 568 207" svg:d="M34 0c-17 0-34 17-34 34v139c0 17 17 34 34 34h499c17 0 35-17 35-34v-139c0-17-18-34-35-34z">
            <text:p/>
          </draw:path>
          <draw:line draw:style-name="gr71" draw:text-style-name="P19" draw:layer="layout" svg:x1="16.777cm" svg:y1="25.486cm" svg:x2="16.777cm" svg:y2="25.228cm">
            <text:p/>
          </draw:line>
          <draw:line draw:style-name="gr71" draw:text-style-name="P19" draw:layer="layout" svg:x1="17.498cm" svg:y1="25.486cm" svg:x2="17.498cm" svg:y2="25.228cm">
            <text:p/>
          </draw:line>
          <draw:line draw:style-name="gr71" draw:text-style-name="P19" draw:layer="layout" svg:x1="18.221cm" svg:y1="25.486cm" svg:x2="18.221cm" svg:y2="25.228cm">
            <text:p/>
          </draw:line>
          <draw:path draw:style-name="gr72" draw:text-style-name="P2" draw:layer="layout" svg:width="0.567cm" svg:height="0.206cm" svg:x="18.659cm" svg:y="25.382cm" svg:viewBox="0 0 568 207" svg:d="M34 0c-17 0-34 17-34 34v139c0 17 17 34 34 34h500c17 0 34-17 34-34v-139c0-17-17-34-34-34zM0 0zM568 207z">
            <text:p/>
          </draw:path>
          <draw:path draw:style-name="gr73" draw:text-style-name="P6" draw:layer="layout" svg:width="0.567cm" svg:height="0.206cm" svg:x="18.659cm" svg:y="25.382cm" svg:viewBox="0 0 568 207" svg:d="M34 0c-17 0-34 17-34 34v139c0 17 17 34 34 34h500c17 0 34-17 34-34v-139c0-17-17-34-34-34z">
            <text:p/>
          </draw:path>
          <draw:line draw:style-name="gr71" draw:text-style-name="P19" draw:layer="layout" svg:x1="18.943cm" svg:y1="25.486cm" svg:x2="18.943cm" svg:y2="25.228cm">
            <text:p/>
          </draw:line>
          <draw:path draw:style-name="gr72" draw:text-style-name="P2" draw:layer="layout" svg:width="0.568cm" svg:height="0.206cm" svg:x="17.575cm" svg:y="24.867cm" svg:viewBox="0 0 569 207" svg:d="M35 0c-17 0-35 17-35 34v139c0 17 18 34 35 34h499c17 0 35-17 35-34v-139c0-17-18-34-35-34zM0 0zM569 207z">
            <text:p/>
          </draw:path>
          <draw:path draw:style-name="gr73" draw:text-style-name="P6" draw:layer="layout" svg:width="0.568cm" svg:height="0.206cm" svg:x="17.575cm" svg:y="24.867cm" svg:viewBox="0 0 569 207" svg:d="M35 0c-17 0-35 17-35 34v139c0 17 18 34 35 34h499c17 0 35-17 35-34v-139c0-17-18-34-35-34z">
            <text:p/>
          </draw:path>
          <draw:line draw:style-name="gr71" draw:text-style-name="P19" draw:layer="layout" svg:x1="17.859cm" svg:y1="25.229cm" svg:x2="17.859cm" svg:y2="24.867cm">
            <text:p/>
          </draw:line>
          <draw:path draw:style-name="gr72" draw:text-style-name="P2" draw:layer="layout" svg:width="0.567cm" svg:height="0.206cm" svg:x="16.854cm" svg:y="24.867cm" svg:viewBox="0 0 568 207" svg:d="M34 0c-17 0-34 17-34 34v139c0 17 17 34 34 34h500c17 0 34-17 34-34v-139c0-17-17-34-34-34zM0 0zM568 207z">
            <text:p/>
          </draw:path>
          <draw:path draw:style-name="gr73" draw:text-style-name="P6" draw:layer="layout" svg:width="0.567cm" svg:height="0.206cm" svg:x="16.854cm" svg:y="24.867cm" svg:viewBox="0 0 568 207" svg:d="M34 0c-17 0-34 17-34 34v139c0 17 17 34 34 34h500c17 0 34-17 34-34v-139c0-17-17-34-34-34z">
            <text:p/>
          </draw:path>
          <draw:line draw:style-name="gr71" draw:text-style-name="P19" draw:layer="layout" svg:x1="17.138cm" svg:y1="25.229cm" svg:x2="17.138cm" svg:y2="24.867cm">
            <text:p/>
          </draw:line>
          <draw:path draw:style-name="gr72" draw:text-style-name="P2" draw:layer="layout" svg:width="0.567cm" svg:height="0.206cm" svg:x="18.298cm" svg:y="24.867cm" svg:viewBox="0 0 568 207" svg:d="M34 0c-17 0-34 17-34 34v139c0 17 17 34 34 34h499c18 0 35-17 35-34v-139c0-17-17-34-35-34zM0 0zM568 207z">
            <text:p/>
          </draw:path>
          <draw:path draw:style-name="gr73" draw:text-style-name="P6" draw:layer="layout" svg:width="0.567cm" svg:height="0.206cm" svg:x="18.298cm" svg:y="24.867cm" svg:viewBox="0 0 568 207" svg:d="M34 0c-17 0-34 17-34 34v139c0 17 17 34 34 34h499c18 0 35-17 35-34v-139c0-17-17-34-35-34z">
            <text:p/>
          </draw:path>
          <draw:line draw:style-name="gr71" draw:text-style-name="P19" draw:layer="layout" svg:x1="18.582cm" svg:y1="25.229cm" svg:x2="18.582cm" svg:y2="24.867cm">
            <text:p/>
          </draw:line>
        </draw:g>
        <draw:g>
          <draw:path draw:style-name="gr1" draw:text-style-name="P1" draw:layer="layout" svg:width="1.299cm" svg:height="0.723cm" svg:x="16.496cm" svg:y="21.753cm" svg:viewBox="0 0 1300 724" svg:d="M1300 724h-1300l197-723h906zM1300 724zM0 0z">
            <text:p/>
          </draw:path>
          <draw:path draw:style-name="gr1" draw:text-style-name="P1" draw:layer="layout" svg:width="3.507cm" svg:height="0.258cm" svg:x="15.388cm" svg:y="22.424cm" svg:viewBox="0 0 3508 259" svg:d="M3508 259h-3508l545-259h2418zM3508 259zM0 0z">
            <text:p/>
          </draw:path>
          <draw:path draw:style-name="gr68" draw:text-style-name="P6" draw:layer="layout" svg:width="4.643cm" svg:height="2.992cm" svg:x="14.796cm" svg:y="18.761cm" svg:viewBox="0 0 4644 2993" svg:d="M273 0c-136 0-273 137-273 273v2447c0 137 137 273 273 273h4098c136 0 273-136 273-273v-2447c0-136-137-273-273-273z">
            <text:p/>
          </draw:path>
        </draw:g>
        <draw:g>
          <draw:frame draw:style-name="gr74" draw:text-style-name="P18" draw:layer="layout" svg:width="4.85cm" svg:height="1.093cm" svg:x="2.45cm" svg:y="2.769cm">
            <draw:text-box>
              <text:p text:style-name="P4"><text:span text:style-name="T7">4</text:span><text:span text:style-name="T7">d</text:span><text:span text:style-name="T7">i</text:span><text:span text:style-name="T7">a</text:span><text:span text:style-name="T7">c</text:span><text:span text:style-name="T7"> </text:span><text:span text:style-name="T7">I</text:span><text:span text:style-name="T7">D</text:span><text:span text:style-name="T7">E</text:span></text:p>
            </draw:text-box>
          </draw:frame>
          <draw:g>
            <draw:path draw:style-name="gr1" draw:text-style-name="P1" draw:layer="layout" svg:width="3.359cm" svg:height="1.512cm" svg:x="6.492cm" svg:y="8.318cm" svg:viewBox="0 0 3360 1513" svg:d="M3360 1513h-3360l509-1511h2342zM3360 1513zM0 0z">
              <text:p/>
            </draw:path>
            <draw:path draw:style-name="gr1" draw:text-style-name="P1" draw:layer="layout" svg:width="9.064cm" svg:height="0.54cm" svg:x="3.629cm" svg:y="9.721cm" svg:viewBox="0 0 9065 541" svg:d="M9065 541h-9065l1408-541h6249zM9065 541zM0 0z">
              <text:p/>
            </draw:path>
            <draw:path draw:style-name="gr68" draw:text-style-name="P6" draw:layer="layout" svg:width="11.999cm" svg:height="6.257cm" svg:x="2.1cm" svg:y="2.062cm" svg:viewBox="0 0 12000 6258" svg:d="M705 0c-351 0-705 286-705 571v5117c0 286 354 570 705 570h10590c351 0 705-284 705-570v-5117c0-285-354-571-705-571z">
              <text:p/>
            </draw:path>
          </draw:g>
          <draw:frame draw:style-name="gr66" draw:text-style-name="P3" draw:layer="layout" svg:width="5cm" svg:height="2.73cm" svg:x="8.8cm" svg:y="4.136cm">
            <draw:image xlink:href="Pictures/2000027C000027AA000015AA5FCF5CB1AA27E122.svm" xlink:type="simple" xlink:show="embed" xlink:actuate="onLoad" loext:mime-type="image/x-svm">
              <text:p/>
            </draw:image>
            <draw:image xlink:href="Pictures/1000020000000180000000D296C999E85B9917E1.png" xlink:type="simple" xlink:show="embed" xlink:actuate="onLoad" loext:mime-type="image/png"/>
          </draw:frame>
          <draw:frame draw:style-name="gr75" draw:text-style-name="P3" draw:layer="layout" svg:width="5cm" svg:height="3.14cm" svg:x="2.4cm" svg:y="3.922cm">
            <draw:image xlink:href="Pictures/2000019B0000245600001E482CEC63E0B2AE1B17.svm" xlink:type="simple" xlink:show="embed" xlink:actuate="onLoad" loext:mime-type="image/x-svm">
              <text:p/>
            </draw:image>
            <draw:image xlink:href="Pictures/100002000000016000000125DA457F27C94C5B49.png" xlink:type="simple" xlink:show="embed" xlink:actuate="onLoad" loext:mime-type="image/png"/>
          </draw:frame>
          <draw:g>
            <draw:line draw:style-name="gr76" draw:text-style-name="P3" draw:layer="layout" svg:x1="7.6cm" svg:y1="5.496cm" svg:x2="8.6cm" svg:y2="5.496cm">
              <text:p/>
            </draw:line>
            <draw:line draw:style-name="gr76" draw:text-style-name="P3" draw:layer="layout" svg:x1="8.6cm" svg:y1="5.496cm" svg:x2="7.6cm" svg:y2="5.496cm">
              <text:p/>
            </draw:line>
          </draw:g>
          <draw:frame draw:style-name="gr77" draw:text-style-name="P18" draw:layer="layout" svg:width="4.85cm" svg:height="1.643cm" svg:x="8.85cm" svg:y="2.495cm">
            <draw:text-box>
              <text:p text:style-name="P4"><text:span text:style-name="T7">4</text:span><text:span text:style-name="T7">d</text:span><text:span text:style-name="T7">i</text:span><text:span text:style-name="T7">a</text:span><text:span text:style-name="T7">c</text:span><text:span text:style-name="T7"> </text:span><text:span text:style-name="T7">F</text:span><text:span text:style-name="T7">O</text:span><text:span text:style-name="T7">R</text:span><text:span text:style-name="T7">T</text:span><text:span text:style-name="T7">E</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GyreAdventor" svg:font-family="TeXGyreAdventor" style:font-pitch="variable"/>
    <style:font-face style:name="Liberation Sans2" svg:font-family="'Liberation Sans'" style:font-family-generic="modern" style:font-pitch="variable"/>
    <style:font-face style:name="TeXGyreAdventor1" svg:font-family="TeXGyreAdventor" style:font-family-generic="modern" style:font-pitch="variable"/>
    <style:font-face style:name="TeXGyreAdventor2" svg:font-family="TeXGyreAdventor" style:font-adornments="Fett"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6T17:50:10.833000000</meta:creation-date>
    <dc:date>2019-02-06T20:44:47.445569994</dc:date>
    <meta:editing-duration>PT7H11M31S</meta:editing-duration>
    <meta:editing-cycles>44</meta:editing-cycles>
    <meta:generator>LibreOffice/6.1.5.1$Linux_X86_64 LibreOffice_project/10$Build-1</meta:generator>
    <meta:document-statistic meta:object-count="1759"/>
  </office:meta>
</office:document-meta>
</file>